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Bahnschrift Light" svg:font-family="'Bahnschrift Light'" style:font-family-generic="swiss" style:font-pitch="variable"/>
    <style:font-face style:name="Bahnschrift Light Condensed" svg:font-family="'Bahnschrift Light Condensed'" style:font-family-generic="swiss" style:font-pitch="variable"/>
    <style:font-face style:name="Bahnschrift Light Condensed1" svg:font-family="'Bahnschrift Light Condensed'" style:font-adornments="Light Condensed" style:font-family-generic="swiss" style:font-pitch="variable"/>
    <style:font-face style:name="Bahnschrift Light SemiCondensed" svg:font-family="'Bahnschrift Light SemiCondensed'" style:font-adornments="Light SemiCondensed" style:font-family-generic="swiss" style:font-pitch="variable"/>
    <style:font-face style:name="Bahnschrift Light1" svg:font-family="'Bahnschrift Light'" style:font-adornments="Light" style:font-family-generic="swiss" style:font-pitch="variable"/>
    <style:font-face style:name="Bahnschrift SemiBold" svg:font-family="'Bahnschrift SemiBold'" style:font-family-generic="swiss" style:font-pitch="variable"/>
    <style:font-face style:name="Bahnschrift SemiCondensed" svg:font-family="'Bahnschrift Semi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face style:name="Tahoma" svg:font-family="Tahoma" style:font-family-generic="swiss" style:font-pitch="variable"/>
  </office:font-face-decls>
  <office:automatic-styles>
    <style:style style:name="P1" style:family="paragraph" style:parent-style-name="Footer">
      <style:paragraph-properties fo:text-align="center" style:justify-single-word="false"/>
      <style:text-properties style:font-name="Bahnschrift Light" fo:language="zxx" fo:country="none" fo:font-style="italic" fo:font-weight="normal" officeooo:rsid="0002823b" officeooo:paragraph-rsid="0002823b" style:language-asian="zxx" style:country-asian="none" style:font-style-asian="italic" style:font-weight-asian="normal" style:language-complex="zxx" style:country-complex="none" style:font-style-complex="italic" style:font-weight-complex="normal"/>
    </style:style>
    <style:style style:name="P2" style:family="paragraph" style:parent-style-name="Standard">
      <style:paragraph-properties fo:text-align="center" style:justify-single-word="false"/>
      <style:text-properties style:text-position="super 58%" style:font-name="Liberation Sans" fo:font-size="12pt" fo:language="zxx" fo:country="none" officeooo:rsid="0002823b" officeooo:paragraph-rsid="0002823b" style:font-size-asian="12pt" style:language-asian="zxx" style:country-asian="none" style:font-size-complex="12pt" style:language-complex="zxx" style:country-complex="none"/>
    </style:style>
    <style:style style:name="P3" style:family="paragraph" style:parent-style-name="Standard">
      <style:paragraph-properties fo:text-align="start" style:justify-single-word="false"/>
      <style:text-properties style:text-position="0% 100%" style:font-name="Liberation Sans" fo:font-size="12pt" officeooo:rsid="0002823b" officeooo:paragraph-rsid="0002823b" style:font-size-asian="12pt" style:font-size-complex="12pt"/>
    </style:style>
    <style:style style:name="P4" style:family="paragraph" style:parent-style-name="Standard">
      <style:paragraph-properties fo:text-align="start" style:justify-single-word="false" fo:break-before="page"/>
      <style:text-properties style:text-position="0% 100%" style:font-name="Liberation Sans" fo:font-size="12pt" fo:language="zxx" fo:country="none" officeooo:rsid="0002823b" officeooo:paragraph-rsid="0002823b" style:font-size-asian="12pt" style:language-asian="zxx" style:country-asian="none" style:font-size-complex="12pt" style:language-complex="zxx" style:country-complex="none"/>
    </style:style>
    <style:style style:name="P5" style:family="paragraph" style:parent-style-name="Standard">
      <style:paragraph-properties fo:text-align="start" style:justify-single-word="false"/>
      <style:text-properties style:text-position="0% 100%" style:font-name="Bahnschrift Light" fo:font-size="12pt" fo:language="zxx" fo:country="none" officeooo:rsid="0002823b" officeooo:paragraph-rsid="0002823b" style:font-size-asian="12pt" style:language-asian="zxx" style:country-asian="none" style:font-size-complex="12pt" style:language-complex="zxx" style:country-complex="none"/>
    </style:style>
    <style:style style:name="P6" style:family="paragraph" style:parent-style-name="Standard">
      <style:paragraph-properties fo:text-align="start" style:justify-single-word="false"/>
      <style:text-properties style:text-position="0% 100%" style:font-name="Bahnschrift Light" fo:font-size="12pt" fo:language="zxx" fo:country="none" fo:font-style="italic" officeooo:rsid="0002823b" officeooo:paragraph-rsid="0002823b" style:font-size-asian="12pt" style:language-asian="zxx" style:country-asian="none" style:font-style-asian="italic" style:font-size-complex="12pt" style:language-complex="zxx" style:country-complex="none" style:font-style-complex="italic"/>
    </style:style>
    <style:style style:name="P7" style:family="paragraph" style:parent-style-name="Standard">
      <style:paragraph-properties fo:text-align="center" style:justify-single-word="false"/>
      <style:text-properties style:text-position="0% 100%" style:font-name="Bahnschrift Light" fo:font-size="12pt" fo:language="zxx" fo:country="none" fo:font-style="italic" officeooo:rsid="0002823b" officeooo:paragraph-rsid="0002823b" style:font-size-asian="12pt" style:language-asian="zxx" style:country-asian="none" style:font-style-asian="italic" style:font-size-complex="12pt" style:language-complex="zxx" style:country-complex="none" style:font-style-complex="italic"/>
    </style:style>
    <style:style style:name="P8" style:family="paragraph" style:parent-style-name="Standard">
      <style:paragraph-properties fo:text-align="end" style:justify-single-word="false"/>
      <style:text-properties style:text-position="0% 100%" style:font-name="Bahnschrift Light" fo:font-size="9pt" fo:language="zxx" fo:country="none" fo:font-style="italic" officeooo:rsid="0002823b" officeooo:paragraph-rsid="0002823b" style:font-size-asian="9pt" style:language-asian="zxx" style:country-asian="none" style:font-style-asian="italic" style:font-size-complex="9pt" style:language-complex="zxx" style:country-complex="none" style:font-style-complex="italic"/>
    </style:style>
    <style:style style:name="P9" style:family="paragraph" style:parent-style-name="Standard">
      <loext:graphic-properties draw:fill="none"/>
      <style:paragraph-properties fo:margin-left="0.25in" fo:margin-right="0in" fo:text-align="start" style:justify-single-word="false" fo:text-indent="0in" style:auto-text-indent="false" fo:break-before="page" fo:background-color="transparent"/>
      <style:text-properties style:text-position="0% 100%" style:font-name="Bahnschrift Light" fo:font-size="10pt" officeooo:rsid="0002823b" officeooo:paragraph-rsid="0002823b" style:font-size-asian="10pt" style:font-size-complex="10pt"/>
    </style:style>
    <style:style style:name="P10" style:family="paragraph" style:parent-style-name="Standard">
      <style:paragraph-properties fo:text-align="start" style:justify-single-word="false"/>
      <style:text-properties style:text-position="0% 100%" style:font-name="Bahnschrift SemiCondensed" fo:font-size="14pt" fo:language="zxx" fo:country="none" officeooo:rsid="0002823b" officeooo:paragraph-rsid="0002823b" style:font-size-asian="12.25pt" style:language-asian="zxx" style:country-asian="none" style:font-size-complex="14pt" style:language-complex="zxx" style:country-complex="none"/>
    </style:style>
    <style:style style:name="P11"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text-position="0% 100%" style:font-name="Bahnschrift SemiCondensed" fo:font-size="14pt" fo:language="zxx" fo:country="none" officeooo:rsid="00569d46" officeooo:paragraph-rsid="00569d46" style:font-size-asian="12.25pt" style:language-asian="zxx" style:country-asian="none" style:font-size-complex="14pt" style:language-complex="zxx" style:country-complex="none"/>
    </style:style>
    <style:style style:name="P12"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text-position="0% 100%" style:font-name="Bahnschrift SemiCondensed" fo:font-size="14pt" fo:language="zxx" fo:country="none" officeooo:rsid="00569d46" officeooo:paragraph-rsid="0059798b" style:font-size-asian="12.25pt" style:language-asian="zxx" style:country-asian="none" style:font-size-complex="14pt" style:language-complex="zxx" style:country-complex="none"/>
    </style:style>
    <style:style style:name="P13"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style:text-position="0% 100%" style:font-name="Bahnschrift SemiCondensed" fo:font-size="20pt" fo:language="zxx" fo:country="none" fo:font-style="italic" style:text-underline-style="none" officeooo:rsid="0002823b" officeooo:paragraph-rsid="00569d46" style:font-size-asian="17.5pt" style:language-asian="zxx" style:country-asian="none" style:font-style-asian="italic" style:font-size-complex="20pt" style:language-complex="zxx" style:country-complex="none" style:font-style-complex="italic"/>
    </style:style>
    <style:style style:name="P14"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style:text-position="0% 100%" style:font-name="Bahnschrift SemiCondensed" fo:font-size="20pt" fo:language="zxx" fo:country="none" fo:font-style="italic" style:text-underline-style="none" officeooo:rsid="0002823b" officeooo:paragraph-rsid="0059798b" style:font-size-asian="17.5pt" style:language-asian="zxx" style:country-asian="none" style:font-style-asian="italic" style:font-size-complex="20pt" style:language-complex="zxx" style:country-complex="none" style:font-style-complex="italic"/>
    </style:style>
    <style:style style:name="P15" style:family="paragraph" style:parent-style-name="Standard">
      <loext:graphic-properties draw:fill="none"/>
      <style:paragraph-properties fo:margin-left="0in" fo:margin-right="0in" fo:line-height="100%" fo:text-align="start" style:justify-single-word="false" fo:text-indent="0in" style:auto-text-indent="false" fo:break-before="page" fo:background-color="transparent"/>
      <style:text-properties style:text-position="0% 100%" style:font-name="Bahnschrift SemiCondensed" fo:font-size="20pt" fo:language="zxx" fo:country="none" fo:font-style="italic" style:text-underline-style="none" officeooo:rsid="0002823b" officeooo:paragraph-rsid="0059798b" style:font-size-asian="17.5pt" style:language-asian="zxx" style:country-asian="none" style:font-style-asian="italic" style:font-size-complex="20pt" style:language-complex="zxx" style:country-complex="none" style:font-style-complex="italic"/>
    </style:style>
    <style:style style:name="P16"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style:text-position="0% 100%" style:font-name="Bahnschrift SemiCondensed" fo:font-size="10pt" fo:language="zxx" fo:country="none" fo:font-style="italic" style:text-underline-style="none" officeooo:rsid="0002823b" officeooo:paragraph-rsid="00569d46" style:font-size-asian="10pt" style:language-asian="zxx" style:country-asian="none" style:font-style-asian="italic" style:font-size-complex="10pt" style:language-complex="zxx" style:country-complex="none" style:font-style-complex="italic"/>
    </style:style>
    <style:style style:name="P17" style:family="paragraph" style:parent-style-name="Standard">
      <loext:graphic-properties draw:fill="none"/>
      <style:paragraph-properties fo:line-height="100%" fo:text-align="start" style:justify-single-word="false" fo:background-color="transparent"/>
      <style:text-properties style:text-position="0% 100%" style:font-name="Bahnschrift SemiCondensed" fo:font-size="10pt" fo:language="zxx" fo:country="none" fo:font-style="italic" style:text-underline-style="none" officeooo:rsid="00585b1e" officeooo:paragraph-rsid="00585b1e" style:font-size-asian="10pt" style:language-asian="zxx" style:country-asian="none" style:font-style-asian="italic" style:font-size-complex="10pt" style:language-complex="zxx" style:country-complex="none" style:font-style-complex="italic"/>
    </style:style>
    <style:style style:name="P18" style:family="paragraph" style:parent-style-name="Standard">
      <loext:graphic-properties draw:fill="none"/>
      <style:paragraph-properties fo:line-height="100%" fo:text-align="start" style:justify-single-word="false" fo:break-before="page" fo:background-color="transparent"/>
      <style:text-properties style:text-position="0% 100%" style:font-name="Bahnschrift SemiCondensed" fo:font-size="10pt" fo:language="zxx" fo:country="none" fo:font-style="italic" style:text-underline-style="none" officeooo:rsid="00585b1e" officeooo:paragraph-rsid="00585b1e" style:font-size-asian="10pt" style:language-asian="zxx" style:country-asian="none" style:font-style-asian="italic" style:font-size-complex="10pt" style:language-complex="zxx" style:country-complex="none" style:font-style-complex="italic"/>
    </style:style>
    <style:style style:name="P19" style:family="paragraph" style:parent-style-name="Standard">
      <style:paragraph-properties fo:text-align="start" style:justify-single-word="false"/>
      <style:text-properties style:text-position="0% 100%" style:font-name="Bahnschrift Light Condensed" fo:font-size="14pt" fo:language="zxx" fo:country="none" officeooo:rsid="0005410a" officeooo:paragraph-rsid="0002823b" style:font-size-asian="12.25pt" style:language-asian="zxx" style:country-asian="none" style:font-size-complex="14pt" style:language-complex="zxx" style:country-complex="none"/>
    </style:style>
    <style:style style:name="P20" style:family="paragraph" style:parent-style-name="Standard">
      <style:paragraph-properties fo:text-align="start" style:justify-single-word="false"/>
      <style:text-properties style:text-position="0% 100%" style:font-name="Tahoma" fo:font-size="12pt" fo:language="zxx" fo:country="none" officeooo:rsid="0002823b" officeooo:paragraph-rsid="0002823b" style:font-size-asian="12pt" style:language-asian="zxx" style:country-asian="none" style:font-size-complex="12pt" style:language-complex="zxx" style:country-complex="none"/>
    </style:style>
    <style:style style:name="P21" style:family="paragraph" style:parent-style-name="Standard">
      <style:text-properties fo:language="zxx" fo:country="none" style:language-asian="zxx" style:country-asian="none" style:language-complex="zxx" style:country-complex="none"/>
    </style:style>
    <style:style style:name="P22" style:family="paragraph" style:parent-style-name="Standard">
      <style:paragraph-properties fo:text-align="center" style:justify-single-word="false"/>
      <style:text-properties style:font-name="Bahnschrift SemiBold" fo:font-size="32pt" fo:language="zxx" fo:country="none" officeooo:rsid="0002823b" officeooo:paragraph-rsid="0002823b" style:font-size-asian="28pt" style:language-asian="zxx" style:country-asian="none" style:font-size-complex="32pt" style:language-complex="zxx" style:country-complex="none"/>
    </style:style>
    <style:style style:name="P23" style:family="paragraph" style:parent-style-name="Contents_20_1">
      <style:paragraph-properties>
        <style:tab-stops>
          <style:tab-stop style:position="6.6929in" style:type="right" style:leader-style="dotted" style:leader-text="."/>
        </style:tab-stops>
      </style:paragraph-properties>
    </style:style>
    <style:style style:name="P24" style:family="paragraph" style:parent-style-name="Contents_20_2">
      <style:paragraph-properties>
        <style:tab-stops>
          <style:tab-stop style:position="6.4965in" style:type="right" style:leader-style="dotted" style:leader-text="."/>
        </style:tab-stops>
      </style:paragraph-properties>
    </style:style>
    <style:style style:name="P25" style:family="paragraph" style:parent-style-name="Contents_20_3">
      <style:paragraph-properties>
        <style:tab-stops>
          <style:tab-stop style:position="6.2992in" style:type="right" style:leader-style="dotted" style:leader-text="."/>
        </style:tab-stops>
      </style:paragraph-properties>
    </style:style>
    <style:style style:name="P26" style:family="paragraph" style:parent-style-name="Contents_20_4">
      <style:paragraph-properties>
        <style:tab-stops>
          <style:tab-stop style:position="6.1028in" style:type="right" style:leader-style="dotted" style:leader-text="."/>
        </style:tab-stops>
      </style:paragraph-properties>
    </style:style>
    <style:style style:name="P27" style:family="paragraph" style:parent-style-name="Contents_20_Heading">
      <style:text-properties officeooo:rsid="0059e577" officeooo:paragraph-rsid="0059e577"/>
    </style:style>
    <style:style style:name="P28" style:family="paragraph" style:parent-style-name="Text_20_body">
      <style:text-properties officeooo:paragraph-rsid="0059798b"/>
    </style:style>
    <style:style style:name="P29"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0% 100%" style:font-name="Bahnschrift Light1" fo:font-size="10pt" fo:language="zxx" fo:country="none" fo:font-style="normal" style:text-underline-style="none" fo:font-weight="bold" officeooo:rsid="0059798b" officeooo:paragraph-rsid="0059798b" style:font-size-asian="10pt" style:language-asian="zxx" style:country-asian="none" style:font-style-asian="normal" style:font-weight-asian="bold" style:font-size-complex="10pt" style:language-complex="zxx" style:country-complex="none" style:font-style-complex="normal" style:font-weight-complex="bold"/>
    </style:style>
    <style:style style:name="P30"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0% 100%" style:font-name="Bahnschrift Light1" fo:font-size="10pt" fo:language="zxx" fo:country="none" fo:font-style="normal" style:text-underline-style="none" fo:font-weight="bold" officeooo:rsid="0059798b" officeooo:paragraph-rsid="005b891a" style:font-size-asian="10pt" style:language-asian="zxx" style:country-asian="none" style:font-style-asian="normal" style:font-weight-asian="bold" style:font-size-complex="10pt" style:language-complex="zxx" style:country-complex="none" style:font-style-complex="normal" style:font-weight-complex="bold"/>
    </style:style>
    <style:style style:name="P31"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0% 100%" style:font-name="Bahnschrift Light1" fo:font-size="10pt" fo:language="zxx" fo:country="none" fo:font-style="normal" style:text-underline-style="none" fo:font-weight="bold" officeooo:rsid="0059798b" officeooo:paragraph-rsid="005d7b95" style:font-size-asian="10pt" style:language-asian="zxx" style:country-asian="none" style:font-style-asian="normal" style:font-weight-asian="bold" style:font-size-complex="10pt" style:language-complex="zxx" style:country-complex="none" style:font-style-complex="normal" style:font-weight-complex="bold"/>
    </style:style>
    <style:style style:name="P32"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0% 100%" style:font-name="Bahnschrift Light1" fo:font-size="10pt" fo:language="zxx" fo:country="none" fo:font-style="normal" style:text-underline-style="none" fo:font-weight="bold" officeooo:rsid="0059798b" officeooo:paragraph-rsid="005f9d2d" style:font-size-asian="10pt" style:language-asian="zxx" style:country-asian="none" style:font-style-asian="normal" style:font-weight-asian="bold" style:font-size-complex="10pt" style:language-complex="zxx" style:country-complex="none" style:font-style-complex="normal" style:font-weight-complex="bold"/>
    </style:style>
    <style:style style:name="P33"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0% 100%" style:font-name="Bahnschrift Light1" fo:font-size="10pt" fo:language="zxx" fo:country="none" fo:font-style="normal" style:text-underline-style="none" fo:font-weight="bold" officeooo:rsid="0059798b" officeooo:paragraph-rsid="006040c8" style:font-size-asian="10pt" style:language-asian="zxx" style:country-asian="none" style:font-style-asian="normal" style:font-weight-asian="bold" style:font-size-complex="10pt" style:language-complex="zxx" style:country-complex="none" style:font-style-complex="normal" style:font-weight-complex="bold"/>
    </style:style>
    <style:style style:name="P34"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0% 100%" style:font-name="Bahnschrift Light1" fo:font-size="10pt" fo:language="zxx" fo:country="none" fo:font-style="normal" style:text-underline-style="none" fo:font-weight="bold" officeooo:rsid="0059798b" officeooo:paragraph-rsid="0061bdeb" style:font-size-asian="10pt" style:language-asian="zxx" style:country-asian="none" style:font-style-asian="normal" style:font-weight-asian="bold" style:font-size-complex="10pt" style:language-complex="zxx" style:country-complex="none" style:font-style-complex="normal" style:font-weight-complex="bold"/>
    </style:style>
    <style:style style:name="P35"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0% 100%" style:font-name="Bahnschrift Light1" fo:font-size="10pt" fo:language="zxx" fo:country="none" fo:font-style="normal" style:text-underline-style="none" fo:font-weight="bold" officeooo:rsid="0059798b" officeooo:paragraph-rsid="00632df3" style:font-size-asian="10pt" style:language-asian="zxx" style:country-asian="none" style:font-style-asian="normal" style:font-weight-asian="bold" style:font-size-complex="10pt" style:language-complex="zxx" style:country-complex="none" style:font-style-complex="normal" style:font-weight-complex="bold"/>
    </style:style>
    <style:style style:name="P36"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0% 100%" style:font-name="Bahnschrift Light1" fo:font-size="10pt" fo:language="zxx" fo:country="none" fo:font-style="normal" style:text-underline-style="none" fo:font-weight="bold" officeooo:rsid="0059798b" officeooo:paragraph-rsid="006667a5" style:font-size-asian="10pt" style:language-asian="zxx" style:country-asian="none" style:font-style-asian="normal" style:font-weight-asian="bold" style:font-size-complex="10pt" style:language-complex="zxx" style:country-complex="none" style:font-style-complex="normal" style:font-weight-complex="bold"/>
    </style:style>
    <style:style style:name="P37"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0% 100%" style:font-name="Bahnschrift Light1" fo:font-size="10pt" fo:language="zxx" fo:country="none" fo:font-style="normal" style:text-underline-style="none" fo:font-weight="bold" officeooo:rsid="0059798b" officeooo:paragraph-rsid="008659fb" style:font-size-asian="10pt" style:language-asian="zxx" style:country-asian="none" style:font-style-asian="normal" style:font-weight-asian="bold" style:font-size-complex="10pt" style:language-complex="zxx" style:country-complex="none" style:font-style-complex="normal" style:font-weight-complex="bold"/>
    </style:style>
    <style:style style:name="P38"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0% 100%" style:font-name="Bahnschrift Light1" fo:font-size="10pt" fo:language="zxx" fo:country="none" fo:font-style="normal" style:text-underline-style="none" fo:font-weight="bold" officeooo:rsid="0059798b" officeooo:paragraph-rsid="00879ec2" style:font-size-asian="10pt" style:language-asian="zxx" style:country-asian="none" style:font-style-asian="normal" style:font-weight-asian="bold" style:font-size-complex="10pt" style:language-complex="zxx" style:country-complex="none" style:font-style-complex="normal" style:font-weight-complex="bold"/>
    </style:style>
    <style:style style:name="P39"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0% 100%" style:font-name="Bahnschrift Light1" fo:font-size="10pt" fo:language="zxx" fo:country="none" fo:font-style="normal" style:text-underline-style="none" fo:font-weight="bold" officeooo:rsid="0059798b" officeooo:paragraph-rsid="008cb462" style:font-size-asian="10pt" style:language-asian="zxx" style:country-asian="none" style:font-style-asian="normal" style:font-weight-asian="bold" style:font-size-complex="10pt" style:language-complex="zxx" style:country-complex="none" style:font-style-complex="normal" style:font-weight-complex="bold"/>
    </style:style>
    <style:style style:name="P40"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0% 100%" style:font-name="Bahnschrift Light1" fo:font-size="10pt" fo:language="zxx" fo:country="none" fo:font-style="normal" style:text-underline-style="none" fo:font-weight="bold" officeooo:rsid="0059798b" officeooo:paragraph-rsid="008d6708" style:font-size-asian="10pt" style:language-asian="zxx" style:country-asian="none" style:font-style-asian="normal" style:font-weight-asian="bold" style:font-size-complex="10pt" style:language-complex="zxx" style:country-complex="none" style:font-style-complex="normal" style:font-weight-complex="bold"/>
    </style:style>
    <style:style style:name="P41"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0% 100%" style:font-name="Bahnschrift Light1" fo:font-size="10pt" fo:language="zxx" fo:country="none" fo:font-style="normal" style:text-underline-style="none" fo:font-weight="bold" officeooo:rsid="0059798b" officeooo:paragraph-rsid="008fb8bd" style:font-size-asian="10pt" style:language-asian="zxx" style:country-asian="none" style:font-style-asian="normal" style:font-weight-asian="bold" style:font-size-complex="10pt" style:language-complex="zxx" style:country-complex="none" style:font-style-complex="normal" style:font-weight-complex="bold"/>
    </style:style>
    <style:style style:name="P42"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0% 100%" style:font-name="Bahnschrift Light1" fo:font-size="10pt" fo:language="zxx" fo:country="none" fo:font-style="normal" style:text-underline-style="none" fo:font-weight="bold" officeooo:rsid="0059798b" officeooo:paragraph-rsid="00955aae" style:font-size-asian="10pt" style:language-asian="zxx" style:country-asian="none" style:font-style-asian="normal" style:font-weight-asian="bold" style:font-size-complex="10pt" style:language-complex="zxx" style:country-complex="none" style:font-style-complex="normal" style:font-weight-complex="bold"/>
    </style:style>
    <style:style style:name="P43"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0% 100%" style:font-name="Bahnschrift Light1" fo:font-size="10pt" fo:language="zxx" fo:country="none" fo:font-style="normal" style:text-underline-style="none" fo:font-weight="bold" officeooo:rsid="0059798b" officeooo:paragraph-rsid="00958fb7" style:font-size-asian="10pt" style:language-asian="zxx" style:country-asian="none" style:font-style-asian="normal" style:font-weight-asian="bold" style:font-size-complex="10pt" style:language-complex="zxx" style:country-complex="none" style:font-style-complex="normal" style:font-weight-complex="bold"/>
    </style:style>
    <style:style style:name="P44"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0% 100%" style:font-name="Bahnschrift Light1" fo:font-size="10pt" fo:language="zxx" fo:country="none" fo:font-style="normal" style:text-underline-style="none" fo:font-weight="bold" officeooo:rsid="0059798b" officeooo:paragraph-rsid="009703b4" style:font-size-asian="10pt" style:language-asian="zxx" style:country-asian="none" style:font-style-asian="normal" style:font-weight-asian="bold" style:font-size-complex="10pt" style:language-complex="zxx" style:country-complex="none" style:font-style-complex="normal" style:font-weight-complex="bold"/>
    </style:style>
    <style:style style:name="P45"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0% 100%" style:font-name="Bahnschrift Light1" fo:font-size="10pt" fo:language="zxx" fo:country="none" fo:font-style="normal" style:text-underline-style="none" fo:font-weight="bold" officeooo:rsid="0059798b" officeooo:paragraph-rsid="00986ed2" style:font-size-asian="10pt" style:language-asian="zxx" style:country-asian="none" style:font-style-asian="normal" style:font-weight-asian="bold" style:font-size-complex="10pt" style:language-complex="zxx" style:country-complex="none" style:font-style-complex="normal" style:font-weight-complex="bold"/>
    </style:style>
    <style:style style:name="P46"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0% 100%" style:font-name="Bahnschrift Light1" fo:font-size="10pt" fo:language="zxx" fo:country="none" fo:font-style="normal" style:text-underline-style="none" fo:font-weight="bold" officeooo:rsid="0059798b" officeooo:paragraph-rsid="009d7209" style:font-size-asian="10pt" style:language-asian="zxx" style:country-asian="none" style:font-style-asian="normal" style:font-weight-asian="bold" style:font-size-complex="10pt" style:language-complex="zxx" style:country-complex="none" style:font-style-complex="normal" style:font-weight-complex="bold"/>
    </style:style>
    <style:style style:name="P47"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0% 100%" style:font-name="Bahnschrift Light1" fo:font-size="10pt" fo:language="zxx" fo:country="none" fo:font-style="normal" style:text-underline-style="none" fo:font-weight="bold" officeooo:rsid="0059798b" officeooo:paragraph-rsid="009edb31" style:font-size-asian="10pt" style:language-asian="zxx" style:country-asian="none" style:font-style-asian="normal" style:font-weight-asian="bold" style:font-size-complex="10pt" style:language-complex="zxx" style:country-complex="none" style:font-style-complex="normal" style:font-weight-complex="bold"/>
    </style:style>
    <style:style style:name="P48"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0% 100%" style:font-name="Bahnschrift Light1" fo:font-size="10pt" fo:language="zxx" fo:country="none" fo:font-style="normal" style:text-underline-style="none" fo:font-weight="bold" officeooo:rsid="0059798b" officeooo:paragraph-rsid="009f8e22" style:font-size-asian="10pt" style:language-asian="zxx" style:country-asian="none" style:font-style-asian="normal" style:font-weight-asian="bold" style:font-size-complex="10pt" style:language-complex="zxx" style:country-complex="none" style:font-style-complex="normal" style:font-weight-complex="bold"/>
    </style:style>
    <style:style style:name="P49"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0% 100%" style:font-name="Bahnschrift Light1" fo:font-size="10pt" fo:language="zxx" fo:country="none" fo:font-style="normal" style:text-underline-style="none" fo:font-weight="bold" officeooo:rsid="0059798b" officeooo:paragraph-rsid="00a170de" style:font-size-asian="10pt" style:language-asian="zxx" style:country-asian="none" style:font-style-asian="normal" style:font-weight-asian="bold" style:font-size-complex="10pt" style:language-complex="zxx" style:country-complex="none" style:font-style-complex="normal" style:font-weight-complex="bold"/>
    </style:style>
    <style:style style:name="P50"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0% 100%" style:font-name="Bahnschrift Light1" fo:font-size="10pt" fo:language="zxx" fo:country="none" fo:font-style="normal" style:text-underline-style="none" fo:font-weight="bold" officeooo:rsid="0059798b" officeooo:paragraph-rsid="00a70a46" style:font-size-asian="10pt" style:language-asian="zxx" style:country-asian="none" style:font-style-asian="normal" style:font-weight-asian="bold" style:font-size-complex="10pt" style:language-complex="zxx" style:country-complex="none" style:font-style-complex="normal" style:font-weight-complex="bold"/>
    </style:style>
    <style:style style:name="P51"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0% 100%" style:font-name="Bahnschrift Light1" fo:font-size="10pt" fo:language="zxx" fo:country="none" fo:font-style="normal" style:text-underline-style="none" fo:font-weight="bold" officeooo:rsid="0059798b" officeooo:paragraph-rsid="00a7cad9" style:font-size-asian="10pt" style:language-asian="zxx" style:country-asian="none" style:font-style-asian="normal" style:font-weight-asian="bold" style:font-size-complex="10pt" style:language-complex="zxx" style:country-complex="none" style:font-style-complex="normal" style:font-weight-complex="bold"/>
    </style:style>
    <style:style style:name="P52"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0% 100%" style:font-name="Bahnschrift Light1" fo:font-size="10pt" fo:language="zxx" fo:country="none" fo:font-style="normal" style:text-underline-style="none" fo:font-weight="bold" officeooo:rsid="0059798b" officeooo:paragraph-rsid="00a9fb84" style:font-size-asian="10pt" style:language-asian="zxx" style:country-asian="none" style:font-style-asian="normal" style:font-weight-asian="bold" style:font-size-complex="10pt" style:language-complex="zxx" style:country-complex="none" style:font-style-complex="normal" style:font-weight-complex="bold"/>
    </style:style>
    <style:style style:name="P5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loext:opacity="100%" style:text-position="0% 100%" style:font-name="Bahnschrift Light1" fo:font-size="10pt" fo:language="zxx" fo:country="none" fo:font-style="normal" style:text-underline-style="none" fo:font-weight="normal" officeooo:rsid="0018190f" officeooo:paragraph-rsid="0059798b"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5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loext:opacity="100%" style:text-position="0% 100%" style:font-name="Bahnschrift Light1" fo:font-size="10pt" fo:language="zxx" fo:country="none" fo:font-style="normal" style:text-underline-style="none" fo:font-weight="normal" officeooo:rsid="005ad7d7" officeooo:paragraph-rsid="005ad7d7"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55"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loext:opacity="100%" style:text-position="0% 100%" style:font-name="Bahnschrift Light1" fo:font-size="10pt" fo:language="zxx" fo:country="none" fo:font-style="normal" style:text-underline-style="none" fo:font-weight="normal" officeooo:rsid="006e42f9" officeooo:paragraph-rsid="006e42f9"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56"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loext:opacity="100%" style:text-position="0% 100%" style:font-name="Bahnschrift Light1" fo:font-size="10pt" fo:language="zxx" fo:country="none" fo:font-style="normal" style:text-underline-style="none" fo:font-weight="normal" officeooo:rsid="0076fcca" officeooo:paragraph-rsid="0076fcca"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57"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loext:opacity="100%" style:text-position="0% 100%" style:font-name="Bahnschrift Light1" fo:font-size="10pt" fo:language="zxx" fo:country="none" fo:font-style="normal" style:text-underline-style="none" fo:font-weight="normal" officeooo:rsid="007ab6c9" officeooo:paragraph-rsid="007ab6c9"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58"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loext:opacity="100%" style:text-position="0% 100%" style:font-name="Bahnschrift Light1" fo:font-size="10pt" fo:language="zxx" fo:country="none" fo:font-style="normal" style:text-underline-style="none" fo:font-weight="normal" officeooo:rsid="007f5326" officeooo:paragraph-rsid="007f5326"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59"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loext:opacity="100%" style:text-position="0% 100%" style:font-name="Bahnschrift Light1" fo:font-size="10pt" fo:language="zxx" fo:country="none" fo:font-style="normal" style:text-underline-style="none" fo:font-weight="normal" officeooo:rsid="009703b4" officeooo:paragraph-rsid="009703b4"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60"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loext:opacity="100%" style:text-position="0% 100%" style:font-name="Bahnschrift Light1" fo:font-size="10pt" fo:language="zxx" fo:country="none" fo:font-style="normal" style:text-underline-style="none" fo:font-weight="normal" officeooo:rsid="00a616d6" officeooo:paragraph-rsid="00a616d6"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61"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loext:opacity="100%" style:text-position="0% 100%" style:font-name="Bahnschrift Light1" fo:font-size="10pt" fo:language="zxx" fo:country="none" fo:font-style="normal" style:text-underline-style="none" fo:font-weight="normal" officeooo:rsid="00a70a46" officeooo:paragraph-rsid="00a70a46"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62"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loext:opacity="100%" style:text-position="0% 100%" style:font-name="Bahnschrift Light1" fo:font-size="10pt" fo:language="zxx" fo:country="none" fo:font-style="normal" style:text-underline-style="none" fo:font-weight="normal" officeooo:rsid="00adde2a" officeooo:paragraph-rsid="00adde2a"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6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loext:opacity="100%" style:text-position="0% 100%" style:font-name="Bahnschrift Light Condensed" fo:font-size="14pt" fo:language="zxx" fo:country="none" fo:font-style="normal" style:text-underline-style="none" fo:font-weight="normal" officeooo:rsid="000a4b96" officeooo:paragraph-rsid="0059798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64"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59798b"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65" style:family="paragraph" style:parent-style-name="Standard">
      <loext:graphic-properties draw:fill="none"/>
      <style:paragraph-properties fo:text-align="start" style:justify-single-word="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59798b"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66"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5b891a"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67"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5d7b95"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68"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5f9d2d"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69"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6040c8"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70"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61bdeb"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71"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632df3"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72"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64dc25"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73"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6667a5"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74"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687977"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75"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693919"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76"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6a3200"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77"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6a442d"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78"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6c0b45"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79"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6d6460"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80"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6e42f9"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81"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70f6b6"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82"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721c15"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83"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5eac6b"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84"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72dbaa"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85"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74982e"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86"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760ad2"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87"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771a31"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88"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7f5326"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89"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82fd17"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90"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841878"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91"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8659fb"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92"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865ade"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93"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86a3f0"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94"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879ec2"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95"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8cb462"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96"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6b6060"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97"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8d6708"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98"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8fb8bd"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99"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90548f"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00"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92af54"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01"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955aae"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02"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958fb7"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03"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959317"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04"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9703b4"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05"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986ed2"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06"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9d7209"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07"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9edb31"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08"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9f8e22"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09"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a170de"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10"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a3b015"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11"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a616d6"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12"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a61f46"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13"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a70a46"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14"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a7cad9"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15"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a9fb84"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16"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b15e1c"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17"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6a3200"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18"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6b6060"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19"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6d6460"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20"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6e42f9"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21"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72dbaa"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22"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74982e"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23"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760ad2"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24"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771a31"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25"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82fd17"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26"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841878"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27"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865ade"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28" style:family="paragraph" style:parent-style-name="Standard">
      <style:text-properties fo:color="#000000" loext:opacity="100%" style:text-position="super 58%" style:font-name="Bahnschrift Light1" fo:font-size="10pt" fo:language="zxx" fo:country="none" fo:font-style="normal" style:text-underline-style="none" fo:font-weight="normal" officeooo:rsid="0059798b" officeooo:paragraph-rsid="009f8e22"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29" style:family="paragraph" style:parent-style-name="Standard">
      <style:text-properties fo:color="#000000" loext:opacity="100%" style:text-position="super 58%" style:font-name="Bahnschrift Light1" fo:font-size="10pt" fo:language="zxx" fo:country="none" fo:font-style="normal" style:text-underline-style="none" fo:font-weight="normal" officeooo:rsid="0059798b" officeooo:paragraph-rsid="00a170de"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30"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70f6b6"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31"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8cb462"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32"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8d6708"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33"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92af54"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34"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959317"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35"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9d7209"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36"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a3b015"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37"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a616d6"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38"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a61f46"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39"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a70a46"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40"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a7cad9"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41"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b15e1c"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42"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61bdeb" officeooo:paragraph-rsid="0061bdeb"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43"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61bdeb" officeooo:paragraph-rsid="0064dc25"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44"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61bdeb" officeooo:paragraph-rsid="00687977"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45"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61bdeb" officeooo:paragraph-rsid="00693919"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46"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61bdeb" officeooo:paragraph-rsid="006a3200"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47"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61bdeb" officeooo:paragraph-rsid="006c0b45"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48"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61bdeb" officeooo:paragraph-rsid="006d6460"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49"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61bdeb" officeooo:paragraph-rsid="006e42f9"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50"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61bdeb" officeooo:paragraph-rsid="0074982e"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51"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61bdeb" officeooo:paragraph-rsid="00760ad2"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52"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61bdeb" officeooo:paragraph-rsid="00771a31"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53"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61bdeb" officeooo:paragraph-rsid="007f5326"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54"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61bdeb" officeooo:paragraph-rsid="00879ec2"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55"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61bdeb" officeooo:paragraph-rsid="008cb462"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56"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61bdeb" officeooo:paragraph-rsid="008d6708"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57"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61bdeb" officeooo:paragraph-rsid="008fb8bd"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58"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61bdeb" officeooo:paragraph-rsid="0090548f"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59"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8d65b9" officeooo:paragraph-rsid="009f8e22"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60"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8d65b9" officeooo:paragraph-rsid="00a3b015"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61"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5b891a"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162"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5d7b95"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163"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5f9d2d"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164"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6040c8"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165"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61bdeb"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166"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632df3"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167"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64dc25"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168"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6667a5"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169"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687977"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170"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693919"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171"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6a3200"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172"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6b6060"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173"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6c0b45"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174"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6d6460"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175"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6e42f9"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176"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70f6b6"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177"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72dbaa"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178"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74982e"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179"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760ad2"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180"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7f5326"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181"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82fd17"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182"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841878"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183"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8659fb"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184"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865ade"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185"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86a3f0"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186"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879ec2"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187"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8cb462"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188"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8d6708"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189"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8fb8bd"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190"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92af54"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191"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955aae"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192"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958fb7"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193"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959317"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194"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9703b4"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195"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986ed2"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196"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9d7209"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197"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9edb31"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198"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9f8e22"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199"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a170de"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00"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a3b015"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01"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a616d6"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02"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a61f46"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03"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a70a46"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04"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a7cad9"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05"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a9fb84"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06"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b15e1c"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07"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760ad2" officeooo:paragraph-rsid="00760ad2"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08"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760ad2" officeooo:paragraph-rsid="00771a31"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09"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760ad2" officeooo:paragraph-rsid="008d6708"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10"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760ad2" officeooo:paragraph-rsid="0090548f"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11" style:family="paragraph" style:parent-style-name="Text_20_body">
      <style:text-properties officeooo:rsid="0059798b" officeooo:paragraph-rsid="0059798b"/>
    </style:style>
    <style:style style:name="P212" style:family="paragraph" style:parent-style-name="Text_20_body">
      <style:paragraph-properties fo:break-before="page"/>
      <style:text-properties officeooo:rsid="0059798b" officeooo:paragraph-rsid="0059798b"/>
    </style:style>
    <style:style style:name="P213" style:family="paragraph" style:parent-style-name="Text_20_body">
      <style:text-properties officeooo:rsid="0059798b" officeooo:paragraph-rsid="0086a3f0"/>
    </style:style>
    <style:style style:name="P214" style:family="paragraph" style:parent-style-name="Text_20_body">
      <style:text-properties officeooo:rsid="0059798b" officeooo:paragraph-rsid="009d7209"/>
    </style:style>
    <style:style style:name="P215" style:family="paragraph" style:parent-style-name="Text_20_body">
      <style:text-properties officeooo:rsid="0059798b" officeooo:paragraph-rsid="00a70a46"/>
    </style:style>
    <style:style style:name="P216" style:family="paragraph" style:parent-style-name="Text_20_body">
      <style:text-properties officeooo:rsid="0059798b" officeooo:paragraph-rsid="00a7cad9"/>
    </style:style>
    <style:style style:name="P217" style:family="paragraph" style:parent-style-name="Text_20_body">
      <style:text-properties officeooo:rsid="0059798b" officeooo:paragraph-rsid="00a9fb84"/>
    </style:style>
    <style:style style:name="P218" style:family="paragraph" style:parent-style-name="Standard">
      <loext:graphic-properties draw:fill="none"/>
      <style:paragraph-properties fo:margin-left="0.4925in" fo:text-align="start" style:justify-single-word="false" fo:text-indent="0in" style:auto-text-indent="false" fo:background-color="transparent"/>
      <style:text-properties style:use-window-font-color="true" loext:opacity="0%" style:text-position="super 58%" style:font-name="Bahnschrift Light1" fo:font-size="13pt" fo:language="zxx" fo:country="none" fo:font-style="italic" style:text-underline-style="none" fo:font-weight="normal" officeooo:rsid="0059798b" officeooo:paragraph-rsid="0059798b"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19" style:family="paragraph" style:parent-style-name="Standard">
      <loext:graphic-properties draw:fill="none"/>
      <style:paragraph-properties fo:margin-left="0.4925in" fo:text-align="start" style:justify-single-word="false" fo:text-indent="0in" style:auto-text-indent="false" fo:background-color="transparent"/>
      <style:text-properties style:use-window-font-color="true" loext:opacity="0%" style:text-position="super 58%" style:font-name="Bahnschrift Light1" fo:font-size="13pt" fo:language="zxx" fo:country="none" fo:font-style="italic" style:text-underline-style="none" fo:font-weight="normal" officeooo:rsid="00879ec2" officeooo:paragraph-rsid="00879ec2"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20" style:family="paragraph" style:parent-style-name="Text_20_body">
      <style:text-properties style:use-window-font-color="true" loext:opacity="0%" style:text-position="0% 100%" style:font-name="Bahnschrift Light1" fo:font-size="10pt" fo:language="zxx" fo:country="none" fo:font-style="italic" style:text-underline-style="none" fo:font-weight="normal" officeooo:rsid="00760ad2" officeooo:paragraph-rsid="00879ec2"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221" style:family="paragraph" style:parent-style-name="Text_20_body">
      <style:text-properties style:use-window-font-color="true" loext:opacity="0%" style:text-position="0% 100%" style:font-name="Bahnschrift Light1" fo:font-size="10pt" fo:language="zxx" fo:country="none" fo:font-style="italic" style:text-underline-style="none" fo:font-weight="normal" officeooo:rsid="00760ad2" officeooo:paragraph-rsid="00760ad2"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222" style:family="paragraph" style:parent-style-name="Text_20_body">
      <style:text-properties style:use-window-font-color="true" loext:opacity="0%" style:text-position="0% 100%" style:font-name="Bahnschrift Light1" fo:font-size="10pt" fo:language="zxx" fo:country="none" fo:font-style="italic" style:text-underline-style="none" fo:font-weight="normal" officeooo:rsid="00760ad2" officeooo:paragraph-rsid="0090548f"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223" style:family="paragraph" style:parent-style-name="Standard">
      <loext:graphic-properties draw:fill="none"/>
      <style:paragraph-properties fo:margin-left="0in" fo:text-align="start" style:justify-single-word="false" fo:text-indent="0in" style:auto-text-indent="false" fo:background-color="transparent"/>
      <style:text-properties style:use-window-font-color="true" loext:opacity="0%" style:text-position="0% 100%" style:font-name="Bahnschrift Light1" fo:font-size="10pt" fo:language="zxx" fo:country="none" fo:font-style="italic" style:text-underline-style="none" fo:font-weight="normal" officeooo:rsid="0059798b" officeooo:paragraph-rsid="009f8e22"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224" style:family="paragraph" style:parent-style-name="Standard">
      <style:text-properties officeooo:paragraph-rsid="00760ad2"/>
    </style:style>
    <style:style style:name="P225" style:family="paragraph" style:parent-style-name="Standard">
      <style:text-properties officeooo:paragraph-rsid="00771a31"/>
    </style:style>
    <style:style style:name="P226" style:family="paragraph" style:parent-style-name="Standard">
      <style:text-properties officeooo:paragraph-rsid="0082fd17"/>
    </style:style>
    <style:style style:name="P227" style:family="paragraph" style:parent-style-name="Standard">
      <style:text-properties officeooo:paragraph-rsid="00841878"/>
    </style:style>
    <style:style style:name="P228" style:family="paragraph" style:parent-style-name="Standard">
      <style:text-properties officeooo:paragraph-rsid="00865ade"/>
    </style:style>
    <style:style style:name="P229" style:family="paragraph" style:parent-style-name="Standard">
      <style:text-properties officeooo:paragraph-rsid="00879ec2"/>
    </style:style>
    <style:style style:name="P230" style:family="paragraph" style:parent-style-name="Standard">
      <style:text-properties officeooo:paragraph-rsid="008aec21"/>
    </style:style>
    <style:style style:name="P231" style:family="paragraph" style:parent-style-name="Text_20_body">
      <style:text-properties officeooo:rsid="0088f956" officeooo:paragraph-rsid="0088f956"/>
    </style:style>
    <style:style style:name="P232" style:family="paragraph" style:parent-style-name="Standard">
      <style:text-properties officeooo:paragraph-rsid="008cb462"/>
    </style:style>
    <style:style style:name="P233" style:family="paragraph" style:parent-style-name="Standard">
      <style:text-properties officeooo:paragraph-rsid="008d6708"/>
    </style:style>
    <style:style style:name="P234" style:family="paragraph" style:parent-style-name="Standard">
      <style:text-properties officeooo:paragraph-rsid="008fb8bd"/>
    </style:style>
    <style:style style:name="P235" style:family="paragraph" style:parent-style-name="Standard">
      <style:text-properties officeooo:paragraph-rsid="0090548f"/>
    </style:style>
    <style:style style:name="P236" style:family="paragraph" style:parent-style-name="Standard">
      <style:text-properties officeooo:paragraph-rsid="0092af54"/>
    </style:style>
    <style:style style:name="P237" style:family="paragraph" style:parent-style-name="Standard">
      <style:text-properties officeooo:paragraph-rsid="00958fb7"/>
    </style:style>
    <style:style style:name="P238" style:family="paragraph" style:parent-style-name="Standard">
      <style:text-properties officeooo:paragraph-rsid="00959317"/>
    </style:style>
    <style:style style:name="P239" style:family="paragraph" style:parent-style-name="Standard">
      <style:text-properties officeooo:paragraph-rsid="009703b4"/>
    </style:style>
    <style:style style:name="P240" style:family="paragraph" style:parent-style-name="Standard">
      <style:text-properties officeooo:paragraph-rsid="00986ed2"/>
    </style:style>
    <style:style style:name="P241" style:family="paragraph" style:parent-style-name="Standard">
      <style:text-properties officeooo:paragraph-rsid="009edb31"/>
    </style:style>
    <style:style style:name="P242" style:family="paragraph" style:parent-style-name="Standard">
      <style:text-properties officeooo:paragraph-rsid="009f8e22"/>
    </style:style>
    <style:style style:name="P243" style:family="paragraph" style:parent-style-name="Standard">
      <style:text-properties officeooo:paragraph-rsid="00a170de"/>
    </style:style>
    <style:style style:name="P244" style:family="paragraph" style:parent-style-name="Standard">
      <style:text-properties officeooo:paragraph-rsid="00a616d6"/>
    </style:style>
    <style:style style:name="P245" style:family="paragraph" style:parent-style-name="Standard">
      <style:text-properties officeooo:paragraph-rsid="00a61f46"/>
    </style:style>
    <style:style style:name="P246" style:family="paragraph" style:parent-style-name="Standard">
      <style:text-properties officeooo:paragraph-rsid="00a70a46"/>
    </style:style>
    <style:style style:name="P247" style:family="paragraph" style:parent-style-name="Text_20_body">
      <style:text-properties style:font-name="Bahnschrift Light1" fo:font-size="10pt" fo:font-weight="normal" officeooo:rsid="0088f956" officeooo:paragraph-rsid="0088f956" style:font-size-asian="10pt" style:font-weight-asian="normal" style:font-size-complex="10pt" style:font-weight-complex="normal"/>
    </style:style>
    <style:style style:name="P248" style:family="paragraph" style:parent-style-name="Text_20_body">
      <style:text-properties style:font-name="Bahnschrift Light1" fo:font-size="10pt" fo:font-weight="normal" officeooo:rsid="0059798b" officeooo:paragraph-rsid="00a7cad9" style:font-size-asian="10pt" style:font-weight-asian="normal" style:font-size-complex="10pt" style:font-weight-complex="normal"/>
    </style:style>
    <style:style style:name="P249" style:family="paragraph" style:parent-style-name="Text_20_body">
      <style:text-properties style:font-name="Bahnschrift Light1" fo:font-size="10pt" fo:font-weight="normal" officeooo:rsid="008cb462" officeooo:paragraph-rsid="008cb462" style:font-size-asian="10pt" style:font-weight-asian="normal" style:font-size-complex="10pt" style:font-weight-complex="normal"/>
    </style:style>
    <style:style style:name="P250" style:family="paragraph" style:parent-style-name="Text_20_body">
      <style:text-properties officeooo:rsid="008d65b9" officeooo:paragraph-rsid="008d65b9"/>
    </style:style>
    <style:style style:name="P251" style:family="paragraph" style:parent-style-name="Text_20_body">
      <style:text-properties officeooo:paragraph-rsid="008d65b9"/>
    </style:style>
    <style:style style:name="P252" style:family="paragraph" style:parent-style-name="Text_20_body">
      <style:text-properties officeooo:paragraph-rsid="00a7cad9"/>
    </style:style>
    <style:style style:name="P253" style:family="paragraph" style:parent-style-name="Standard">
      <style:text-properties officeooo:paragraph-rsid="00b15e1c"/>
    </style:style>
    <style:style style:name="P254" style:family="paragraph" style:parent-style-name="Heading_20_1">
      <style:paragraph-properties fo:break-before="page"/>
      <style:text-properties style:font-name="Bahnschrift SemiCondensed" fo:font-size="20pt" fo:font-weight="normal" style:font-size-asian="20pt" style:font-weight-asian="normal" style:font-size-complex="20pt" style:font-weight-complex="normal"/>
    </style:style>
    <style:style style:name="P255" style:family="paragraph" style:parent-style-name="Heading_20_1">
      <style:text-properties style:font-name="Bahnschrift SemiCondensed" fo:font-size="20pt" officeooo:paragraph-rsid="008cb462" style:font-size-asian="20pt" style:font-size-complex="20pt"/>
    </style:style>
    <style:style style:name="P256" style:family="paragraph" style:parent-style-name="Heading_20_1">
      <style:paragraph-properties fo:break-before="page"/>
      <style:text-properties style:use-window-font-color="true" loext:opacity="0%" style:font-name="Bahnschrift SemiCondensed" fo:font-size="20pt" fo:font-style="normal" fo:font-weight="normal" officeooo:rsid="0059798b" officeooo:paragraph-rsid="008cb462" style:font-size-asian="20pt" style:font-style-asian="normal" style:font-weight-asian="normal" style:font-size-complex="20pt" style:font-style-complex="normal" style:font-weight-complex="normal"/>
    </style:style>
    <style:style style:name="P257" style:family="paragraph" style:parent-style-name="Heading_20_1">
      <style:paragraph-properties fo:break-before="page"/>
      <style:text-properties style:use-window-font-color="true" loext:opacity="0%" style:font-name="Bahnschrift SemiCondensed" fo:font-size="20pt" fo:font-style="normal" fo:font-weight="normal" officeooo:rsid="0059798b" officeooo:paragraph-rsid="0059798b" style:font-size-asian="20pt" style:font-style-asian="normal" style:font-weight-asian="normal" style:font-size-complex="20pt" style:font-style-complex="normal" style:font-weight-complex="normal"/>
    </style:style>
    <style:style style:name="P258" style:family="paragraph" style:parent-style-name="Heading_20_2">
      <style:text-properties style:font-name="Bahnschrift Light Condensed" fo:font-size="14pt" fo:font-weight="normal" style:font-size-asian="14pt" style:font-weight-asian="normal" style:font-size-complex="14pt" style:font-weight-complex="normal"/>
    </style:style>
    <style:style style:name="P259" style:family="paragraph" style:parent-style-name="Heading_20_2">
      <style:text-properties style:font-name="Bahnschrift Light Condensed" fo:font-size="14pt" fo:font-weight="normal" officeooo:paragraph-rsid="0059798b" style:font-size-asian="14pt" style:font-weight-asian="normal" style:font-size-complex="14pt" style:font-weight-complex="normal"/>
    </style:style>
    <style:style style:name="P260" style:family="paragraph" style:parent-style-name="Heading_20_2">
      <style:paragraph-properties fo:break-before="page"/>
      <style:text-properties style:font-name="Bahnschrift Light Condensed1" fo:font-size="20pt" officeooo:rsid="0059798b" officeooo:paragraph-rsid="0059798b" style:font-size-asian="20pt" style:font-size-complex="20pt"/>
    </style:style>
    <style:style style:name="P261" style:family="paragraph" style:parent-style-name="Heading_20_2">
      <style:text-properties style:font-name="Bahnschrift Light Condensed1" fo:font-size="20pt" officeooo:rsid="0059798b" officeooo:paragraph-rsid="0059798b" style:font-size-asian="20pt" style:font-size-complex="20pt"/>
    </style:style>
    <style:style style:name="P262" style:family="paragraph" style:parent-style-name="Heading_20_3">
      <style:text-properties officeooo:paragraph-rsid="0059798b"/>
    </style:style>
    <style:style style:name="P263" style:family="paragraph" style:parent-style-name="Heading_20_4">
      <style:text-properties officeooo:paragraph-rsid="0059798b"/>
    </style:style>
    <style:style style:name="P264" style:family="paragraph" style:parent-style-name="Standard" style:list-style-name="L1">
      <loext:graphic-properties draw:fill="none"/>
      <style:paragraph-properties fo:line-height="100%" fo:text-align="start" style:justify-single-word="false" fo:background-color="transparent"/>
      <style:text-properties style:use-window-font-color="true" loext:opacity="0%" style:text-position="0% 100%" style:font-name="Bahnschrift Light1" fo:font-size="10pt" fo:language="zxx" fo:country="none" fo:font-style="normal" style:text-underline-style="none" officeooo:rsid="00585b1e" officeooo:paragraph-rsid="00585b1e" style:font-size-asian="10pt" style:language-asian="zxx" style:country-asian="none" style:font-style-asian="normal" style:font-size-complex="10pt" style:language-complex="zxx" style:country-complex="none" style:font-style-complex="normal"/>
    </style:style>
    <style:style style:name="P265" style:family="paragraph" style:parent-style-name="Standard" style:list-style-name="L2">
      <loext:graphic-properties draw:fill="none"/>
      <style:paragraph-properties fo:text-align="start" style:justify-single-word="false" fo:background-color="transparent"/>
      <style:text-properties style:use-window-font-color="true" loext:opacity="0%" style:text-position="0% 100%" style:font-name="Bahnschrift Light1" fo:font-size="10pt" fo:language="zxx" fo:country="none" fo:font-style="normal" style:text-underline-style="none" fo:font-weight="normal" officeooo:rsid="0059798b" officeooo:paragraph-rsid="0059798b"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66" style:family="paragraph" style:parent-style-name="Standard">
      <loext:graphic-properties draw:fill="none"/>
      <style:paragraph-properties fo:margin-left="0.4925in" fo:text-align="start" style:justify-single-word="false" fo:text-indent="0in" style:auto-text-indent="false" fo:background-color="transparent"/>
      <style:text-properties style:use-window-font-color="true" loext:opacity="0%" style:text-position="super 58%" style:font-name="Bahnschrift Light1" fo:font-size="13pt" fo:language="zxx" fo:country="none" fo:font-style="italic" style:text-underline-style="none" fo:font-weight="normal" officeooo:rsid="00bdb151" officeooo:paragraph-rsid="00bdb151"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67" style:family="paragraph" style:parent-style-name="Standard" style:list-style-name="L1">
      <loext:graphic-properties draw:fill="none"/>
      <style:paragraph-properties fo:line-height="100%" fo:text-align="start" style:justify-single-word="false" fo:background-color="transparent"/>
      <style:text-properties style:text-position="0% 100%" style:font-name="Bahnschrift SemiCondensed" fo:font-size="10pt" fo:language="zxx" fo:country="none" fo:font-style="italic" style:text-underline-style="none" officeooo:rsid="00585b1e" officeooo:paragraph-rsid="00585b1e" style:font-size-asian="10pt" style:language-asian="zxx" style:country-asian="none" style:font-style-asian="italic" style:font-size-complex="10pt" style:language-complex="zxx" style:country-complex="none" style:font-style-complex="italic"/>
    </style:style>
    <style:style style:name="P268" style:family="paragraph" style:parent-style-name="Standard" style:list-style-name="L1">
      <loext:graphic-properties draw:fill="none"/>
      <style:paragraph-properties fo:line-height="100%" fo:text-align="start" style:justify-single-word="false" fo:background-color="transparent"/>
      <style:text-properties fo:font-size="10pt" officeooo:paragraph-rsid="00585b1e" style:font-size-asian="10pt" style:font-size-complex="10pt"/>
    </style:style>
    <style:style style:name="P269" style:family="paragraph" style:parent-style-name="Standard" style:list-style-name="L2">
      <loext:graphic-properties draw:fill="none"/>
      <style:paragraph-properties fo:text-align="start" style:justify-single-word="false" fo:background-color="transparent"/>
      <style:text-properties officeooo:paragraph-rsid="0059798b"/>
    </style:style>
    <style:style style:name="P270" style:family="paragraph" style:parent-style-name="Standard" style:list-style-name="L2">
      <loext:graphic-properties draw:fill="none"/>
      <style:paragraph-properties fo:text-align="start" style:justify-single-word="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59798b"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71"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b15e1c"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72"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b481c1"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73"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6d6460"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74"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6c0b45"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75"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b66b3b"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76"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5d7b95"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77"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b9f90b"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78"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bd745e"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79"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bdb151"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80"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bee674"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81"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bf9de7"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82"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c0f558"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83"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c1d9f2"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84"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c28389"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85"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c2f2d2"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86"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c3e933"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87"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c83498"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88"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c95c84"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89"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cacfac"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90"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cc3299"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91"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ce0a0c"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92"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cedee7"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93"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d00de2"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94"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d1c869"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95"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d28bcb"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96" style:family="paragraph" style:parent-style-name="Standard">
      <style:text-properties fo:color="#000000" loext:opacity="100%" style:text-position="super 58%" style:font-name="Bahnschrift Light1" fo:font-size="10pt" fo:language="zxx" fo:country="none" fo:font-style="normal" style:text-underline-style="none" fo:font-weight="normal" officeooo:rsid="0059798b" officeooo:paragraph-rsid="00e35f4a"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97" style:family="paragraph" style:parent-style-name="Standard">
      <style:text-properties fo:color="#000000" loext:opacity="100%" style:text-position="super 58%" style:font-name="Bahnschrift Light1" fo:font-size="10pt" fo:language="zxx" fo:country="none" fo:font-style="normal" style:text-underline-style="none" fo:font-weight="normal" officeooo:rsid="0059798b" officeooo:paragraph-rsid="00e4fb59"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98"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61bdeb" officeooo:paragraph-rsid="00b66b3b"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99"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61bdeb" officeooo:paragraph-rsid="00b9f90b"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300"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61bdeb" officeooo:paragraph-rsid="00bbc604"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301"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61bdeb" officeooo:paragraph-rsid="00bdb151"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302"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61bdeb" officeooo:paragraph-rsid="00c0f558"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303"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61bdeb" officeooo:paragraph-rsid="00c1d9f2"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304"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61bdeb" officeooo:paragraph-rsid="00c28389"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305"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61bdeb" officeooo:paragraph-rsid="00c2f2d2"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306"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61bdeb" officeooo:paragraph-rsid="00c3e933"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307" style:family="paragraph" style:parent-style-name="Standard">
      <loext:graphic-properties draw:fill="none"/>
      <style:paragraph-properties fo:margin-left="0in" fo:text-align="start" style:justify-single-word="false" fo:text-indent="0in"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61bdeb" officeooo:paragraph-rsid="00c83498"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308"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b481c1"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09"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b631bb"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10"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b66b3b"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11"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b9f90b"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12"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bd745e"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13"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bee674"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14"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bf9de7"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15"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c83498"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16"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c95c84"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17"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cacfac"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18"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cc3299"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19"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ce0a0c"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20"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cedee7"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21"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d00de2"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22"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d1c869"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23"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d28bcb"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24"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d3132b"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25"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d4f729"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26"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d5bbb7"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27"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d69128"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28"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d6ca63"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29"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d7b44c"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30"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d83dbc"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31"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da735a"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32"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db8057"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33"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dd7301"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34"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ddccc8"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35"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de3700"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36"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e16e48"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37"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e35f4a"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38"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e4fb59"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39"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bbc604" officeooo:paragraph-rsid="00bbc604"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40"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c0f558" officeooo:paragraph-rsid="00c0f558"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41"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c0f558" officeooo:paragraph-rsid="00c1d9f2"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42"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c0f558" officeooo:paragraph-rsid="00c28389"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43"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c1d9f2" officeooo:paragraph-rsid="00c1d9f2"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44"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c28389" officeooo:paragraph-rsid="00c28389"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45"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c28389" officeooo:paragraph-rsid="00c2f2d2"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46"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c2f2d2" officeooo:paragraph-rsid="00c2f2d2"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47"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c2f2d2" officeooo:paragraph-rsid="00c3e933"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48"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c3e933" officeooo:paragraph-rsid="00c3e933"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49"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0% 100%" style:font-name="Bahnschrift Light1" fo:font-size="10pt" fo:language="zxx" fo:country="none" fo:font-style="normal" style:text-underline-style="none" fo:font-weight="bold" officeooo:rsid="0059798b" officeooo:paragraph-rsid="00b66b3b" style:font-size-asian="10pt" style:language-asian="zxx" style:country-asian="none" style:font-style-asian="normal" style:font-weight-asian="bold" style:font-size-complex="10pt" style:language-complex="zxx" style:country-complex="none" style:font-style-complex="normal" style:font-weight-complex="bold"/>
    </style:style>
    <style:style style:name="P350" style:family="paragraph" style:parent-style-name="Standard">
      <loext:graphic-properties draw:fill="none"/>
      <style:paragraph-properties fo:margin-left="0.4925in" fo:text-align="start" style:justify-single-word="false" fo:text-indent="0in" style:auto-text-indent="false" fo:background-color="transparent"/>
      <style:text-properties fo:color="#000000" loext:opacity="100%" style:text-position="0% 100%" style:font-name="Bahnschrift Light1" fo:font-size="10pt" fo:language="zxx" fo:country="none" fo:font-style="normal" style:text-underline-style="none" fo:font-weight="bold" officeooo:rsid="0059798b" officeooo:paragraph-rsid="00bd745e" style:font-size-asian="10pt" style:language-asian="zxx" style:country-asian="none" style:font-style-asian="normal" style:font-weight-asian="bold" style:font-size-complex="10pt" style:language-complex="zxx" style:country-complex="none" style:font-style-complex="normal" style:font-weight-complex="bold"/>
    </style:style>
    <style:style style:name="P351" style:family="paragraph" style:parent-style-name="Standard">
      <style:text-properties officeooo:paragraph-rsid="00b481c1"/>
    </style:style>
    <style:style style:name="P352" style:family="paragraph" style:parent-style-name="Standard">
      <style:text-properties officeooo:rsid="0059798b" officeooo:paragraph-rsid="00b9f90b"/>
    </style:style>
    <style:style style:name="P353" style:family="paragraph" style:parent-style-name="Standard">
      <style:text-properties officeooo:paragraph-rsid="00bbc604"/>
    </style:style>
    <style:style style:name="P354" style:family="paragraph" style:parent-style-name="Standard">
      <style:text-properties officeooo:paragraph-rsid="00bdb151"/>
    </style:style>
    <style:style style:name="P355" style:family="paragraph" style:parent-style-name="Standard">
      <style:text-properties officeooo:paragraph-rsid="00bee674"/>
    </style:style>
    <style:style style:name="P356" style:family="paragraph" style:parent-style-name="Standard">
      <style:text-properties officeooo:paragraph-rsid="00bf9de7"/>
    </style:style>
    <style:style style:name="P357" style:family="paragraph" style:parent-style-name="Standard">
      <style:text-properties officeooo:paragraph-rsid="00c0f558"/>
    </style:style>
    <style:style style:name="P358" style:family="paragraph" style:parent-style-name="Standard">
      <style:text-properties officeooo:paragraph-rsid="00c1d9f2"/>
    </style:style>
    <style:style style:name="P359" style:family="paragraph" style:parent-style-name="Standard">
      <style:text-properties officeooo:paragraph-rsid="00c28389"/>
    </style:style>
    <style:style style:name="P360" style:family="paragraph" style:parent-style-name="Standard">
      <style:text-properties officeooo:paragraph-rsid="00c2f2d2"/>
    </style:style>
    <style:style style:name="P361" style:family="paragraph" style:parent-style-name="Standard">
      <style:text-properties officeooo:paragraph-rsid="00c95c84"/>
    </style:style>
    <style:style style:name="P362" style:family="paragraph" style:parent-style-name="Standard">
      <style:text-properties officeooo:paragraph-rsid="00cacfac"/>
    </style:style>
    <style:style style:name="P363" style:family="paragraph" style:parent-style-name="Standard">
      <style:text-properties officeooo:paragraph-rsid="00cc3299"/>
    </style:style>
    <style:style style:name="P364" style:family="paragraph" style:parent-style-name="Standard">
      <style:text-properties officeooo:paragraph-rsid="00ce0a0c"/>
    </style:style>
    <style:style style:name="P365" style:family="paragraph" style:parent-style-name="Standard">
      <style:text-properties officeooo:paragraph-rsid="00cedee7"/>
    </style:style>
    <style:style style:name="P366" style:family="paragraph" style:parent-style-name="Standard">
      <style:text-properties officeooo:paragraph-rsid="00d1c869"/>
    </style:style>
    <style:style style:name="P367"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b481c1"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368"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b631bb"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369"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b66b3b"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370"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b9f90b"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371"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bbc604"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372"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bee674"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373"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72dbaa"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374"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bf9de7"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375"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c0f558"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376"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c1d9f2"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377"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c28389"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378"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c2f2d2"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379"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c3e933"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380"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cacfac"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381"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cc3299"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382"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ce0a0c"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383"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cedee7"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384"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d00de2"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385"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d1c869"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386"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d28bcb"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387"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d3132b"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388"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d4f729"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389"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d5bbb7"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390"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d69128"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391"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d6ca63"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392"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d74937"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393"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d7b44c"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394"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d83dbc"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395"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da735a"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396"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db8057"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397"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dd7301"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398"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ddccc8"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399"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de3700"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400"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e16e48"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401"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e35f4a"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402"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e4fb59"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403"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e35f4a"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404" style:family="paragraph" style:parent-style-name="Text_20_body">
      <style:text-properties officeooo:rsid="0059798b" officeooo:paragraph-rsid="0059798b"/>
    </style:style>
    <style:style style:name="P405" style:family="paragraph" style:parent-style-name="Text_20_body">
      <style:text-properties officeooo:rsid="0059798b" officeooo:paragraph-rsid="00b481c1"/>
    </style:style>
    <style:style style:name="P406" style:family="paragraph" style:parent-style-name="Text_20_body">
      <style:text-properties officeooo:rsid="0059798b" officeooo:paragraph-rsid="00b631bb"/>
    </style:style>
    <style:style style:name="P407" style:family="paragraph" style:parent-style-name="Text_20_body">
      <style:text-properties officeooo:rsid="0059798b" officeooo:paragraph-rsid="00b66b3b"/>
    </style:style>
    <style:style style:name="P408" style:family="paragraph" style:parent-style-name="Text_20_body">
      <style:text-properties officeooo:rsid="0059798b" officeooo:paragraph-rsid="00c2f2d2"/>
    </style:style>
    <style:style style:name="P409" style:family="paragraph" style:parent-style-name="Text_20_body">
      <style:text-properties officeooo:rsid="0059798b" officeooo:paragraph-rsid="00c3e933"/>
    </style:style>
    <style:style style:name="P410" style:family="paragraph" style:parent-style-name="Text_20_body">
      <style:text-properties officeooo:rsid="0059798b" officeooo:paragraph-rsid="00d00de2"/>
    </style:style>
    <style:style style:name="P411" style:family="paragraph" style:parent-style-name="Text_20_body">
      <style:text-properties officeooo:paragraph-rsid="0059798b"/>
    </style:style>
    <style:style style:name="P412" style:family="paragraph" style:parent-style-name="Text_20_body">
      <style:text-properties officeooo:paragraph-rsid="00b631bb"/>
    </style:style>
    <style:style style:name="P413" style:family="paragraph" style:parent-style-name="Text_20_body">
      <style:text-properties style:font-name="Bahnschrift Light1" fo:font-size="10pt" fo:font-weight="normal" officeooo:rsid="008cb462" officeooo:paragraph-rsid="008cb462" style:font-size-asian="10pt" style:font-weight-asian="normal" style:font-size-complex="10pt" style:font-weight-complex="normal"/>
    </style:style>
    <style:style style:name="P414" style:family="paragraph" style:parent-style-name="Text_20_body">
      <style:text-properties style:font-name="Bahnschrift Light1" fo:font-size="10pt" fo:font-weight="normal" officeooo:rsid="008cb462" officeooo:paragraph-rsid="00e35f4a" style:font-size-asian="10pt" style:font-weight-asian="normal" style:font-size-complex="10pt" style:font-weight-complex="normal"/>
    </style:style>
    <style:style style:name="P415" style:family="paragraph" style:parent-style-name="Text_20_body">
      <style:text-properties style:font-name="Bahnschrift Light1" fo:font-size="10pt" fo:font-weight="normal" officeooo:rsid="0088f956" officeooo:paragraph-rsid="0088f956" style:font-size-asian="10pt" style:font-weight-asian="normal" style:font-size-complex="10pt" style:font-weight-complex="normal"/>
    </style:style>
    <style:style style:name="P416" style:family="paragraph" style:parent-style-name="Text_20_body">
      <style:text-properties style:use-window-font-color="true" loext:opacity="0%" style:text-position="0% 100%" style:font-name="Bahnschrift Light1" fo:font-size="10pt" fo:language="zxx" fo:country="none" fo:font-style="italic" style:text-underline-style="none" fo:font-weight="normal" officeooo:rsid="00760ad2" officeooo:paragraph-rsid="00bdb151"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417" style:family="paragraph" style:parent-style-name="Text_20_body">
      <style:text-properties officeooo:paragraph-rsid="00cacfac"/>
    </style:style>
    <style:style style:name="P418" style:family="paragraph" style:parent-style-name="Text_20_body">
      <style:text-properties officeooo:paragraph-rsid="00d28bcb"/>
    </style:style>
    <style:style style:name="P419" style:family="paragraph" style:parent-style-name="Text_20_body">
      <style:text-properties officeooo:rsid="0088f956" officeooo:paragraph-rsid="00e4fb59"/>
    </style:style>
    <style:style style:name="P420" style:family="paragraph">
      <loext:graphic-properties draw:fill-color="#000000"/>
      <style:paragraph-properties fo:text-align="center"/>
    </style:style>
    <style:style style:name="T1" style:family="text">
      <style:text-properties officeooo:rsid="004b49cc"/>
    </style:style>
    <style:style style:name="T2" style:family="text">
      <style:text-properties officeooo:rsid="00569d46"/>
    </style:style>
    <style:style style:name="T3" style:family="text">
      <style:text-properties style:font-name="Tahoma"/>
    </style:style>
    <style:style style:name="T4" style:family="text">
      <style:text-properties fo:font-style="italic" style:font-style-asian="italic" style:font-style-complex="italic"/>
    </style:style>
    <style:style style:name="T5" style:family="text">
      <style:text-properties style:font-name="Bahnschrift Light1" fo:font-size="10pt" officeooo:rsid="0018190f" style:font-size-asian="10pt" style:font-size-complex="10pt"/>
    </style:style>
    <style:style style:name="T6" style:family="text">
      <style:text-properties style:font-name="Bahnschrift Light1" fo:font-size="10pt" fo:font-weight="normal" style:font-size-asian="10pt" style:font-weight-asian="normal" style:font-size-complex="10pt" style:font-weight-complex="normal"/>
    </style:style>
    <style:style style:name="T7" style:family="text">
      <style:text-properties style:font-name="Bahnschrift Light1" fo:font-size="10pt" fo:font-weight="normal" officeooo:rsid="0059798b" style:font-size-asian="10pt" style:font-weight-asian="normal" style:font-size-complex="10pt" style:font-weight-complex="normal"/>
    </style:style>
    <style:style style:name="T8" style:family="text">
      <style:text-properties style:font-name="Bahnschrift Light1" fo:font-size="10pt" fo:font-weight="normal" officeooo:rsid="00760ad2" style:font-size-asian="10pt" style:font-weight-asian="normal" style:font-size-complex="10pt" style:font-weight-complex="normal"/>
    </style:style>
    <style:style style:name="T9" style:family="text">
      <style:text-properties style:font-name="Bahnschrift Light1" fo:font-size="10pt" fo:font-weight="normal" officeooo:rsid="00771a31" style:font-size-asian="10pt" style:font-weight-asian="normal" style:font-size-complex="10pt" style:font-weight-complex="normal"/>
    </style:style>
    <style:style style:name="T10" style:family="text">
      <style:text-properties style:font-name="Bahnschrift Light1" fo:font-size="10pt" fo:font-weight="normal" officeooo:rsid="008d6708" style:font-size-asian="10pt" style:font-weight-asian="normal" style:font-size-complex="10pt" style:font-weight-complex="normal"/>
    </style:style>
    <style:style style:name="T11" style:family="text">
      <style:text-properties style:font-name="Bahnschrift Light1" fo:font-size="10pt" fo:font-weight="normal" officeooo:rsid="00bbc604" style:font-size-asian="10pt" style:font-weight-asian="normal" style:font-size-complex="10pt" style:font-weight-complex="normal"/>
    </style:style>
    <style:style style:name="T12" style:family="text">
      <style:text-properties style:font-name="Bahnschrift Light1" fo:font-size="10pt" fo:font-weight="bold" officeooo:rsid="0072dbaa" style:font-size-asian="10pt" style:font-weight-asian="bold" style:font-size-complex="10pt" style:font-weight-complex="bold"/>
    </style:style>
    <style:style style:name="T13" style:family="text">
      <style:text-properties style:font-name="Bahnschrift Light1" fo:font-size="10pt" fo:font-weight="bold" officeooo:rsid="0074982e" style:font-size-asian="10pt" style:font-weight-asian="bold" style:font-size-complex="10pt" style:font-weight-complex="bold"/>
    </style:style>
    <style:style style:name="T14" style:family="text">
      <style:text-properties style:font-name="Bahnschrift Light1" fo:font-size="10pt" fo:font-weight="bold" officeooo:rsid="00760ad2" style:font-size-asian="10pt" style:font-weight-asian="bold" style:font-size-complex="10pt" style:font-weight-complex="bold"/>
    </style:style>
    <style:style style:name="T15" style:family="text">
      <style:text-properties style:font-name="Bahnschrift Light1" fo:font-size="10pt" fo:font-weight="bold" officeooo:rsid="00771a31" style:font-size-asian="10pt" style:font-weight-asian="bold" style:font-size-complex="10pt" style:font-weight-complex="bold"/>
    </style:style>
    <style:style style:name="T16" style:family="text">
      <style:text-properties style:font-name="Bahnschrift Light1" fo:font-size="10pt" fo:font-weight="bold" officeooo:rsid="00879ec2" style:font-size-asian="10pt" style:font-weight-asian="bold" style:font-size-complex="10pt" style:font-weight-complex="bold"/>
    </style:style>
    <style:style style:name="T17" style:family="text">
      <style:text-properties style:font-name="Bahnschrift Light1" fo:font-size="10pt" fo:font-weight="bold" officeooo:rsid="0090548f" style:font-size-asian="10pt" style:font-weight-asian="bold" style:font-size-complex="10pt" style:font-weight-complex="bold"/>
    </style:style>
    <style:style style:name="T18" style:family="text">
      <style:text-properties style:font-name="Bahnschrift Light1" fo:font-size="10pt" fo:font-weight="bold" officeooo:rsid="00b9f90b" style:font-size-asian="10pt" style:font-weight-asian="bold" style:font-size-complex="10pt" style:font-weight-complex="bold"/>
    </style:style>
    <style:style style:name="T19" style:family="text">
      <style:text-properties style:font-name="Bahnschrift Light1" fo:font-size="10pt" fo:font-weight="bold" officeooo:rsid="00bbc604" style:font-size-asian="10pt" style:font-weight-asian="bold" style:font-size-complex="10pt" style:font-weight-complex="bold"/>
    </style:style>
    <style:style style:name="T20" style:family="text">
      <style:text-properties style:font-name="Bahnschrift Light1" fo:font-size="10pt" fo:font-weight="bold" officeooo:rsid="00bdb151" style:font-size-asian="10pt" style:font-weight-asian="bold" style:font-size-complex="10pt" style:font-weight-complex="bold"/>
    </style:style>
    <style:style style:name="T21" style:family="text">
      <style:text-properties style:font-name="Bahnschrift Light1" fo:font-size="10pt" fo:font-weight="bold" officeooo:rsid="00c0f558" style:font-size-asian="10pt" style:font-weight-asian="bold" style:font-size-complex="10pt" style:font-weight-complex="bold"/>
    </style:style>
    <style:style style:name="T22" style:family="text">
      <style:text-properties style:font-name="Bahnschrift Light1" fo:font-size="10pt" fo:font-weight="bold" officeooo:rsid="00c1d9f2" style:font-size-asian="10pt" style:font-weight-asian="bold" style:font-size-complex="10pt" style:font-weight-complex="bold"/>
    </style:style>
    <style:style style:name="T23" style:family="text">
      <style:text-properties style:font-name="Bahnschrift Light1" fo:font-size="10pt" fo:font-weight="bold" officeooo:rsid="00c28389" style:font-size-asian="10pt" style:font-weight-asian="bold" style:font-size-complex="10pt" style:font-weight-complex="bold"/>
    </style:style>
    <style:style style:name="T24" style:family="text">
      <style:text-properties style:font-name="Bahnschrift Light1" fo:font-size="10pt" fo:font-weight="bold" officeooo:rsid="00c2f2d2" style:font-size-asian="10pt" style:font-weight-asian="bold" style:font-size-complex="10pt" style:font-weight-complex="bold"/>
    </style:style>
    <style:style style:name="T25" style:family="text">
      <style:text-properties style:font-name="Bahnschrift Light1" fo:font-size="10pt" fo:font-weight="bold" officeooo:rsid="00c3e933" style:font-size-asian="10pt" style:font-weight-asian="bold" style:font-size-complex="10pt" style:font-weight-complex="bold"/>
    </style:style>
    <style:style style:name="T26" style:family="text">
      <style:text-properties style:font-name="Bahnschrift Light1" fo:font-size="10pt" fo:font-weight="bold" officeooo:rsid="00d3132b" style:font-size-asian="10pt" style:font-weight-asian="bold" style:font-size-complex="10pt" style:font-weight-complex="bold"/>
    </style:style>
    <style:style style:name="T27" style:family="text">
      <style:text-properties style:font-name="Bahnschrift Light1" fo:font-size="10pt" fo:font-style="italic" fo:font-weight="normal" officeooo:rsid="00760ad2" style:font-size-asian="10pt" style:font-style-asian="italic" style:font-weight-asian="normal" style:font-size-complex="10pt" style:font-style-complex="italic" style:font-weight-complex="normal"/>
    </style:style>
    <style:style style:name="T28" style:family="text">
      <style:text-properties style:font-name="Bahnschrift Light1" fo:font-size="10pt" fo:font-style="italic" fo:font-weight="normal" officeooo:rsid="00771a31" style:font-size-asian="10pt" style:font-style-asian="italic" style:font-weight-asian="normal" style:font-size-complex="10pt" style:font-style-complex="italic" style:font-weight-complex="normal"/>
    </style:style>
    <style:style style:name="T29" style:family="text">
      <style:text-properties style:font-name="Bahnschrift Light1" fo:font-size="10pt" fo:font-style="italic" fo:font-weight="normal" officeooo:rsid="00879ec2" style:font-size-asian="10pt" style:font-style-asian="italic" style:font-weight-asian="normal" style:font-size-complex="10pt" style:font-style-complex="italic" style:font-weight-complex="normal"/>
    </style:style>
    <style:style style:name="T30" style:family="text">
      <style:text-properties style:font-name="Bahnschrift Light1" fo:font-size="10pt" fo:font-style="italic" fo:font-weight="normal" officeooo:rsid="0090548f" style:font-size-asian="10pt" style:font-style-asian="italic" style:font-weight-asian="normal" style:font-size-complex="10pt" style:font-style-complex="italic" style:font-weight-complex="normal"/>
    </style:style>
    <style:style style:name="T31" style:family="text">
      <style:text-properties style:font-name="Bahnschrift Light1" fo:font-size="10pt" fo:font-style="italic" fo:font-weight="normal" officeooo:rsid="00bdb151" style:font-size-asian="10pt" style:font-style-asian="italic" style:font-weight-asian="normal" style:font-size-complex="10pt" style:font-style-complex="italic" style:font-weight-complex="normal"/>
    </style:style>
    <style:style style:name="T32" style:family="text">
      <style:text-properties style:font-name="Bahnschrift Light1" fo:font-size="10pt" fo:font-style="italic" fo:font-weight="normal" officeooo:rsid="00c0f558" style:font-size-asian="10pt" style:font-style-asian="italic" style:font-weight-asian="normal" style:font-size-complex="10pt" style:font-style-complex="italic" style:font-weight-complex="normal"/>
    </style:style>
    <style:style style:name="T33" style:family="text">
      <style:text-properties style:font-name="Bahnschrift Light1" fo:font-size="10pt" fo:font-style="italic" fo:font-weight="normal" officeooo:rsid="00c1d9f2" style:font-size-asian="10pt" style:font-style-asian="italic" style:font-weight-asian="normal" style:font-size-complex="10pt" style:font-style-complex="italic" style:font-weight-complex="normal"/>
    </style:style>
    <style:style style:name="T34" style:family="text">
      <style:text-properties style:font-name="Bahnschrift Light1" fo:font-size="10pt" fo:font-style="italic" fo:font-weight="normal" officeooo:rsid="00c28389" style:font-size-asian="10pt" style:font-style-asian="italic" style:font-weight-asian="normal" style:font-size-complex="10pt" style:font-style-complex="italic" style:font-weight-complex="normal"/>
    </style:style>
    <style:style style:name="T35" style:family="text">
      <style:text-properties style:font-name="Bahnschrift Light1" fo:font-size="10pt" fo:font-style="italic" fo:font-weight="normal" officeooo:rsid="00c2f2d2" style:font-size-asian="10pt" style:font-style-asian="italic" style:font-weight-asian="normal" style:font-size-complex="10pt" style:font-style-complex="italic" style:font-weight-complex="normal"/>
    </style:style>
    <style:style style:name="T36" style:family="text">
      <style:text-properties style:font-name="Bahnschrift Light1" fo:font-size="10pt" fo:font-style="italic" fo:font-weight="normal" officeooo:rsid="00c3e933" style:font-size-asian="10pt" style:font-style-asian="italic" style:font-weight-asian="normal" style:font-size-complex="10pt" style:font-style-complex="italic" style:font-weight-complex="normal"/>
    </style:style>
    <style:style style:name="T37" style:family="text">
      <style:text-properties style:font-name="Bahnschrift Light1" fo:font-size="10pt" fo:language="zxx" fo:country="none" style:font-size-asian="10pt" style:language-asian="zxx" style:country-asian="none" style:font-size-complex="10pt" style:language-complex="zxx" style:country-complex="none"/>
    </style:style>
    <style:style style:name="T38" style:family="text">
      <style:text-properties style:font-name="Bahnschrift Light1" fo:font-size="10pt" fo:language="zxx" fo:country="none" fo:font-weight="bold" style:font-size-asian="10pt" style:language-asian="zxx" style:country-asian="none" style:font-weight-asian="bold" style:font-size-complex="10pt" style:language-complex="zxx" style:country-complex="none" style:font-weight-complex="bold"/>
    </style:style>
    <style:style style:name="T39" style:family="text">
      <style:text-properties style:font-name="Bahnschrift Light1" fo:font-size="10pt" fo:language="zxx" fo:country="none" fo:font-style="italic" style:font-size-asian="10pt" style:language-asian="zxx" style:country-asian="none" style:font-style-asian="italic" style:font-size-complex="10pt" style:language-complex="zxx" style:country-complex="none" style:font-style-complex="italic"/>
    </style:style>
    <style:style style:name="T40" style:family="text">
      <style:text-properties officeooo:rsid="0051009c" style:font-size-asian="10pt"/>
    </style:style>
    <style:style style:name="T41" style:family="text">
      <style:text-properties officeooo:rsid="0059798b" style:font-size-asian="10pt"/>
    </style:style>
    <style:style style:name="T42" style:family="text">
      <style:text-properties style:use-window-font-color="true" loext:opacity="0%"/>
    </style:style>
    <style:style style:name="T43" style:family="text">
      <style:text-properties style:use-window-font-color="true" loext:opacity="0%" style:font-name="Bahnschrift Light1" fo:font-style="normal" style:font-style-asian="normal" style:font-style-complex="normal"/>
    </style:style>
    <style:style style:name="T44" style:family="text">
      <style:text-properties style:use-window-font-color="true" loext:opacity="0%" style:font-name="Bahnschrift Light1" fo:font-style="normal" officeooo:rsid="00585b1e" style:font-style-asian="normal" style:font-style-complex="normal"/>
    </style:style>
    <style:style style:name="T45" style:family="text">
      <style:text-properties style:use-window-font-color="true" loext:opacity="0%" style:font-name="Bahnschrift Light1" fo:font-size="10pt" fo:font-style="normal" style:font-size-asian="10pt" style:font-style-asian="normal" style:font-size-complex="10pt" style:font-style-complex="normal"/>
    </style:style>
    <style:style style:name="T46" style:family="text">
      <style:text-properties style:use-window-font-color="true" loext:opacity="0%" style:font-name="Bahnschrift Light1" fo:font-size="10pt" fo:font-style="normal" officeooo:rsid="00585b1e" style:font-size-asian="10pt" style:font-style-asian="normal" style:font-size-complex="10pt" style:font-style-complex="normal"/>
    </style:style>
    <style:style style:name="T47" style:family="text">
      <style:text-properties style:use-window-font-color="true" loext:opacity="0%" style:font-name="Bahnschrift Light1" fo:font-size="10pt" fo:font-style="normal" fo:font-weight="bold" officeooo:rsid="00585b1e" style:font-size-asian="10pt" style:font-style-asian="normal" style:font-weight-asian="bold" style:font-size-complex="10pt" style:font-style-complex="normal" style:font-weight-complex="bold"/>
    </style:style>
    <style:style style:name="T48" style:family="text">
      <style:text-properties style:use-window-font-color="true" loext:opacity="0%" style:font-name="Bahnschrift Light1" fo:font-size="10pt" fo:font-style="normal" fo:font-weight="bold" officeooo:rsid="0059798b" style:font-size-asian="10pt" style:font-style-asian="normal" style:font-weight-asian="bold" style:font-size-complex="10pt" style:font-style-complex="normal" style:font-weight-complex="bold"/>
    </style:style>
    <style:style style:name="T49" style:family="text">
      <style:text-properties style:use-window-font-color="true" loext:opacity="0%" style:font-name="Bahnschrift Light1" fo:font-size="10pt" fo:font-style="normal" fo:font-weight="normal" officeooo:rsid="0059798b" style:font-size-asian="10pt" style:font-style-asian="normal" style:font-weight-asian="normal" style:font-size-complex="10pt" style:font-style-complex="normal" style:font-weight-complex="normal"/>
    </style:style>
    <style:style style:name="T50" style:family="text">
      <style:text-properties style:use-window-font-color="true" loext:opacity="0%" fo:font-weight="bold" style:font-weight-asian="bold" style:font-weight-complex="bold"/>
    </style:style>
    <style:style style:name="T51" style:family="text">
      <style:text-properties style:use-window-font-color="true" loext:opacity="0%" fo:font-weight="bold" officeooo:rsid="0059798b" style:font-weight-asian="bold" style:font-weight-complex="bold"/>
    </style:style>
    <style:style style:name="T52" style:family="text">
      <style:text-properties style:use-window-font-color="true" loext:opacity="0%" fo:font-weight="bold" officeooo:rsid="005ad7d7" style:font-weight-asian="bold" style:font-weight-complex="bold"/>
    </style:style>
    <style:style style:name="T53" style:family="text">
      <style:text-properties style:use-window-font-color="true" loext:opacity="0%" fo:font-weight="bold" officeooo:rsid="006e42f9" style:font-weight-asian="bold" style:font-weight-complex="bold"/>
    </style:style>
    <style:style style:name="T54" style:family="text">
      <style:text-properties style:use-window-font-color="true" loext:opacity="0%" fo:font-weight="bold" officeooo:rsid="0074982e" style:font-weight-asian="bold" style:font-weight-complex="bold"/>
    </style:style>
    <style:style style:name="T55" style:family="text">
      <style:text-properties style:use-window-font-color="true" loext:opacity="0%" fo:font-weight="bold" officeooo:rsid="0076fcca" style:font-weight-asian="bold" style:font-weight-complex="bold"/>
    </style:style>
    <style:style style:name="T56" style:family="text">
      <style:text-properties style:use-window-font-color="true" loext:opacity="0%" fo:font-weight="bold" officeooo:rsid="0078e6c3" style:font-weight-asian="bold" style:font-weight-complex="bold"/>
    </style:style>
    <style:style style:name="T57" style:family="text">
      <style:text-properties style:use-window-font-color="true" loext:opacity="0%" fo:font-weight="bold" officeooo:rsid="007c77fb" style:font-weight-asian="bold" style:font-weight-complex="bold"/>
    </style:style>
    <style:style style:name="T58" style:family="text">
      <style:text-properties style:use-window-font-color="true" loext:opacity="0%" fo:font-weight="bold" officeooo:rsid="007f5326" style:font-weight-asian="bold" style:font-weight-complex="bold"/>
    </style:style>
    <style:style style:name="T59" style:family="text">
      <style:text-properties style:use-window-font-color="true" loext:opacity="0%" fo:font-weight="bold" officeooo:rsid="0081f491" style:font-weight-asian="bold" style:font-weight-complex="bold"/>
    </style:style>
    <style:style style:name="T60" style:family="text">
      <style:text-properties style:use-window-font-color="true" loext:opacity="0%" fo:font-weight="bold" officeooo:rsid="00865ade" style:font-weight-asian="bold" style:font-weight-complex="bold"/>
    </style:style>
    <style:style style:name="T61" style:family="text">
      <style:text-properties style:use-window-font-color="true" loext:opacity="0%" fo:font-weight="bold" officeooo:rsid="008cb462" style:font-weight-asian="bold" style:font-weight-complex="bold"/>
    </style:style>
    <style:style style:name="T62" style:family="text">
      <style:text-properties style:use-window-font-color="true" loext:opacity="0%" fo:font-weight="bold" officeooo:rsid="009703b4" style:font-weight-asian="bold" style:font-weight-complex="bold"/>
    </style:style>
    <style:style style:name="T63" style:family="text">
      <style:text-properties style:use-window-font-color="true" loext:opacity="0%" fo:font-weight="bold" officeooo:rsid="009e3d1f" style:font-weight-asian="bold" style:font-weight-complex="bold"/>
    </style:style>
    <style:style style:name="T64" style:family="text">
      <style:text-properties style:use-window-font-color="true" loext:opacity="0%" fo:font-weight="bold" officeooo:rsid="00a2a9b4" style:font-weight-asian="bold" style:font-weight-complex="bold"/>
    </style:style>
    <style:style style:name="T65" style:family="text">
      <style:text-properties style:use-window-font-color="true" loext:opacity="0%" fo:font-weight="bold" officeooo:rsid="00a3b015" style:font-weight-asian="bold" style:font-weight-complex="bold"/>
    </style:style>
    <style:style style:name="T66" style:family="text">
      <style:text-properties style:use-window-font-color="true" loext:opacity="0%" fo:font-weight="bold" officeooo:rsid="00a616d6" style:font-weight-asian="bold" style:font-weight-complex="bold"/>
    </style:style>
    <style:style style:name="T67" style:family="text">
      <style:text-properties style:use-window-font-color="true" loext:opacity="0%" fo:font-weight="bold" officeooo:rsid="00a70a46" style:font-weight-asian="bold" style:font-weight-complex="bold"/>
    </style:style>
    <style:style style:name="T68" style:family="text">
      <style:text-properties style:use-window-font-color="true" loext:opacity="0%" fo:font-weight="bold" officeooo:rsid="00adde2a" style:font-weight-asian="bold" style:font-weight-complex="bold"/>
    </style:style>
    <style:style style:name="T69" style:family="text">
      <style:text-properties style:use-window-font-color="true" loext:opacity="0%" fo:font-weight="bold" officeooo:rsid="00af7b04" style:font-weight-asian="bold" style:font-weight-complex="bold"/>
    </style:style>
    <style:style style:name="T70" style:family="text">
      <style:text-properties style:use-window-font-color="true" loext:opacity="0%" fo:font-weight="bold" officeooo:rsid="0051009c" style:font-size-asian="10pt" style:font-weight-asian="bold" style:font-weight-complex="bold"/>
    </style:style>
    <style:style style:name="T71" style:family="text">
      <style:text-properties style:use-window-font-color="true" loext:opacity="0%" fo:font-style="italic" fo:font-weight="normal" style:font-style-asian="italic" style:font-weight-asian="normal" style:font-style-complex="italic" style:font-weight-complex="normal"/>
    </style:style>
    <style:style style:name="T72" style:family="text">
      <style:text-properties style:use-window-font-color="true" loext:opacity="0%" fo:font-style="italic" fo:font-weight="normal" officeooo:rsid="005b891a" style:font-style-asian="italic" style:font-weight-asian="normal" style:font-style-complex="italic" style:font-weight-complex="normal"/>
    </style:style>
    <style:style style:name="T73" style:family="text">
      <style:text-properties style:use-window-font-color="true" loext:opacity="0%" fo:font-style="italic" fo:font-weight="normal" officeooo:rsid="005d7b95" style:font-style-asian="italic" style:font-weight-asian="normal" style:font-style-complex="italic" style:font-weight-complex="normal"/>
    </style:style>
    <style:style style:name="T74" style:family="text">
      <style:text-properties style:use-window-font-color="true" loext:opacity="0%" fo:font-style="italic" fo:font-weight="normal" officeooo:rsid="005f9d2d" style:font-style-asian="italic" style:font-weight-asian="normal" style:font-style-complex="italic" style:font-weight-complex="normal"/>
    </style:style>
    <style:style style:name="T75" style:family="text">
      <style:text-properties style:use-window-font-color="true" loext:opacity="0%" fo:font-style="italic" fo:font-weight="normal" officeooo:rsid="006040c8" style:font-style-asian="italic" style:font-weight-asian="normal" style:font-style-complex="italic" style:font-weight-complex="normal"/>
    </style:style>
    <style:style style:name="T76" style:family="text">
      <style:text-properties style:use-window-font-color="true" loext:opacity="0%" fo:font-style="italic" fo:font-weight="normal" officeooo:rsid="0061bdeb" style:font-style-asian="italic" style:font-weight-asian="normal" style:font-style-complex="italic" style:font-weight-complex="normal"/>
    </style:style>
    <style:style style:name="T77" style:family="text">
      <style:text-properties style:use-window-font-color="true" loext:opacity="0%" fo:font-style="italic" fo:font-weight="normal" officeooo:rsid="00632df3" style:font-style-asian="italic" style:font-weight-asian="normal" style:font-style-complex="italic" style:font-weight-complex="normal"/>
    </style:style>
    <style:style style:name="T78" style:family="text">
      <style:text-properties style:use-window-font-color="true" loext:opacity="0%" fo:font-style="italic" fo:font-weight="normal" officeooo:rsid="006667a5" style:font-style-asian="italic" style:font-weight-asian="normal" style:font-style-complex="italic" style:font-weight-complex="normal"/>
    </style:style>
    <style:style style:name="T79" style:family="text">
      <style:text-properties style:use-window-font-color="true" loext:opacity="0%" fo:font-style="italic" fo:font-weight="normal" officeooo:rsid="00687977" style:font-style-asian="italic" style:font-weight-asian="normal" style:font-style-complex="italic" style:font-weight-complex="normal"/>
    </style:style>
    <style:style style:name="T80" style:family="text">
      <style:text-properties style:use-window-font-color="true" loext:opacity="0%" fo:font-style="italic" fo:font-weight="normal" officeooo:rsid="008659fb" style:font-style-asian="italic" style:font-weight-asian="normal" style:font-style-complex="italic" style:font-weight-complex="normal"/>
    </style:style>
    <style:style style:name="T81" style:family="text">
      <style:text-properties style:use-window-font-color="true" loext:opacity="0%" fo:font-style="italic" fo:font-weight="normal" officeooo:rsid="00879ec2" style:font-style-asian="italic" style:font-weight-asian="normal" style:font-style-complex="italic" style:font-weight-complex="normal"/>
    </style:style>
    <style:style style:name="T82" style:family="text">
      <style:text-properties style:use-window-font-color="true" loext:opacity="0%" fo:font-style="italic" fo:font-weight="normal" officeooo:rsid="008cb462" style:font-style-asian="italic" style:font-weight-asian="normal" style:font-style-complex="italic" style:font-weight-complex="normal"/>
    </style:style>
    <style:style style:name="T83" style:family="text">
      <style:text-properties style:use-window-font-color="true" loext:opacity="0%" fo:font-style="italic" fo:font-weight="normal" officeooo:rsid="008d6708" style:font-style-asian="italic" style:font-weight-asian="normal" style:font-style-complex="italic" style:font-weight-complex="normal"/>
    </style:style>
    <style:style style:name="T84" style:family="text">
      <style:text-properties style:use-window-font-color="true" loext:opacity="0%" fo:font-style="italic" fo:font-weight="normal" officeooo:rsid="008fb8bd" style:font-style-asian="italic" style:font-weight-asian="normal" style:font-style-complex="italic" style:font-weight-complex="normal"/>
    </style:style>
    <style:style style:name="T85" style:family="text">
      <style:text-properties style:use-window-font-color="true" loext:opacity="0%" fo:font-style="italic" fo:font-weight="normal" officeooo:rsid="00955aae" style:font-style-asian="italic" style:font-weight-asian="normal" style:font-style-complex="italic" style:font-weight-complex="normal"/>
    </style:style>
    <style:style style:name="T86" style:family="text">
      <style:text-properties style:use-window-font-color="true" loext:opacity="0%" fo:font-style="italic" fo:font-weight="normal" officeooo:rsid="00958fb7" style:font-style-asian="italic" style:font-weight-asian="normal" style:font-style-complex="italic" style:font-weight-complex="normal"/>
    </style:style>
    <style:style style:name="T87" style:family="text">
      <style:text-properties style:use-window-font-color="true" loext:opacity="0%" fo:font-style="italic" fo:font-weight="normal" officeooo:rsid="009703b4" style:font-style-asian="italic" style:font-weight-asian="normal" style:font-style-complex="italic" style:font-weight-complex="normal"/>
    </style:style>
    <style:style style:name="T88" style:family="text">
      <style:text-properties style:use-window-font-color="true" loext:opacity="0%" fo:font-style="italic" fo:font-weight="normal" officeooo:rsid="00986ed2" style:font-style-asian="italic" style:font-weight-asian="normal" style:font-style-complex="italic" style:font-weight-complex="normal"/>
    </style:style>
    <style:style style:name="T89" style:family="text">
      <style:text-properties style:use-window-font-color="true" loext:opacity="0%" fo:font-style="italic" fo:font-weight="normal" officeooo:rsid="009d7209" style:font-style-asian="italic" style:font-weight-asian="normal" style:font-style-complex="italic" style:font-weight-complex="normal"/>
    </style:style>
    <style:style style:name="T90" style:family="text">
      <style:text-properties style:use-window-font-color="true" loext:opacity="0%" fo:font-style="italic" fo:font-weight="normal" officeooo:rsid="009edb31" style:font-style-asian="italic" style:font-weight-asian="normal" style:font-style-complex="italic" style:font-weight-complex="normal"/>
    </style:style>
    <style:style style:name="T91" style:family="text">
      <style:text-properties style:use-window-font-color="true" loext:opacity="0%" fo:font-style="italic" fo:font-weight="normal" officeooo:rsid="009f8e22" style:font-style-asian="italic" style:font-weight-asian="normal" style:font-style-complex="italic" style:font-weight-complex="normal"/>
    </style:style>
    <style:style style:name="T92" style:family="text">
      <style:text-properties style:use-window-font-color="true" loext:opacity="0%" fo:font-style="italic" fo:font-weight="normal" officeooo:rsid="00a170de" style:font-style-asian="italic" style:font-weight-asian="normal" style:font-style-complex="italic" style:font-weight-complex="normal"/>
    </style:style>
    <style:style style:name="T93" style:family="text">
      <style:text-properties style:use-window-font-color="true" loext:opacity="0%" fo:font-style="italic" fo:font-weight="normal" officeooo:rsid="00a70a46" style:font-style-asian="italic" style:font-weight-asian="normal" style:font-style-complex="italic" style:font-weight-complex="normal"/>
    </style:style>
    <style:style style:name="T94" style:family="text">
      <style:text-properties style:use-window-font-color="true" loext:opacity="0%" fo:font-style="italic" fo:font-weight="normal" officeooo:rsid="00a7cad9" style:font-style-asian="italic" style:font-weight-asian="normal" style:font-style-complex="italic" style:font-weight-complex="normal"/>
    </style:style>
    <style:style style:name="T95" style:family="text">
      <style:text-properties style:use-window-font-color="true" loext:opacity="0%" fo:font-style="italic" fo:font-weight="normal" officeooo:rsid="00a9fb84" style:font-style-asian="italic" style:font-weight-asian="normal" style:font-style-complex="italic" style:font-weight-complex="normal"/>
    </style:style>
    <style:style style:name="T96" style:family="text">
      <style:text-properties style:use-window-font-color="true" loext:opacity="0%" fo:font-style="italic" fo:font-weight="normal" officeooo:rsid="00b66b3b" style:font-style-asian="italic" style:font-weight-asian="normal" style:font-style-complex="italic" style:font-weight-complex="normal"/>
    </style:style>
    <style:style style:name="T97" style:family="text">
      <style:text-properties style:use-window-font-color="true" loext:opacity="0%" fo:font-style="italic" fo:font-weight="normal" officeooo:rsid="00bd745e" style:font-style-asian="italic" style:font-weight-asian="normal" style:font-style-complex="italic" style:font-weight-complex="normal"/>
    </style:style>
    <style:style style:name="T98" style:family="text">
      <style:text-properties style:use-window-font-color="true" loext:opacity="0%" fo:font-style="italic" style:font-style-asian="italic" style:font-style-complex="italic"/>
    </style:style>
    <style:style style:name="T99" style:family="text">
      <style:text-properties style:use-window-font-color="true" loext:opacity="0%" fo:font-weight="normal" style:font-weight-asian="normal" style:font-weight-complex="normal"/>
    </style:style>
    <style:style style:name="T100" style:family="text">
      <style:text-properties style:use-window-font-color="true" loext:opacity="0%" officeooo:rsid="003dd822"/>
    </style:style>
    <style:style style:name="T101" style:family="text">
      <style:text-properties style:use-window-font-color="true" loext:opacity="0%" style:text-position="0% 100%"/>
    </style:style>
    <style:style style:name="T102" style:family="text">
      <style:text-properties style:use-window-font-color="true" loext:opacity="0%" style:text-position="0% 100%" style:font-name="Bahnschrift Light1" fo:font-size="10pt" fo:language="zxx" fo:country="none" fo:font-style="normal" style:text-underline-style="none" fo:font-weight="normal" officeooo:rsid="0059798b"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T103" style:family="text">
      <style:text-properties style:use-window-font-color="true" loext:opacity="0%" style:text-position="0% 100%" style:font-name="Bahnschrift Light1" fo:font-size="10pt" fo:language="zxx" fo:country="none" fo:font-style="normal" style:text-underline-style="none" fo:font-weight="normal" officeooo:rsid="00865ade"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104" style:family="text">
      <style:text-properties style:use-window-font-color="true" loext:opacity="0%" style:text-position="0% 100%" style:font-name="Bahnschrift Light1" fo:font-size="10pt" fo:language="zxx" fo:country="none" fo:font-style="normal" style:text-underline-style="none" fo:font-weight="normal" officeooo:rsid="00760ad2"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105" style:family="text">
      <style:text-properties style:use-window-font-color="true" loext:opacity="0%" style:text-position="0% 100%" style:font-name="Bahnschrift Light1" fo:font-size="10pt" fo:language="zxx" fo:country="none" fo:font-style="normal" style:text-underline-style="none" fo:font-weight="normal" officeooo:rsid="00c3e933"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106" style:family="text">
      <style:text-properties style:use-window-font-color="true" loext:opacity="0%" style:text-position="0% 100%" style:font-name="Bahnschrift Light1" fo:font-size="10pt" fo:language="zxx" fo:country="none" fo:font-style="normal" style:text-underline-style="none" fo:font-weight="bold"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07" style:family="text">
      <style:text-properties style:use-window-font-color="true" loext:opacity="0%" style:text-position="0% 100%" style:font-name="Bahnschrift Light1" fo:font-size="10pt" fo:language="zxx" fo:country="none" fo:font-style="normal" style:text-underline-style="none" fo:font-weight="bold" officeooo:rsid="0059798b"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08" style:family="text">
      <style:text-properties style:use-window-font-color="true" loext:opacity="0%" style:text-position="0% 100%" style:font-name="Bahnschrift Light1" fo:font-size="10pt" fo:language="zxx" fo:country="none" fo:font-style="normal" style:text-underline-style="none" fo:font-weight="bold" officeooo:rsid="006d6460"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09" style:family="text">
      <style:text-properties style:use-window-font-color="true" loext:opacity="0%" style:text-position="0% 100%" style:font-name="Bahnschrift Light1" fo:font-size="10pt" fo:language="zxx" fo:country="none" fo:font-style="normal" style:text-underline-style="none" fo:font-weight="bold" officeooo:rsid="006e42f9"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10" style:family="text">
      <style:text-properties style:use-window-font-color="true" loext:opacity="0%" style:text-position="0% 100%" style:font-name="Bahnschrift Light1" fo:font-size="10pt" fo:language="zxx" fo:country="none" fo:font-style="normal" style:text-underline-style="none" fo:font-weight="bold" officeooo:rsid="00721c15"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11" style:family="text">
      <style:text-properties style:use-window-font-color="true" loext:opacity="0%" style:text-position="0% 100%" style:font-name="Bahnschrift Light1" fo:font-size="10pt" fo:language="zxx" fo:country="none" fo:font-style="normal" style:text-underline-style="none" fo:font-weight="bold" officeooo:rsid="0072dbaa"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12" style:family="text">
      <style:text-properties style:use-window-font-color="true" loext:opacity="0%" style:text-position="0% 100%" style:font-name="Bahnschrift Light1" fo:font-size="10pt" fo:language="zxx" fo:country="none" fo:font-style="normal" style:text-underline-style="none" fo:font-weight="bold" officeooo:rsid="005eac6b"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13" style:family="text">
      <style:text-properties style:use-window-font-color="true" loext:opacity="0%" style:text-position="0% 100%" style:font-name="Bahnschrift Light1" fo:font-size="10pt" fo:language="zxx" fo:country="none" fo:font-style="normal" style:text-underline-style="none" fo:font-weight="bold" officeooo:rsid="007dd75d"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14" style:family="text">
      <style:text-properties style:use-window-font-color="true" loext:opacity="0%" style:text-position="0% 100%" style:font-name="Bahnschrift Light1" fo:font-size="10pt" fo:language="zxx" fo:country="none" fo:font-style="normal" style:text-underline-style="none" fo:font-weight="bold" officeooo:rsid="0082fd17"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15" style:family="text">
      <style:text-properties style:use-window-font-color="true" loext:opacity="0%" style:text-position="0% 100%" style:font-name="Bahnschrift Light1" fo:font-size="10pt" fo:language="zxx" fo:country="none" fo:font-style="normal" style:text-underline-style="none" fo:font-weight="bold" officeooo:rsid="00841878"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16" style:family="text">
      <style:text-properties style:use-window-font-color="true" loext:opacity="0%" style:text-position="0% 100%" style:font-name="Bahnschrift Light1" fo:font-size="10pt" fo:language="zxx" fo:country="none" fo:font-style="normal" style:text-underline-style="none" fo:font-weight="bold" officeooo:rsid="00865ade"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17" style:family="text">
      <style:text-properties style:use-window-font-color="true" loext:opacity="0%" style:text-position="0% 100%" style:font-name="Bahnschrift Light1" fo:font-size="10pt" fo:language="zxx" fo:country="none" fo:font-style="normal" style:text-underline-style="none" fo:font-weight="bold" officeooo:rsid="0086a3f0"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18" style:family="text">
      <style:text-properties style:use-window-font-color="true" loext:opacity="0%" style:text-position="0% 100%" style:font-name="Bahnschrift Light1" fo:font-size="10pt" fo:language="zxx" fo:country="none" fo:font-style="normal" style:text-underline-style="none" fo:font-weight="bold" officeooo:rsid="00bee674"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19" style:family="text">
      <style:text-properties style:use-window-font-color="true" loext:opacity="0%" style:text-position="0% 100%" style:font-name="Bahnschrift Light1" fo:font-size="10pt" fo:language="zxx" fo:country="none" fo:font-style="normal" style:text-underline-style="none" fo:font-weight="bold" officeooo:rsid="00bf9de7"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20" style:family="text">
      <style:text-properties style:use-window-font-color="true" loext:opacity="0%" style:text-position="0% 100%" style:font-name="Bahnschrift Light1" fo:font-size="10pt" fo:language="zxx" fo:country="none" fo:font-style="normal" style:text-underline-style="none" fo:font-weight="bold" officeooo:rsid="00c3e933"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21" style:family="text">
      <style:text-properties style:use-window-font-color="true" loext:opacity="0%" style:text-position="0% 100%" style:font-name="Bahnschrift Light1" fo:font-size="10pt" fo:language="zxx" fo:country="none" fo:font-style="normal" style:text-underline-style="none" fo:font-weight="bold" officeooo:rsid="00c95c84"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22" style:family="text">
      <style:text-properties style:use-window-font-color="true" loext:opacity="0%" style:text-position="0% 100%" style:font-name="Bahnschrift Light1" fo:font-size="10pt" fo:language="zxx" fo:country="none" fo:font-style="normal" style:text-underline-style="none" fo:font-weight="bold" officeooo:rsid="00cacfac"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23" style:family="text">
      <style:text-properties style:use-window-font-color="true" loext:opacity="0%" style:text-position="0% 100%" style:font-name="Bahnschrift Light1" fo:font-size="10pt" fo:language="zxx" fo:country="none" fo:font-style="normal" style:text-underline-style="none" fo:font-weight="bold" officeooo:rsid="00cc3299"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24" style:family="text">
      <style:text-properties style:use-window-font-color="true" loext:opacity="0%" style:text-position="0% 100%" style:font-name="Bahnschrift Light1" fo:font-size="10pt" fo:language="zxx" fo:country="none" fo:font-style="normal" style:text-underline-style="none" fo:font-weight="bold" officeooo:rsid="00ce0a0c"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25" style:family="text">
      <style:text-properties style:use-window-font-color="true" loext:opacity="0%" style:text-position="0% 100%" style:font-name="Bahnschrift Light1" fo:font-size="10pt" fo:language="zxx" fo:country="none" fo:font-style="normal" style:text-underline-style="none" fo:font-weight="bold" officeooo:rsid="00cedee7"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26" style:family="text">
      <style:text-properties style:use-window-font-color="true" loext:opacity="0%" style:text-position="0% 100%" style:font-name="Bahnschrift Light1" fo:font-size="10pt" fo:language="zxx" fo:country="none" fo:font-style="normal" style:text-underline-style="none" fo:font-weight="bold" officeooo:rsid="00d1c869"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27" style:family="text">
      <style:text-properties style:use-window-font-color="true" loext:opacity="0%" style:text-position="0% 100%" style:font-name="Bahnschrift Light1" fo:font-size="10pt" fo:language="zxx" fo:country="none" fo:font-style="normal" style:text-underline-style="none" fo:font-weight="bold" officeooo:rsid="00d28bcb"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28" style:family="text">
      <style:text-properties style:use-window-font-color="true" loext:opacity="0%" style:text-position="0% 100%" style:font-name="Bahnschrift Light1" fo:font-size="10pt" fo:language="zxx" fo:country="none" fo:font-style="italic" style:text-underline-style="none" fo:font-weight="normal" officeooo:rsid="0059798b" style:font-size-asian="8.75pt" style:language-asian="zxx" style:country-asian="none" style:font-style-asian="italic" style:font-weight-asian="normal" style:font-size-complex="10pt" style:language-complex="zxx" style:country-complex="none" style:font-style-complex="italic" style:font-weight-complex="normal"/>
    </style:style>
    <style:style style:name="T129" style:family="text">
      <style:text-properties style:use-window-font-color="true" loext:opacity="0%" style:text-position="0% 100%" style:font-name="Bahnschrift Light1" fo:font-size="10pt" fo:language="zxx" fo:country="none" fo:font-style="italic" style:text-underline-style="none" fo:font-weight="normal"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30" style:family="text">
      <style:text-properties style:use-window-font-color="true" loext:opacity="0%" style:text-position="0% 100%" style:font-name="Bahnschrift Light1" fo:font-size="10pt" fo:language="zxx" fo:country="none" fo:font-style="italic" style:text-underline-style="none" fo:font-weight="normal" officeooo:rsid="0061bdeb"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31" style:family="text">
      <style:text-properties style:use-window-font-color="true" loext:opacity="0%" style:text-position="0% 100%" style:font-name="Bahnschrift Light1" fo:font-size="10pt" fo:language="zxx" fo:country="none" fo:font-style="italic" style:text-underline-style="none" fo:font-weight="normal" officeooo:rsid="0064dc25"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32" style:family="text">
      <style:text-properties style:use-window-font-color="true" loext:opacity="0%" style:text-position="0% 100%" style:font-name="Bahnschrift Light1" fo:font-size="10pt" fo:language="zxx" fo:country="none" fo:font-style="italic" style:text-underline-style="none" fo:font-weight="normal" officeooo:rsid="006040c8"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33" style:family="text">
      <style:text-properties style:use-window-font-color="true" loext:opacity="0%" style:text-position="0% 100%" style:font-name="Bahnschrift Light1" fo:font-size="10pt" fo:language="zxx" fo:country="none" fo:font-style="italic" style:text-underline-style="none" fo:font-weight="normal" officeooo:rsid="006a3200"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34" style:family="text">
      <style:text-properties style:use-window-font-color="true" loext:opacity="0%" style:text-position="0% 100%" style:font-name="Bahnschrift Light1" fo:font-size="10pt" fo:language="zxx" fo:country="none" fo:font-style="italic" style:text-underline-style="none" fo:font-weight="normal" officeooo:rsid="006a442d"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35" style:family="text">
      <style:text-properties style:use-window-font-color="true" loext:opacity="0%" style:text-position="0% 100%" style:font-name="Bahnschrift Light1" fo:font-size="10pt" fo:language="zxx" fo:country="none" fo:font-style="italic" style:text-underline-style="none" fo:font-weight="normal" officeooo:rsid="0059798b"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36" style:family="text">
      <style:text-properties style:use-window-font-color="true" loext:opacity="0%" style:text-position="0% 100%" style:font-name="Bahnschrift Light1" fo:font-size="10pt" fo:language="zxx" fo:country="none" fo:font-style="italic" style:text-underline-style="none" fo:font-weight="normal" officeooo:rsid="006d6460"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37" style:family="text">
      <style:text-properties style:use-window-font-color="true" loext:opacity="0%" style:text-position="0% 100%" style:font-name="Bahnschrift Light1" fo:font-size="10pt" fo:language="zxx" fo:country="none" fo:font-style="italic" style:text-underline-style="none" fo:font-weight="normal" officeooo:rsid="006c0b45"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38" style:family="text">
      <style:text-properties style:use-window-font-color="true" loext:opacity="0%" style:text-position="0% 100%" style:font-name="Bahnschrift Light1" fo:font-size="10pt" fo:language="zxx" fo:country="none" fo:font-style="italic" style:text-underline-style="none" fo:font-weight="normal" officeooo:rsid="006e42f9"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39" style:family="text">
      <style:text-properties style:use-window-font-color="true" loext:opacity="0%" style:text-position="0% 100%" style:font-name="Bahnschrift Light1" fo:font-size="10pt" fo:language="zxx" fo:country="none" fo:font-style="italic" style:text-underline-style="none" fo:font-weight="normal" officeooo:rsid="005f9d2d"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40" style:family="text">
      <style:text-properties style:use-window-font-color="true" loext:opacity="0%" style:text-position="0% 100%" style:font-name="Bahnschrift Light1" fo:font-size="10pt" fo:language="zxx" fo:country="none" fo:font-style="italic" style:text-underline-style="none" fo:font-weight="normal" officeooo:rsid="0070f6b6"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41" style:family="text">
      <style:text-properties style:use-window-font-color="true" loext:opacity="0%" style:text-position="0% 100%" style:font-name="Bahnschrift Light1" fo:font-size="10pt" fo:language="zxx" fo:country="none" fo:font-style="italic" style:text-underline-style="none" fo:font-weight="normal" officeooo:rsid="00721c15"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42" style:family="text">
      <style:text-properties style:use-window-font-color="true" loext:opacity="0%" style:text-position="0% 100%" style:font-name="Bahnschrift Light1" fo:font-size="10pt" fo:language="zxx" fo:country="none" fo:font-style="italic" style:text-underline-style="none" fo:font-weight="normal" officeooo:rsid="005eac6b"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43" style:family="text">
      <style:text-properties style:use-window-font-color="true" loext:opacity="0%" style:text-position="0% 100%" style:font-name="Bahnschrift Light1" fo:font-size="10pt" fo:language="zxx" fo:country="none" fo:font-style="italic" style:text-underline-style="none" fo:font-weight="normal" officeooo:rsid="0072dbaa"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44" style:family="text">
      <style:text-properties style:use-window-font-color="true" loext:opacity="0%" style:text-position="0% 100%" style:font-name="Bahnschrift Light1" fo:font-size="10pt" fo:language="zxx" fo:country="none" fo:font-style="italic" style:text-underline-style="none" fo:font-weight="normal" officeooo:rsid="0074982e"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45" style:family="text">
      <style:text-properties style:use-window-font-color="true" loext:opacity="0%" style:text-position="0% 100%" style:font-name="Bahnschrift Light1" fo:font-size="10pt" fo:language="zxx" fo:country="none" fo:font-style="italic" style:text-underline-style="none" fo:font-weight="normal" officeooo:rsid="0082fd17"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46" style:family="text">
      <style:text-properties style:use-window-font-color="true" loext:opacity="0%" style:text-position="0% 100%" style:font-name="Bahnschrift Light1" fo:font-size="10pt" fo:language="zxx" fo:country="none" fo:font-style="italic" style:text-underline-style="none" fo:font-weight="normal" officeooo:rsid="00841878"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47" style:family="text">
      <style:text-properties style:use-window-font-color="true" loext:opacity="0%" style:text-position="0% 100%" style:font-name="Bahnschrift Light1" fo:font-size="10pt" fo:language="zxx" fo:country="none" fo:font-style="italic" style:text-underline-style="none" fo:font-weight="normal" officeooo:rsid="00865ade"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48" style:family="text">
      <style:text-properties style:use-window-font-color="true" loext:opacity="0%" style:text-position="0% 100%" style:font-name="Bahnschrift Light1" fo:font-size="10pt" fo:language="zxx" fo:country="none" fo:font-style="italic" style:text-underline-style="none" fo:font-weight="normal" officeooo:rsid="0086a3f0"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49" style:family="text">
      <style:text-properties style:use-window-font-color="true" loext:opacity="0%" style:text-position="0% 100%" style:font-name="Bahnschrift Light1" fo:font-size="10pt" fo:language="zxx" fo:country="none" fo:font-style="italic" style:text-underline-style="none" fo:font-weight="normal" officeooo:rsid="008aec21"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50" style:family="text">
      <style:text-properties style:use-window-font-color="true" loext:opacity="0%" style:text-position="0% 100%" style:font-name="Bahnschrift Light1" fo:font-size="10pt" fo:language="zxx" fo:country="none" fo:font-style="italic" style:text-underline-style="none" fo:font-weight="normal" officeooo:rsid="008cb462"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51" style:family="text">
      <style:text-properties style:use-window-font-color="true" loext:opacity="0%" style:text-position="0% 100%" style:font-name="Bahnschrift Light1" fo:font-size="10pt" fo:language="zxx" fo:country="none" fo:font-style="italic" style:text-underline-style="none" fo:font-weight="normal" officeooo:rsid="00a70a46"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52" style:family="text">
      <style:text-properties style:use-window-font-color="true" loext:opacity="0%" style:text-position="0% 100%" style:font-name="Bahnschrift Light1" fo:font-size="10pt" fo:language="zxx" fo:country="none" fo:font-style="italic" style:text-underline-style="none" fo:font-weight="normal" officeooo:rsid="00a7cad9"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53" style:family="text">
      <style:text-properties style:use-window-font-color="true" loext:opacity="0%" style:text-position="0% 100%" style:font-name="Bahnschrift Light1" fo:font-size="10pt" fo:language="zxx" fo:country="none" fo:font-style="italic" style:text-underline-style="none" fo:font-weight="normal" officeooo:rsid="00a91d72"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54" style:family="text">
      <style:text-properties style:use-window-font-color="true" loext:opacity="0%" style:text-position="0% 100%" style:font-name="Bahnschrift Light1" fo:font-size="10pt" fo:language="zxx" fo:country="none" fo:font-style="italic" style:text-underline-style="none" fo:font-weight="normal" officeooo:rsid="00a9fb84"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55" style:family="text">
      <style:text-properties style:use-window-font-color="true" loext:opacity="0%" style:text-position="0% 100%" style:font-name="Bahnschrift Light1" fo:font-size="10pt" fo:language="zxx" fo:country="none" fo:font-style="italic" style:text-underline-style="none" fo:font-weight="normal" officeooo:rsid="00b9f90b"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56" style:family="text">
      <style:text-properties style:use-window-font-color="true" loext:opacity="0%" style:text-position="0% 100%" style:font-name="Bahnschrift Light1" fo:font-size="10pt" fo:language="zxx" fo:country="none" fo:font-style="italic" style:text-underline-style="none" fo:font-weight="normal" officeooo:rsid="00bee674"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57" style:family="text">
      <style:text-properties style:use-window-font-color="true" loext:opacity="0%" style:text-position="0% 100%" style:font-name="Bahnschrift Light1" fo:font-size="10pt" fo:language="zxx" fo:country="none" fo:font-style="italic" style:text-underline-style="none" fo:font-weight="normal" officeooo:rsid="00bf9de7"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58" style:family="text">
      <style:text-properties style:use-window-font-color="true" loext:opacity="0%" style:text-position="0% 100%" style:font-name="Bahnschrift Light1" fo:font-size="10pt" fo:language="zxx" fo:country="none" fo:font-style="italic" style:text-underline-style="none" fo:font-weight="normal" officeooo:rsid="00760ad2"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59" style:family="text">
      <style:text-properties style:use-window-font-color="true" loext:opacity="0%" style:text-position="0% 100%" style:font-name="Bahnschrift Light1" fo:font-size="10pt" fo:language="zxx" fo:country="none" fo:font-style="italic" style:text-underline-style="none" fo:font-weight="normal" officeooo:rsid="00c2f2d2"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60" style:family="text">
      <style:text-properties style:use-window-font-color="true" loext:opacity="0%" style:text-position="0% 100%" style:font-name="Bahnschrift Light1" fo:font-size="10pt" fo:language="zxx" fo:country="none" fo:font-style="italic" style:text-underline-style="none" fo:font-weight="normal" officeooo:rsid="00c95c84"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61" style:family="text">
      <style:text-properties style:use-window-font-color="true" loext:opacity="0%" style:text-position="0% 100%" style:font-name="Bahnschrift Light1" fo:font-size="10pt" fo:language="zxx" fo:country="none" fo:font-style="italic" style:text-underline-style="none" fo:font-weight="normal" officeooo:rsid="00cacfac"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62" style:family="text">
      <style:text-properties style:use-window-font-color="true" loext:opacity="0%" style:text-position="0% 100%" style:font-name="Bahnschrift Light1" fo:font-size="10pt" fo:language="zxx" fo:country="none" fo:font-style="italic" style:text-underline-style="none" fo:font-weight="normal" officeooo:rsid="00cc3299"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63" style:family="text">
      <style:text-properties style:use-window-font-color="true" loext:opacity="0%" style:text-position="0% 100%" style:font-name="Bahnschrift Light1" fo:font-size="10pt" fo:language="zxx" fo:country="none" fo:font-style="italic" style:text-underline-style="none" fo:font-weight="normal" officeooo:rsid="00ce0a0c"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64" style:family="text">
      <style:text-properties style:use-window-font-color="true" loext:opacity="0%" style:text-position="0% 100%" style:font-name="Bahnschrift Light1" fo:font-size="10pt" fo:language="zxx" fo:country="none" fo:font-style="italic" style:text-underline-style="none" fo:font-weight="normal" officeooo:rsid="00cedee7"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65" style:family="text">
      <style:text-properties style:use-window-font-color="true" loext:opacity="0%" style:text-position="0% 100%" style:font-name="Bahnschrift Light1" fo:font-size="10pt" fo:language="zxx" fo:country="none" fo:font-style="italic" style:text-underline-style="none" fo:font-weight="normal" officeooo:rsid="00d00de2"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66" style:family="text">
      <style:text-properties style:use-window-font-color="true" loext:opacity="0%" style:text-position="0% 100%" style:font-name="Bahnschrift Light1" fo:font-size="10pt" fo:language="zxx" fo:country="none" fo:font-style="italic" style:text-underline-style="none" fo:font-weight="normal" officeooo:rsid="00d1c869"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67" style:family="text">
      <style:text-properties style:use-window-font-color="true" loext:opacity="0%" style:text-position="0% 100%" style:font-name="Bahnschrift Light1" fo:font-size="10pt" fo:language="zxx" fo:country="none" fo:font-style="italic" style:text-underline-style="none" fo:font-weight="normal" officeooo:rsid="00d3132b"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68" style:family="text">
      <style:text-properties style:use-window-font-color="true" loext:opacity="0%" style:text-position="0% 100%" style:font-name="Bahnschrift Light1" fo:font-size="10pt" fo:language="zxx" fo:country="none" fo:font-style="italic" style:text-underline-style="none" fo:font-weight="bold" officeooo:rsid="00760ad2" style:font-size-asian="10pt" style:language-asian="zxx" style:country-asian="none" style:font-style-asian="italic" style:font-weight-asian="bold" style:font-size-complex="10pt" style:language-complex="zxx" style:country-complex="none" style:font-style-complex="italic" style:font-weight-complex="bold"/>
    </style:style>
    <style:style style:name="T169" style:family="text">
      <style:text-properties style:use-window-font-color="true" loext:opacity="0%" style:text-position="0% 100%" style:font-name="Bahnschrift Light1" fo:font-size="10pt" fo:font-style="italic" fo:font-weight="normal" style:font-size-asian="10pt" style:font-style-asian="italic" style:font-weight-asian="normal" style:font-size-complex="10pt" style:font-style-complex="italic" style:font-weight-complex="normal"/>
    </style:style>
    <style:style style:name="T170" style:family="text">
      <style:text-properties style:use-window-font-color="true" loext:opacity="0%" style:text-position="0% 100%" style:font-name="Bahnschrift Light1" fo:language="zxx" fo:country="none" fo:font-style="normal" style:text-underline-style="none" officeooo:rsid="00585b1e" style:language-asian="zxx" style:country-asian="none" style:font-style-asian="normal" style:language-complex="zxx" style:country-complex="none" style:font-style-complex="normal"/>
    </style:style>
    <style:style style:name="T171" style:family="text">
      <style:text-properties style:use-window-font-color="true" loext:opacity="0%" style:text-position="0% 100%" style:font-name="Bahnschrift Light1" fo:font-style="italic" style:font-size-asian="10pt" style:font-style-asian="italic" style:font-style-complex="italic"/>
    </style:style>
    <style:style style:name="T172" style:family="text">
      <style:text-properties style:use-window-font-color="true" loext:opacity="0%" style:text-position="0% 100%" fo:font-style="italic" style:font-style-asian="italic" style:font-style-complex="italic"/>
    </style:style>
    <style:style style:name="T173" style:family="text">
      <style:text-properties style:use-window-font-color="true" loext:opacity="0%" style:text-position="0% 100%" fo:font-style="italic" officeooo:rsid="005b891a" style:font-style-asian="italic" style:font-style-complex="italic"/>
    </style:style>
    <style:style style:name="T174" style:family="text">
      <style:text-properties style:use-window-font-color="true" loext:opacity="0%" style:text-position="0% 100%" fo:font-style="italic" officeooo:rsid="006e42f9" style:font-style-asian="italic" style:font-style-complex="italic"/>
    </style:style>
    <style:style style:name="T175" style:family="text">
      <style:text-properties style:use-window-font-color="true" loext:opacity="0%" style:text-position="0% 100%" fo:font-style="italic" officeooo:rsid="0072dbaa" style:font-style-asian="italic" style:font-style-complex="italic"/>
    </style:style>
    <style:style style:name="T176" style:family="text">
      <style:text-properties style:use-window-font-color="true" loext:opacity="0%" style:text-position="0% 100%" fo:font-style="italic" officeooo:rsid="007f5326" style:font-style-asian="italic" style:font-style-complex="italic"/>
    </style:style>
    <style:style style:name="T177" style:family="text">
      <style:text-properties style:use-window-font-color="true" loext:opacity="0%" style:text-position="0% 100%" fo:font-style="italic" officeooo:rsid="008cb462" style:font-style-asian="italic" style:font-style-complex="italic"/>
    </style:style>
    <style:style style:name="T178" style:family="text">
      <style:text-properties style:use-window-font-color="true" loext:opacity="0%" style:text-position="0% 100%" fo:font-style="italic" officeooo:rsid="008fb8bd" style:font-style-asian="italic" style:font-style-complex="italic"/>
    </style:style>
    <style:style style:name="T179" style:family="text">
      <style:text-properties style:use-window-font-color="true" loext:opacity="0%" style:text-position="0% 100%" fo:font-style="italic" officeooo:rsid="00955aae" style:font-style-asian="italic" style:font-style-complex="italic"/>
    </style:style>
    <style:style style:name="T180" style:family="text">
      <style:text-properties style:use-window-font-color="true" loext:opacity="0%" style:text-position="0% 100%" fo:font-style="italic" officeooo:rsid="00986ed2" style:font-style-asian="italic" style:font-style-complex="italic"/>
    </style:style>
    <style:style style:name="T181" style:family="text">
      <style:text-properties style:use-window-font-color="true" loext:opacity="0%" style:text-position="0% 100%" fo:font-style="italic" officeooo:rsid="009d7209" style:font-style-asian="italic" style:font-style-complex="italic"/>
    </style:style>
    <style:style style:name="T182" style:family="text">
      <style:text-properties style:use-window-font-color="true" loext:opacity="0%" style:text-position="0% 100%" fo:font-style="italic" officeooo:rsid="00a7cad9" style:font-style-asian="italic" style:font-style-complex="italic"/>
    </style:style>
    <style:style style:name="T183" style:family="text">
      <style:text-properties style:use-window-font-color="true" loext:opacity="0%" style:text-position="0% 100%" fo:font-style="italic" officeooo:rsid="00b66b3b" style:font-style-asian="italic" style:font-style-complex="italic"/>
    </style:style>
    <style:style style:name="T184" style:family="text">
      <style:text-properties style:use-window-font-color="true" loext:opacity="0%" style:text-position="0% 100%" fo:font-style="italic" officeooo:rsid="00c2f2d2" style:font-style-asian="italic" style:font-style-complex="italic"/>
    </style:style>
    <style:style style:name="T185" style:family="text">
      <style:text-properties style:use-window-font-color="true" loext:opacity="0%" style:text-position="0% 100%" fo:font-style="italic" officeooo:rsid="00c3e933" style:font-style-asian="italic" style:font-style-complex="italic"/>
    </style:style>
    <style:style style:name="T186" style:family="text">
      <style:text-properties style:use-window-font-color="true" loext:opacity="0%" style:text-position="0% 100%" fo:font-style="italic" officeooo:rsid="00d1c869" style:font-style-asian="italic" style:font-style-complex="italic"/>
    </style:style>
    <style:style style:name="T187" style:family="text">
      <style:text-properties style:use-window-font-color="true" loext:opacity="0%" style:text-position="0% 100%" fo:font-style="italic" fo:font-weight="bold" officeooo:rsid="006e42f9" style:font-size-asian="10pt" style:font-style-asian="italic" style:font-weight-asian="bold" style:font-style-complex="italic" style:font-weight-complex="bold"/>
    </style:style>
    <style:style style:name="T188" style:family="text">
      <style:text-properties style:use-window-font-color="true" loext:opacity="0%" style:text-position="0% 100%" fo:font-style="italic" fo:font-weight="bold" officeooo:rsid="00760ad2" style:font-size-asian="10pt" style:font-style-asian="italic" style:font-weight-asian="bold" style:font-style-complex="italic" style:font-weight-complex="bold"/>
    </style:style>
    <style:style style:name="T189" style:family="text">
      <style:text-properties style:use-window-font-color="true" loext:opacity="0%" style:text-position="0% 100%" fo:font-style="italic" fo:font-weight="bold" officeooo:rsid="007dd75d" style:font-size-asian="10pt" style:font-style-asian="italic" style:font-weight-asian="bold" style:font-style-complex="italic" style:font-weight-complex="bold"/>
    </style:style>
    <style:style style:name="T190" style:family="text">
      <style:text-properties style:use-window-font-color="true" loext:opacity="0%" style:text-position="0% 100%" fo:font-style="italic" fo:font-weight="bold" officeooo:rsid="007f5326" style:font-size-asian="10pt" style:font-style-asian="italic" style:font-weight-asian="bold" style:font-style-complex="italic" style:font-weight-complex="bold"/>
    </style:style>
    <style:style style:name="T191" style:family="text">
      <style:text-properties style:use-window-font-color="true" loext:opacity="0%" style:text-position="0% 100%" fo:font-style="italic" fo:font-weight="bold" officeooo:rsid="00b66b3b" style:font-size-asian="10pt" style:font-style-asian="italic" style:font-weight-asian="bold" style:font-style-complex="italic" style:font-weight-complex="bold"/>
    </style:style>
    <style:style style:name="T192" style:family="text">
      <style:text-properties style:use-window-font-color="true" loext:opacity="0%" style:text-position="0% 100%" fo:font-style="italic" fo:font-weight="bold" officeooo:rsid="00c2f2d2" style:font-size-asian="10pt" style:font-style-asian="italic" style:font-weight-asian="bold" style:font-style-complex="italic" style:font-weight-complex="bold"/>
    </style:style>
    <style:style style:name="T193" style:family="text">
      <style:text-properties style:use-window-font-color="true" loext:opacity="0%" style:text-position="0% 100%" fo:font-style="italic" fo:font-weight="bold" officeooo:rsid="00c83498" style:font-size-asian="10pt" style:font-style-asian="italic" style:font-weight-asian="bold" style:font-style-complex="italic" style:font-weight-complex="bold"/>
    </style:style>
    <style:style style:name="T194" style:family="text">
      <style:text-properties style:use-window-font-color="true" loext:opacity="0%" style:text-position="0% 100%" fo:font-style="italic" fo:font-weight="bold" officeooo:rsid="00d00de2" style:font-size-asian="10pt" style:font-style-asian="italic" style:font-weight-asian="bold" style:font-style-complex="italic" style:font-weight-complex="bold"/>
    </style:style>
    <style:style style:name="T195" style:family="text">
      <style:text-properties style:use-window-font-color="true" loext:opacity="0%" style:text-position="0% 100%" fo:font-style="italic" fo:font-weight="bold" officeooo:rsid="00d4f729" style:font-size-asian="10pt" style:font-style-asian="italic" style:font-weight-asian="bold" style:font-style-complex="italic" style:font-weight-complex="bold"/>
    </style:style>
    <style:style style:name="T196" style:family="text">
      <style:text-properties style:use-window-font-color="true" loext:opacity="0%" style:text-position="0% 100%" fo:font-style="italic" fo:font-weight="bold" officeooo:rsid="00d5bbb7" style:font-size-asian="10pt" style:font-style-asian="italic" style:font-weight-asian="bold" style:font-style-complex="italic" style:font-weight-complex="bold"/>
    </style:style>
    <style:style style:name="T197" style:family="text">
      <style:text-properties style:use-window-font-color="true" loext:opacity="0%" style:text-position="0% 100%" fo:font-style="italic" fo:font-weight="bold" officeooo:rsid="00d69128" style:font-size-asian="10pt" style:font-style-asian="italic" style:font-weight-asian="bold" style:font-style-complex="italic" style:font-weight-complex="bold"/>
    </style:style>
    <style:style style:name="T198" style:family="text">
      <style:text-properties style:use-window-font-color="true" loext:opacity="0%" style:text-position="0% 100%" fo:font-style="italic" fo:font-weight="bold" officeooo:rsid="00d6ca63" style:font-size-asian="10pt" style:font-style-asian="italic" style:font-weight-asian="bold" style:font-style-complex="italic" style:font-weight-complex="bold"/>
    </style:style>
    <style:style style:name="T199" style:family="text">
      <style:text-properties style:use-window-font-color="true" loext:opacity="0%" style:text-position="0% 100%" fo:font-style="italic" fo:font-weight="bold" officeooo:rsid="00d7b44c" style:font-size-asian="10pt" style:font-style-asian="italic" style:font-weight-asian="bold" style:font-style-complex="italic" style:font-weight-complex="bold"/>
    </style:style>
    <style:style style:name="T200" style:family="text">
      <style:text-properties style:use-window-font-color="true" loext:opacity="0%" style:text-position="0% 100%" fo:font-style="italic" fo:font-weight="bold" officeooo:rsid="00d83dbc" style:font-size-asian="10pt" style:font-style-asian="italic" style:font-weight-asian="bold" style:font-style-complex="italic" style:font-weight-complex="bold"/>
    </style:style>
    <style:style style:name="T201" style:family="text">
      <style:text-properties style:use-window-font-color="true" loext:opacity="0%" style:text-position="0% 100%" fo:font-style="italic" fo:font-weight="bold" officeooo:rsid="00d8e833" style:font-size-asian="10pt" style:font-style-asian="italic" style:font-weight-asian="bold" style:font-style-complex="italic" style:font-weight-complex="bold"/>
    </style:style>
    <style:style style:name="T202" style:family="text">
      <style:text-properties style:use-window-font-color="true" loext:opacity="0%" style:text-position="0% 100%" fo:font-style="italic" fo:font-weight="bold" officeooo:rsid="00da735a" style:font-size-asian="10pt" style:font-style-asian="italic" style:font-weight-asian="bold" style:font-style-complex="italic" style:font-weight-complex="bold"/>
    </style:style>
    <style:style style:name="T203" style:family="text">
      <style:text-properties style:use-window-font-color="true" loext:opacity="0%" style:text-position="0% 100%" fo:font-style="italic" fo:font-weight="bold" officeooo:rsid="00db8057" style:font-size-asian="10pt" style:font-style-asian="italic" style:font-weight-asian="bold" style:font-style-complex="italic" style:font-weight-complex="bold"/>
    </style:style>
    <style:style style:name="T204" style:family="text">
      <style:text-properties style:use-window-font-color="true" loext:opacity="0%" style:text-position="0% 100%" fo:font-style="italic" fo:font-weight="bold" officeooo:rsid="00dd7301" style:font-size-asian="10pt" style:font-style-asian="italic" style:font-weight-asian="bold" style:font-style-complex="italic" style:font-weight-complex="bold"/>
    </style:style>
    <style:style style:name="T205" style:family="text">
      <style:text-properties style:use-window-font-color="true" loext:opacity="0%" style:text-position="0% 100%" fo:font-style="italic" fo:font-weight="bold" officeooo:rsid="00ddccc8" style:font-size-asian="10pt" style:font-style-asian="italic" style:font-weight-asian="bold" style:font-style-complex="italic" style:font-weight-complex="bold"/>
    </style:style>
    <style:style style:name="T206" style:family="text">
      <style:text-properties style:use-window-font-color="true" loext:opacity="0%" style:text-position="0% 100%" fo:font-style="italic" fo:font-weight="bold" officeooo:rsid="00de3700" style:font-size-asian="10pt" style:font-style-asian="italic" style:font-weight-asian="bold" style:font-style-complex="italic" style:font-weight-complex="bold"/>
    </style:style>
    <style:style style:name="T207" style:family="text">
      <style:text-properties style:use-window-font-color="true" loext:opacity="0%" style:text-position="0% 100%" fo:font-style="italic" fo:font-weight="bold" officeooo:rsid="00e16e48" style:font-size-asian="10pt" style:font-style-asian="italic" style:font-weight-asian="bold" style:font-style-complex="italic" style:font-weight-complex="bold"/>
    </style:style>
    <style:style style:name="T208" style:family="text">
      <style:text-properties style:use-window-font-color="true" loext:opacity="0%" style:text-position="0% 100%" fo:font-style="italic" fo:font-weight="bold" officeooo:rsid="00e35f4a" style:font-size-asian="10pt" style:font-style-asian="italic" style:font-weight-asian="bold" style:font-style-complex="italic" style:font-weight-complex="bold"/>
    </style:style>
    <style:style style:name="T209" style:family="text">
      <style:text-properties style:use-window-font-color="true" loext:opacity="0%" style:text-position="0% 100%" fo:font-style="italic" fo:font-weight="bold" officeooo:rsid="00e4fb59" style:font-size-asian="10pt" style:font-style-asian="italic" style:font-weight-asian="bold" style:font-style-complex="italic" style:font-weight-complex="bold"/>
    </style:style>
    <style:style style:name="T210" style:family="text">
      <style:text-properties style:use-window-font-color="true" loext:opacity="0%" style:text-position="0% 100%" fo:font-style="italic" fo:font-weight="bold" officeooo:rsid="008d6708" style:font-style-asian="italic" style:font-weight-asian="bold" style:font-style-complex="italic" style:font-weight-complex="bold"/>
    </style:style>
    <style:style style:name="T211" style:family="text">
      <style:text-properties style:use-window-font-color="true" loext:opacity="0%" style:text-position="0% 100%" fo:font-style="italic" style:font-size-asian="10pt" style:font-style-asian="italic" style:font-style-complex="italic"/>
    </style:style>
    <style:style style:name="T212" style:family="text">
      <style:text-properties style:use-window-font-color="true" loext:opacity="0%" style:text-position="0% 100%" fo:font-style="italic" officeooo:rsid="006040c8" style:font-size-asian="10pt" style:font-style-asian="italic" style:font-style-complex="italic"/>
    </style:style>
    <style:style style:name="T213" style:family="text">
      <style:text-properties style:use-window-font-color="true" loext:opacity="0%" style:text-position="0% 100%" fo:font-style="italic" officeooo:rsid="005b891a" style:font-size-asian="10pt" style:font-style-asian="italic" style:font-style-complex="italic"/>
    </style:style>
    <style:style style:name="T214" style:family="text">
      <style:text-properties style:use-window-font-color="true" loext:opacity="0%" style:text-position="0% 100%" fo:font-style="italic" officeooo:rsid="005d7b95" style:font-size-asian="10pt" style:font-style-asian="italic" style:font-style-complex="italic"/>
    </style:style>
    <style:style style:name="T215" style:family="text">
      <style:text-properties style:use-window-font-color="true" loext:opacity="0%" style:text-position="0% 100%" fo:font-style="italic" officeooo:rsid="00603c1b" style:font-size-asian="10pt" style:font-style-asian="italic" style:font-style-complex="italic"/>
    </style:style>
    <style:style style:name="T216" style:family="text">
      <style:text-properties style:use-window-font-color="true" loext:opacity="0%" style:text-position="0% 100%" fo:font-style="italic" officeooo:rsid="0061bdeb" style:font-size-asian="10pt" style:font-style-asian="italic" style:font-style-complex="italic"/>
    </style:style>
    <style:style style:name="T217" style:family="text">
      <style:text-properties style:use-window-font-color="true" loext:opacity="0%" style:text-position="0% 100%" fo:font-style="italic" officeooo:rsid="00632df3" style:font-size-asian="10pt" style:font-style-asian="italic" style:font-style-complex="italic"/>
    </style:style>
    <style:style style:name="T218" style:family="text">
      <style:text-properties style:use-window-font-color="true" loext:opacity="0%" style:text-position="0% 100%" fo:font-style="italic" officeooo:rsid="0064dc25" style:font-size-asian="10pt" style:font-style-asian="italic" style:font-style-complex="italic"/>
    </style:style>
    <style:style style:name="T219" style:family="text">
      <style:text-properties style:use-window-font-color="true" loext:opacity="0%" style:text-position="0% 100%" fo:font-style="italic" officeooo:rsid="00673b4a" style:font-size-asian="10pt" style:font-style-asian="italic" style:font-style-complex="italic"/>
    </style:style>
    <style:style style:name="T220" style:family="text">
      <style:text-properties style:use-window-font-color="true" loext:opacity="0%" style:text-position="0% 100%" fo:font-style="italic" officeooo:rsid="00687977" style:font-size-asian="10pt" style:font-style-asian="italic" style:font-style-complex="italic"/>
    </style:style>
    <style:style style:name="T221" style:family="text">
      <style:text-properties style:use-window-font-color="true" loext:opacity="0%" style:text-position="0% 100%" fo:font-style="italic" officeooo:rsid="00693919" style:font-size-asian="10pt" style:font-style-asian="italic" style:font-style-complex="italic"/>
    </style:style>
    <style:style style:name="T222" style:family="text">
      <style:text-properties style:use-window-font-color="true" loext:opacity="0%" style:text-position="0% 100%" fo:font-style="italic" officeooo:rsid="006a3200" style:font-size-asian="10pt" style:font-style-asian="italic" style:font-style-complex="italic"/>
    </style:style>
    <style:style style:name="T223" style:family="text">
      <style:text-properties style:use-window-font-color="true" loext:opacity="0%" style:text-position="0% 100%" fo:font-style="italic" officeooo:rsid="006a442d" style:font-size-asian="10pt" style:font-style-asian="italic" style:font-style-complex="italic"/>
    </style:style>
    <style:style style:name="T224" style:family="text">
      <style:text-properties style:use-window-font-color="true" loext:opacity="0%" style:text-position="0% 100%" fo:font-style="italic" officeooo:rsid="006b6060" style:font-size-asian="10pt" style:font-style-asian="italic" style:font-style-complex="italic"/>
    </style:style>
    <style:style style:name="T225" style:family="text">
      <style:text-properties style:use-window-font-color="true" loext:opacity="0%" style:text-position="0% 100%" fo:font-style="italic" officeooo:rsid="006c0b45" style:font-size-asian="10pt" style:font-style-asian="italic" style:font-style-complex="italic"/>
    </style:style>
    <style:style style:name="T226" style:family="text">
      <style:text-properties style:use-window-font-color="true" loext:opacity="0%" style:text-position="0% 100%" fo:font-style="italic" officeooo:rsid="006d6460" style:font-size-asian="10pt" style:font-style-asian="italic" style:font-style-complex="italic"/>
    </style:style>
    <style:style style:name="T227" style:family="text">
      <style:text-properties style:use-window-font-color="true" loext:opacity="0%" style:text-position="0% 100%" fo:font-style="italic" officeooo:rsid="006e42f9" style:font-size-asian="10pt" style:font-style-asian="italic" style:font-style-complex="italic"/>
    </style:style>
    <style:style style:name="T228" style:family="text">
      <style:text-properties style:use-window-font-color="true" loext:opacity="0%" style:text-position="0% 100%" fo:font-style="italic" officeooo:rsid="006ffd70" style:font-size-asian="10pt" style:font-style-asian="italic" style:font-style-complex="italic"/>
    </style:style>
    <style:style style:name="T229" style:family="text">
      <style:text-properties style:use-window-font-color="true" loext:opacity="0%" style:text-position="0% 100%" fo:font-style="italic" officeooo:rsid="00721c15" style:font-size-asian="10pt" style:font-style-asian="italic" style:font-style-complex="italic"/>
    </style:style>
    <style:style style:name="T230" style:family="text">
      <style:text-properties style:use-window-font-color="true" loext:opacity="0%" style:text-position="0% 100%" fo:font-style="italic" officeooo:rsid="0072dbaa" style:font-size-asian="10pt" style:font-style-asian="italic" style:font-style-complex="italic"/>
    </style:style>
    <style:style style:name="T231" style:family="text">
      <style:text-properties style:use-window-font-color="true" loext:opacity="0%" style:text-position="0% 100%" fo:font-style="italic" officeooo:rsid="0074982e" style:font-size-asian="10pt" style:font-style-asian="italic" style:font-style-complex="italic"/>
    </style:style>
    <style:style style:name="T232" style:family="text">
      <style:text-properties style:use-window-font-color="true" loext:opacity="0%" style:text-position="0% 100%" fo:font-style="italic" officeooo:rsid="00760ad2" style:font-size-asian="10pt" style:font-style-asian="italic" style:font-style-complex="italic"/>
    </style:style>
    <style:style style:name="T233" style:family="text">
      <style:text-properties style:use-window-font-color="true" loext:opacity="0%" style:text-position="0% 100%" fo:font-style="italic" officeooo:rsid="008659fb" style:font-size-asian="10pt" style:font-style-asian="italic" style:font-style-complex="italic"/>
    </style:style>
    <style:style style:name="T234" style:family="text">
      <style:text-properties style:use-window-font-color="true" loext:opacity="0%" style:text-position="0% 100%" fo:font-style="italic" officeooo:rsid="00865ade" style:font-size-asian="10pt" style:font-style-asian="italic" style:font-style-complex="italic"/>
    </style:style>
    <style:style style:name="T235" style:family="text">
      <style:text-properties style:use-window-font-color="true" loext:opacity="0%" style:text-position="0% 100%" fo:font-style="italic" officeooo:rsid="0082fd17" style:font-size-asian="10pt" style:font-style-asian="italic" style:font-style-complex="italic"/>
    </style:style>
    <style:style style:name="T236" style:family="text">
      <style:text-properties style:use-window-font-color="true" loext:opacity="0%" style:text-position="0% 100%" fo:font-style="italic" officeooo:rsid="005f9d2d" style:font-size-asian="10pt" style:font-style-asian="italic" style:font-style-complex="italic"/>
    </style:style>
    <style:style style:name="T237" style:family="text">
      <style:text-properties style:use-window-font-color="true" loext:opacity="0%" style:text-position="0% 100%" fo:font-style="italic" officeooo:rsid="008127cf" style:font-size-asian="10pt" style:font-style-asian="italic" style:font-style-complex="italic"/>
    </style:style>
    <style:style style:name="T238" style:family="text">
      <style:text-properties style:use-window-font-color="true" loext:opacity="0%" style:text-position="0% 100%" fo:font-style="italic" officeooo:rsid="0085613d" style:font-size-asian="10pt" style:font-style-asian="italic" style:font-style-complex="italic"/>
    </style:style>
    <style:style style:name="T239" style:family="text">
      <style:text-properties style:use-window-font-color="true" loext:opacity="0%" style:text-position="0% 100%" fo:font-style="italic" officeooo:rsid="00879ec2" style:font-size-asian="10pt" style:font-style-asian="italic" style:font-style-complex="italic"/>
    </style:style>
    <style:style style:name="T240" style:family="text">
      <style:text-properties style:use-window-font-color="true" loext:opacity="0%" style:text-position="0% 100%" fo:font-style="italic" officeooo:rsid="008cb462" style:font-size-asian="10pt" style:font-style-asian="italic" style:font-style-complex="italic"/>
    </style:style>
    <style:style style:name="T241" style:family="text">
      <style:text-properties style:use-window-font-color="true" loext:opacity="0%" style:text-position="0% 100%" fo:font-style="italic" officeooo:rsid="008d6708" style:font-size-asian="10pt" style:font-style-asian="italic" style:font-style-complex="italic"/>
    </style:style>
    <style:style style:name="T242" style:family="text">
      <style:text-properties style:use-window-font-color="true" loext:opacity="0%" style:text-position="0% 100%" fo:font-style="italic" officeooo:rsid="008fb8bd" style:font-size-asian="10pt" style:font-style-asian="italic" style:font-style-complex="italic"/>
    </style:style>
    <style:style style:name="T243" style:family="text">
      <style:text-properties style:use-window-font-color="true" loext:opacity="0%" style:text-position="0% 100%" fo:font-style="italic" officeooo:rsid="0092af54" style:font-size-asian="10pt" style:font-style-asian="italic" style:font-style-complex="italic"/>
    </style:style>
    <style:style style:name="T244" style:family="text">
      <style:text-properties style:use-window-font-color="true" loext:opacity="0%" style:text-position="0% 100%" fo:font-style="italic" officeooo:rsid="00955aae" style:font-size-asian="10pt" style:font-style-asian="italic" style:font-style-complex="italic"/>
    </style:style>
    <style:style style:name="T245" style:family="text">
      <style:text-properties style:use-window-font-color="true" loext:opacity="0%" style:text-position="0% 100%" fo:font-style="italic" officeooo:rsid="00958fb7" style:font-size-asian="10pt" style:font-style-asian="italic" style:font-style-complex="italic"/>
    </style:style>
    <style:style style:name="T246" style:family="text">
      <style:text-properties style:use-window-font-color="true" loext:opacity="0%" style:text-position="0% 100%" fo:font-style="italic" officeooo:rsid="00959317" style:font-size-asian="10pt" style:font-style-asian="italic" style:font-style-complex="italic"/>
    </style:style>
    <style:style style:name="T247" style:family="text">
      <style:text-properties style:use-window-font-color="true" loext:opacity="0%" style:text-position="0% 100%" fo:font-style="italic" officeooo:rsid="009703b4" style:font-size-asian="10pt" style:font-style-asian="italic" style:font-style-complex="italic"/>
    </style:style>
    <style:style style:name="T248" style:family="text">
      <style:text-properties style:use-window-font-color="true" loext:opacity="0%" style:text-position="0% 100%" fo:font-style="italic" officeooo:rsid="00986ed2" style:font-size-asian="10pt" style:font-style-asian="italic" style:font-style-complex="italic"/>
    </style:style>
    <style:style style:name="T249" style:family="text">
      <style:text-properties style:use-window-font-color="true" loext:opacity="0%" style:text-position="0% 100%" fo:font-style="italic" officeooo:rsid="009edb31" style:font-size-asian="10pt" style:font-style-asian="italic" style:font-style-complex="italic"/>
    </style:style>
    <style:style style:name="T250" style:family="text">
      <style:text-properties style:use-window-font-color="true" loext:opacity="0%" style:text-position="0% 100%" fo:font-style="italic" officeooo:rsid="009f8e22" style:font-size-asian="10pt" style:font-style-asian="italic" style:font-style-complex="italic"/>
    </style:style>
    <style:style style:name="T251" style:family="text">
      <style:text-properties style:use-window-font-color="true" loext:opacity="0%" style:text-position="0% 100%" fo:font-style="italic" officeooo:rsid="00a2a9b4" style:font-size-asian="10pt" style:font-style-asian="italic" style:font-style-complex="italic"/>
    </style:style>
    <style:style style:name="T252" style:family="text">
      <style:text-properties style:use-window-font-color="true" loext:opacity="0%" style:text-position="0% 100%" fo:font-style="italic" officeooo:rsid="00a3b015" style:font-size-asian="10pt" style:font-style-asian="italic" style:font-style-complex="italic"/>
    </style:style>
    <style:style style:name="T253" style:family="text">
      <style:text-properties style:use-window-font-color="true" loext:opacity="0%" style:text-position="0% 100%" fo:font-style="italic" officeooo:rsid="00a616d6" style:font-size-asian="10pt" style:font-style-asian="italic" style:font-style-complex="italic"/>
    </style:style>
    <style:style style:name="T254" style:family="text">
      <style:text-properties style:use-window-font-color="true" loext:opacity="0%" style:text-position="0% 100%" fo:font-style="italic" officeooo:rsid="00a70a46" style:font-size-asian="10pt" style:font-style-asian="italic" style:font-style-complex="italic"/>
    </style:style>
    <style:style style:name="T255" style:family="text">
      <style:text-properties style:use-window-font-color="true" loext:opacity="0%" style:text-position="0% 100%" fo:font-style="italic" officeooo:rsid="00a7cad9" style:font-size-asian="10pt" style:font-style-asian="italic" style:font-style-complex="italic"/>
    </style:style>
    <style:style style:name="T256" style:family="text">
      <style:text-properties style:use-window-font-color="true" loext:opacity="0%" style:text-position="0% 100%" fo:font-style="italic" officeooo:rsid="00b15e1c" style:font-size-asian="10pt" style:font-style-asian="italic" style:font-style-complex="italic"/>
    </style:style>
    <style:style style:name="T257" style:family="text">
      <style:text-properties style:use-window-font-color="true" loext:opacity="0%" style:text-position="0% 100%" fo:font-style="italic" officeooo:rsid="00b481c1" style:font-size-asian="10pt" style:font-style-asian="italic" style:font-style-complex="italic"/>
    </style:style>
    <style:style style:name="T258" style:family="text">
      <style:text-properties style:use-window-font-color="true" loext:opacity="0%" style:text-position="0% 100%" fo:font-style="italic" officeooo:rsid="00b66b3b" style:font-size-asian="10pt" style:font-style-asian="italic" style:font-style-complex="italic"/>
    </style:style>
    <style:style style:name="T259" style:family="text">
      <style:text-properties style:use-window-font-color="true" loext:opacity="0%" style:text-position="0% 100%" fo:font-style="italic" officeooo:rsid="00bd745e" style:font-size-asian="10pt" style:font-style-asian="italic" style:font-style-complex="italic"/>
    </style:style>
    <style:style style:name="T260" style:family="text">
      <style:text-properties style:use-window-font-color="true" loext:opacity="0%" style:text-position="0% 100%" fo:font-style="italic" officeooo:rsid="00c0f558" style:font-size-asian="10pt" style:font-style-asian="italic" style:font-style-complex="italic"/>
    </style:style>
    <style:style style:name="T261" style:family="text">
      <style:text-properties style:use-window-font-color="true" loext:opacity="0%" style:text-position="0% 100%" fo:font-style="italic" officeooo:rsid="00c1d9f2" style:font-size-asian="10pt" style:font-style-asian="italic" style:font-style-complex="italic"/>
    </style:style>
    <style:style style:name="T262" style:family="text">
      <style:text-properties style:use-window-font-color="true" loext:opacity="0%" style:text-position="0% 100%" fo:font-style="italic" officeooo:rsid="00c28389" style:font-size-asian="10pt" style:font-style-asian="italic" style:font-style-complex="italic"/>
    </style:style>
    <style:style style:name="T263" style:family="text">
      <style:text-properties style:use-window-font-color="true" loext:opacity="0%" style:text-position="0% 100%" fo:font-style="italic" officeooo:rsid="00c2f2d2" style:font-size-asian="10pt" style:font-style-asian="italic" style:font-style-complex="italic"/>
    </style:style>
    <style:style style:name="T264" style:family="text">
      <style:text-properties style:use-window-font-color="true" loext:opacity="0%" style:text-position="0% 100%" fo:font-style="italic" officeooo:rsid="00c3e933" style:font-size-asian="10pt" style:font-style-asian="italic" style:font-style-complex="italic"/>
    </style:style>
    <style:style style:name="T265" style:family="text">
      <style:text-properties style:use-window-font-color="true" loext:opacity="0%" style:text-position="0% 100%" fo:font-style="italic" officeooo:rsid="00c83498" style:font-size-asian="10pt" style:font-style-asian="italic" style:font-style-complex="italic"/>
    </style:style>
    <style:style style:name="T266" style:family="text">
      <style:text-properties style:use-window-font-color="true" loext:opacity="0%" style:text-position="0% 100%" fo:font-style="italic" officeooo:rsid="00c95c84" style:font-size-asian="10pt" style:font-style-asian="italic" style:font-style-complex="italic"/>
    </style:style>
    <style:style style:name="T267" style:family="text">
      <style:text-properties style:use-window-font-color="true" loext:opacity="0%" style:text-position="0% 100%" fo:font-style="italic" officeooo:rsid="00cacfac" style:font-size-asian="10pt" style:font-style-asian="italic" style:font-style-complex="italic"/>
    </style:style>
    <style:style style:name="T268" style:family="text">
      <style:text-properties style:use-window-font-color="true" loext:opacity="0%" style:text-position="0% 100%" fo:font-style="italic" officeooo:rsid="00cc3299" style:font-size-asian="10pt" style:font-style-asian="italic" style:font-style-complex="italic"/>
    </style:style>
    <style:style style:name="T269" style:family="text">
      <style:text-properties style:use-window-font-color="true" loext:opacity="0%" style:text-position="0% 100%" fo:font-style="italic" officeooo:rsid="00ce0a0c" style:font-size-asian="10pt" style:font-style-asian="italic" style:font-style-complex="italic"/>
    </style:style>
    <style:style style:name="T270" style:family="text">
      <style:text-properties style:use-window-font-color="true" loext:opacity="0%" style:text-position="0% 100%" fo:font-style="italic" officeooo:rsid="00cedee7" style:font-size-asian="10pt" style:font-style-asian="italic" style:font-style-complex="italic"/>
    </style:style>
    <style:style style:name="T271" style:family="text">
      <style:text-properties style:use-window-font-color="true" loext:opacity="0%" style:text-position="0% 100%" fo:font-style="italic" officeooo:rsid="00d00de2" style:font-size-asian="10pt" style:font-style-asian="italic" style:font-style-complex="italic"/>
    </style:style>
    <style:style style:name="T272" style:family="text">
      <style:text-properties style:use-window-font-color="true" loext:opacity="0%" style:text-position="0% 100%" fo:font-style="italic" officeooo:rsid="00d3132b" style:font-size-asian="10pt" style:font-style-asian="italic" style:font-style-complex="italic"/>
    </style:style>
    <style:style style:name="T273" style:family="text">
      <style:text-properties style:use-window-font-color="true" loext:opacity="0%" style:text-position="0% 100%" fo:font-style="italic" officeooo:rsid="00d4f729" style:font-size-asian="10pt" style:font-style-asian="italic" style:font-style-complex="italic"/>
    </style:style>
    <style:style style:name="T274" style:family="text">
      <style:text-properties style:use-window-font-color="true" loext:opacity="0%" style:text-position="0% 100%" fo:font-style="italic" officeooo:rsid="00d5bbb7" style:font-size-asian="10pt" style:font-style-asian="italic" style:font-style-complex="italic"/>
    </style:style>
    <style:style style:name="T275" style:family="text">
      <style:text-properties style:use-window-font-color="true" loext:opacity="0%" style:text-position="0% 100%" fo:font-style="italic" officeooo:rsid="00d6ca63" style:font-size-asian="10pt" style:font-style-asian="italic" style:font-style-complex="italic"/>
    </style:style>
    <style:style style:name="T276" style:family="text">
      <style:text-properties style:use-window-font-color="true" loext:opacity="0%" style:text-position="0% 100%" fo:font-style="italic" officeooo:rsid="00d7b44c" style:font-size-asian="10pt" style:font-style-asian="italic" style:font-style-complex="italic"/>
    </style:style>
    <style:style style:name="T277" style:family="text">
      <style:text-properties style:use-window-font-color="true" loext:opacity="0%" style:text-position="0% 100%" fo:font-style="italic" officeooo:rsid="00d83dbc" style:font-size-asian="10pt" style:font-style-asian="italic" style:font-style-complex="italic"/>
    </style:style>
    <style:style style:name="T278" style:family="text">
      <style:text-properties style:use-window-font-color="true" loext:opacity="0%" style:text-position="0% 100%" fo:font-style="italic" officeooo:rsid="00da735a" style:font-size-asian="10pt" style:font-style-asian="italic" style:font-style-complex="italic"/>
    </style:style>
    <style:style style:name="T279" style:family="text">
      <style:text-properties style:use-window-font-color="true" loext:opacity="0%" style:text-position="0% 100%" fo:font-style="italic" officeooo:rsid="00db8057" style:font-size-asian="10pt" style:font-style-asian="italic" style:font-style-complex="italic"/>
    </style:style>
    <style:style style:name="T280" style:family="text">
      <style:text-properties style:use-window-font-color="true" loext:opacity="0%" style:text-position="0% 100%" fo:font-style="italic" officeooo:rsid="00dd7301" style:font-size-asian="10pt" style:font-style-asian="italic" style:font-style-complex="italic"/>
    </style:style>
    <style:style style:name="T281" style:family="text">
      <style:text-properties style:use-window-font-color="true" loext:opacity="0%" style:text-position="0% 100%" fo:font-style="italic" officeooo:rsid="00ddccc8" style:font-size-asian="10pt" style:font-style-asian="italic" style:font-style-complex="italic"/>
    </style:style>
    <style:style style:name="T282" style:family="text">
      <style:text-properties style:use-window-font-color="true" loext:opacity="0%" style:text-position="0% 100%" fo:font-style="italic" officeooo:rsid="00de3700" style:font-size-asian="10pt" style:font-style-asian="italic" style:font-style-complex="italic"/>
    </style:style>
    <style:style style:name="T283" style:family="text">
      <style:text-properties style:use-window-font-color="true" loext:opacity="0%" style:text-position="0% 100%" fo:font-style="italic" officeooo:rsid="00e16e48" style:font-size-asian="10pt" style:font-style-asian="italic" style:font-style-complex="italic"/>
    </style:style>
    <style:style style:name="T284" style:family="text">
      <style:text-properties style:use-window-font-color="true" loext:opacity="0%" style:text-position="0% 100%" fo:font-style="italic" officeooo:rsid="00e35f4a" style:font-size-asian="10pt" style:font-style-asian="italic" style:font-style-complex="italic"/>
    </style:style>
    <style:style style:name="T285" style:family="text">
      <style:text-properties style:use-window-font-color="true" loext:opacity="0%" style:text-position="0% 100%" fo:font-style="italic" officeooo:rsid="00e4fb59" style:font-size-asian="10pt" style:font-style-asian="italic" style:font-style-complex="italic"/>
    </style:style>
    <style:style style:name="T286" style:family="text">
      <style:text-properties style:use-window-font-color="true" loext:opacity="0%" style:text-position="0% 100%" fo:font-style="italic" fo:font-weight="normal" style:font-size-asian="10pt" style:font-style-asian="italic" style:font-weight-asian="normal" style:font-style-complex="italic" style:font-weight-complex="normal"/>
    </style:style>
    <style:style style:name="T287" style:family="text">
      <style:text-properties style:use-window-font-color="true" loext:opacity="0%" style:text-position="0% 100%" fo:font-style="italic" style:text-underline-style="solid" style:text-underline-width="auto" style:text-underline-color="font-color" fo:font-weight="bold" officeooo:rsid="00e4fb59" style:font-size-asian="10pt" style:font-style-asian="italic" style:font-weight-asian="bold" style:font-style-complex="italic" style:font-weight-complex="bold"/>
    </style:style>
    <style:style style:name="T288" style:family="text">
      <style:text-properties style:use-window-font-color="true" loext:opacity="0%" style:text-position="0% 100%" fo:font-style="italic" style:text-underline-style="solid" style:text-underline-width="auto" style:text-underline-color="font-color" fo:font-weight="bold" officeooo:rsid="00e35f4a" style:font-size-asian="10pt" style:font-style-asian="italic" style:font-weight-asian="bold" style:font-style-complex="italic" style:font-weight-complex="bold"/>
    </style:style>
    <style:style style:name="T289" style:family="text">
      <style:text-properties style:use-window-font-color="true" loext:opacity="0%" style:text-position="0% 100%" officeooo:rsid="005b891a"/>
    </style:style>
    <style:style style:name="T290" style:family="text">
      <style:text-properties style:use-window-font-color="true" loext:opacity="0%" style:text-position="0% 100%" fo:font-weight="bold" officeooo:rsid="005b891a" style:font-weight-asian="bold" style:font-weight-complex="bold"/>
    </style:style>
    <style:style style:name="T291" style:family="text">
      <style:text-properties style:use-window-font-color="true" loext:opacity="0%" style:text-position="0% 100%" fo:font-weight="bold" officeooo:rsid="0072dbaa" style:font-weight-asian="bold" style:font-weight-complex="bold"/>
    </style:style>
    <style:style style:name="T292" style:family="text">
      <style:text-properties style:use-window-font-color="true" loext:opacity="0%" style:text-position="0% 100%" fo:font-weight="bold" officeooo:rsid="0074982e" style:font-weight-asian="bold" style:font-weight-complex="bold"/>
    </style:style>
    <style:style style:name="T293" style:family="text">
      <style:text-properties style:use-window-font-color="true" loext:opacity="0%" style:text-position="0% 100%" fo:font-weight="bold" officeooo:rsid="008cb462" style:font-weight-asian="bold" style:font-weight-complex="bold"/>
    </style:style>
    <style:style style:name="T294" style:family="text">
      <style:text-properties style:use-window-font-color="true" loext:opacity="0%" style:text-position="0% 100%" fo:font-weight="bold" officeooo:rsid="008d6708" style:font-weight-asian="bold" style:font-weight-complex="bold"/>
    </style:style>
    <style:style style:name="T295" style:family="text">
      <style:text-properties style:use-window-font-color="true" loext:opacity="0%" style:text-position="0% 100%" fo:font-weight="bold" officeooo:rsid="00955aae" style:font-weight-asian="bold" style:font-weight-complex="bold"/>
    </style:style>
    <style:style style:name="T296" style:family="text">
      <style:text-properties style:use-window-font-color="true" loext:opacity="0%" style:text-position="0% 100%" fo:font-weight="bold" officeooo:rsid="009703b4" style:font-weight-asian="bold" style:font-weight-complex="bold"/>
    </style:style>
    <style:style style:name="T297" style:family="text">
      <style:text-properties style:use-window-font-color="true" loext:opacity="0%" style:text-position="0% 100%" fo:font-weight="bold" style:font-size-asian="10pt" style:font-weight-asian="bold" style:font-weight-complex="bold"/>
    </style:style>
    <style:style style:name="T298" style:family="text">
      <style:text-properties style:use-window-font-color="true" loext:opacity="0%" style:text-position="0% 100%" fo:font-weight="bold" officeooo:rsid="0061bdeb" style:font-size-asian="10pt" style:font-weight-asian="bold" style:font-weight-complex="bold"/>
    </style:style>
    <style:style style:name="T299" style:family="text">
      <style:text-properties style:use-window-font-color="true" loext:opacity="0%" style:text-position="0% 100%" fo:font-weight="bold" officeooo:rsid="00693919" style:font-size-asian="10pt" style:font-weight-asian="bold" style:font-weight-complex="bold"/>
    </style:style>
    <style:style style:name="T300" style:family="text">
      <style:text-properties style:use-window-font-color="true" loext:opacity="0%" style:text-position="0% 100%" fo:font-weight="bold" officeooo:rsid="006a442d" style:font-size-asian="10pt" style:font-weight-asian="bold" style:font-weight-complex="bold"/>
    </style:style>
    <style:style style:name="T301" style:family="text">
      <style:text-properties style:use-window-font-color="true" loext:opacity="0%" style:text-position="0% 100%" fo:font-weight="bold" officeooo:rsid="006d6460" style:font-size-asian="10pt" style:font-weight-asian="bold" style:font-weight-complex="bold"/>
    </style:style>
    <style:style style:name="T302" style:family="text">
      <style:text-properties style:use-window-font-color="true" loext:opacity="0%" style:text-position="0% 100%" fo:font-weight="bold" officeooo:rsid="006e42f9" style:font-size-asian="10pt" style:font-weight-asian="bold" style:font-weight-complex="bold"/>
    </style:style>
    <style:style style:name="T303" style:family="text">
      <style:text-properties style:use-window-font-color="true" loext:opacity="0%" style:text-position="0% 100%" fo:font-weight="bold" officeooo:rsid="0072dbaa" style:font-size-asian="10pt" style:font-weight-asian="bold" style:font-weight-complex="bold"/>
    </style:style>
    <style:style style:name="T304" style:family="text">
      <style:text-properties style:use-window-font-color="true" loext:opacity="0%" style:text-position="0% 100%" fo:font-weight="bold" officeooo:rsid="007dd75d" style:font-size-asian="10pt" style:font-weight-asian="bold" style:font-weight-complex="bold"/>
    </style:style>
    <style:style style:name="T305" style:family="text">
      <style:text-properties style:use-window-font-color="true" loext:opacity="0%" style:text-position="0% 100%" fo:font-weight="bold" officeooo:rsid="008fb8bd" style:font-size-asian="10pt" style:font-weight-asian="bold" style:font-weight-complex="bold"/>
    </style:style>
    <style:style style:name="T306" style:family="text">
      <style:text-properties style:use-window-font-color="true" loext:opacity="0%" style:text-position="0% 100%" fo:font-weight="bold" officeooo:rsid="00b481c1" style:font-size-asian="10pt" style:font-weight-asian="bold" style:font-weight-complex="bold"/>
    </style:style>
    <style:style style:name="T307" style:family="text">
      <style:text-properties style:use-window-font-color="true" loext:opacity="0%" style:text-position="0% 100%" fo:font-weight="bold" officeooo:rsid="00b66b3b" style:font-size-asian="10pt" style:font-weight-asian="bold" style:font-weight-complex="bold"/>
    </style:style>
    <style:style style:name="T308" style:family="text">
      <style:text-properties style:use-window-font-color="true" loext:opacity="0%" style:text-position="0% 100%" fo:font-weight="bold" officeooo:rsid="00bbc604" style:font-size-asian="10pt" style:font-weight-asian="bold" style:font-weight-complex="bold"/>
    </style:style>
    <style:style style:name="T309" style:family="text">
      <style:text-properties style:use-window-font-color="true" loext:opacity="0%" style:text-position="0% 100%" fo:font-weight="bold" officeooo:rsid="00c2f2d2" style:font-size-asian="10pt" style:font-weight-asian="bold" style:font-weight-complex="bold"/>
    </style:style>
    <style:style style:name="T310" style:family="text">
      <style:text-properties style:use-window-font-color="true" loext:opacity="0%" style:text-position="0% 100%" fo:font-weight="bold" officeooo:rsid="00c3e933" style:font-size-asian="10pt" style:font-weight-asian="bold" style:font-weight-complex="bold"/>
    </style:style>
    <style:style style:name="T311" style:family="text">
      <style:text-properties style:use-window-font-color="true" loext:opacity="0%" style:text-position="0% 100%" fo:font-weight="bold" officeooo:rsid="00ce0a0c" style:font-size-asian="10pt" style:font-weight-asian="bold" style:font-weight-complex="bold"/>
    </style:style>
    <style:style style:name="T312" style:family="text">
      <style:text-properties style:use-window-font-color="true" loext:opacity="0%" style:text-position="0% 100%" fo:font-weight="bold" officeooo:rsid="00e35f4a" style:font-size-asian="10pt" style:font-weight-asian="bold" style:font-weight-complex="bold"/>
    </style:style>
    <style:style style:name="T313" style:family="text">
      <style:text-properties style:use-window-font-color="true" loext:opacity="0%" style:text-position="0% 100%" fo:font-weight="bold" officeooo:rsid="00e4fb59" style:font-size-asian="10pt" style:font-weight-asian="bold" style:font-weight-complex="bold"/>
    </style:style>
    <style:style style:name="T314" style:family="text">
      <style:text-properties style:use-window-font-color="true" loext:opacity="0%" style:text-position="0% 100%" officeooo:rsid="005eac6b"/>
    </style:style>
    <style:style style:name="T315" style:family="text">
      <style:text-properties style:use-window-font-color="true" loext:opacity="0%" style:text-position="0% 100%" officeooo:rsid="005f9d2d"/>
    </style:style>
    <style:style style:name="T316" style:family="text">
      <style:text-properties style:use-window-font-color="true" loext:opacity="0%" style:text-position="0% 100%" officeooo:rsid="006040c8"/>
    </style:style>
    <style:style style:name="T317" style:family="text">
      <style:text-properties style:use-window-font-color="true" loext:opacity="0%" style:text-position="0% 100%" style:font-size-asian="10pt"/>
    </style:style>
    <style:style style:name="T318" style:family="text">
      <style:text-properties style:use-window-font-color="true" loext:opacity="0%" style:text-position="0% 100%" officeooo:rsid="006a442d" style:font-size-asian="10pt"/>
    </style:style>
    <style:style style:name="T319" style:family="text">
      <style:text-properties style:use-window-font-color="true" loext:opacity="0%" style:text-position="0% 100%" officeooo:rsid="006b6060" style:font-size-asian="10pt"/>
    </style:style>
    <style:style style:name="T320" style:family="text">
      <style:text-properties style:use-window-font-color="true" loext:opacity="0%" style:text-position="0% 100%" officeooo:rsid="00865ade" style:font-size-asian="10pt"/>
    </style:style>
    <style:style style:name="T321" style:family="text">
      <style:text-properties style:use-window-font-color="true" loext:opacity="0%" style:text-position="0% 100%" officeooo:rsid="008d6708" style:font-size-asian="10pt"/>
    </style:style>
    <style:style style:name="T322" style:family="text">
      <style:text-properties style:use-window-font-color="true" loext:opacity="0%" style:text-position="0% 100%" officeooo:rsid="0092af54" style:font-size-asian="10pt"/>
    </style:style>
    <style:style style:name="T323" style:family="text">
      <style:text-properties style:use-window-font-color="true" loext:opacity="0%" style:text-position="0% 100%" officeooo:rsid="00959317" style:font-size-asian="10pt"/>
    </style:style>
    <style:style style:name="T324" style:family="text">
      <style:text-properties style:use-window-font-color="true" loext:opacity="0%" style:text-position="0% 100%" officeooo:rsid="00a3b015" style:font-size-asian="10pt"/>
    </style:style>
    <style:style style:name="T325" style:family="text">
      <style:text-properties style:use-window-font-color="true" loext:opacity="0%" style:text-position="0% 100%" officeooo:rsid="00a4d35e" style:font-size-asian="10pt"/>
    </style:style>
    <style:style style:name="T326" style:family="text">
      <style:text-properties style:use-window-font-color="true" loext:opacity="0%" style:text-position="0% 100%" officeooo:rsid="00a616d6" style:font-size-asian="10pt"/>
    </style:style>
    <style:style style:name="T327" style:family="text">
      <style:text-properties style:use-window-font-color="true" loext:opacity="0%" style:text-position="0% 100%" officeooo:rsid="00a61f46" style:font-size-asian="10pt"/>
    </style:style>
    <style:style style:name="T328" style:family="text">
      <style:text-properties style:use-window-font-color="true" loext:opacity="0%" style:text-position="0% 100%" officeooo:rsid="00a70a46" style:font-size-asian="10pt"/>
    </style:style>
    <style:style style:name="T329" style:family="text">
      <style:text-properties style:use-window-font-color="true" loext:opacity="0%" style:text-position="0% 100%" officeooo:rsid="00b15e1c" style:font-size-asian="10pt"/>
    </style:style>
    <style:style style:name="T330" style:family="text">
      <style:text-properties style:use-window-font-color="true" loext:opacity="0%" style:text-position="0% 100%" officeooo:rsid="00b481c1" style:font-size-asian="10pt"/>
    </style:style>
    <style:style style:name="T331" style:family="text">
      <style:text-properties style:use-window-font-color="true" loext:opacity="0%" style:text-position="0% 100%" officeooo:rsid="00b631bb" style:font-size-asian="10pt"/>
    </style:style>
    <style:style style:name="T332" style:family="text">
      <style:text-properties style:use-window-font-color="true" loext:opacity="0%" style:text-position="0% 100%" officeooo:rsid="00b66b3b" style:font-size-asian="10pt"/>
    </style:style>
    <style:style style:name="T333" style:family="text">
      <style:text-properties style:use-window-font-color="true" loext:opacity="0%" style:text-position="0% 100%" officeooo:rsid="00bbc604" style:font-size-asian="10pt"/>
    </style:style>
    <style:style style:name="T334" style:family="text">
      <style:text-properties style:use-window-font-color="true" loext:opacity="0%" style:text-position="0% 100%" officeooo:rsid="00760ad2" style:font-size-asian="10pt"/>
    </style:style>
    <style:style style:name="T335" style:family="text">
      <style:text-properties style:use-window-font-color="true" loext:opacity="0%" style:text-position="0% 100%" officeooo:rsid="00c3e933" style:font-size-asian="10pt"/>
    </style:style>
    <style:style style:name="T336" style:family="text">
      <style:text-properties style:use-window-font-color="true" loext:opacity="0%" style:text-position="0% 100%" officeooo:rsid="00d00de2" style:font-size-asian="10pt"/>
    </style:style>
    <style:style style:name="T337" style:family="text">
      <style:text-properties style:use-window-font-color="true" loext:opacity="0%" style:text-position="0% 100%" officeooo:rsid="00d4f729" style:font-size-asian="10pt"/>
    </style:style>
    <style:style style:name="T338" style:family="text">
      <style:text-properties style:use-window-font-color="true" loext:opacity="0%" style:text-position="0% 100%" officeooo:rsid="00d69128" style:font-size-asian="10pt"/>
    </style:style>
    <style:style style:name="T339" style:family="text">
      <style:text-properties style:use-window-font-color="true" loext:opacity="0%" style:text-position="0% 100%" officeooo:rsid="00d5bbb7" style:font-size-asian="10pt"/>
    </style:style>
    <style:style style:name="T340" style:family="text">
      <style:text-properties style:use-window-font-color="true" loext:opacity="0%" style:text-position="0% 100%" officeooo:rsid="00d6ca63" style:font-size-asian="10pt"/>
    </style:style>
    <style:style style:name="T341" style:family="text">
      <style:text-properties style:use-window-font-color="true" loext:opacity="0%" style:text-position="0% 100%" officeooo:rsid="00d7b44c" style:font-size-asian="10pt"/>
    </style:style>
    <style:style style:name="T342" style:family="text">
      <style:text-properties style:use-window-font-color="true" loext:opacity="0%" style:text-position="0% 100%" officeooo:rsid="00d83dbc" style:font-size-asian="10pt"/>
    </style:style>
    <style:style style:name="T343" style:family="text">
      <style:text-properties style:use-window-font-color="true" loext:opacity="0%" style:text-position="0% 100%" officeooo:rsid="00da735a" style:font-size-asian="10pt"/>
    </style:style>
    <style:style style:name="T344" style:family="text">
      <style:text-properties style:use-window-font-color="true" loext:opacity="0%" style:text-position="0% 100%" officeooo:rsid="00db8057" style:font-size-asian="10pt"/>
    </style:style>
    <style:style style:name="T345" style:family="text">
      <style:text-properties style:use-window-font-color="true" loext:opacity="0%" style:text-position="0% 100%" officeooo:rsid="00dd7301" style:font-size-asian="10pt"/>
    </style:style>
    <style:style style:name="T346" style:family="text">
      <style:text-properties style:use-window-font-color="true" loext:opacity="0%" style:text-position="0% 100%" officeooo:rsid="00de3700" style:font-size-asian="10pt"/>
    </style:style>
    <style:style style:name="T347" style:family="text">
      <style:text-properties style:use-window-font-color="true" loext:opacity="0%" style:text-position="0% 100%" officeooo:rsid="00e00ee9" style:font-size-asian="10pt"/>
    </style:style>
    <style:style style:name="T348" style:family="text">
      <style:text-properties style:use-window-font-color="true" loext:opacity="0%" style:text-position="0% 100%" officeooo:rsid="00e16e48" style:font-size-asian="10pt"/>
    </style:style>
    <style:style style:name="T349" style:family="text">
      <style:text-properties style:use-window-font-color="true" loext:opacity="0%" style:text-position="0% 100%" officeooo:rsid="00e35f4a" style:font-size-asian="10pt"/>
    </style:style>
    <style:style style:name="T350" style:family="text">
      <style:text-properties style:use-window-font-color="true" loext:opacity="0%" style:text-position="0% 100%" officeooo:rsid="00e4fb59" style:font-size-asian="10pt"/>
    </style:style>
    <style:style style:name="T351" style:family="text">
      <style:text-properties style:use-window-font-color="true" loext:opacity="0%" style:text-position="0% 100%" officeooo:rsid="00632df3"/>
    </style:style>
    <style:style style:name="T352" style:family="text">
      <style:text-properties style:use-window-font-color="true" loext:opacity="0%" style:text-position="0% 100%" officeooo:rsid="0064dc25"/>
    </style:style>
    <style:style style:name="T353" style:family="text">
      <style:text-properties style:use-window-font-color="true" loext:opacity="0%" style:text-position="0% 100%" officeooo:rsid="006667a5"/>
    </style:style>
    <style:style style:name="T354" style:family="text">
      <style:text-properties style:use-window-font-color="true" loext:opacity="0%" style:text-position="0% 100%" officeooo:rsid="00687977"/>
    </style:style>
    <style:style style:name="T355" style:family="text">
      <style:text-properties style:use-window-font-color="true" loext:opacity="0%" style:text-position="0% 100%" officeooo:rsid="0068f0f0"/>
    </style:style>
    <style:style style:name="T356" style:family="text">
      <style:text-properties style:use-window-font-color="true" loext:opacity="0%" style:text-position="0% 100%" officeooo:rsid="00693919"/>
    </style:style>
    <style:style style:name="T357" style:family="text">
      <style:text-properties style:use-window-font-color="true" loext:opacity="0%" style:text-position="0% 100%" officeooo:rsid="006a3200"/>
    </style:style>
    <style:style style:name="T358" style:family="text">
      <style:text-properties style:use-window-font-color="true" loext:opacity="0%" style:text-position="0% 100%" officeooo:rsid="006a442d"/>
    </style:style>
    <style:style style:name="T359" style:family="text">
      <style:text-properties style:use-window-font-color="true" loext:opacity="0%" style:text-position="0% 100%" officeooo:rsid="006c0b45"/>
    </style:style>
    <style:style style:name="T360" style:family="text">
      <style:text-properties style:use-window-font-color="true" loext:opacity="0%" style:text-position="0% 100%" officeooo:rsid="006d6460"/>
    </style:style>
    <style:style style:name="T361" style:family="text">
      <style:text-properties style:use-window-font-color="true" loext:opacity="0%" style:text-position="0% 100%" officeooo:rsid="006e42f9"/>
    </style:style>
    <style:style style:name="T362" style:family="text">
      <style:text-properties style:use-window-font-color="true" loext:opacity="0%" style:text-position="0% 100%" style:font-name="Bahnschrift Light" fo:font-size="10pt" fo:font-style="italic" fo:font-weight="bold" officeooo:rsid="006e42f9" style:font-size-asian="10pt" style:font-style-asian="italic" style:font-weight-asian="bold" style:font-size-complex="10pt" style:font-style-complex="italic" style:font-weight-complex="bold"/>
    </style:style>
    <style:style style:name="T363" style:family="text">
      <style:text-properties style:use-window-font-color="true" loext:opacity="0%" style:text-position="0% 100%" style:font-name="Bahnschrift Light" fo:font-size="10pt" fo:font-style="italic" style:font-size-asian="10pt" style:font-style-asian="italic" style:font-size-complex="10pt" style:font-style-complex="italic"/>
    </style:style>
    <style:style style:name="T364" style:family="text">
      <style:text-properties style:use-window-font-color="true" loext:opacity="0%" style:text-position="0% 100%" style:font-name="Bahnschrift Light" fo:font-size="10pt" fo:font-style="italic" officeooo:rsid="006a442d" style:font-size-asian="10pt" style:font-style-asian="italic" style:font-size-complex="10pt" style:font-style-complex="italic"/>
    </style:style>
    <style:style style:name="T365" style:family="text">
      <style:text-properties style:use-window-font-color="true" loext:opacity="0%" style:text-position="0% 100%" style:font-name="Bahnschrift Light" fo:font-size="10pt" fo:font-style="italic" officeooo:rsid="006ffd70" style:font-size-asian="10pt" style:font-style-asian="italic" style:font-size-complex="10pt" style:font-style-complex="italic"/>
    </style:style>
    <style:style style:name="T366" style:family="text">
      <style:text-properties style:use-window-font-color="true" loext:opacity="0%" style:text-position="0% 100%" style:font-name="Bahnschrift Light" fo:font-size="10pt" fo:font-style="italic" officeooo:rsid="008cb462" style:font-size-asian="10pt" style:font-style-asian="italic" style:font-size-complex="10pt" style:font-style-complex="italic"/>
    </style:style>
    <style:style style:name="T367" style:family="text">
      <style:text-properties style:use-window-font-color="true" loext:opacity="0%" style:text-position="0% 100%" style:font-name="Bahnschrift Light" fo:font-size="10pt" fo:font-style="italic" officeooo:rsid="0090548f" style:font-size-asian="10pt" style:font-style-asian="italic" style:font-size-complex="10pt" style:font-style-complex="italic"/>
    </style:style>
    <style:style style:name="T368" style:family="text">
      <style:text-properties style:use-window-font-color="true" loext:opacity="0%" style:text-position="0% 100%" style:font-name="Bahnschrift Light" fo:font-size="10pt" fo:font-style="normal" fo:font-weight="bold" officeooo:rsid="006e42f9" style:font-size-asian="10pt" style:font-style-asian="normal" style:font-weight-asian="bold" style:font-size-complex="10pt" style:font-style-complex="normal" style:font-weight-complex="bold"/>
    </style:style>
    <style:style style:name="T369" style:family="text">
      <style:text-properties style:use-window-font-color="true" loext:opacity="0%" style:text-position="0% 100%" style:font-name="Bahnschrift Light" fo:font-size="10pt" fo:font-style="normal" fo:font-weight="bold" officeooo:rsid="008cb462" style:font-size-asian="10pt" style:font-style-asian="normal" style:font-weight-asian="bold" style:font-size-complex="10pt" style:font-style-complex="normal" style:font-weight-complex="bold"/>
    </style:style>
    <style:style style:name="T370" style:family="text">
      <style:text-properties style:use-window-font-color="true" loext:opacity="0%" style:text-position="0% 100%" style:font-name="Bahnschrift Light" fo:font-size="10pt" fo:language="zxx" fo:country="none" fo:font-style="normal" style:text-underline-style="none" fo:font-weight="bold" officeooo:rsid="008cb462" style:font-size-asian="10pt" style:language-asian="zxx" style:country-asian="none" style:font-style-asian="normal" style:font-weight-asian="bold" style:font-size-complex="10pt" style:language-complex="zxx" style:country-complex="none" style:font-style-complex="normal" style:font-weight-complex="bold"/>
    </style:style>
    <style:style style:name="T371" style:family="text">
      <style:text-properties style:use-window-font-color="true" loext:opacity="0%" style:text-position="0% 100%" style:font-name="Bahnschrift Light" fo:font-size="10pt" fo:language="zxx" fo:country="none" fo:font-style="italic" style:text-underline-style="none" fo:font-weight="bold" officeooo:rsid="006e42f9" style:font-size-asian="10pt" style:language-asian="zxx" style:country-asian="none" style:font-style-asian="italic" style:font-weight-asian="bold" style:font-size-complex="10pt" style:language-complex="zxx" style:country-complex="none" style:font-style-complex="italic" style:font-weight-complex="bold"/>
    </style:style>
    <style:style style:name="T372" style:family="text">
      <style:text-properties style:use-window-font-color="true" loext:opacity="0%" style:text-position="0% 100%" style:font-name="Bahnschrift Light" fo:font-size="10pt" fo:language="zxx" fo:country="none" fo:font-style="italic" style:text-underline-style="none" fo:font-weight="normal" officeooo:rsid="008aec21"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373" style:family="text">
      <style:text-properties style:use-window-font-color="true" loext:opacity="0%" style:text-position="0% 100%" style:font-name="Bahnschrift Light" fo:font-size="10pt" fo:language="zxx" fo:country="none" fo:font-style="italic" style:text-underline-style="none" fo:font-weight="normal" officeooo:rsid="006ffd70"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374" style:family="text">
      <style:text-properties style:use-window-font-color="true" loext:opacity="0%" style:text-position="0% 100%" style:font-name="Bahnschrift Light" fo:font-size="10pt" fo:language="zxx" fo:country="none" fo:font-style="italic" style:text-underline-style="none" fo:font-weight="normal" officeooo:rsid="008cb462"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375" style:family="text">
      <style:text-properties style:use-window-font-color="true" loext:opacity="0%" style:text-position="0% 100%" style:font-name="Bahnschrift Light" fo:font-size="10pt" fo:language="zxx" fo:country="none" fo:font-style="italic" style:text-underline-style="none" fo:font-weight="normal" officeooo:rsid="006a442d"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376" style:family="text">
      <style:text-properties style:use-window-font-color="true" loext:opacity="0%" style:text-position="0% 100%" style:font-name="Bahnschrift Light" fo:font-style="italic" fo:font-weight="bold" officeooo:rsid="006b6060" style:font-size-asian="10pt" style:font-style-asian="italic" style:font-weight-asian="bold" style:font-style-complex="italic" style:font-weight-complex="bold"/>
    </style:style>
    <style:style style:name="T377" style:family="text">
      <style:text-properties style:use-window-font-color="true" loext:opacity="0%" style:text-position="0% 100%" style:font-name="Bahnschrift Light" fo:font-style="italic" fo:font-weight="bold" officeooo:rsid="00959317" style:font-size-asian="10pt" style:font-style-asian="italic" style:font-weight-asian="bold" style:font-style-complex="italic" style:font-weight-complex="bold"/>
    </style:style>
    <style:style style:name="T378" style:family="text">
      <style:text-properties style:use-window-font-color="true" loext:opacity="0%" style:text-position="0% 100%" style:font-name="Bahnschrift Light" fo:font-style="italic" fo:font-weight="bold" officeooo:rsid="006a442d" style:font-size-asian="10pt" style:font-style-asian="italic" style:font-weight-asian="bold" style:font-style-complex="italic" style:font-weight-complex="bold"/>
    </style:style>
    <style:style style:name="T379" style:family="text">
      <style:text-properties style:use-window-font-color="true" loext:opacity="0%" style:text-position="0% 100%" style:font-name="Bahnschrift Light" fo:font-style="italic" style:font-size-asian="10pt" style:font-style-asian="italic" style:font-style-complex="italic"/>
    </style:style>
    <style:style style:name="T380" style:family="text">
      <style:text-properties style:use-window-font-color="true" loext:opacity="0%" style:text-position="0% 100%" style:font-name="Bahnschrift Light" fo:font-style="italic" officeooo:rsid="006b6060" style:font-size-asian="10pt" style:font-style-asian="italic" style:font-style-complex="italic"/>
    </style:style>
    <style:style style:name="T381" style:family="text">
      <style:text-properties style:use-window-font-color="true" loext:opacity="0%" style:text-position="0% 100%" style:font-name="Bahnschrift Light" fo:font-style="italic" officeooo:rsid="00959317" style:font-size-asian="10pt" style:font-style-asian="italic" style:font-style-complex="italic"/>
    </style:style>
    <style:style style:name="T382" style:family="text">
      <style:text-properties style:use-window-font-color="true" loext:opacity="0%" style:text-position="0% 100%" style:font-name="Bahnschrift Light" fo:font-style="italic" officeooo:rsid="006a442d" style:font-size-asian="10pt" style:font-style-asian="italic" style:font-style-complex="italic"/>
    </style:style>
    <style:style style:name="T383" style:family="text">
      <style:text-properties style:use-window-font-color="true" loext:opacity="0%" style:text-position="0% 100%" style:font-name="Bahnschrift Light" fo:font-style="italic" officeooo:rsid="00a3b015" style:font-size-asian="10pt" style:font-style-asian="italic" style:font-style-complex="italic"/>
    </style:style>
    <style:style style:name="T384" style:family="text">
      <style:text-properties style:use-window-font-color="true" loext:opacity="0%" style:text-position="0% 100%" style:font-name="Bahnschrift Light" fo:font-style="italic" officeooo:rsid="00b481c1" style:font-size-asian="10pt" style:font-style-asian="italic" style:font-style-complex="italic"/>
    </style:style>
    <style:style style:name="T385" style:family="text">
      <style:text-properties style:use-window-font-color="true" loext:opacity="0%" style:text-position="0% 100%" style:font-name="Bahnschrift Light" fo:font-style="italic" officeooo:rsid="008d6708" style:font-size-asian="10pt" style:font-style-asian="italic" style:font-style-complex="italic"/>
    </style:style>
    <style:style style:name="T386" style:family="text">
      <style:text-properties style:use-window-font-color="true" loext:opacity="0%" style:text-position="0% 100%" style:font-name="Bahnschrift Light" fo:font-weight="bold" style:font-size-asian="10pt" style:font-weight-asian="bold" style:font-weight-complex="bold"/>
    </style:style>
    <style:style style:name="T387" style:family="text">
      <style:text-properties style:use-window-font-color="true" loext:opacity="0%" style:text-position="0% 100%" style:font-name="Bahnschrift Light" fo:font-weight="bold" officeooo:rsid="006a442d" style:font-size-asian="10pt" style:font-weight-asian="bold" style:font-weight-complex="bold"/>
    </style:style>
    <style:style style:name="T388" style:family="text">
      <style:text-properties style:use-window-font-color="true" loext:opacity="0%" style:text-position="0% 100%" style:font-name="Bahnschrift Light" fo:font-weight="bold" officeooo:rsid="00a3b015" style:font-size-asian="10pt" style:font-weight-asian="bold" style:font-weight-complex="bold"/>
    </style:style>
    <style:style style:name="T389" style:family="text">
      <style:text-properties style:use-window-font-color="true" loext:opacity="0%" style:text-position="0% 100%" style:font-name="Bahnschrift Light" fo:font-weight="bold" officeooo:rsid="00959317" style:font-size-asian="10pt" style:font-weight-asian="bold" style:font-weight-complex="bold"/>
    </style:style>
    <style:style style:name="T390" style:family="text">
      <style:text-properties style:use-window-font-color="true" loext:opacity="0%" style:text-position="0% 100%" style:font-name="Bahnschrift Light" fo:font-weight="bold" officeooo:rsid="00b481c1" style:font-size-asian="10pt" style:font-weight-asian="bold" style:font-weight-complex="bold"/>
    </style:style>
    <style:style style:name="T391" style:family="text">
      <style:text-properties style:use-window-font-color="true" loext:opacity="0%" style:text-position="0% 100%" style:font-name="Bahnschrift Light" fo:font-weight="bold" officeooo:rsid="006b6060" style:font-size-asian="10pt" style:font-weight-asian="bold" style:font-weight-complex="bold"/>
    </style:style>
    <style:style style:name="T392" style:family="text">
      <style:text-properties style:use-window-font-color="true" loext:opacity="0%" style:text-position="0% 100%" officeooo:rsid="006ffd70"/>
    </style:style>
    <style:style style:name="T393" style:family="text">
      <style:text-properties style:use-window-font-color="true" loext:opacity="0%" style:text-position="0% 100%" style:font-name="Bahnschrift Light Condensed1" style:font-size-asian="10pt"/>
    </style:style>
    <style:style style:name="T394" style:family="text">
      <style:text-properties style:use-window-font-color="true" loext:opacity="0%" style:text-position="0% 100%" style:font-name="Bahnschrift Light Condensed1" fo:font-style="italic" style:font-size-asian="10pt" style:font-style-asian="italic" style:font-style-complex="italic"/>
    </style:style>
    <style:style style:name="T395" style:family="text">
      <style:text-properties style:use-window-font-color="true" loext:opacity="0%" style:text-position="0% 100%" style:font-name="Bahnschrift Light Condensed1" fo:font-style="italic" officeooo:rsid="006b6060" style:font-size-asian="10pt" style:font-style-asian="italic" style:font-style-complex="italic"/>
    </style:style>
    <style:style style:name="T396" style:family="text">
      <style:text-properties style:use-window-font-color="true" loext:opacity="0%" style:text-position="0% 100%" style:font-name="Bahnschrift Light Condensed1" fo:font-style="italic" officeooo:rsid="00c95c84" style:font-size-asian="10pt" style:font-style-asian="italic" style:font-style-complex="italic"/>
    </style:style>
    <style:style style:name="T397" style:family="text">
      <style:text-properties style:use-window-font-color="true" loext:opacity="0%" style:text-position="0% 100%" style:font-name="Bahnschrift Light Condensed1" fo:font-style="italic" officeooo:rsid="00d00de2" style:font-size-asian="10pt" style:font-style-asian="italic" style:font-style-complex="italic"/>
    </style:style>
    <style:style style:name="T398" style:family="text">
      <style:text-properties style:use-window-font-color="true" loext:opacity="0%" style:text-position="0% 100%" style:font-name="Bahnschrift Light Condensed1" fo:font-size="10pt" fo:font-weight="bold" officeooo:rsid="00693919" style:font-size-asian="10pt" style:font-weight-asian="bold" style:font-size-complex="10pt" style:font-weight-complex="bold"/>
    </style:style>
    <style:style style:name="T399" style:family="text">
      <style:text-properties style:use-window-font-color="true" loext:opacity="0%" style:text-position="0% 100%" officeooo:rsid="00721c15"/>
    </style:style>
    <style:style style:name="T400" style:family="text">
      <style:text-properties style:use-window-font-color="true" loext:opacity="0%" style:text-position="0% 100%" officeooo:rsid="0072dbaa"/>
    </style:style>
    <style:style style:name="T401" style:family="text">
      <style:text-properties style:use-window-font-color="true" loext:opacity="0%" style:text-position="0% 100%" officeooo:rsid="0074982e"/>
    </style:style>
    <style:style style:name="T402" style:family="text">
      <style:text-properties style:use-window-font-color="true" loext:opacity="0%" style:text-position="0% 100%" officeooo:rsid="00760ad2"/>
    </style:style>
    <style:style style:name="T403" style:family="text">
      <style:text-properties style:use-window-font-color="true" loext:opacity="0%" style:text-position="0% 100%" officeooo:rsid="0059798b"/>
    </style:style>
    <style:style style:name="T404" style:family="text">
      <style:text-properties style:use-window-font-color="true" loext:opacity="0%" style:text-position="0% 100%" officeooo:rsid="00771a31"/>
    </style:style>
    <style:style style:name="T405" style:family="text">
      <style:text-properties style:use-window-font-color="true" loext:opacity="0%" style:text-position="0% 100%" officeooo:rsid="007f5326"/>
    </style:style>
    <style:style style:name="T406" style:family="text">
      <style:text-properties style:use-window-font-color="true" loext:opacity="0%" style:text-position="0% 100%" officeooo:rsid="0080bd46"/>
    </style:style>
    <style:style style:name="T407" style:family="text">
      <style:text-properties style:use-window-font-color="true" loext:opacity="0%" style:text-position="0% 100%" officeooo:rsid="008127cf"/>
    </style:style>
    <style:style style:name="T408" style:family="text">
      <style:text-properties style:use-window-font-color="true" loext:opacity="0%" style:text-position="0% 100%" officeooo:rsid="0082fd17"/>
    </style:style>
    <style:style style:name="T409" style:family="text">
      <style:text-properties style:use-window-font-color="true" loext:opacity="0%" style:text-position="0% 100%" officeooo:rsid="00841878"/>
    </style:style>
    <style:style style:name="T410" style:family="text">
      <style:text-properties style:use-window-font-color="true" loext:opacity="0%" style:text-position="0% 100%" officeooo:rsid="0085613d"/>
    </style:style>
    <style:style style:name="T411" style:family="text">
      <style:text-properties style:use-window-font-color="true" loext:opacity="0%" style:text-position="0% 100%" officeooo:rsid="008659fb"/>
    </style:style>
    <style:style style:name="T412" style:family="text">
      <style:text-properties style:use-window-font-color="true" loext:opacity="0%" style:text-position="0% 100%" officeooo:rsid="00865ade"/>
    </style:style>
    <style:style style:name="T413" style:family="text">
      <style:text-properties style:use-window-font-color="true" loext:opacity="0%" style:text-position="0% 100%" officeooo:rsid="0086a3f0"/>
    </style:style>
    <style:style style:name="T414" style:family="text">
      <style:text-properties style:use-window-font-color="true" loext:opacity="0%" style:text-position="0% 100%" officeooo:rsid="00879ec2"/>
    </style:style>
    <style:style style:name="T415" style:family="text">
      <style:text-properties style:use-window-font-color="true" loext:opacity="0%" style:text-position="0% 100%" officeooo:rsid="008cb462"/>
    </style:style>
    <style:style style:name="T416" style:family="text">
      <style:text-properties style:use-window-font-color="true" loext:opacity="0%" style:text-position="0% 100%" officeooo:rsid="008d6708"/>
    </style:style>
    <style:style style:name="T417" style:family="text">
      <style:text-properties style:use-window-font-color="true" loext:opacity="0%" style:text-position="0% 100%" officeooo:rsid="008ef744"/>
    </style:style>
    <style:style style:name="T418" style:family="text">
      <style:text-properties style:use-window-font-color="true" loext:opacity="0%" style:text-position="0% 100%" officeooo:rsid="008fb8bd"/>
    </style:style>
    <style:style style:name="T419" style:family="text">
      <style:text-properties style:use-window-font-color="true" loext:opacity="0%" style:text-position="0% 100%" officeooo:rsid="0090548f"/>
    </style:style>
    <style:style style:name="T420" style:family="text">
      <style:text-properties style:use-window-font-color="true" loext:opacity="0%" style:text-position="0% 100%" officeooo:rsid="009365d5"/>
    </style:style>
    <style:style style:name="T421" style:family="text">
      <style:text-properties style:use-window-font-color="true" loext:opacity="0%" style:text-position="0% 100%" officeooo:rsid="00955aae"/>
    </style:style>
    <style:style style:name="T422" style:family="text">
      <style:text-properties style:use-window-font-color="true" loext:opacity="0%" style:text-position="0% 100%" officeooo:rsid="00958fb7"/>
    </style:style>
    <style:style style:name="T423" style:family="text">
      <style:text-properties style:use-window-font-color="true" loext:opacity="0%" style:text-position="0% 100%" officeooo:rsid="00959317"/>
    </style:style>
    <style:style style:name="T424" style:family="text">
      <style:text-properties style:use-window-font-color="true" loext:opacity="0%" style:text-position="0% 100%" officeooo:rsid="009703b4"/>
    </style:style>
    <style:style style:name="T425" style:family="text">
      <style:text-properties style:use-window-font-color="true" loext:opacity="0%" style:text-position="0% 100%" officeooo:rsid="00986ed2"/>
    </style:style>
    <style:style style:name="T426" style:family="text">
      <style:text-properties style:use-window-font-color="true" loext:opacity="0%" style:text-position="0% 100%" officeooo:rsid="0099d069"/>
    </style:style>
    <style:style style:name="T427" style:family="text">
      <style:text-properties style:use-window-font-color="true" loext:opacity="0%" style:text-position="0% 100%" officeooo:rsid="009edb31"/>
    </style:style>
    <style:style style:name="T428" style:family="text">
      <style:text-properties style:use-window-font-color="true" loext:opacity="0%" style:text-position="0% 100%" officeooo:rsid="009f8e22"/>
    </style:style>
    <style:style style:name="T429" style:family="text">
      <style:text-properties style:use-window-font-color="true" loext:opacity="0%" style:text-position="0% 100%" officeooo:rsid="00a170de"/>
    </style:style>
    <style:style style:name="T430" style:family="text">
      <style:text-properties style:use-window-font-color="true" loext:opacity="0%" style:text-position="0% 100%" officeooo:rsid="00a70a46"/>
    </style:style>
    <style:style style:name="T431" style:family="text">
      <style:text-properties style:use-window-font-color="true" loext:opacity="0%" style:text-position="0% 100%" officeooo:rsid="00a7cad9"/>
    </style:style>
    <style:style style:name="T432" style:family="text">
      <style:text-properties style:use-window-font-color="true" loext:opacity="0%" style:text-position="0% 100%" officeooo:rsid="00a91d72"/>
    </style:style>
    <style:style style:name="T433" style:family="text">
      <style:text-properties style:use-window-font-color="true" loext:opacity="0%" style:text-position="0% 100%" officeooo:rsid="00a9fb84"/>
    </style:style>
    <style:style style:name="T434" style:family="text">
      <style:text-properties style:use-window-font-color="true" loext:opacity="0%" style:text-position="0% 100%" officeooo:rsid="00ad4420"/>
    </style:style>
    <style:style style:name="T435" style:family="text">
      <style:text-properties style:use-window-font-color="true" loext:opacity="0%" style:text-position="0% 100%" style:font-name="Bahnschrift Light1" fo:font-style="italic" style:font-size-asian="10pt" style:font-style-asian="italic" style:font-style-complex="italic"/>
    </style:style>
    <style:style style:name="T436" style:family="text">
      <style:text-properties style:use-window-font-color="true" loext:opacity="0%" style:text-position="0% 100%" style:font-name="Bahnschrift Light1" fo:font-style="italic" officeooo:rsid="006b6060" style:font-size-asian="10pt" style:font-style-asian="italic" style:font-style-complex="italic"/>
    </style:style>
    <style:style style:name="T437" style:family="text">
      <style:text-properties style:use-window-font-color="true" loext:opacity="0%" style:text-position="0% 100%" style:font-name="Bahnschrift Light1" fo:font-style="italic" officeooo:rsid="00b631bb" style:font-size-asian="10pt" style:font-style-asian="italic" style:font-style-complex="italic"/>
    </style:style>
    <style:style style:name="T438" style:family="text">
      <style:text-properties style:use-window-font-color="true" loext:opacity="0%" style:text-position="0% 100%" style:font-name="Bahnschrift Light1" fo:font-style="italic" officeooo:rsid="00b481c1" style:font-size-asian="10pt" style:font-style-asian="italic" style:font-style-complex="italic"/>
    </style:style>
    <style:style style:name="T439" style:family="text">
      <style:text-properties style:use-window-font-color="true" loext:opacity="0%" style:text-position="0% 100%" style:font-name="Bahnschrift Light1" fo:font-style="italic" officeooo:rsid="00b66b3b" style:font-size-asian="10pt" style:font-style-asian="italic" style:font-style-complex="italic"/>
    </style:style>
    <style:style style:name="T440" style:family="text">
      <style:text-properties style:use-window-font-color="true" loext:opacity="0%" style:text-position="0% 100%" style:font-name="Bahnschrift Light1" fo:font-style="italic" officeooo:rsid="0072dbaa" style:font-size-asian="10pt" style:font-style-asian="italic" style:font-style-complex="italic"/>
    </style:style>
    <style:style style:name="T441" style:family="text">
      <style:text-properties style:use-window-font-color="true" loext:opacity="0%" style:text-position="0% 100%" style:font-name="Bahnschrift Light1" fo:font-style="italic" officeooo:rsid="00d28bcb" style:font-size-asian="10pt" style:font-style-asian="italic" style:font-style-complex="italic"/>
    </style:style>
    <style:style style:name="T442" style:family="text">
      <style:text-properties style:use-window-font-color="true" loext:opacity="0%" style:text-position="0% 100%" style:font-name="Bahnschrift Light1" fo:font-style="italic" officeooo:rsid="00e35f4a" style:font-size-asian="10pt" style:font-style-asian="italic" style:font-style-complex="italic"/>
    </style:style>
    <style:style style:name="T443" style:family="text">
      <style:text-properties style:use-window-font-color="true" loext:opacity="0%" style:text-position="0% 100%" style:font-name="Bahnschrift Light1" fo:font-style="italic" officeooo:rsid="00e4fb59" style:font-size-asian="10pt" style:font-style-asian="italic" style:font-style-complex="italic"/>
    </style:style>
    <style:style style:name="T444" style:family="text">
      <style:text-properties style:use-window-font-color="true" loext:opacity="0%" style:text-position="0% 100%" style:font-name="Bahnschrift Light1" fo:language="zxx" fo:country="none" fo:font-style="italic" style:text-underline-style="none" officeooo:rsid="00cacfac" style:font-size-asian="10pt" style:language-asian="zxx" style:country-asian="none" style:font-style-asian="italic" style:language-complex="zxx" style:country-complex="none" style:font-style-complex="italic"/>
    </style:style>
    <style:style style:name="T445" style:family="text">
      <style:text-properties style:use-window-font-color="true" loext:opacity="0%" style:text-position="0% 100%" officeooo:rsid="00b66b3b"/>
    </style:style>
    <style:style style:name="T446" style:family="text">
      <style:text-properties style:use-window-font-color="true" loext:opacity="0%" style:text-position="0% 100%" fo:font-weight="normal" officeooo:rsid="00bbc604" style:font-size-asian="10pt" style:font-weight-asian="normal" style:font-weight-complex="normal"/>
    </style:style>
    <style:style style:name="T447" style:family="text">
      <style:text-properties style:use-window-font-color="true" loext:opacity="0%" style:text-position="0% 100%" officeooo:rsid="00b6c873"/>
    </style:style>
    <style:style style:name="T448" style:family="text">
      <style:text-properties style:use-window-font-color="true" loext:opacity="0%" style:text-position="0% 100%" officeooo:rsid="00b932ea"/>
    </style:style>
    <style:style style:name="T449" style:family="text">
      <style:text-properties style:use-window-font-color="true" loext:opacity="0%" style:text-position="0% 100%" officeooo:rsid="00b9f90b"/>
    </style:style>
    <style:style style:name="T450" style:family="text">
      <style:text-properties style:use-window-font-color="true" loext:opacity="0%" style:text-position="0% 100%" officeooo:rsid="00bd745e"/>
    </style:style>
    <style:style style:name="T451" style:family="text">
      <style:text-properties style:use-window-font-color="true" loext:opacity="0%" style:text-position="0% 100%" officeooo:rsid="00bdb151"/>
    </style:style>
    <style:style style:name="T452" style:family="text">
      <style:text-properties style:use-window-font-color="true" loext:opacity="0%" style:text-position="0% 100%" officeooo:rsid="00bee674"/>
    </style:style>
    <style:style style:name="T453" style:family="text">
      <style:text-properties style:use-window-font-color="true" loext:opacity="0%" style:text-position="0% 100%" officeooo:rsid="00bf9de7"/>
    </style:style>
    <style:style style:name="T454" style:family="text">
      <style:text-properties style:use-window-font-color="true" loext:opacity="0%" style:text-position="0% 100%" officeooo:rsid="00c0f558"/>
    </style:style>
    <style:style style:name="T455" style:family="text">
      <style:text-properties style:use-window-font-color="true" loext:opacity="0%" style:text-position="0% 100%" officeooo:rsid="00c1d9f2"/>
    </style:style>
    <style:style style:name="T456" style:family="text">
      <style:text-properties style:use-window-font-color="true" loext:opacity="0%" style:text-position="0% 100%" officeooo:rsid="00c28389"/>
    </style:style>
    <style:style style:name="T457" style:family="text">
      <style:text-properties style:use-window-font-color="true" loext:opacity="0%" style:text-position="0% 100%" officeooo:rsid="00c2f2d2"/>
    </style:style>
    <style:style style:name="T458" style:family="text">
      <style:text-properties style:use-window-font-color="true" loext:opacity="0%" style:text-position="0% 100%" officeooo:rsid="00c3e933"/>
    </style:style>
    <style:style style:name="T459" style:family="text">
      <style:text-properties style:use-window-font-color="true" loext:opacity="0%" style:text-position="0% 100%" officeooo:rsid="00c83498"/>
    </style:style>
    <style:style style:name="T460" style:family="text">
      <style:text-properties style:use-window-font-color="true" loext:opacity="0%" style:text-position="0% 100%" officeooo:rsid="00c95c84"/>
    </style:style>
    <style:style style:name="T461" style:family="text">
      <style:text-properties style:use-window-font-color="true" loext:opacity="0%" style:text-position="0% 100%" officeooo:rsid="00cacfac"/>
    </style:style>
    <style:style style:name="T462" style:family="text">
      <style:text-properties style:use-window-font-color="true" loext:opacity="0%" style:text-position="0% 100%" officeooo:rsid="00cc3299"/>
    </style:style>
    <style:style style:name="T463" style:family="text">
      <style:text-properties style:use-window-font-color="true" loext:opacity="0%" style:text-position="0% 100%" officeooo:rsid="00cdedff"/>
    </style:style>
    <style:style style:name="T464" style:family="text">
      <style:text-properties style:use-window-font-color="true" loext:opacity="0%" style:text-position="0% 100%" officeooo:rsid="00ce0a0c"/>
    </style:style>
    <style:style style:name="T465" style:family="text">
      <style:text-properties style:use-window-font-color="true" loext:opacity="0%" style:text-position="0% 100%" officeooo:rsid="00cedee7"/>
    </style:style>
    <style:style style:name="T466" style:family="text">
      <style:text-properties style:use-window-font-color="true" loext:opacity="0%" style:text-position="0% 100%" officeooo:rsid="00d1c869"/>
    </style:style>
    <style:style style:name="T467" style:family="text">
      <style:text-properties style:use-window-font-color="true" loext:opacity="0%" style:text-position="0% 100%" officeooo:rsid="00d28bcb"/>
    </style:style>
    <style:style style:name="T468" style:family="text">
      <style:text-properties style:use-window-font-color="true" loext:opacity="0%" style:text-position="0% 100%" officeooo:rsid="00d3132b"/>
    </style:style>
    <style:style style:name="T469" style:family="text">
      <style:text-properties style:use-window-font-color="true" loext:opacity="0%" style:text-position="0% 100%" fo:language="zxx" fo:country="none" fo:font-style="italic" style:text-underline-style="none" fo:font-weight="bold" officeooo:rsid="00e16e48" style:language-asian="zxx" style:country-asian="none" style:font-style-asian="italic" style:font-weight-asian="bold" style:language-complex="zxx" style:country-complex="none" style:font-style-complex="italic" style:font-weight-complex="bold"/>
    </style:style>
    <style:style style:name="T470" style:family="text">
      <style:text-properties style:use-window-font-color="true" loext:opacity="0%" style:text-position="0% 100%" fo:language="zxx" fo:country="none" fo:font-style="italic" style:text-underline-style="none" fo:font-weight="bold" officeooo:rsid="00e35f4a" style:language-asian="zxx" style:country-asian="none" style:font-style-asian="italic" style:font-weight-asian="bold" style:language-complex="zxx" style:country-complex="none" style:font-style-complex="italic" style:font-weight-complex="bold"/>
    </style:style>
    <style:style style:name="T471" style:family="text">
      <style:text-properties style:use-window-font-color="true" loext:opacity="0%" style:text-position="0% 100%" fo:language="zxx" fo:country="none" fo:font-style="italic" style:text-underline-style="none" officeooo:rsid="0059798b" style:language-asian="zxx" style:country-asian="none" style:font-style-asian="italic" style:language-complex="zxx" style:country-complex="none" style:font-style-complex="italic"/>
    </style:style>
    <style:style style:name="T472" style:family="text">
      <style:text-properties style:use-window-font-color="true" loext:opacity="0%" style:text-position="0% 100%" fo:language="zxx" fo:country="none" fo:font-style="italic" style:text-underline-style="none" officeooo:rsid="00e35f4a" style:language-asian="zxx" style:country-asian="none" style:font-style-asian="italic" style:language-complex="zxx" style:country-complex="none" style:font-style-complex="italic"/>
    </style:style>
    <style:style style:name="T473" style:family="text">
      <style:text-properties style:use-window-font-color="true" loext:opacity="0%" style:text-position="0% 100%" fo:language="zxx" fo:country="none" fo:font-style="italic" style:text-underline-style="none" officeooo:rsid="00cacfac" style:language-asian="zxx" style:country-asian="none" style:font-style-asian="italic" style:language-complex="zxx" style:country-complex="none" style:font-style-complex="italic"/>
    </style:style>
    <style:style style:name="T474" style:family="text">
      <style:text-properties style:use-window-font-color="true" loext:opacity="0%" style:text-position="0% 100%" fo:language="zxx" fo:country="none" fo:font-style="normal" style:text-underline-style="none" fo:font-weight="bold" officeooo:rsid="00e35f4a" style:language-asian="zxx" style:country-asian="none" style:font-style-asian="normal" style:font-weight-asian="bold" style:language-complex="zxx" style:country-complex="none" style:font-style-complex="normal" style:font-weight-complex="bold"/>
    </style:style>
    <style:style style:name="T475" style:family="text">
      <style:text-properties style:use-window-font-color="true" loext:opacity="0%" officeooo:rsid="0059798b"/>
    </style:style>
    <style:style style:name="T476" style:family="text">
      <style:text-properties style:use-window-font-color="true" loext:opacity="0%" style:font-name="Bahnschrift Light Condensed1" fo:font-weight="normal" officeooo:rsid="0059798b" style:font-size-asian="10pt" style:font-weight-asian="normal" style:font-weight-complex="normal"/>
    </style:style>
    <style:style style:name="T477" style:family="text">
      <style:text-properties style:use-window-font-color="true" loext:opacity="0%" officeooo:rsid="005ad7d7"/>
    </style:style>
    <style:style style:name="T478" style:family="text">
      <style:text-properties style:use-window-font-color="true" loext:opacity="0%" officeooo:rsid="005b891a"/>
    </style:style>
    <style:style style:name="T479" style:family="text">
      <style:text-properties style:use-window-font-color="true" loext:opacity="0%" officeooo:rsid="005d7b95"/>
    </style:style>
    <style:style style:name="T480" style:family="text">
      <style:text-properties style:use-window-font-color="true" loext:opacity="0%" officeooo:rsid="005f9d2d"/>
    </style:style>
    <style:style style:name="T481" style:family="text">
      <style:text-properties style:use-window-font-color="true" loext:opacity="0%" officeooo:rsid="006040c8"/>
    </style:style>
    <style:style style:name="T482" style:family="text">
      <style:text-properties style:use-window-font-color="true" loext:opacity="0%" officeooo:rsid="0061bdeb"/>
    </style:style>
    <style:style style:name="T483" style:family="text">
      <style:text-properties style:use-window-font-color="true" loext:opacity="0%" officeooo:rsid="00632df3"/>
    </style:style>
    <style:style style:name="T484" style:family="text">
      <style:text-properties style:use-window-font-color="true" loext:opacity="0%" officeooo:rsid="0064dc25"/>
    </style:style>
    <style:style style:name="T485" style:family="text">
      <style:text-properties style:use-window-font-color="true" loext:opacity="0%" officeooo:rsid="006667a5"/>
    </style:style>
    <style:style style:name="T486" style:family="text">
      <style:text-properties style:use-window-font-color="true" loext:opacity="0%" officeooo:rsid="00687977"/>
    </style:style>
    <style:style style:name="T487" style:family="text">
      <style:text-properties style:use-window-font-color="true" loext:opacity="0%" officeooo:rsid="00693919"/>
    </style:style>
    <style:style style:name="T488" style:family="text">
      <style:text-properties style:use-window-font-color="true" loext:opacity="0%" officeooo:rsid="006a442d"/>
    </style:style>
    <style:style style:name="T489" style:family="text">
      <style:text-properties style:use-window-font-color="true" loext:opacity="0%" officeooo:rsid="006b6060"/>
    </style:style>
    <style:style style:name="T490" style:family="text">
      <style:text-properties style:use-window-font-color="true" loext:opacity="0%" officeooo:rsid="006c0b45"/>
    </style:style>
    <style:style style:name="T491" style:family="text">
      <style:text-properties style:use-window-font-color="true" loext:opacity="0%" officeooo:rsid="006d6460"/>
    </style:style>
    <style:style style:name="T492" style:family="text">
      <style:text-properties style:use-window-font-color="true" loext:opacity="0%" officeooo:rsid="006e42f9"/>
    </style:style>
    <style:style style:name="T493" style:family="text">
      <style:text-properties style:use-window-font-color="true" loext:opacity="0%" officeooo:rsid="006ffd70"/>
    </style:style>
    <style:style style:name="T494" style:family="text">
      <style:text-properties style:use-window-font-color="true" loext:opacity="0%" officeooo:rsid="00721c15"/>
    </style:style>
    <style:style style:name="T495" style:family="text">
      <style:text-properties style:use-window-font-color="true" loext:opacity="0%" officeooo:rsid="0072dbaa"/>
    </style:style>
    <style:style style:name="T496" style:family="text">
      <style:text-properties style:use-window-font-color="true" loext:opacity="0%" officeooo:rsid="0074982e"/>
    </style:style>
    <style:style style:name="T497" style:family="text">
      <style:text-properties style:use-window-font-color="true" loext:opacity="0%" officeooo:rsid="0076fcca"/>
    </style:style>
    <style:style style:name="T498" style:family="text">
      <style:text-properties style:use-window-font-color="true" loext:opacity="0%" officeooo:rsid="00771a31"/>
    </style:style>
    <style:style style:name="T499" style:family="text">
      <style:text-properties style:use-window-font-color="true" loext:opacity="0%" officeooo:rsid="0078e6c3"/>
    </style:style>
    <style:style style:name="T500" style:family="text">
      <style:text-properties style:use-window-font-color="true" loext:opacity="0%" officeooo:rsid="007dd75d"/>
    </style:style>
    <style:style style:name="T501" style:family="text">
      <style:text-properties style:use-window-font-color="true" loext:opacity="0%" officeooo:rsid="007f5326"/>
    </style:style>
    <style:style style:name="T502" style:family="text">
      <style:text-properties style:use-window-font-color="true" loext:opacity="0%" officeooo:rsid="0081f491"/>
    </style:style>
    <style:style style:name="T503" style:family="text">
      <style:text-properties style:use-window-font-color="true" loext:opacity="0%" officeooo:rsid="008659fb"/>
    </style:style>
    <style:style style:name="T504" style:family="text">
      <style:text-properties style:use-window-font-color="true" loext:opacity="0%" officeooo:rsid="00865ade"/>
    </style:style>
    <style:style style:name="T505" style:family="text">
      <style:text-properties style:use-window-font-color="true" loext:opacity="0%" officeooo:rsid="0086a3f0"/>
    </style:style>
    <style:style style:name="T506" style:family="text">
      <style:text-properties style:use-window-font-color="true" loext:opacity="0%" officeooo:rsid="00879ec2"/>
    </style:style>
    <style:style style:name="T507" style:family="text">
      <style:text-properties style:use-window-font-color="true" loext:opacity="0%" officeooo:rsid="008cb462"/>
    </style:style>
    <style:style style:name="T508" style:family="text">
      <style:text-properties style:use-window-font-color="true" loext:opacity="0%" officeooo:rsid="008d6708"/>
    </style:style>
    <style:style style:name="T509" style:family="text">
      <style:text-properties style:use-window-font-color="true" loext:opacity="0%" officeooo:rsid="008fb8bd"/>
    </style:style>
    <style:style style:name="T510" style:family="text">
      <style:text-properties style:use-window-font-color="true" loext:opacity="0%" officeooo:rsid="00955aae"/>
    </style:style>
    <style:style style:name="T511" style:family="text">
      <style:text-properties style:use-window-font-color="true" loext:opacity="0%" officeooo:rsid="00958fb7"/>
    </style:style>
    <style:style style:name="T512" style:family="text">
      <style:text-properties style:use-window-font-color="true" loext:opacity="0%" officeooo:rsid="009703b4"/>
    </style:style>
    <style:style style:name="T513" style:family="text">
      <style:text-properties style:use-window-font-color="true" loext:opacity="0%" officeooo:rsid="00986ed2"/>
    </style:style>
    <style:style style:name="T514" style:family="text">
      <style:text-properties style:use-window-font-color="true" loext:opacity="0%" officeooo:rsid="0099ad04"/>
    </style:style>
    <style:style style:name="T515" style:family="text">
      <style:text-properties style:use-window-font-color="true" loext:opacity="0%" officeooo:rsid="009d7209"/>
    </style:style>
    <style:style style:name="T516" style:family="text">
      <style:text-properties style:use-window-font-color="true" loext:opacity="0%" officeooo:rsid="009e3d1f"/>
    </style:style>
    <style:style style:name="T517" style:family="text">
      <style:text-properties style:use-window-font-color="true" loext:opacity="0%" officeooo:rsid="009edb31"/>
    </style:style>
    <style:style style:name="T518" style:family="text">
      <style:text-properties style:use-window-font-color="true" loext:opacity="0%" officeooo:rsid="009f8e22"/>
    </style:style>
    <style:style style:name="T519" style:family="text">
      <style:text-properties style:use-window-font-color="true" loext:opacity="0%" officeooo:rsid="00a170de"/>
    </style:style>
    <style:style style:name="T520" style:family="text">
      <style:text-properties style:use-window-font-color="true" loext:opacity="0%" officeooo:rsid="00a3b015"/>
    </style:style>
    <style:style style:name="T521" style:family="text">
      <style:text-properties style:use-window-font-color="true" loext:opacity="0%" officeooo:rsid="00a616d6"/>
    </style:style>
    <style:style style:name="T522" style:family="text">
      <style:text-properties style:use-window-font-color="true" loext:opacity="0%" officeooo:rsid="00a70a46"/>
    </style:style>
    <style:style style:name="T523" style:family="text">
      <style:text-properties style:use-window-font-color="true" loext:opacity="0%" officeooo:rsid="00a7cad9"/>
    </style:style>
    <style:style style:name="T524" style:family="text">
      <style:text-properties style:use-window-font-color="true" loext:opacity="0%" officeooo:rsid="00a9fb84"/>
    </style:style>
    <style:style style:name="T525" style:family="text">
      <style:text-properties style:use-window-font-color="true" loext:opacity="0%" officeooo:rsid="00adde2a"/>
    </style:style>
    <style:style style:name="T526" style:family="text">
      <style:text-properties style:use-window-font-color="true" loext:opacity="0%" officeooo:rsid="00af7b04"/>
    </style:style>
    <style:style style:name="T527" style:family="text">
      <style:text-properties style:use-window-font-color="true" loext:opacity="0%" officeooo:rsid="00b481c1"/>
    </style:style>
    <style:style style:name="T528" style:family="text">
      <style:text-properties style:use-window-font-color="true" loext:opacity="0%" officeooo:rsid="00b631bb"/>
    </style:style>
    <style:style style:name="T529" style:family="text">
      <style:text-properties style:use-window-font-color="true" loext:opacity="0%" officeooo:rsid="00b66b3b"/>
    </style:style>
    <style:style style:name="T530" style:family="text">
      <style:text-properties style:use-window-font-color="true" loext:opacity="0%" officeooo:rsid="00b8a9c5"/>
    </style:style>
    <style:style style:name="T531" style:family="text">
      <style:text-properties style:use-window-font-color="true" loext:opacity="0%" officeooo:rsid="00b9f90b"/>
    </style:style>
    <style:style style:name="T532" style:family="text">
      <style:text-properties style:use-window-font-color="true" loext:opacity="0%" style:font-size-asian="10pt"/>
    </style:style>
    <style:style style:name="T533" style:family="text">
      <style:text-properties style:use-window-font-color="true" loext:opacity="0%" officeooo:rsid="00bd745e"/>
    </style:style>
    <style:style style:name="T534" style:family="text">
      <style:text-properties style:use-window-font-color="true" loext:opacity="0%" officeooo:rsid="00bee674"/>
    </style:style>
    <style:style style:name="T535" style:family="text">
      <style:text-properties style:use-window-font-color="true" loext:opacity="0%" officeooo:rsid="00bf9de7"/>
    </style:style>
    <style:style style:name="T536" style:family="text">
      <style:text-properties style:use-window-font-color="true" loext:opacity="0%" officeooo:rsid="00c95c84"/>
    </style:style>
    <style:style style:name="T537" style:family="text">
      <style:text-properties style:use-window-font-color="true" loext:opacity="0%" officeooo:rsid="00cacfac"/>
    </style:style>
    <style:style style:name="T538" style:family="text">
      <style:text-properties style:use-window-font-color="true" loext:opacity="0%" officeooo:rsid="00cc3299"/>
    </style:style>
    <style:style style:name="T539" style:family="text">
      <style:text-properties style:use-window-font-color="true" loext:opacity="0%" officeooo:rsid="00cedee7"/>
    </style:style>
    <style:style style:name="T540" style:family="text">
      <style:text-properties style:use-window-font-color="true" loext:opacity="0%" officeooo:rsid="00d00de2"/>
    </style:style>
    <style:style style:name="T541" style:family="text">
      <style:text-properties style:use-window-font-color="true" loext:opacity="0%" officeooo:rsid="00d1c869"/>
    </style:style>
    <style:style style:name="T542" style:family="text">
      <style:text-properties style:use-window-font-color="true" loext:opacity="0%" officeooo:rsid="00d5bbb7"/>
    </style:style>
    <style:style style:name="T543" style:family="text">
      <style:text-properties style:use-window-font-color="true" loext:opacity="0%" officeooo:rsid="00d69128"/>
    </style:style>
    <style:style style:name="T544" style:family="text">
      <style:text-properties style:use-window-font-color="true" loext:opacity="0%" officeooo:rsid="00d6ca63"/>
    </style:style>
    <style:style style:name="T545" style:family="text">
      <style:text-properties style:use-window-font-color="true" loext:opacity="0%" officeooo:rsid="00d7b44c"/>
    </style:style>
    <style:style style:name="T546" style:family="text">
      <style:text-properties style:use-window-font-color="true" loext:opacity="0%" officeooo:rsid="00d83dbc"/>
    </style:style>
    <style:style style:name="T547" style:family="text">
      <style:text-properties style:use-window-font-color="true" loext:opacity="0%" officeooo:rsid="00da735a"/>
    </style:style>
    <style:style style:name="T548" style:family="text">
      <style:text-properties style:use-window-font-color="true" loext:opacity="0%" officeooo:rsid="00dd7301"/>
    </style:style>
    <style:style style:name="T549" style:family="text">
      <style:text-properties style:use-window-font-color="true" loext:opacity="0%" officeooo:rsid="00ddccc8"/>
    </style:style>
    <style:style style:name="T550" style:family="text">
      <style:text-properties style:use-window-font-color="true" loext:opacity="0%" officeooo:rsid="00de3700"/>
    </style:style>
    <style:style style:name="T551" style:family="text">
      <style:text-properties style:use-window-font-color="true" loext:opacity="0%" officeooo:rsid="00e16e48"/>
    </style:style>
    <style:style style:name="T552" style:family="text">
      <style:text-properties style:use-window-font-color="true" loext:opacity="0%" officeooo:rsid="00e35f4a"/>
    </style:style>
    <style:style style:name="T553" style:family="text">
      <style:text-properties style:use-window-font-color="true" loext:opacity="0%" officeooo:rsid="00e4fb59"/>
    </style:style>
    <style:style style:name="T554" style:family="text">
      <style:text-properties officeooo:rsid="0051009c"/>
    </style:style>
    <style:style style:name="T555" style:family="text">
      <style:text-properties officeooo:rsid="00585b1e"/>
    </style:style>
    <style:style style:name="T556" style:family="text">
      <style:text-properties officeooo:rsid="0059798b"/>
    </style:style>
    <style:style style:name="T557" style:family="text">
      <style:text-properties style:font-name="Bahnschrift Light Condensed1"/>
    </style:style>
    <style:style style:name="T558" style:family="text">
      <style:text-properties style:font-name="Bahnschrift Light Condensed1" fo:font-size="10pt" fo:font-weight="normal" style:font-size-asian="10pt" style:font-weight-asian="normal" style:font-size-complex="10pt" style:font-weight-complex="normal"/>
    </style:style>
    <style:style style:name="T559" style:family="text">
      <style:text-properties style:font-name="Bahnschrift Light Condensed1" fo:font-size="10pt" fo:font-weight="normal" officeooo:rsid="0059798b" style:font-size-asian="10pt" style:font-weight-asian="normal" style:font-size-complex="10pt" style:font-weight-complex="normal"/>
    </style:style>
    <style:style style:name="T560" style:family="text">
      <style:text-properties style:font-name="Bahnschrift Light Condensed1" officeooo:rsid="0059798b"/>
    </style:style>
    <style:style style:name="T561" style:family="text">
      <style:text-properties style:font-name="Bahnschrift Light" fo:font-size="10pt" fo:language="zxx" fo:country="none" fo:font-weight="bold" style:font-size-asian="10pt" style:language-asian="zxx" style:country-asian="none" style:font-weight-asian="bold" style:font-size-complex="10pt" style:language-complex="zxx" style:country-complex="none" style:font-weight-complex="bold"/>
    </style:style>
    <style:style style:name="T562" style:family="text">
      <style:text-properties style:font-name="Bahnschrift Light" fo:font-size="10pt" fo:language="zxx" fo:country="none" fo:font-weight="bold" officeooo:rsid="0072dbaa" style:font-size-asian="10pt" style:language-asian="zxx" style:country-asian="none" style:font-weight-asian="bold" style:font-size-complex="10pt" style:language-complex="zxx" style:country-complex="none" style:font-weight-complex="bold"/>
    </style:style>
    <style:style style:name="T563" style:family="text">
      <style:text-properties style:font-name="Bahnschrift Light" fo:font-size="10pt" fo:language="zxx" fo:country="none" fo:font-weight="bold" officeooo:rsid="008d6708" style:font-size-asian="10pt" style:language-asian="zxx" style:country-asian="none" style:font-weight-asian="bold" style:font-size-complex="10pt" style:language-complex="zxx" style:country-complex="none" style:font-weight-complex="bold"/>
    </style:style>
    <style:style style:name="T564" style:family="text">
      <style:text-properties style:font-name="Bahnschrift Light" fo:font-size="10pt" fo:language="zxx" fo:country="none" fo:font-weight="bold" officeooo:rsid="0092af54" style:font-size-asian="10pt" style:language-asian="zxx" style:country-asian="none" style:font-weight-asian="bold" style:font-size-complex="10pt" style:language-complex="zxx" style:country-complex="none" style:font-weight-complex="bold"/>
    </style:style>
    <style:style style:name="T565" style:family="text">
      <style:text-properties style:font-name="Bahnschrift Light" fo:font-size="10pt" fo:language="zxx" fo:country="none" fo:font-weight="bold" officeooo:rsid="00959317" style:font-size-asian="10pt" style:language-asian="zxx" style:country-asian="none" style:font-weight-asian="bold" style:font-size-complex="10pt" style:language-complex="zxx" style:country-complex="none" style:font-weight-complex="bold"/>
    </style:style>
    <style:style style:name="T566" style:family="text">
      <style:text-properties style:font-name="Bahnschrift Light" fo:font-size="10pt" fo:language="zxx" fo:country="none" fo:font-weight="bold" officeooo:rsid="00a616d6" style:font-size-asian="10pt" style:language-asian="zxx" style:country-asian="none" style:font-weight-asian="bold" style:font-size-complex="10pt" style:language-complex="zxx" style:country-complex="none" style:font-weight-complex="bold"/>
    </style:style>
    <style:style style:name="T567" style:family="text">
      <style:text-properties style:font-name="Bahnschrift Light" fo:font-size="10pt" fo:language="zxx" fo:country="none" fo:font-weight="bold" officeooo:rsid="00a61f46" style:font-size-asian="10pt" style:language-asian="zxx" style:country-asian="none" style:font-weight-asian="bold" style:font-size-complex="10pt" style:language-complex="zxx" style:country-complex="none" style:font-weight-complex="bold"/>
    </style:style>
    <style:style style:name="T568" style:family="text">
      <style:text-properties style:font-name="Bahnschrift Light" fo:font-size="10pt" fo:language="zxx" fo:country="none" fo:font-weight="bold" officeooo:rsid="00a70a46" style:font-size-asian="10pt" style:language-asian="zxx" style:country-asian="none" style:font-weight-asian="bold" style:font-size-complex="10pt" style:language-complex="zxx" style:country-complex="none" style:font-weight-complex="bold"/>
    </style:style>
    <style:style style:name="T569" style:family="text">
      <style:text-properties style:font-name="Bahnschrift Light" fo:font-size="10pt" fo:language="zxx" fo:country="none" fo:font-weight="bold" officeooo:rsid="00b15e1c" style:font-size-asian="10pt" style:language-asian="zxx" style:country-asian="none" style:font-weight-asian="bold" style:font-size-complex="10pt" style:language-complex="zxx" style:country-complex="none" style:font-weight-complex="bold"/>
    </style:style>
    <style:style style:name="T570" style:family="text">
      <style:text-properties style:font-name="Bahnschrift Light" fo:font-size="10pt" fo:language="zxx" fo:country="none" fo:font-weight="bold" officeooo:rsid="00b481c1" style:font-size-asian="10pt" style:language-asian="zxx" style:country-asian="none" style:font-weight-asian="bold" style:font-size-complex="10pt" style:language-complex="zxx" style:country-complex="none" style:font-weight-complex="bold"/>
    </style:style>
    <style:style style:name="T571" style:family="text">
      <style:text-properties style:font-name="Bahnschrift Light" fo:font-size="10pt" fo:language="zxx" fo:country="none" fo:font-weight="bold" officeooo:rsid="00b631bb" style:font-size-asian="10pt" style:language-asian="zxx" style:country-asian="none" style:font-weight-asian="bold" style:font-size-complex="10pt" style:language-complex="zxx" style:country-complex="none" style:font-weight-complex="bold"/>
    </style:style>
    <style:style style:name="T572" style:family="text">
      <style:text-properties style:font-name="Bahnschrift Light" fo:font-size="10pt" fo:language="zxx" fo:country="none" fo:font-weight="bold" officeooo:rsid="0059798b" style:font-size-asian="10pt" style:language-asian="zxx" style:country-asian="none" style:font-weight-asian="bold" style:font-size-complex="10pt" style:language-complex="zxx" style:country-complex="none" style:font-weight-complex="bold"/>
    </style:style>
    <style:style style:name="T573" style:family="text">
      <style:text-properties style:font-name="Bahnschrift Light" fo:font-size="10pt" fo:language="zxx" fo:country="none" fo:font-weight="bold" officeooo:rsid="00b66b3b" style:font-size-asian="10pt" style:language-asian="zxx" style:country-asian="none" style:font-weight-asian="bold" style:font-size-complex="10pt" style:language-complex="zxx" style:country-complex="none" style:font-weight-complex="bold"/>
    </style:style>
    <style:style style:name="T574" style:family="text">
      <style:text-properties style:font-name="Bahnschrift Light" fo:font-size="10pt" fo:language="zxx" fo:country="none" fo:font-style="italic" style:font-size-asian="10pt" style:language-asian="zxx" style:country-asian="none" style:font-style-asian="italic" style:font-size-complex="10pt" style:language-complex="zxx" style:country-complex="none" style:font-style-complex="italic"/>
    </style:style>
    <style:style style:name="T575" style:family="text">
      <style:text-properties style:font-name="Bahnschrift Light" fo:font-size="10pt" fo:language="zxx" fo:country="none" fo:font-style="italic" officeooo:rsid="008d6708" style:font-size-asian="10pt" style:language-asian="zxx" style:country-asian="none" style:font-style-asian="italic" style:font-size-complex="10pt" style:language-complex="zxx" style:country-complex="none" style:font-style-complex="italic"/>
    </style:style>
    <style:style style:name="T576" style:family="text">
      <style:text-properties style:font-name="Bahnschrift Light" fo:font-size="10pt" fo:language="zxx" fo:country="none" fo:font-style="italic" officeooo:rsid="0092af54" style:font-size-asian="10pt" style:language-asian="zxx" style:country-asian="none" style:font-style-asian="italic" style:font-size-complex="10pt" style:language-complex="zxx" style:country-complex="none" style:font-style-complex="italic"/>
    </style:style>
    <style:style style:name="T577" style:family="text">
      <style:text-properties style:font-name="Bahnschrift Light" fo:font-size="10pt" fo:language="zxx" fo:country="none" fo:font-style="italic" officeooo:rsid="00959317" style:font-size-asian="10pt" style:language-asian="zxx" style:country-asian="none" style:font-style-asian="italic" style:font-size-complex="10pt" style:language-complex="zxx" style:country-complex="none" style:font-style-complex="italic"/>
    </style:style>
    <style:style style:name="T578" style:family="text">
      <style:text-properties style:font-name="Bahnschrift Light" fo:font-size="10pt" fo:language="zxx" fo:country="none" fo:font-style="italic" officeooo:rsid="00a616d6" style:font-size-asian="10pt" style:language-asian="zxx" style:country-asian="none" style:font-style-asian="italic" style:font-size-complex="10pt" style:language-complex="zxx" style:country-complex="none" style:font-style-complex="italic"/>
    </style:style>
    <style:style style:name="T579" style:family="text">
      <style:text-properties style:font-name="Bahnschrift Light" fo:font-size="10pt" fo:language="zxx" fo:country="none" fo:font-style="italic" officeooo:rsid="00a61f46" style:font-size-asian="10pt" style:language-asian="zxx" style:country-asian="none" style:font-style-asian="italic" style:font-size-complex="10pt" style:language-complex="zxx" style:country-complex="none" style:font-style-complex="italic"/>
    </style:style>
    <style:style style:name="T580" style:family="text">
      <style:text-properties style:font-name="Bahnschrift Light" fo:font-size="10pt" fo:language="zxx" fo:country="none" fo:font-style="italic" officeooo:rsid="00a70a46" style:font-size-asian="10pt" style:language-asian="zxx" style:country-asian="none" style:font-style-asian="italic" style:font-size-complex="10pt" style:language-complex="zxx" style:country-complex="none" style:font-style-complex="italic"/>
    </style:style>
    <style:style style:name="T581" style:family="text">
      <style:text-properties style:font-name="Bahnschrift Light" fo:font-size="10pt" fo:language="zxx" fo:country="none" fo:font-style="italic" officeooo:rsid="00b15e1c" style:font-size-asian="10pt" style:language-asian="zxx" style:country-asian="none" style:font-style-asian="italic" style:font-size-complex="10pt" style:language-complex="zxx" style:country-complex="none" style:font-style-complex="italic"/>
    </style:style>
    <style:style style:name="T582" style:family="text">
      <style:text-properties style:font-name="Bahnschrift Light" fo:font-size="10pt" fo:language="zxx" fo:country="none" fo:font-style="italic" officeooo:rsid="00b481c1" style:font-size-asian="10pt" style:language-asian="zxx" style:country-asian="none" style:font-style-asian="italic" style:font-size-complex="10pt" style:language-complex="zxx" style:country-complex="none" style:font-style-complex="italic"/>
    </style:style>
    <style:style style:name="T583" style:family="text">
      <style:text-properties style:font-name="Bahnschrift Light" fo:font-size="10pt" fo:language="zxx" fo:country="none" fo:font-style="italic" fo:font-weight="normal"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584" style:family="text">
      <style:text-properties style:font-name="Bahnschrift Light" fo:font-size="10pt" fo:language="zxx" fo:country="none" fo:font-style="italic" fo:font-weight="normal" officeooo:rsid="00b481c1"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585" style:family="text">
      <style:text-properties style:font-name="Bahnschrift Light" fo:font-size="10pt" fo:language="zxx" fo:country="none" fo:font-style="italic" fo:font-weight="normal" officeooo:rsid="008d6708"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586" style:family="text">
      <style:text-properties style:font-name="Bahnschrift Light" fo:font-size="10pt" fo:language="zxx" fo:country="none" fo:font-style="italic" fo:font-weight="normal" officeooo:rsid="00b631bb"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587" style:family="text">
      <style:text-properties style:font-name="Bahnschrift Light" fo:font-size="10pt" fo:language="zxx" fo:country="none" fo:font-style="italic" fo:font-weight="normal" officeooo:rsid="0059798b"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588" style:family="text">
      <style:text-properties style:font-name="Bahnschrift Light" fo:font-size="10pt" fo:language="zxx" fo:country="none" fo:font-style="italic" fo:font-weight="normal" officeooo:rsid="00b66b3b"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589" style:family="text">
      <style:text-properties officeooo:rsid="00879ec2"/>
    </style:style>
    <style:style style:name="T590" style:family="text">
      <style:text-properties officeooo:rsid="0088595f"/>
    </style:style>
    <style:style style:name="T591" style:family="text">
      <style:text-properties fo:color="#000000" loext:opacity="100%" style:text-position="super 58%" style:font-name="Bahnschrift Light1" fo:font-size="10pt" fo:language="zxx" fo:country="none" fo:font-style="normal" style:text-underline-style="none" fo:font-weight="normal" officeooo:rsid="0059798b"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T592" style:family="text">
      <style:text-properties officeooo:rsid="0090548f"/>
    </style:style>
    <style:style style:name="T593" style:family="text">
      <style:text-properties officeooo:rsid="00bdb151"/>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false"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000000" draw:marker-start-width="0.1689in" draw:marker-end-width="0.1689in" draw:fill-color="#000000"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22">GÉNESIS – <text:span text:style-name="T555">Anexo I</text:span></text:p>
      <text:p text:style-name="P2">Sistema de rol basado en d6</text:p>
      <text:p text:style-name="P2"><draw:line text:anchor-type="paragraph" draw:z-index="0" draw:name="Horizontal line 1" draw:style-name="gr1" draw:text-style-name="P420" svg:x1="-0.1661in" svg:y1="0.0634in" svg:x2="7.0248in" svg:y2="0.0744in"><text:p/></draw:line></text:p>
      <text:p text:style-name="P5"/>
      <text:p text:style-name="P5"><text:tab/><text:span text:style-name="T4">Y el mundo nació de nuevo. </text:span></text:p>
      <text:p text:style-name="P6">Ante mis ojos y bajo mis pies vi como la voluntad del hombre se hacía de nuevo realidad, y tomaba control de su destino por primera vez en mil años… no, por primera vez desde su creación. </text:p>
      <text:p text:style-name="P6"/>
      <text:p text:style-name="P7">Me pregunto cual será su futuro.</text:p>
      <text:p text:style-name="P7">No estaré aquí para verlo.</text:p>
      <text:p text:style-name="P7"/>
      <text:p text:style-name="P8">- El hombre al que el mundo conocía como Dios.</text:p>
      <text:p text:style-name="P3"><text:span text:style-name="T3"/></text:p>
      <text:p text:style-name="P3"><text:span text:style-name="T3"/></text:p>
      <text:p text:style-name="P4"><text:span text:style-name="T3"/></text:p>
      <text:p text:style-name="P20"><text:tab/></text:p>
      <text:p text:style-name="P10"><text:tab/></text:p>
      <text:section text:style-name="Sect1" text:name="Section1">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P27">Índice</text:p>
            </text:index-title>
            <text:p text:style-name="P23"><text:a xlink:type="simple" xlink:href="#__RefHeading___Toc40304_3774643960" text:style-name="Index_20_Link" text:visited-style-name="Index_20_Link">Estructura<text:tab/>5</text:a></text:p>
            <text:p text:style-name="P24"><text:a xlink:type="simple" xlink:href="#__RefHeading___Toc40306_3774643960" text:style-name="Index_20_Link" text:visited-style-name="Index_20_Link"><text:s/>Sobre las Habilidades<text:tab/>5</text:a></text:p>
            <text:p text:style-name="P24"><text:a xlink:type="simple" xlink:href="#__RefHeading___Toc40308_3774643960" text:style-name="Index_20_Link" text:visited-style-name="Index_20_Link"><text:s/>Sobre las Dotes<text:tab/>5</text:a></text:p>
            <text:p text:style-name="P23"><text:a xlink:type="simple" xlink:href="#__RefHeading___Toc40304_3774643960%20Copy%201" text:style-name="Index_20_Link" text:visited-style-name="Index_20_Link">Físico (FIS)<text:tab/>7</text:a></text:p>
            <text:p text:style-name="P24"><text:a xlink:type="simple" xlink:href="#__RefHeading___Toc40321_3774643960" text:style-name="Index_20_Link" text:visited-style-name="Index_20_Link">Pelea<text:tab/>8</text:a></text:p>
            <text:p text:style-name="P25"><text:a xlink:type="simple" xlink:href="#__RefHeading___Toc40308_3774643960%20Copy%201" text:style-name="Index_20_Link" text:visited-style-name="Index_20_Link"><text:s/>DOTES<text:tab/>8</text:a></text:p>
            <text:p text:style-name="P26"><text:a xlink:type="simple" xlink:href="#__RefHeading___Toc40323_3774643960" text:style-name="Index_20_Link" text:visited-style-name="Index_20_Link"><text:s/>ACCIONES<text:tab/>8</text:a></text:p>
            <text:p text:style-name="P26"><text:a xlink:type="simple" xlink:href="#__RefHeading___Toc40325_3774643960" text:style-name="Index_20_Link" text:visited-style-name="Index_20_Link"><text:s/>ALTERACIONES<text:tab/>8</text:a></text:p>
            <text:p text:style-name="P26"><text:a xlink:type="simple" xlink:href="#__RefHeading___Toc40327_3774643960" text:style-name="Index_20_Link" text:visited-style-name="Index_20_Link"><text:s/>PASIVAS<text:tab/>8</text:a></text:p>
            <text:p text:style-name="P24"><text:a xlink:type="simple" xlink:href="#__RefHeading___Toc40321_3774643960%20Copy%201" text:style-name="Index_20_Link" text:visited-style-name="Index_20_Link">Dureza<text:tab/>9</text:a></text:p>
            <text:p text:style-name="P25"><text:a xlink:type="simple" xlink:href="#__RefHeading___Toc40308_3774643960%20Copy%201%20Copy%201" text:style-name="Index_20_Link" text:visited-style-name="Index_20_Link"><text:s/>DOTES<text:tab/>9</text:a></text:p>
            <text:p text:style-name="P26"><text:a xlink:type="simple" xlink:href="#__RefHeading___Toc40323_3774643960%20Copy%201" text:style-name="Index_20_Link" text:visited-style-name="Index_20_Link"><text:s/>ACCIONES<text:tab/>9</text:a></text:p>
            <text:p text:style-name="P26"><text:a xlink:type="simple" xlink:href="#__RefHeading___Toc40325_3774643960%20Copy%201" text:style-name="Index_20_Link" text:visited-style-name="Index_20_Link"><text:s/>ALTERACIONES<text:tab/>9</text:a></text:p>
            <text:p text:style-name="P26"><text:a xlink:type="simple" xlink:href="#__RefHeading___Toc40327_3774643960%20Copy%201" text:style-name="Index_20_Link" text:visited-style-name="Index_20_Link"><text:s/>PASIVAS<text:tab/>9</text:a></text:p>
            <text:p text:style-name="P24"><text:a xlink:type="simple" xlink:href="#__RefHeading___Toc40321_3774643960%20Copy%202" text:style-name="Index_20_Link" text:visited-style-name="Index_20_Link">Inmunidad<text:tab/>10</text:a></text:p>
            <text:p text:style-name="P25"><text:a xlink:type="simple" xlink:href="#__RefHeading___Toc40308_3774643960%20Copy%201%20Copy%202" text:style-name="Index_20_Link" text:visited-style-name="Index_20_Link"><text:s/>DOTES<text:tab/>10</text:a></text:p>
            <text:p text:style-name="P26"><text:a xlink:type="simple" xlink:href="#__RefHeading___Toc40323_3774643960%20Copy%202" text:style-name="Index_20_Link" text:visited-style-name="Index_20_Link"><text:s/>ACCIONES<text:tab/>10</text:a></text:p>
            <text:p text:style-name="P26"><text:a xlink:type="simple" xlink:href="#__RefHeading___Toc40325_3774643960%20Copy%202" text:style-name="Index_20_Link" text:visited-style-name="Index_20_Link"><text:s/>ALTERACIONES<text:tab/>10</text:a></text:p>
            <text:p text:style-name="P26"><text:a xlink:type="simple" xlink:href="#__RefHeading___Toc40327_3774643960%20Copy%202" text:style-name="Index_20_Link" text:visited-style-name="Index_20_Link"><text:s/>PASIVAS<text:tab/>10</text:a></text:p>
            <text:p text:style-name="P24"><text:a xlink:type="simple" xlink:href="#__RefHeading___Toc40321_3774643960%20Copy%203" text:style-name="Index_20_Link" text:visited-style-name="Index_20_Link">Resistencia<text:tab/>11</text:a></text:p>
            <text:p text:style-name="P25"><text:a xlink:type="simple" xlink:href="#__RefHeading___Toc40308_3774643960%20Copy%201%20Copy%203" text:style-name="Index_20_Link" text:visited-style-name="Index_20_Link"><text:s/>DOTES<text:tab/>11</text:a></text:p>
            <text:p text:style-name="P26"><text:a xlink:type="simple" xlink:href="#__RefHeading___Toc40323_3774643960%20Copy%203" text:style-name="Index_20_Link" text:visited-style-name="Index_20_Link"><text:s/>ACCIONES<text:tab/>11</text:a></text:p>
            <text:p text:style-name="P26"><text:a xlink:type="simple" xlink:href="#__RefHeading___Toc40325_3774643960%20Copy%203" text:style-name="Index_20_Link" text:visited-style-name="Index_20_Link"><text:s/>ALTERACIONES<text:tab/>11</text:a></text:p>
            <text:p text:style-name="P26"><text:a xlink:type="simple" xlink:href="#__RefHeading___Toc40327_3774643960%20Copy%203" text:style-name="Index_20_Link" text:visited-style-name="Index_20_Link"><text:s/>PASIVAS<text:tab/>11</text:a></text:p>
            <text:p text:style-name="P24"><text:a xlink:type="simple" xlink:href="#__RefHeading___Toc40321_3774643960%20Copy%204" text:style-name="Index_20_Link" text:visited-style-name="Index_20_Link">Fuerza<text:tab/>12</text:a></text:p>
            <text:p text:style-name="P25"><text:a xlink:type="simple" xlink:href="#__RefHeading___Toc40308_3774643960%20Copy%201%20Copy%204" text:style-name="Index_20_Link" text:visited-style-name="Index_20_Link"><text:s/>DOTES<text:tab/>12</text:a></text:p>
            <text:p text:style-name="P26"><text:a xlink:type="simple" xlink:href="#__RefHeading___Toc40323_3774643960%20Copy%204" text:style-name="Index_20_Link" text:visited-style-name="Index_20_Link"><text:s/>ACCIONES<text:tab/>12</text:a></text:p>
            <text:p text:style-name="P26"><text:a xlink:type="simple" xlink:href="#__RefHeading___Toc40325_3774643960%20Copy%204" text:style-name="Index_20_Link" text:visited-style-name="Index_20_Link"><text:s/>ALTERACIONES<text:tab/>12</text:a></text:p>
            <text:p text:style-name="P26"><text:a xlink:type="simple" xlink:href="#__RefHeading___Toc40327_3774643960%20Copy%204" text:style-name="Index_20_Link" text:visited-style-name="Index_20_Link"><text:s/>PASIVAS<text:tab/>12</text:a></text:p>
            <text:p text:style-name="P24"><text:a xlink:type="simple" xlink:href="#__RefHeading___Toc40321_3774643960%20Copy%205" text:style-name="Index_20_Link" text:visited-style-name="Index_20_Link">Velocidad<text:tab/>13</text:a></text:p>
            <text:p text:style-name="P25"><text:a xlink:type="simple" xlink:href="#__RefHeading___Toc40308_3774643960%20Copy%201%20Copy%205" text:style-name="Index_20_Link" text:visited-style-name="Index_20_Link"><text:s/>DOTES<text:tab/>13</text:a></text:p>
            <text:p text:style-name="P26"><text:a xlink:type="simple" xlink:href="#__RefHeading___Toc40323_3774643960%20Copy%205" text:style-name="Index_20_Link" text:visited-style-name="Index_20_Link"><text:s/>ACCIONES<text:tab/>13</text:a></text:p>
            <text:p text:style-name="P26"><text:a xlink:type="simple" xlink:href="#__RefHeading___Toc40325_3774643960%20Copy%205" text:style-name="Index_20_Link" text:visited-style-name="Index_20_Link"><text:s/>ALTERACIONES<text:tab/>13</text:a></text:p>
            <text:p text:style-name="P26"><text:a xlink:type="simple" xlink:href="#__RefHeading___Toc40327_3774643960%20Copy%205" text:style-name="Index_20_Link" text:visited-style-name="Index_20_Link"><text:s/>PASIVAS<text:tab/>13</text:a></text:p>
            <text:p text:style-name="P24"><text:a xlink:type="simple" xlink:href="#__RefHeading___Toc40321_3774643960%20Copy%206" text:style-name="Index_20_Link" text:visited-style-name="Index_20_Link">Acrobacias<text:tab/>14</text:a></text:p>
            <text:p text:style-name="P25"><text:a xlink:type="simple" xlink:href="#__RefHeading___Toc40308_3774643960%20Copy%201%20Copy%206" text:style-name="Index_20_Link" text:visited-style-name="Index_20_Link"><text:s/>DOTES<text:tab/>14</text:a></text:p>
            <text:p text:style-name="P26"><text:a xlink:type="simple" xlink:href="#__RefHeading___Toc40323_3774643960%20Copy%206" text:style-name="Index_20_Link" text:visited-style-name="Index_20_Link"><text:s/>ACCIONES<text:tab/>14</text:a></text:p>
            <text:p text:style-name="P26"><text:a xlink:type="simple" xlink:href="#__RefHeading___Toc40325_3774643960%20Copy%206" text:style-name="Index_20_Link" text:visited-style-name="Index_20_Link"><text:s/>ALTERACIONES<text:tab/>14</text:a></text:p>
            <text:p text:style-name="P26"><text:a xlink:type="simple" xlink:href="#__RefHeading___Toc40327_3774643960%20Copy%206" text:style-name="Index_20_Link" text:visited-style-name="Index_20_Link"><text:s/>PASIVAS<text:tab/>14</text:a></text:p>
            <text:p text:style-name="P24"><text:a xlink:type="simple" xlink:href="#__RefHeading___Toc40321_3774643960%20Copy%207" text:style-name="Index_20_Link" text:visited-style-name="Index_20_Link">Monta<text:tab/>15</text:a></text:p>
            <text:p text:style-name="P25"><text:a xlink:type="simple" xlink:href="#__RefHeading___Toc40308_3774643960%20Copy%201%20Copy%207" text:style-name="Index_20_Link" text:visited-style-name="Index_20_Link"><text:s/>DOTES<text:tab/>15</text:a></text:p>
            <text:p text:style-name="P26"><text:a xlink:type="simple" xlink:href="#__RefHeading___Toc40323_3774643960%20Copy%207" text:style-name="Index_20_Link" text:visited-style-name="Index_20_Link"><text:s/>ACCIONES<text:tab/>15</text:a></text:p>
            <text:p text:style-name="P26"><text:a xlink:type="simple" xlink:href="#__RefHeading___Toc40325_3774643960%20Copy%207" text:style-name="Index_20_Link" text:visited-style-name="Index_20_Link"><text:s/>ALTERACIONES<text:tab/>15</text:a></text:p>
            <text:p text:style-name="P26"><text:a xlink:type="simple" xlink:href="#__RefHeading___Toc40327_3774643960%20Copy%207" text:style-name="Index_20_Link" text:visited-style-name="Index_20_Link"><text:s/>PASIVAS<text:tab/>15</text:a></text:p>
            <text:p text:style-name="P23"><text:a xlink:type="simple" xlink:href="#__RefHeading___Toc40304_3774643960%20Copy%201%20Copy%201" text:style-name="Index_20_Link" text:visited-style-name="Index_20_Link">Instinto (FIS)<text:tab/>17</text:a></text:p>
            <text:p text:style-name="P24"><text:a xlink:type="simple" xlink:href="#__RefHeading___Toc40321_3774643960%20Copy%208" text:style-name="Index_20_Link" text:visited-style-name="Index_20_Link">Tiro<text:tab/>18</text:a></text:p>
            <text:p text:style-name="P25"><text:a xlink:type="simple" xlink:href="#__RefHeading___Toc40308_3774643960%20Copy%201%20Copy%208" text:style-name="Index_20_Link" text:visited-style-name="Index_20_Link"><text:s/>DOTES<text:tab/>18</text:a></text:p>
            <text:p text:style-name="P26"><text:a xlink:type="simple" xlink:href="#__RefHeading___Toc40323_3774643960%20Copy%208" text:style-name="Index_20_Link" text:visited-style-name="Index_20_Link"><text:s/>ACCIONES<text:tab/>18</text:a></text:p>
            <text:p text:style-name="P26"><text:a xlink:type="simple" xlink:href="#__RefHeading___Toc40325_3774643960%20Copy%208" text:style-name="Index_20_Link" text:visited-style-name="Index_20_Link"><text:s/>ALTERACIONES<text:tab/>18</text:a></text:p>
            <text:p text:style-name="P26"><text:a xlink:type="simple" xlink:href="#__RefHeading___Toc40327_3774643960%20Copy%208" text:style-name="Index_20_Link" text:visited-style-name="Index_20_Link"><text:s/>PASIVAS<text:tab/>18</text:a></text:p>
            <text:p text:style-name="P24"><text:a xlink:type="simple" xlink:href="#__RefHeading___Toc40321_3774643960%20Copy%208%20Copy%201" text:style-name="Index_20_Link" text:visited-style-name="Index_20_Link">Esquiva<text:tab/>19</text:a></text:p>
            <text:p text:style-name="P25"><text:a xlink:type="simple" xlink:href="#__RefHeading___Toc40308_3774643960%20Copy%201%20Copy%208%20Copy%201" text:style-name="Index_20_Link" text:visited-style-name="Index_20_Link"><text:s/>DOTES<text:tab/>19</text:a></text:p>
            <text:p text:style-name="P26"><text:a xlink:type="simple" xlink:href="#__RefHeading___Toc40323_3774643960%20Copy%208%20Copy%201" text:style-name="Index_20_Link" text:visited-style-name="Index_20_Link"><text:s/>ACCIONES<text:tab/>19</text:a></text:p>
            <text:p text:style-name="P26"><text:a xlink:type="simple" xlink:href="#__RefHeading___Toc40325_3774643960%20Copy%208%20Copy%201" text:style-name="Index_20_Link" text:visited-style-name="Index_20_Link"><text:s/>ALTERACIONES<text:tab/>19</text:a></text:p>
            <text:p text:style-name="P26"><text:a xlink:type="simple" xlink:href="#__RefHeading___Toc40327_3774643960%20Copy%208%20Copy%201" text:style-name="Index_20_Link" text:visited-style-name="Index_20_Link"><text:s/>PASIVAS<text:tab/>19</text:a></text:p>
            <text:p text:style-name="P24"><text:a xlink:type="simple" xlink:href="#__RefHeading___Toc40321_3774643960%20Copy%208%20Copy%202" text:style-name="Index_20_Link" text:visited-style-name="Index_20_Link">Percepción<text:tab/>20</text:a></text:p>
            <text:p text:style-name="P25"><text:a xlink:type="simple" xlink:href="#__RefHeading___Toc40308_3774643960%20Copy%201%20Copy%208%20Copy%202" text:style-name="Index_20_Link" text:visited-style-name="Index_20_Link"><text:s/>DOTES<text:tab/>20</text:a></text:p>
            <text:p text:style-name="P26"><text:a xlink:type="simple" xlink:href="#__RefHeading___Toc40323_3774643960%20Copy%208%20Copy%202" text:style-name="Index_20_Link" text:visited-style-name="Index_20_Link"><text:s/>ACCIONES<text:tab/>20</text:a></text:p>
            <text:p text:style-name="P26"><text:a xlink:type="simple" xlink:href="#__RefHeading___Toc40325_3774643960%20Copy%208%20Copy%202" text:style-name="Index_20_Link" text:visited-style-name="Index_20_Link"><text:s/>ALTERACIONES<text:tab/>20</text:a></text:p>
            <text:p text:style-name="P26"><text:a xlink:type="simple" xlink:href="#__RefHeading___Toc40327_3774643960%20Copy%208%20Copy%202" text:style-name="Index_20_Link" text:visited-style-name="Index_20_Link"><text:s/>PASIVAS<text:tab/>20</text:a></text:p>
            <text:p text:style-name="P24"><text:a xlink:type="simple" xlink:href="#__RefHeading___Toc40321_3774643960%20Copy%208%20Copy%203" text:style-name="Index_20_Link" text:visited-style-name="Index_20_Link">Investigación<text:tab/>21</text:a></text:p>
            <text:p text:style-name="P25"><text:a xlink:type="simple" xlink:href="#__RefHeading___Toc40308_3774643960%20Copy%201%20Copy%208%20Copy%203" text:style-name="Index_20_Link" text:visited-style-name="Index_20_Link"><text:s/>DOTES<text:tab/>21</text:a></text:p>
            <text:p text:style-name="P26"><text:a xlink:type="simple" xlink:href="#__RefHeading___Toc40323_3774643960%20Copy%208%20Copy%203" text:style-name="Index_20_Link" text:visited-style-name="Index_20_Link"><text:s/>ACCIONES<text:tab/>21</text:a></text:p>
            <text:p text:style-name="P26"><text:a xlink:type="simple" xlink:href="#__RefHeading___Toc40325_3774643960%20Copy%208%20Copy%203" text:style-name="Index_20_Link" text:visited-style-name="Index_20_Link"><text:s/>ALTERACIONES<text:tab/>21</text:a></text:p>
            <text:p text:style-name="P26"><text:a xlink:type="simple" xlink:href="#__RefHeading___Toc40327_3774643960%20Copy%208%20Copy%203" text:style-name="Index_20_Link" text:visited-style-name="Index_20_Link"><text:s/>PASIVAS<text:tab/>21</text:a></text:p>
            <text:p text:style-name="P24"><text:a xlink:type="simple" xlink:href="#__RefHeading___Toc40321_3774643960%20Copy%208%20Copy%204" text:style-name="Index_20_Link" text:visited-style-name="Index_20_Link">Orienctación<text:tab/>22</text:a></text:p>
            <text:p text:style-name="P25"><text:a xlink:type="simple" xlink:href="#__RefHeading___Toc40308_3774643960%20Copy%201%20Copy%208%20Copy%204" text:style-name="Index_20_Link" text:visited-style-name="Index_20_Link"><text:s/>DOTES<text:tab/>22</text:a></text:p>
            <text:p text:style-name="P26"><text:a xlink:type="simple" xlink:href="#__RefHeading___Toc40323_3774643960%20Copy%208%20Copy%204" text:style-name="Index_20_Link" text:visited-style-name="Index_20_Link"><text:s/>ACCIONES<text:tab/>22</text:a></text:p>
            <text:p text:style-name="P26"><text:a xlink:type="simple" xlink:href="#__RefHeading___Toc40325_3774643960%20Copy%208%20Copy%204" text:style-name="Index_20_Link" text:visited-style-name="Index_20_Link"><text:s/>ALTERACIONES<text:tab/>22</text:a></text:p>
            <text:p text:style-name="P26"><text:a xlink:type="simple" xlink:href="#__RefHeading___Toc40327_3774643960%20Copy%208%20Copy%204" text:style-name="Index_20_Link" text:visited-style-name="Index_20_Link"><text:s/>PASIVAS<text:tab/>22</text:a></text:p>
            <text:p text:style-name="P24"><text:a xlink:type="simple" xlink:href="#__RefHeading___Toc40321_3774643960%20Copy%208%20Copy%205" text:style-name="Index_20_Link" text:visited-style-name="Index_20_Link">Reflejos<text:tab/>23</text:a></text:p>
            <text:p text:style-name="P25"><text:a xlink:type="simple" xlink:href="#__RefHeading___Toc40308_3774643960%20Copy%201%20Copy%208%20Copy%205" text:style-name="Index_20_Link" text:visited-style-name="Index_20_Link"><text:s/>DOTES<text:tab/>23</text:a></text:p>
            <text:p text:style-name="P26"><text:a xlink:type="simple" xlink:href="#__RefHeading___Toc40323_3774643960%20Copy%208%20Copy%205" text:style-name="Index_20_Link" text:visited-style-name="Index_20_Link"><text:s/>ACCIONES<text:tab/>23</text:a></text:p>
            <text:p text:style-name="P26"><text:a xlink:type="simple" xlink:href="#__RefHeading___Toc40325_3774643960%20Copy%208%20Copy%205" text:style-name="Index_20_Link" text:visited-style-name="Index_20_Link"><text:s/>ALTERACIONES<text:tab/>23</text:a></text:p>
            <text:p text:style-name="P26"><text:a xlink:type="simple" xlink:href="#__RefHeading___Toc40327_3774643960%20Copy%208%20Copy%205" text:style-name="Index_20_Link" text:visited-style-name="Index_20_Link"><text:s/>PASIVAS<text:tab/>23</text:a></text:p>
            <text:p text:style-name="P24"><text:a xlink:type="simple" xlink:href="#__RefHeading___Toc40321_3774643960%20Copy%208%20Copy%206" text:style-name="Index_20_Link" text:visited-style-name="Index_20_Link">Intuición<text:tab/>24</text:a></text:p>
            <text:p text:style-name="P25"><text:a xlink:type="simple" xlink:href="#__RefHeading___Toc40308_3774643960%20Copy%201%20Copy%208%20Copy%206" text:style-name="Index_20_Link" text:visited-style-name="Index_20_Link"><text:s/>DOTES<text:tab/>24</text:a></text:p>
            <text:p text:style-name="P26"><text:a xlink:type="simple" xlink:href="#__RefHeading___Toc40323_3774643960%20Copy%208%20Copy%206" text:style-name="Index_20_Link" text:visited-style-name="Index_20_Link"><text:s/>ACCIONES<text:tab/>24</text:a></text:p>
            <text:p text:style-name="P26"><text:a xlink:type="simple" xlink:href="#__RefHeading___Toc40325_3774643960%20Copy%208%20Copy%206" text:style-name="Index_20_Link" text:visited-style-name="Index_20_Link"><text:s/>ALTERACIONES<text:tab/>24</text:a></text:p>
            <text:p text:style-name="P26"><text:a xlink:type="simple" xlink:href="#__RefHeading___Toc40327_3774643960%20Copy%208%20Copy%206" text:style-name="Index_20_Link" text:visited-style-name="Index_20_Link"><text:s/>PASIVAS<text:tab/>24</text:a></text:p>
            <text:p text:style-name="P24"><text:a xlink:type="simple" xlink:href="#__RefHeading___Toc40321_3774643960%20Copy%208%20Copy%207" text:style-name="Index_20_Link" text:visited-style-name="Index_20_Link">Sigilo<text:tab/>25</text:a></text:p>
            <text:p text:style-name="P25"><text:a xlink:type="simple" xlink:href="#__RefHeading___Toc40308_3774643960%20Copy%201%20Copy%208%20Copy%207" text:style-name="Index_20_Link" text:visited-style-name="Index_20_Link"><text:s/>DOTES<text:tab/>25</text:a></text:p>
            <text:p text:style-name="P26"><text:a xlink:type="simple" xlink:href="#__RefHeading___Toc40323_3774643960%20Copy%208%20Copy%207" text:style-name="Index_20_Link" text:visited-style-name="Index_20_Link"><text:s/>ACCIONES<text:tab/>25</text:a></text:p>
            <text:p text:style-name="P26"><text:a xlink:type="simple" xlink:href="#__RefHeading___Toc40325_3774643960%20Copy%208%20Copy%207" text:style-name="Index_20_Link" text:visited-style-name="Index_20_Link"><text:s/>ALTERACIONES<text:tab/>25</text:a></text:p>
            <text:p text:style-name="P26"><text:a xlink:type="simple" xlink:href="#__RefHeading___Toc40327_3774643960%20Copy%208%20Copy%207" text:style-name="Index_20_Link" text:visited-style-name="Index_20_Link"><text:s/>PASIVAS<text:tab/>25</text:a></text:p>
            <text:p text:style-name="P24"><text:a xlink:type="simple" xlink:href="#__RefHeading___Toc40321_3774643960%20Copy%208%20Copy%208" text:style-name="Index_20_Link" text:visited-style-name="Index_20_Link">Supervivencia<text:tab/>26</text:a></text:p>
            <text:p text:style-name="P25"><text:a xlink:type="simple" xlink:href="#__RefHeading___Toc40308_3774643960%20Copy%201%20Copy%208%20Copy%208" text:style-name="Index_20_Link" text:visited-style-name="Index_20_Link"><text:s/>DOTES<text:tab/>26</text:a></text:p>
            <text:p text:style-name="P26"><text:a xlink:type="simple" xlink:href="#__RefHeading___Toc40323_3774643960%20Copy%208%20Copy%208" text:style-name="Index_20_Link" text:visited-style-name="Index_20_Link"><text:s/>ACCIONES<text:tab/>26</text:a></text:p>
            <text:p text:style-name="P26"><text:a xlink:type="simple" xlink:href="#__RefHeading___Toc40325_3774643960%20Copy%208%20Copy%208" text:style-name="Index_20_Link" text:visited-style-name="Index_20_Link"><text:s/>ALTERACIONES<text:tab/>26</text:a></text:p>
            <text:p text:style-name="P26"><text:a xlink:type="simple" xlink:href="#__RefHeading___Toc40327_3774643960%20Copy%208%20Copy%208" text:style-name="Index_20_Link" text:visited-style-name="Index_20_Link"><text:s/>PASIVAS<text:tab/>26</text:a></text:p>
            <text:p text:style-name="P23"><text:a xlink:type="simple" xlink:href="#__RefHeading___Toc40304_3774643960%20Copy%201%20Copy%202" text:style-name="Index_20_Link" text:visited-style-name="Index_20_Link">Estilo (EST)<text:tab/>28</text:a></text:p>
            <text:p text:style-name="P24"><text:a xlink:type="simple" xlink:href="#__RefHeading___Toc40321_3774643960%20Copy%209" text:style-name="Index_20_Link" text:visited-style-name="Index_20_Link">Perspicacia<text:tab/>29</text:a></text:p>
            <text:p text:style-name="P25"><text:a xlink:type="simple" xlink:href="#__RefHeading___Toc40308_3774643960%20Copy%201%20Copy%209" text:style-name="Index_20_Link" text:visited-style-name="Index_20_Link"><text:s/>DOTES<text:tab/>29</text:a></text:p>
            <text:p text:style-name="P26"><text:a xlink:type="simple" xlink:href="#__RefHeading___Toc40323_3774643960%20Copy%209" text:style-name="Index_20_Link" text:visited-style-name="Index_20_Link"><text:s/>ACCIONES<text:tab/>29</text:a></text:p>
            <text:p text:style-name="P26"><text:a xlink:type="simple" xlink:href="#__RefHeading___Toc40325_3774643960%20Copy%209" text:style-name="Index_20_Link" text:visited-style-name="Index_20_Link"><text:s/>ALTERACIONES<text:tab/>29</text:a></text:p>
            <text:p text:style-name="P26"><text:a xlink:type="simple" xlink:href="#__RefHeading___Toc40327_3774643960%20Copy%209" text:style-name="Index_20_Link" text:visited-style-name="Index_20_Link"><text:s/>PASIVAS<text:tab/>29</text:a></text:p>
            <text:p text:style-name="P24"><text:a xlink:type="simple" xlink:href="#__RefHeading___Toc40321_3774643960%20Copy%209%20Copy%202" text:style-name="Index_20_Link" text:visited-style-name="Index_20_Link">Empatía<text:tab/>30</text:a></text:p>
            <text:p text:style-name="P25"><text:a xlink:type="simple" xlink:href="#__RefHeading___Toc40308_3774643960%20Copy%201%20Copy%209%20Copy%201" text:style-name="Index_20_Link" text:visited-style-name="Index_20_Link"><text:s/>DOTES<text:tab/>30</text:a></text:p>
            <text:p text:style-name="P26"><text:a xlink:type="simple" xlink:href="#__RefHeading___Toc40323_3774643960%20Copy%209%20Copy%201" text:style-name="Index_20_Link" text:visited-style-name="Index_20_Link"><text:s/>ACCIONES<text:tab/>30</text:a></text:p>
            <text:p text:style-name="P26"><text:a xlink:type="simple" xlink:href="#__RefHeading___Toc40325_3774643960%20Copy%209%20Copy%201" text:style-name="Index_20_Link" text:visited-style-name="Index_20_Link"><text:s/>ALTERACIONES<text:tab/>30</text:a></text:p>
            <text:p text:style-name="P26"><text:a xlink:type="simple" xlink:href="#__RefHeading___Toc40327_3774643960%20Copy%209%20Copy%201" text:style-name="Index_20_Link" text:visited-style-name="Index_20_Link"><text:s/>PASIVAS<text:tab/>30</text:a></text:p>
            <text:p text:style-name="P24"><text:a xlink:type="simple" xlink:href="#__RefHeading___Toc40321_3774643960%20Copy%209%20Copy%203" text:style-name="Index_20_Link" text:visited-style-name="Index_20_Link">Influencia<text:tab/>31</text:a></text:p>
            <text:p text:style-name="P25"><text:a xlink:type="simple" xlink:href="#__RefHeading___Toc40308_3774643960%20Copy%201%20Copy%209%20Copy%202" text:style-name="Index_20_Link" text:visited-style-name="Index_20_Link"><text:s/>DOTES<text:tab/>31</text:a></text:p>
            <text:p text:style-name="P26"><text:a xlink:type="simple" xlink:href="#__RefHeading___Toc40323_3774643960%20Copy%209%20Copy%202" text:style-name="Index_20_Link" text:visited-style-name="Index_20_Link"><text:s/>ACCIONES<text:tab/>31</text:a></text:p>
            <text:p text:style-name="P26"><text:a xlink:type="simple" xlink:href="#__RefHeading___Toc40325_3774643960%20Copy%209%20Copy%202" text:style-name="Index_20_Link" text:visited-style-name="Index_20_Link"><text:s/>ALTERACIONES<text:tab/>31</text:a></text:p>
            <text:p text:style-name="P26"><text:a xlink:type="simple" xlink:href="#__RefHeading___Toc40327_3774643960%20Copy%209%20Copy%202" text:style-name="Index_20_Link" text:visited-style-name="Index_20_Link"><text:s/>PASIVAS<text:tab/>31</text:a></text:p>
            <text:p text:style-name="P24"><text:a xlink:type="simple" xlink:href="#__RefHeading___Toc40321_3774643960%20Copy%209%20Copy%204" text:style-name="Index_20_Link" text:visited-style-name="Index_20_Link">Actuación<text:tab/>32</text:a></text:p>
            <text:p text:style-name="P25"><text:a xlink:type="simple" xlink:href="#__RefHeading___Toc40308_3774643960%20Copy%201%20Copy%209%20Copy%203" text:style-name="Index_20_Link" text:visited-style-name="Index_20_Link"><text:s/>DOTES<text:tab/>32</text:a></text:p>
            <text:p text:style-name="P26"><text:a xlink:type="simple" xlink:href="#__RefHeading___Toc40323_3774643960%20Copy%209%20Copy%203" text:style-name="Index_20_Link" text:visited-style-name="Index_20_Link"><text:s/>ACCIONES<text:tab/>32</text:a></text:p>
            <text:p text:style-name="P26"><text:a xlink:type="simple" xlink:href="#__RefHeading___Toc40325_3774643960%20Copy%209%20Copy%203" text:style-name="Index_20_Link" text:visited-style-name="Index_20_Link"><text:s/>ALTERACIONES<text:tab/>32</text:a></text:p>
            <text:p text:style-name="P26"><text:a xlink:type="simple" xlink:href="#__RefHeading___Toc40327_3774643960%20Copy%209%20Copy%203" text:style-name="Index_20_Link" text:visited-style-name="Index_20_Link"><text:s/>PASIVAS<text:tab/>32</text:a></text:p>
            <text:p text:style-name="P24"><text:a xlink:type="simple" xlink:href="#__RefHeading___Toc40321_3774643960%20Copy%209%20Copy%205" text:style-name="Index_20_Link" text:visited-style-name="Index_20_Link">Calma<text:tab/>33</text:a></text:p>
            <text:p text:style-name="P25"><text:a xlink:type="simple" xlink:href="#__RefHeading___Toc40308_3774643960%20Copy%201%20Copy%209%20Copy%204" text:style-name="Index_20_Link" text:visited-style-name="Index_20_Link"><text:s/>DOTES<text:tab/>33</text:a></text:p>
            <text:p text:style-name="P26"><text:a xlink:type="simple" xlink:href="#__RefHeading___Toc40323_3774643960%20Copy%209%20Copy%204" text:style-name="Index_20_Link" text:visited-style-name="Index_20_Link"><text:s/>ACCIONES<text:tab/>33</text:a></text:p>
            <text:p text:style-name="P26"><text:a xlink:type="simple" xlink:href="#__RefHeading___Toc40325_3774643960%20Copy%209%20Copy%204" text:style-name="Index_20_Link" text:visited-style-name="Index_20_Link"><text:s/>ALTERACIONES<text:tab/>33</text:a></text:p>
            <text:p text:style-name="P26"><text:a xlink:type="simple" xlink:href="#__RefHeading___Toc40327_3774643960%20Copy%209%20Copy%204" text:style-name="Index_20_Link" text:visited-style-name="Index_20_Link"><text:s/>PASIVAS<text:tab/>33</text:a></text:p>
            <text:p text:style-name="P24"><text:a xlink:type="simple" xlink:href="#__RefHeading___Toc40321_3774643960%20Copy%209%20Copy%206" text:style-name="Index_20_Link" text:visited-style-name="Index_20_Link">Conducta<text:tab/>34</text:a></text:p>
            <text:p text:style-name="P25"><text:a xlink:type="simple" xlink:href="#__RefHeading___Toc40308_3774643960%20Copy%201%20Copy%209%20Copy%205" text:style-name="Index_20_Link" text:visited-style-name="Index_20_Link"><text:s/>DOTES<text:tab/>34</text:a></text:p>
            <text:p text:style-name="P26"><text:a xlink:type="simple" xlink:href="#__RefHeading___Toc40323_3774643960%20Copy%209%20Copy%205" text:style-name="Index_20_Link" text:visited-style-name="Index_20_Link"><text:s/>ACCIONES<text:tab/>34</text:a></text:p>
            <text:p text:style-name="P26"><text:a xlink:type="simple" xlink:href="#__RefHeading___Toc40325_3774643960%20Copy%209%20Copy%205" text:style-name="Index_20_Link" text:visited-style-name="Index_20_Link"><text:s/>ALTERACIONES<text:tab/>34</text:a></text:p>
            <text:p text:style-name="P26"><text:a xlink:type="simple" xlink:href="#__RefHeading___Toc40327_3774643960%20Copy%209%20Copy%205" text:style-name="Index_20_Link" text:visited-style-name="Index_20_Link"><text:s/>PASIVAS<text:tab/>34</text:a></text:p>
            <text:p text:style-name="P24"><text:a xlink:type="simple" xlink:href="#__RefHeading___Toc40321_3774643960%20Copy%209%20Copy%207" text:style-name="Index_20_Link" text:visited-style-name="Index_20_Link">Etiqueta<text:tab/>35</text:a></text:p>
            <text:p text:style-name="P25"><text:a xlink:type="simple" xlink:href="#__RefHeading___Toc40308_3774643960%20Copy%201%20Copy%209%20Copy%206" text:style-name="Index_20_Link" text:visited-style-name="Index_20_Link"><text:s/>DOTES<text:tab/>35</text:a></text:p>
            <text:p text:style-name="P26"><text:a xlink:type="simple" xlink:href="#__RefHeading___Toc40323_3774643960%20Copy%209%20Copy%206" text:style-name="Index_20_Link" text:visited-style-name="Index_20_Link"><text:s/>ACCIONES<text:tab/>35</text:a></text:p>
            <text:p text:style-name="P26"><text:a xlink:type="simple" xlink:href="#__RefHeading___Toc40325_3774643960%20Copy%209%20Copy%206" text:style-name="Index_20_Link" text:visited-style-name="Index_20_Link"><text:s/>ALTERACIONES<text:tab/>35</text:a></text:p>
            <text:p text:style-name="P26"><text:a xlink:type="simple" xlink:href="#__RefHeading___Toc40327_3774643960%20Copy%209%20Copy%206" text:style-name="Index_20_Link" text:visited-style-name="Index_20_Link"><text:s/>PASIVAS<text:tab/>35</text:a></text:p>
            <text:p text:style-name="P24"><text:a xlink:type="simple" xlink:href="#__RefHeading___Toc40321_3774643960%20Copy%209%20Copy%208" text:style-name="Index_20_Link" text:visited-style-name="Index_20_Link">Aspecto<text:tab/>36</text:a></text:p>
            <text:p text:style-name="P25"><text:a xlink:type="simple" xlink:href="#__RefHeading___Toc40308_3774643960%20Copy%201%20Copy%209%20Copy%207" text:style-name="Index_20_Link" text:visited-style-name="Index_20_Link"><text:s/>DOTES<text:tab/>36</text:a></text:p>
            <text:p text:style-name="P26"><text:a xlink:type="simple" xlink:href="#__RefHeading___Toc40323_3774643960%20Copy%209%20Copy%207" text:style-name="Index_20_Link" text:visited-style-name="Index_20_Link"><text:s/>ACCIONES<text:tab/>36</text:a></text:p>
            <text:p text:style-name="P26"><text:a xlink:type="simple" xlink:href="#__RefHeading___Toc40325_3774643960%20Copy%209%20Copy%207" text:style-name="Index_20_Link" text:visited-style-name="Index_20_Link"><text:s/>ALTERACIONES<text:tab/>36</text:a></text:p>
            <text:p text:style-name="P26"><text:a xlink:type="simple" xlink:href="#__RefHeading___Toc40327_3774643960%20Copy%209%20Copy%207" text:style-name="Index_20_Link" text:visited-style-name="Index_20_Link"><text:s/>PASIVAS<text:tab/>36</text:a></text:p>
            <text:p text:style-name="P24"><text:a xlink:type="simple" xlink:href="#__RefHeading___Toc40321_3774643960%20Copy%209%20Copy%209" text:style-name="Index_20_Link" text:visited-style-name="Index_20_Link">Lenguaje<text:tab/>37</text:a></text:p>
            <text:p text:style-name="P25"><text:a xlink:type="simple" xlink:href="#__RefHeading___Toc40308_3774643960%20Copy%201%20Copy%209%20Copy%208" text:style-name="Index_20_Link" text:visited-style-name="Index_20_Link"><text:s/>DOTES<text:tab/>37</text:a></text:p>
            <text:p text:style-name="P26"><text:a xlink:type="simple" xlink:href="#__RefHeading___Toc40323_3774643960%20Copy%209%20Copy%208" text:style-name="Index_20_Link" text:visited-style-name="Index_20_Link"><text:s/>ACCIONES<text:tab/>37</text:a></text:p>
            <text:p text:style-name="P26"><text:a xlink:type="simple" xlink:href="#__RefHeading___Toc40325_3774643960%20Copy%209%20Copy%208" text:style-name="Index_20_Link" text:visited-style-name="Index_20_Link"><text:s/>ALTERACIONES<text:tab/>37</text:a></text:p>
            <text:p text:style-name="P26"><text:a xlink:type="simple" xlink:href="#__RefHeading___Toc40327_3774643960%20Copy%209%20Copy%208" text:style-name="Index_20_Link" text:visited-style-name="Index_20_Link"><text:s/>PASIVAS<text:tab/>37</text:a></text:p>
            <text:p text:style-name="P24"><text:a xlink:type="simple" xlink:href="#__RefHeading___Toc40321_3774643960%20Copy%209%20Copy%2010" text:style-name="Index_20_Link" text:visited-style-name="Index_20_Link">Espectáculo<text:tab/>38</text:a></text:p>
            <text:p text:style-name="P25"><text:a xlink:type="simple" xlink:href="#__RefHeading___Toc40308_3774643960%20Copy%201%20Copy%209%20Copy%209" text:style-name="Index_20_Link" text:visited-style-name="Index_20_Link"><text:s/>DOTES<text:tab/>38</text:a></text:p>
            <text:p text:style-name="P26"><text:a xlink:type="simple" xlink:href="#__RefHeading___Toc40323_3774643960%20Copy%209%20Copy%209" text:style-name="Index_20_Link" text:visited-style-name="Index_20_Link"><text:s/>ACCIONES<text:tab/>38</text:a></text:p>
            <text:p text:style-name="P26"><text:a xlink:type="simple" xlink:href="#__RefHeading___Toc40325_3774643960%20Copy%209%20Copy%209" text:style-name="Index_20_Link" text:visited-style-name="Index_20_Link"><text:s/>ALTERACIONES<text:tab/>38</text:a></text:p>
            <text:p text:style-name="P26"><text:a xlink:type="simple" xlink:href="#__RefHeading___Toc40327_3774643960%20Copy%209%20Copy%209" text:style-name="Index_20_Link" text:visited-style-name="Index_20_Link"><text:s/>PASIVAS<text:tab/>38</text:a></text:p>
            <text:p text:style-name="P23"><text:a xlink:type="simple" xlink:href="#__RefHeading___Toc40304_3774643960%20Copy%201%20Copy%202%20Copy%201" text:style-name="Index_20_Link" text:visited-style-name="Index_20_Link">Experiencia (EXP)<text:tab/>40</text:a></text:p>
            <text:p text:style-name="P24"><text:a xlink:type="simple" xlink:href="#__RefHeading___Toc40321_3774643960%20Copy%209%20Copy%2011" text:style-name="Index_20_Link" text:visited-style-name="Index_20_Link">Esgrima<text:tab/>41</text:a></text:p>
            <text:p text:style-name="P25"><text:a xlink:type="simple" xlink:href="#__RefHeading___Toc40308_3774643960%20Copy%201%20Copy%209%20Copy%2010" text:style-name="Index_20_Link" text:visited-style-name="Index_20_Link"><text:s/>DOTES<text:tab/>41</text:a></text:p>
            <text:p text:style-name="P26"><text:a xlink:type="simple" xlink:href="#__RefHeading___Toc40323_3774643960%20Copy%209%20Copy%2010" text:style-name="Index_20_Link" text:visited-style-name="Index_20_Link"><text:s/>ACCIONES<text:tab/>41</text:a></text:p>
            <text:p text:style-name="P26"><text:a xlink:type="simple" xlink:href="#__RefHeading___Toc40325_3774643960%20Copy%209%20Copy%2010" text:style-name="Index_20_Link" text:visited-style-name="Index_20_Link"><text:s/>ALTERACIONES<text:tab/>41</text:a></text:p>
            <text:p text:style-name="P26"><text:a xlink:type="simple" xlink:href="#__RefHeading___Toc40327_3774643960%20Copy%209%20Copy%2010" text:style-name="Index_20_Link" text:visited-style-name="Index_20_Link"><text:s/>PASIVAS<text:tab/>41</text:a></text:p>
            <text:p text:style-name="P24"><text:a xlink:type="simple" xlink:href="#__RefHeading___Toc40321_3774643960%20Copy%209%20Copy%2011%20Copy%202" text:style-name="Index_20_Link" text:visited-style-name="Index_20_Link">Hachas<text:tab/>42</text:a></text:p>
            <text:p text:style-name="P25"><text:a xlink:type="simple" xlink:href="#__RefHeading___Toc40308_3774643960%20Copy%201%20Copy%209%20Copy%2010%20Copy%201" text:style-name="Index_20_Link" text:visited-style-name="Index_20_Link"><text:s/>DOTES<text:tab/>42</text:a></text:p>
            <text:p text:style-name="P26"><text:a xlink:type="simple" xlink:href="#__RefHeading___Toc40323_3774643960%20Copy%209%20Copy%2010%20Copy%201" text:style-name="Index_20_Link" text:visited-style-name="Index_20_Link"><text:s/>ACCIONES<text:tab/>42</text:a></text:p>
            <text:p text:style-name="P26"><text:a xlink:type="simple" xlink:href="#__RefHeading___Toc40325_3774643960%20Copy%209%20Copy%2010%20Copy%201" text:style-name="Index_20_Link" text:visited-style-name="Index_20_Link"><text:s/>ALTERACIONES<text:tab/>42</text:a></text:p>
            <text:p text:style-name="P26"><text:a xlink:type="simple" xlink:href="#__RefHeading___Toc40327_3774643960%20Copy%209%20Copy%2010%20Copy%201" text:style-name="Index_20_Link" text:visited-style-name="Index_20_Link"><text:s/>PASIVAS<text:tab/>42</text:a></text:p>
            <text:p text:style-name="P24"><text:a xlink:type="simple" xlink:href="#__RefHeading___Toc40321_3774643960%20Copy%209%20Copy%2011%20Copy%203" text:style-name="Index_20_Link" text:visited-style-name="Index_20_Link">Mazas<text:tab/>43</text:a></text:p>
            <text:p text:style-name="P25"><text:a xlink:type="simple" xlink:href="#__RefHeading___Toc40308_3774643960%20Copy%201%20Copy%209%20Copy%2010%20Copy%202" text:style-name="Index_20_Link" text:visited-style-name="Index_20_Link"><text:s/>DOTES<text:tab/>43</text:a></text:p>
            <text:p text:style-name="P26"><text:a xlink:type="simple" xlink:href="#__RefHeading___Toc40323_3774643960%20Copy%209%20Copy%2010%20Copy%202" text:style-name="Index_20_Link" text:visited-style-name="Index_20_Link"><text:s/>ACCIONES<text:tab/>43</text:a></text:p>
            <text:p text:style-name="P26"><text:a xlink:type="simple" xlink:href="#__RefHeading___Toc40325_3774643960%20Copy%209%20Copy%2010%20Copy%202" text:style-name="Index_20_Link" text:visited-style-name="Index_20_Link"><text:s/>ALTERACIONES<text:tab/>43</text:a></text:p>
            <text:p text:style-name="P26"><text:a xlink:type="simple" xlink:href="#__RefHeading___Toc40327_3774643960%20Copy%209%20Copy%2010%20Copy%202" text:style-name="Index_20_Link" text:visited-style-name="Index_20_Link"><text:s/>PASIVAS<text:tab/>43</text:a></text:p>
            <text:p text:style-name="P24"><text:a xlink:type="simple" xlink:href="#__RefHeading___Toc40321_3774643960%20Copy%209%20Copy%2011%20Copy%204" text:style-name="Index_20_Link" text:visited-style-name="Index_20_Link">Lanzas<text:tab/>44</text:a></text:p>
            <text:p text:style-name="P25"><text:a xlink:type="simple" xlink:href="#__RefHeading___Toc40308_3774643960%20Copy%201%20Copy%209%20Copy%2010%20Copy%203" text:style-name="Index_20_Link" text:visited-style-name="Index_20_Link"><text:s/>DOTES<text:tab/>44</text:a></text:p>
            <text:p text:style-name="P26"><text:a xlink:type="simple" xlink:href="#__RefHeading___Toc40323_3774643960%20Copy%209%20Copy%2010%20Copy%203" text:style-name="Index_20_Link" text:visited-style-name="Index_20_Link"><text:s/>ACCIONES<text:tab/>44</text:a></text:p>
            <text:p text:style-name="P26"><text:a xlink:type="simple" xlink:href="#__RefHeading___Toc40325_3774643960%20Copy%209%20Copy%2010%20Copy%203" text:style-name="Index_20_Link" text:visited-style-name="Index_20_Link"><text:s/>ALTERACIONES<text:tab/>44</text:a></text:p>
            <text:p text:style-name="P26"><text:a xlink:type="simple" xlink:href="#__RefHeading___Toc40327_3774643960%20Copy%209%20Copy%2010%20Copy%203" text:style-name="Index_20_Link" text:visited-style-name="Index_20_Link"><text:s/>PASIVAS<text:tab/>44</text:a></text:p>
            <text:p text:style-name="P24"><text:a xlink:type="simple" xlink:href="#__RefHeading___Toc40321_3774643960%20Copy%209%20Copy%2011%20Copy%205" text:style-name="Index_20_Link" text:visited-style-name="Index_20_Link">Arcos<text:tab/>45</text:a></text:p>
            <text:p text:style-name="P25"><text:a xlink:type="simple" xlink:href="#__RefHeading___Toc40308_3774643960%20Copy%201%20Copy%209%20Copy%2010%20Copy%204" text:style-name="Index_20_Link" text:visited-style-name="Index_20_Link"><text:s/>DOTES<text:tab/>45</text:a></text:p>
            <text:p text:style-name="P26"><text:a xlink:type="simple" xlink:href="#__RefHeading___Toc40323_3774643960%20Copy%209%20Copy%2010%20Copy%204" text:style-name="Index_20_Link" text:visited-style-name="Index_20_Link"><text:s/>ACCIONES<text:tab/>45</text:a></text:p>
            <text:p text:style-name="P26"><text:a xlink:type="simple" xlink:href="#__RefHeading___Toc40325_3774643960%20Copy%209%20Copy%2010%20Copy%204" text:style-name="Index_20_Link" text:visited-style-name="Index_20_Link"><text:s/>ALTERACIONES<text:tab/>45</text:a></text:p>
            <text:p text:style-name="P26"><text:a xlink:type="simple" xlink:href="#__RefHeading___Toc40327_3774643960%20Copy%209%20Copy%2010%20Copy%204" text:style-name="Index_20_Link" text:visited-style-name="Index_20_Link"><text:s/>PASIVAS<text:tab/>45</text:a></text:p>
            <text:p text:style-name="P24"><text:a xlink:type="simple" xlink:href="#__RefHeading___Toc40321_3774643960%20Copy%209%20Copy%2011%20Copy%206" text:style-name="Index_20_Link" text:visited-style-name="Index_20_Link">Armas de mano<text:tab/>46</text:a></text:p>
            <text:p text:style-name="P25"><text:a xlink:type="simple" xlink:href="#__RefHeading___Toc40308_3774643960%20Copy%201%20Copy%209%20Copy%2010%20Copy%205" text:style-name="Index_20_Link" text:visited-style-name="Index_20_Link"><text:s/>DOTES<text:tab/>46</text:a></text:p>
            <text:p text:style-name="P26"><text:a xlink:type="simple" xlink:href="#__RefHeading___Toc40323_3774643960%20Copy%209%20Copy%2010%20Copy%205" text:style-name="Index_20_Link" text:visited-style-name="Index_20_Link"><text:s/>ACCIONES<text:tab/>46</text:a></text:p>
            <text:p text:style-name="P26"><text:a xlink:type="simple" xlink:href="#__RefHeading___Toc40325_3774643960%20Copy%209%20Copy%2010%20Copy%205" text:style-name="Index_20_Link" text:visited-style-name="Index_20_Link"><text:s/>ALTERACIONES<text:tab/>46</text:a></text:p>
            <text:p text:style-name="P26"><text:a xlink:type="simple" xlink:href="#__RefHeading___Toc40327_3774643960%20Copy%209%20Copy%2010%20Copy%205" text:style-name="Index_20_Link" text:visited-style-name="Index_20_Link"><text:s/>PASIVAS<text:tab/>46</text:a></text:p>
            <text:p text:style-name="P24"><text:a xlink:type="simple" xlink:href="#__RefHeading___Toc40321_3774643960%20Copy%209%20Copy%2011%20Copy%207" text:style-name="Index_20_Link" text:visited-style-name="Index_20_Link">Armas de hombro<text:tab/>47</text:a></text:p>
            <text:p text:style-name="P25"><text:a xlink:type="simple" xlink:href="#__RefHeading___Toc40308_3774643960%20Copy%201%20Copy%209%20Copy%2010%20Copy%206" text:style-name="Index_20_Link" text:visited-style-name="Index_20_Link"><text:s/>DOTES<text:tab/>47</text:a></text:p>
            <text:p text:style-name="P26"><text:a xlink:type="simple" xlink:href="#__RefHeading___Toc40323_3774643960%20Copy%209%20Copy%2010%20Copy%206" text:style-name="Index_20_Link" text:visited-style-name="Index_20_Link"><text:s/>ACCIONES<text:tab/>47</text:a></text:p>
            <text:p text:style-name="P26"><text:a xlink:type="simple" xlink:href="#__RefHeading___Toc40325_3774643960%20Copy%209%20Copy%2010%20Copy%206" text:style-name="Index_20_Link" text:visited-style-name="Index_20_Link"><text:s/>ALTERACIONES<text:tab/>47</text:a></text:p>
            <text:p text:style-name="P26"><text:a xlink:type="simple" xlink:href="#__RefHeading___Toc40327_3774643960%20Copy%209%20Copy%2010%20Copy%206" text:style-name="Index_20_Link" text:visited-style-name="Index_20_Link"><text:s/>PASIVAS<text:tab/>47</text:a></text:p>
            <text:p text:style-name="P24"><text:a xlink:type="simple" xlink:href="#__RefHeading___Toc40321_3774643960%20Copy%209%20Copy%2011%20Copy%208" text:style-name="Index_20_Link" text:visited-style-name="Index_20_Link">Proyección<text:tab/>48</text:a></text:p>
            <text:p text:style-name="P25"><text:a xlink:type="simple" xlink:href="#__RefHeading___Toc40308_3774643960%20Copy%201%20Copy%209%20Copy%2010%20Copy%207" text:style-name="Index_20_Link" text:visited-style-name="Index_20_Link"><text:s/>DOTES<text:tab/>48</text:a></text:p>
            <text:p text:style-name="P26"><text:a xlink:type="simple" xlink:href="#__RefHeading___Toc40323_3774643960%20Copy%209%20Copy%2010%20Copy%207" text:style-name="Index_20_Link" text:visited-style-name="Index_20_Link"><text:s/>ACCIONES<text:tab/>48</text:a></text:p>
            <text:p text:style-name="P26"><text:a xlink:type="simple" xlink:href="#__RefHeading___Toc40325_3774643960%20Copy%209%20Copy%2010%20Copy%207" text:style-name="Index_20_Link" text:visited-style-name="Index_20_Link"><text:s/>ALTERACIONES<text:tab/>48</text:a></text:p>
            <text:p text:style-name="P26"><text:a xlink:type="simple" xlink:href="#__RefHeading___Toc40327_3774643960%20Copy%209%20Copy%2010%20Copy%207" text:style-name="Index_20_Link" text:visited-style-name="Index_20_Link"><text:s/>PASIVAS<text:tab/>48</text:a></text:p>
            <text:p text:style-name="P24"><text:a xlink:type="simple" xlink:href="#__RefHeading___Toc40321_3774643960%20Copy%209%20Copy%2011%20Copy%209" text:style-name="Index_20_Link" text:visited-style-name="Index_20_Link">Desarmado<text:tab/>49</text:a></text:p>
            <text:p text:style-name="P25"><text:a xlink:type="simple" xlink:href="#__RefHeading___Toc40308_3774643960%20Copy%201%20Copy%209%20Copy%2010%20Copy%208" text:style-name="Index_20_Link" text:visited-style-name="Index_20_Link"><text:s/>DOTES<text:tab/>49</text:a></text:p>
            <text:p text:style-name="P26"><text:a xlink:type="simple" xlink:href="#__RefHeading___Toc40323_3774643960%20Copy%209%20Copy%2010%20Copy%208" text:style-name="Index_20_Link" text:visited-style-name="Index_20_Link"><text:s/>ACCIONES<text:tab/>49</text:a></text:p>
            <text:p text:style-name="P26"><text:a xlink:type="simple" xlink:href="#__RefHeading___Toc40325_3774643960%20Copy%209%20Copy%2010%20Copy%208" text:style-name="Index_20_Link" text:visited-style-name="Index_20_Link"><text:s/>ALTERACIONES<text:tab/>49</text:a></text:p>
            <text:p text:style-name="P26"><text:a xlink:type="simple" xlink:href="#__RefHeading___Toc40327_3774643960%20Copy%209%20Copy%2010%20Copy%208" text:style-name="Index_20_Link" text:visited-style-name="Index_20_Link"><text:s/>PASIVAS<text:tab/>49</text:a></text:p>
            <text:p text:style-name="P24"><text:a xlink:type="simple" xlink:href="#__RefHeading___Toc40321_3774643960%20Copy%209%20Copy%2011%20Copy%2010" text:style-name="Index_20_Link" text:visited-style-name="Index_20_Link">Medicina<text:tab/>50</text:a></text:p>
            <text:p text:style-name="P25"><text:a xlink:type="simple" xlink:href="#__RefHeading___Toc40308_3774643960%20Copy%201%20Copy%209%20Copy%2010%20Copy%209" text:style-name="Index_20_Link" text:visited-style-name="Index_20_Link"><text:s/>DOTES<text:tab/>50</text:a></text:p>
            <text:p text:style-name="P26"><text:a xlink:type="simple" xlink:href="#__RefHeading___Toc40323_3774643960%20Copy%209%20Copy%2010%20Copy%209" text:style-name="Index_20_Link" text:visited-style-name="Index_20_Link"><text:s/>ACCIONES<text:tab/>50</text:a></text:p>
            <text:p text:style-name="P26"><text:a xlink:type="simple" xlink:href="#__RefHeading___Toc40325_3774643960%20Copy%209%20Copy%2010%20Copy%209" text:style-name="Index_20_Link" text:visited-style-name="Index_20_Link"><text:s/>ALTERACIONES<text:tab/>50</text:a></text:p>
            <text:p text:style-name="P26"><text:a xlink:type="simple" xlink:href="#__RefHeading___Toc40327_3774643960%20Copy%209%20Copy%2010%20Copy%209" text:style-name="Index_20_Link" text:visited-style-name="Index_20_Link"><text:s/>PASIVAS<text:tab/>50</text:a></text:p>
            <text:p text:style-name="P24"><text:a xlink:type="simple" xlink:href="#__RefHeading___Toc40321_3774643960%20Copy%209%20Copy%2011%20Copy%2011" text:style-name="Index_20_Link" text:visited-style-name="Index_20_Link">Soldadesca<text:tab/>51</text:a></text:p>
            <text:p text:style-name="P25"><text:a xlink:type="simple" xlink:href="#__RefHeading___Toc40308_3774643960%20Copy%201%20Copy%209%20Copy%2010%20Copy%2010" text:style-name="Index_20_Link" text:visited-style-name="Index_20_Link"><text:s/>DOTES<text:tab/>51</text:a></text:p>
            <text:p text:style-name="P26"><text:a xlink:type="simple" xlink:href="#__RefHeading___Toc40323_3774643960%20Copy%209%20Copy%2010%20Copy%2010" text:style-name="Index_20_Link" text:visited-style-name="Index_20_Link"><text:s/>ACCIONES<text:tab/>51</text:a></text:p>
            <text:p text:style-name="P26"><text:a xlink:type="simple" xlink:href="#__RefHeading___Toc40325_3774643960%20Copy%209%20Copy%2010%20Copy%2010" text:style-name="Index_20_Link" text:visited-style-name="Index_20_Link"><text:s/>ALTERACIONES<text:tab/>51</text:a></text:p>
            <text:p text:style-name="P26"><text:a xlink:type="simple" xlink:href="#__RefHeading___Toc40327_3774643960%20Copy%209%20Copy%2010%20Copy%2010" text:style-name="Index_20_Link" text:visited-style-name="Index_20_Link"><text:s/>PASIVAS<text:tab/>51</text:a></text:p>
          </text:index-body>
        </text:table-of-content>
        <text:p text:style-name="P19"/>
        <text:p text:style-name="P9"/>
        <text:section text:style-name="Sect4" text:name="Section2">
          <text:h text:style-name="P254" text:outline-level="1"><text:bookmark-start text:name="__RefHeading___Toc40304_3774643960"/>Estructura<text:bookmark-end text:name="__RefHeading___Toc40304_3774643960"/></text:h>
          <text:p text:style-name="P11"/>
          <text:p text:style-name="P13"><text:span text:style-name="T45"><text:tab/></text:span><text:span text:style-name="T46">En este Anexo indagaremos sobre el uso de las Habilidades (Capítulo I del documento base de Génesis), e </text:span><text:span text:style-name="T47">introduciremos las Dotes, aptitudes comunes pero personales que los personajes pueden adquirir, destinadas a aumentar el uso de sus habilidades</text:span><text:span text:style-name="T46">. Encontrarás en este documento las habilidades recogidas bajo los atributos de:</text:span></text:p>
          <text:p text:style-name="P16"><text:span text:style-name="T44"/></text:p>
          <text:list text:style-name="L1">
            <text:list-item>
              <text:p text:style-name="P264">Físico (FIS)</text:p>
              <text:p text:style-name="P267"><text:span text:style-name="T43"/></text:p>
            </text:list-item>
            <text:list-item>
              <text:p text:style-name="P264">Instinto (INS), <text:span text:style-name="T590">excepto aquellas relacionadas con la obtención de recursos, que podrás encontrar en el Anexo II. </text:span></text:p>
              <text:p text:style-name="P268"><text:span text:style-name="T170"/></text:p>
            </text:list-item>
            <text:list-item>
              <text:p text:style-name="P264">Estilo (EST)</text:p>
              <text:p text:style-name="P267"><text:span text:style-name="T43"/></text:p>
            </text:list-item>
            <text:list-item>
              <text:p text:style-name="P264">Experiencia (EXP), excepto aquellas que representen a distintas artesanías, que podrás encontrar en el Anexo II. </text:p>
              <text:p text:style-name="P267"><text:span text:style-name="T43"/></text:p>
            </text:list-item>
          </text:list>
          <text:h text:style-name="P258" text:outline-level="2"><text:bookmark-start text:name="__RefHeading___Toc40306_3774643960"/><text:span text:style-name="T554"><text:tab/></text:span><text:span text:style-name="T556">Sobre las Habilidades</text:span><text:bookmark-end text:name="__RefHeading___Toc40306_3774643960"/></text:h>
          <text:p text:style-name="P63"><text:span text:style-name="T5"/></text:p>
          <text:p text:style-name="P53"><text:span text:style-name="T100"><text:tab/></text:span><text:span text:style-name="T475">En las descripciones de cada habilidad, incluiremos distintos casos de uso que sirven de ejemplo de situaciones en las que podrían usarse, expandiendo las descripciones dadas en el documento base. </text:span><text:span text:style-name="T504">Existen habilidades caracterizadas como </text:span><text:span text:style-name="T60">Pasivas; </text:span><text:span text:style-name="T504">significa que las tiradas de estas habilidades normalmente ocurrirán como una reacción a un evento, más que un uso activo.</text:span></text:p>
          <text:p text:style-name="P53"><text:span text:style-name="T475"/></text:p>
          <text:h text:style-name="P259" text:outline-level="2"><text:bookmark-start text:name="__RefHeading___Toc40308_3774643960"/><text:span text:style-name="T40"><text:tab/></text:span><text:span text:style-name="T41">Sobre las Dotes</text:span><text:bookmark-end text:name="__RefHeading___Toc40308_3774643960"/></text:h>
          <text:p text:style-name="P63"><text:span text:style-name="T5"/></text:p>
          <text:p text:style-name="P53"><text:span text:style-name="T100"><text:tab/></text:span><text:span text:style-name="T51">Las dotes son el enfoque principal de este Anexo. </text:span><text:span text:style-name="T475">Bajo cada habilidad, encontrarás una lista de las dotes vinculadas a susodicha habilidad; que una dote esté vinculada a una habilidad significa que requiere X cantidad de rangos en esa habilidad para poder ser desbloqueada. Adicionalmente, pueden requerir niveles de característica o rangos en otras habilidades. En cada dote, encontrarás la siguiente información:</text:span></text:p>
          <text:p text:style-name="P53"><text:span text:style-name="T475"/></text:p>
          <text:p text:style-name="P29"><text:span text:style-name="T42">NOMBRE DE LA DOTE </text:span><text:span text:style-name="T71">(Requerimientos)</text:span></text:p>
          <text:p text:style-name="P218"><text:s text:c="2"/>Tipo de activación*</text:p>
          <text:p text:style-name="P64"><text:span text:style-name="T42"><text:tab/></text:span><text:span text:style-name="T101">Una descripción de los efectos de la dote, tan larga como sea necesaria para clarificar sus usos.</text:span></text:p>
          <text:p text:style-name="P64"><text:span text:style-name="T101"/></text:p>
          <text:p text:style-name="P64"><text:span text:style-name="T101"><text:tab/></text:span><text:span text:style-name="T172">COSTE DE ENTRENAMIENTO: X PP</text:span></text:p>
          <text:p text:style-name="P64"><text:span text:style-name="T172"/></text:p>
          <text:p text:style-name="P64"><text:span text:style-name="T101">*</text:span><text:span text:style-name="T172">Tipo de activación</text:span><text:span text:style-name="T101">: El tipo de activación puede tomar uno de tres valores, que definirá la forma en la que esta dote será usada.</text:span></text:p>
          <text:p text:style-name="P64"><text:span text:style-name="T101"/></text:p>
          <text:list text:style-name="L2">
            <text:list-item>
              <text:p text:style-name="P269"><text:span text:style-name="T102">Acción (</text:span><text:span text:style-name="T128">Velocidad de la Acción</text:span><text:span text:style-name="T102">): La dote se utilizará como una acción, por lo que deberá ser declarada en el tiempo de plan o utilizada como reacción.</text:span></text:p>
              <text:p text:style-name="P270"><text:span text:style-name="T101"/></text:p>
            </text:list-item>
            <text:list-item>
              <text:p text:style-name="P265">Alteración (Número de 6 que se deben consumir para activar la dote): La dote se utilizará como un seguimiento a una tirada de la habilidad a la que se encuentra vinculada para modificar los efectos de la misma.</text:p>
            </text:list-item>
          </text:list>
          <text:p text:style-name="P65"><text:span text:style-name="T101"/></text:p>
          <text:list text:continue-numbering="true" text:style-name="L2">
            <text:list-item>
              <text:p text:style-name="P265">Pasiva (Limitaciones de uso [opcional]): La dote siempre se encuentra activa.</text:p>
            </text:list-item>
          </text:list>
          <text:p text:style-name="P17"><text:span text:style-name="T43"/></text:p>
          <text:p text:style-name="P18"><text:span text:style-name="T43"/></text:p>
          <text:h text:style-name="P256" text:outline-level="1">Físico (FIS)</text:h>
          <text:h text:style-name="P255" text:outline-level="1"><text:span text:style-name="T560">P</text:span><text:span text:style-name="T557">elea</text:span></text:h>
          <text:p text:style-name="P63"><text:span text:style-name="T5"/></text:p>
          <text:p text:style-name="P53"><text:span text:style-name="T100"><text:tab/></text:span><text:span text:style-name="T477">Tu habilidad de pelea define tu </text:span><text:span text:style-name="T52">habilidad para desarrollarte en un combate cuerpo a cuerpo: </text:span><text:span text:style-name="T477">cómo moverte con eficacia, esquivar ataques de un oponente y asestar los tuyos propios. Un personaje que desarrolla la habilidad de pelea generalmente es </text:span><text:span text:style-name="T52">un soldado, un mercenario o un púgil </text:span><text:span text:style-name="T477">que ha visto combate abierto, servido en un ejército o que ha tenido que pelear para salvar la vida. Muchas culturas enseñan a niños a pelear desde pequeño, y, en otras tantas, comparten golpes por cuenta propia.</text:span></text:p>
          <text:p text:style-name="P53"><text:span text:style-name="T477"/></text:p>
          <text:p text:style-name="P54"><text:span text:style-name="T42">La habilidad de Pelea te permite combatir con cualquier arma cuerpo a cuerpo, la cual usas sin poder sacar partido de las particularidades de cada arma: para tí, una lanza no es más que un palo muy largo con una punta en el frente, y bien puedes intentar ensartar a alguien con ella o atizarle en el cogote con el asta entera. </text:span><text:span text:style-name="T50">Cuando lanzas Pelea en un combate, las características de un arma funcionarán con normalidad excepto aquellas que te permitan escoger un valor a cambiar. </text:span></text:p>
          <text:p text:style-name="P54"><text:span text:style-name="T99"/></text:p>
          <text:p text:style-name="P54"><text:span text:style-name="T42">Una persona que se dedique a pelear de forma profesional probablemente </text:span><text:span text:style-name="T50">desarrollará una habilidad de arma bajo Experiencia. Sin embargo, su inversión en Pelea no queda destituida, ya que cada punto añadirá un +1 al daño final de su arma, y podrá seguir haciendo uso de toda dote de acción, </text:span><text:span text:style-name="T57">alteración</text:span><text:span text:style-name="T50"> o pasiva de Pelea </text:span><text:span text:style-name="T61">siempre que no se defina lo contrario</text:span><text:span text:style-name="T50">. </text:span></text:p>
          <text:p text:style-name="P53"><text:span text:style-name="T51"/></text:p>
          <text:h text:style-name="Heading_20_3" text:outline-level="3"><text:bookmark-start text:name="__RefHeading___Toc40308_3774643960 Copy 1"/><text:span text:style-name="T70"><text:tab/></text:span><text:span text:style-name="T476">DOTES</text:span><text:bookmark-end text:name="__RefHeading___Toc40308_3774643960 Copy 1"/></text:h>
          <text:h text:style-name="Heading_20_4" text:outline-level="4"><text:bookmark-start text:name="__RefHeading___Toc40323_3774643960"/><text:tab/> <text:s text:c="3"/><text:span text:style-name="T559">ACCIONES</text:span><text:bookmark-end text:name="__RefHeading___Toc40323_3774643960"/></text:h>
          <text:p text:style-name="Standard"><text:span text:style-name="T6"><text:tab/></text:span><text:span text:style-name="T109">AGARRAR </text:span><text:span text:style-name="T129">(</text:span><text:span text:style-name="T138">Pelea I</text:span><text:span text:style-name="T134">)</text:span></text:p>
          <text:p text:style-name="P175"><text:span text:style-name="T42"><text:s text:c="2"/></text:span><text:span text:style-name="T487">Acción (</text:span><text:span text:style-name="T492">estándar</text:span><text:span text:style-name="T490">)</text:span></text:p>
          <text:p text:style-name="P149"><text:span text:style-name="T42"><text:tab/></text:span><text:span text:style-name="T361">Intentas atrapar a un enemigo, manteniendole en el lugar y complicando su movimiento mientras esté atrapado. Ambos personajes, tanto el que atrapa como el atrapado, perderán la mitad de todos sus dados siempre y cuando estén agarrándose. Un personaje agarrado que alcanza 0 aguante puede ser </text:span><text:span text:style-name="T174">sometido </text:span><text:span text:style-name="T361">si quien lo está agarrando toma de nuevo la acción agarrar, inhabilitándolo para tomar acciones de combate hasta que quien lo agarre deje de hacerlo. Para zafarse de un agarre, un personaje debe superar una tirada de </text:span><text:span text:style-name="T174">Fuerza</text:span><text:span text:style-name="T361"> contra su oponente, la cual debe de lanzar como acción. </text:span></text:p>
          <text:p text:style-name="P80"><text:span text:style-name="T101"/></text:p>
          <text:p text:style-name="P230"><text:span text:style-name="T211"><text:tab/></text:span><text:span text:style-name="T135">COSTE DE ENTRENAMIENTO: </text:span><text:span text:style-name="T138">1</text:span><text:span text:style-name="T137"> </text:span><text:span text:style-name="T135">PP</text:span></text:p>
          <text:p text:style-name="P230"><text:span text:style-name="T135"/></text:p>
          <text:p text:style-name="P230"><text:span text:style-name="T135"/></text:p>
          <text:p text:style-name="P232"><text:span text:style-name="T149"><text:tab/> </text:span><text:span text:style-name="T370">CARGAR</text:span><text:span text:style-name="T371"> </text:span><text:span text:style-name="T372">(</text:span><text:span text:style-name="T373">Pelea II, </text:span><text:span text:style-name="T374">Fuerza I</text:span><text:span text:style-name="T375">)</text:span></text:p>
          <text:p text:style-name="P187"><text:span text:style-name="T42"><text:s text:c="2"/></text:span><text:span text:style-name="T487">Acción (</text:span><text:span text:style-name="T507">estándar</text:span><text:span text:style-name="T490">)</text:span></text:p>
          <text:p text:style-name="P155"><text:span text:style-name="T42"><text:tab/></text:span><text:span text:style-name="T415">Te lanzas al cuerpo a cuerpo contra un enemigo, desplazándote dentro del rango de </text:span><text:span text:style-name="T177">cercanía</text:span><text:span text:style-name="T415"> para entablar un duelo. En la primera refriega, </text:span><text:span text:style-name="T294">tras finalizar tu tirada de combate, podrás aplicar a mayores tus </text:span><text:span text:style-name="T210">Rangos de Fuerza</text:span><text:span text:style-name="T294">. </text:span></text:p>
          <text:p text:style-name="P95"><text:span text:style-name="T101"/></text:p>
          <text:p text:style-name="P232"><text:span text:style-name="T135"><text:tab/>COSTE DE ENTRENAMIENTO: </text:span><text:span text:style-name="T150">2</text:span><text:span text:style-name="T137"> </text:span><text:span text:style-name="T135">PP</text:span></text:p>
          <text:p text:style-name="P232"><text:span text:style-name="T149"/></text:p>
          <text:p text:style-name="P232"><text:span text:style-name="T211"/></text:p>
          <text:p text:style-name="P232"><text:span text:style-name="T211"/></text:p>
          <text:p text:style-name="P232"><text:span text:style-name="T211"/></text:p>
          <text:p text:style-name="P232"><text:span text:style-name="T211"/></text:p>
          <text:p text:style-name="P232"><text:soft-page-break/><text:span text:style-name="T211"><text:line-break/><text:tab/></text:span><text:span text:style-name="T369">TRUCO SUCIO</text:span><text:span text:style-name="T362"> </text:span><text:span text:style-name="T363">(</text:span><text:span text:style-name="T365">Pelea III, </text:span><text:span text:style-name="T366">Velocidad I</text:span><text:span text:style-name="T364">)</text:span></text:p>
          <text:p text:style-name="P187"><text:span text:style-name="T42"><text:s text:c="2"/></text:span><text:span text:style-name="T487">Acción (</text:span><text:span text:style-name="T507">rápida</text:span><text:span text:style-name="T490">)</text:span></text:p>
          <text:p text:style-name="P155"><text:span text:style-name="T42"><text:tab/></text:span><text:span text:style-name="T415">Lanzas arena, guijarros o cualquier elemento a tu disposición para intentar impedir la capacidad de tu oponente para atacar. Si actúas antes de tu oponente, este deberá reaccionar a tu tirada de Pelea con </text:span><text:span text:style-name="T177">Reflejos,</text:span><text:span text:style-name="T415"> superándola o quedando</text:span><text:span text:style-name="T177"> cegado; </text:span><text:span text:style-name="T415">si actúa antes que tu pero ganas el duelo, simplemente causará el efecto. Tomar esta acción nunca causa daño a Aguante. </text:span><text:span text:style-name="T293">Esta dote no puede ser usada con EXP.</text:span></text:p>
          <text:p text:style-name="P95"><text:span text:style-name="T101"/></text:p>
          <text:p text:style-name="P232"><text:span text:style-name="T135"><text:tab/>COSTE DE ENTRENAMIENTO: </text:span><text:span text:style-name="T150">2</text:span><text:span text:style-name="T137"> </text:span><text:span text:style-name="T135">PP</text:span><text:span text:style-name="T211"><text:line-break/></text:span></text:p>
          <text:p text:style-name="P232"><text:span text:style-name="T211"><text:line-break/><text:tab/></text:span><text:span text:style-name="T369">INCAPACITAR</text:span><text:span text:style-name="T362"> </text:span><text:span text:style-name="T363">(</text:span><text:span text:style-name="T365">Pelea I</text:span><text:span text:style-name="T366">V, Medicina I)</text:span></text:p>
          <text:p text:style-name="P187"><text:span text:style-name="T42"><text:s text:c="2"/></text:span><text:span text:style-name="T487">Acción (</text:span><text:span text:style-name="T507">estándar</text:span><text:span text:style-name="T490">)</text:span></text:p>
          <text:p text:style-name="P155"><text:span text:style-name="T42"><text:tab/></text:span><text:span text:style-name="T415">Intentas incapacitar a tu oponente en vez de causarle daño letal, buscando lugares donde poder golpear para noquear a tu contrincante antes de que él mismo hinque la rodilla. Si superas el duelo con tu oponente y el daño que causarías le propicia una </text:span><text:span text:style-name="T177">herida leve, </text:span><text:span text:style-name="T415">tu oponente quedará </text:span><text:span text:style-name="T177">aturdido. </text:span><text:span text:style-name="T415">Si este daño le causaría una </text:span><text:span text:style-name="T177">herida grave, </text:span><text:span text:style-name="T415">tu oponente quedará </text:span><text:span text:style-name="T177">noqueado. </text:span><text:span text:style-name="T415">La duración de cada estado será igual a el número de heridas graves que afecte al personaje a la hora de sufrirla +1.</text:span></text:p>
          <text:p text:style-name="P155"><text:span text:style-name="T415"/></text:p>
          <text:p text:style-name="P232"><text:span text:style-name="T135"><text:tab/>COSTE DE ENTRENAMIENTO: </text:span><text:span text:style-name="T150">4</text:span><text:span text:style-name="T137"> </text:span><text:span text:style-name="T135">PP</text:span></text:p>
          <text:p text:style-name="P232"><text:span text:style-name="T211"/></text:p>
          <text:p text:style-name="P232"><text:span text:style-name="T211"><text:line-break/><text:tab/></text:span><text:span text:style-name="T368">DESARMAR</text:span><text:span text:style-name="T362"> </text:span><text:span text:style-name="T363">(</text:span><text:span text:style-name="T365">Pelea </text:span><text:span text:style-name="T366">V, </text:span><text:span text:style-name="T367">Reflejos II</text:span><text:span text:style-name="T364">)</text:span></text:p>
          <text:p text:style-name="P175"><text:span text:style-name="T42"><text:s text:c="2"/></text:span><text:span text:style-name="T487">Acción (</text:span><text:span text:style-name="T493">estándar</text:span><text:span text:style-name="T490">)</text:span></text:p>
          <text:p text:style-name="P149"><text:span text:style-name="T42"><text:tab/></text:span><text:span text:style-name="T392">Concentras tu ataque en el arma de tu oponente, intentando arrebatársela de sus manos o inhabilitarla. Si superas el duelo, no causas daño a tu oponente (como si su armadura negase el daño), pero siempre que sea posible, tiras su arma al suelo.</text:span></text:p>
          <text:p text:style-name="P80"><text:span text:style-name="T101"/></text:p>
          <text:p text:style-name="P120"><text:span text:style-name="T211"><text:tab/>COSTE DE ENTRENAMIENTO: </text:span><text:span text:style-name="T228">5</text:span><text:span text:style-name="T225"> </text:span><text:span text:style-name="T211">PP</text:span></text:p>
          <text:h text:style-name="P263" text:outline-level="4" text:is-list-header="true"/>
          <text:h text:style-name="P263" text:outline-level="4"><text:bookmark-start text:name="__RefHeading___Toc40325_3774643960"/><text:tab/> <text:s text:c="3"/><text:span text:style-name="T559">ALTERACIONES</text:span><text:bookmark-end text:name="__RefHeading___Toc40325_3774643960"/></text:h>
          <text:p text:style-name="P33"><text:span text:style-name="T481">SEGUNDO IMPACTO</text:span><text:span text:style-name="T42"> </text:span><text:span text:style-name="T71">(</text:span><text:span text:style-name="T74">Pelea I</text:span><text:span text:style-name="T71">)</text:span></text:p>
          <text:p text:style-name="P164"><text:span text:style-name="T42"><text:s text:c="2"/></text:span><text:span text:style-name="T481">Alteración (X seis/es)</text:span></text:p>
          <text:p text:style-name="P69"><text:span text:style-name="T42"><text:tab/></text:span><text:span text:style-name="T316">Atacas una segunda vez a tu oponente aprovechando tu ventaja, causando el daño de tu arma una segunda vez. </text:span><text:span text:style-name="T415">Estos daños se calculan por separado contra las reducciones del oponente.</text:span></text:p>
          <text:p text:style-name="P69"><text:span text:style-name="T101"/></text:p>
          <text:p text:style-name="P69"><text:span text:style-name="T317"><text:tab/></text:span><text:span text:style-name="T211">COSTE DE ENTRENAMIENTO: </text:span><text:span text:style-name="T212">1</text:span><text:span text:style-name="T211"> PP</text:span></text:p>
          <text:p text:style-name="P69"><text:span text:style-name="T211"/></text:p>
          <text:p text:style-name="P233"/>
          <text:p text:style-name="P40"><text:span text:style-name="T508">DEFENSA</text:span><text:span text:style-name="T42"> </text:span><text:span text:style-name="T71">(</text:span><text:span text:style-name="T74">Pelea I</text:span><text:span text:style-name="T71">)</text:span></text:p>
          <text:p text:style-name="P188"><text:span text:style-name="T42"><text:s text:c="2"/></text:span><text:span text:style-name="T481">Alteración (X seis/es)</text:span></text:p>
          <text:p text:style-name="P97"><text:span text:style-name="T42"><text:tab/></text:span><text:span text:style-name="T416">Peleas de forma defensiva. Guardas tantos 6 como decidas, pudiéndo lanzarlos al recibir daño para mitigar tanto final de un ataque dado como 6 tires contra él.</text:span></text:p>
          <text:p text:style-name="P97"><text:span text:style-name="T101"/></text:p>
          <text:p text:style-name="P97"><text:span text:style-name="T211"><text:tab/>COSTE DE ENTRENAMIENTO: </text:span><text:span text:style-name="T212">1</text:span><text:span text:style-name="T211"> PP</text:span></text:p>
          <text:p text:style-name="P97"><text:span text:style-name="T211"/></text:p>
          <text:p text:style-name="P233"/>
          <text:p text:style-name="P233"/>
          <text:p text:style-name="P233"/>
          <text:p text:style-name="P233"/>
          <text:p text:style-name="P233"><text:soft-page-break/></text:p>
          <text:p text:style-name="P40"><text:span text:style-name="T508">FORCEJE</text:span><text:span text:style-name="T509">O</text:span><text:span text:style-name="T42"> </text:span><text:span text:style-name="T71">(</text:span><text:span text:style-name="T74">Pelea </text:span><text:span text:style-name="T83">I, Fuerza III</text:span><text:span text:style-name="T71">)</text:span></text:p>
          <text:p text:style-name="P188"><text:span text:style-name="T42"><text:s text:c="2"/></text:span><text:span text:style-name="T481">Alteración (</text:span><text:span text:style-name="T508">2</text:span><text:span text:style-name="T481"> seis)</text:span></text:p>
          <text:p text:style-name="P98"><text:span text:style-name="T42"><text:tab/></text:span><text:span text:style-name="T416">Te ciñes al enemigo peleando con virulencia, intentado superarlo con tu fuerza pura. Añades tu FIS al daño final de un ataque, y puedes hacer retroceder a tu oponente tantos metros como tu Rango de Fuerza, desplazándote con él. </text:span><text:span text:style-name="T418">Si tu oponente es destacadamente más fuerte que tú, deberás superar una tirada de Fuerza contra él. </text:span></text:p>
          <text:p text:style-name="P97"><text:span text:style-name="T101"/></text:p>
          <text:p text:style-name="P97"><text:span text:style-name="T211"><text:tab/>COSTE DE ENTRENAMIENTO: </text:span><text:span text:style-name="T241">3 </text:span><text:span text:style-name="T211">PP</text:span></text:p>
          <text:p text:style-name="P233"/>
          <text:p text:style-name="P233"/>
          <text:p text:style-name="P40"><text:span text:style-name="T508">DERRIB</text:span><text:span text:style-name="T509">O</text:span><text:span text:style-name="T42"> </text:span><text:span text:style-name="T71">(</text:span><text:span text:style-name="T74">Pelea I</text:span><text:span text:style-name="T83">II, Fuerza III</text:span><text:span text:style-name="T71">)</text:span></text:p>
          <text:p text:style-name="P188"><text:span text:style-name="T42"><text:s text:c="2"/></text:span><text:span text:style-name="T481">Alteración (</text:span><text:span text:style-name="T508">2</text:span><text:span text:style-name="T481"> seis)</text:span></text:p>
          <text:p text:style-name="P97"><text:span text:style-name="T42"><text:tab/></text:span><text:span text:style-name="T416">Aprovechas tu ventaja para desestabilizar y llevar a tu enemigo al suelo, </text:span><text:span text:style-name="T418">estrellándolo contra el pavimento como parte de tu ataque. Si tu oponente es destacadamente más fuerte que tú, deberás superar una tirada de Fuerza contra él. </text:span></text:p>
          <text:p text:style-name="P97"><text:span text:style-name="T101"/></text:p>
          <text:p text:style-name="P97"><text:span text:style-name="T211"><text:tab/>COSTE DE ENTRENAMIENTO: </text:span><text:span text:style-name="T242">2 </text:span><text:span text:style-name="T211">PP</text:span></text:p>
          <text:p text:style-name="P97"><text:span text:style-name="T211"/></text:p>
          <text:p text:style-name="P234"/>
          <text:p text:style-name="P41"><text:span text:style-name="T509">FINTA</text:span><text:span text:style-name="T42"> </text:span><text:span text:style-name="T71">(</text:span><text:span text:style-name="T74">Pelea I</text:span><text:span text:style-name="T84">V,</text:span><text:span text:style-name="T83"> </text:span><text:span text:style-name="T84">Velocidad III, Actuación I)</text:span></text:p>
          <text:p text:style-name="P189"><text:span text:style-name="T42"><text:s text:c="2"/></text:span><text:span text:style-name="T481">Alteración (</text:span><text:span text:style-name="T508">2</text:span><text:span text:style-name="T481"> seis)</text:span></text:p>
          <text:p text:style-name="P98"><text:span text:style-name="T42"><text:tab/></text:span><text:span text:style-name="T418">Engañas a tu oponente sobre la dirección de tu ataque, intentando causar un error en su defensa que te permita atacar contra una parte desprotegida. Si tomas esta alteración, tu oponente pierde todos los 6 de su ataque y sumarás al daño final de tu ataque tantos puntos como tus rangos de Velocidad.</text:span></text:p>
          <text:p text:style-name="P98"><text:span text:style-name="T101"/></text:p>
          <text:p text:style-name="P98"><text:span text:style-name="T211"><text:tab/>COSTE DE ENTRENAMIENTO: </text:span><text:span text:style-name="T242">5 </text:span><text:span text:style-name="T211">PP</text:span></text:p>
          <text:p text:style-name="P98"><text:span text:style-name="T211"/></text:p>
          <text:p text:style-name="P234"/>
          <text:p text:style-name="P41"><text:span text:style-name="T509">ATAQUE APUNTADO</text:span><text:span text:style-name="T42"> </text:span><text:span text:style-name="T71">(</text:span><text:span text:style-name="T74">Pelea </text:span><text:span text:style-name="T84">V,</text:span><text:span text:style-name="T83"> </text:span><text:span text:style-name="T84">Percepción III o Investigación II)</text:span></text:p>
          <text:p text:style-name="P189"><text:span text:style-name="T42"><text:s text:c="2"/></text:span><text:span text:style-name="T481">Alteración (</text:span><text:span text:style-name="T509">3</text:span><text:span text:style-name="T481"> seis)</text:span></text:p>
          <text:p text:style-name="P98"><text:span text:style-name="T42"><text:tab/></text:span><text:span text:style-name="T418">Buscas un punto débil en la defensa de tu oponente y lo asaltas con dureza. Eliminas la defensa de más alto rango (Escudo -&gt; Armadura Localizada -&gt; Armadura) a la hora de aplicar el daño de un ataque dado, y puedes escoger a tu discrección la zona a atacar (ver </text:span><text:span text:style-name="T178">Daño, heridas y derrota, </text:span><text:span text:style-name="T418">Cap. IV)</text:span></text:p>
          <text:p text:style-name="P98"><text:span text:style-name="T101"/></text:p>
          <text:p text:style-name="P98"><text:span text:style-name="T211"><text:tab/>COSTE DE ENTRENAMIENTO: </text:span><text:span text:style-name="T242">7 </text:span><text:span text:style-name="T211">PP</text:span></text:p>
          <text:p text:style-name="P97"><text:span text:style-name="T211"/></text:p>
          <text:p text:style-name="P234"/>
          <text:p text:style-name="P98"><text:span text:style-name="T299"><text:tab/></text:span><text:span text:style-name="T300">M</text:span><text:span text:style-name="T303">ASACR</text:span><text:span text:style-name="T305">E</text:span><text:span text:style-name="T297"> </text:span><text:span text:style-name="T211">(</text:span><text:span text:style-name="T242">Pelea VII, </text:span><text:span text:style-name="T223">Resistencia IV,</text:span><text:span text:style-name="T218"> </text:span><text:span text:style-name="T223">Velocidad III)</text:span></text:p>
          <text:p text:style-name="P189"><text:span text:style-name="T42"><text:s text:c="2"/></text:span><text:span text:style-name="T487">Acción (</text:span><text:span text:style-name="T514">X </text:span><text:span text:style-name="T488">seis/</text:span><text:span text:style-name="T514">es</text:span><text:span text:style-name="T487">)</text:span></text:p>
          <text:p text:style-name="P157"><text:span text:style-name="T42"><text:tab/></text:span><text:span text:style-name="T358">Tras derrotar a un enemigo durante un duelo contra más de un oponente, podrás atacar a tu siguiente oponente con tu tirada completa </text:span><text:span text:style-name="T418">de Pelea (acción simple)</text:span><text:span text:style-name="T358"> aunque hubieras decidido partirla durante el turno de plan o hayas reaccionado durante el turno de acción. </text:span><text:span text:style-name="T420">Tu siguiente oponente debe de estar a un máximo de metros igual o menor a tu rango de Velocidad.</text:span></text:p>
          <text:p text:style-name="P98"><text:span text:style-name="T101"/></text:p>
          <text:p text:style-name="P98"><text:span text:style-name="T211"><text:tab/>COSTE DE ENTRENAMIENTO: </text:span><text:span text:style-name="T242">8</text:span><text:span text:style-name="T216"> </text:span><text:span text:style-name="T211">PP</text:span></text:p>
          <text:p text:style-name="P97"><text:span text:style-name="T211"/></text:p>
          <text:p text:style-name="P97"><text:span text:style-name="T211"/></text:p>
          <text:p text:style-name="P97"><text:span text:style-name="T211"/></text:p>
          <text:p text:style-name="P97"><text:span text:style-name="T211"/></text:p>
          <text:p text:style-name="P97"><text:span text:style-name="T211"/></text:p>
          <text:p text:style-name="P97"><text:span text:style-name="T211"/></text:p>
          <text:p text:style-name="P97"><text:span text:style-name="T211"/></text:p>
          <text:p text:style-name="P97"><text:span text:style-name="T211"/></text:p>
          <text:p text:style-name="P97"><text:soft-page-break/><text:span text:style-name="T211"/></text:p>
          <text:h text:style-name="P263" text:outline-level="4"><text:bookmark-start text:name="__RefHeading___Toc40327_3774643960"/><text:tab/> <text:s text:c="3"/><text:span text:style-name="T559">PASIVAS</text:span><text:bookmark-end text:name="__RefHeading___Toc40327_3774643960"/></text:h>
          <text:p text:style-name="P226"><text:span text:style-name="T559"><text:tab/></text:span><text:span text:style-name="T114">DOBLE EMPUÑADURA</text:span><text:span text:style-name="T107"> </text:span><text:span text:style-name="T135">(</text:span><text:span text:style-name="T139">Pelea I</text:span><text:span text:style-name="T140">I</text:span><text:span text:style-name="T145">)</text:span></text:p>
          <text:p text:style-name="P181"><text:span text:style-name="T42"><text:s text:c="2"/></text:span><text:span text:style-name="T480">Pasiva</text:span></text:p>
          <text:p text:style-name="P89"><text:span text:style-name="T42"><text:tab/></text:span><text:span text:style-name="T408">Siempre y cuando blandas un arma en cada mano, disfrutas de un bonificador igual a tu característica de EXP en cada tirada </text:span><text:span text:style-name="T426">de ataque</text:span><text:span text:style-name="T408"> </text:span><text:span text:style-name="T417">de una tirada partida</text:span><text:span text:style-name="T408">. </text:span></text:p>
          <text:p text:style-name="P89"><text:span text:style-name="T101"/></text:p>
          <text:p text:style-name="P125"><text:span text:style-name="T393"><text:tab/></text:span><text:span text:style-name="T211">COSTE DE ENTRENAMIENTO: </text:span><text:span text:style-name="T235">4</text:span><text:span text:style-name="T211"> PP</text:span></text:p>
          <text:p text:style-name="P28"><text:span text:style-name="T559"/></text:p>
          <text:p text:style-name="Standard"><text:span text:style-name="T559"><text:tab/></text:span><text:span text:style-name="T110">OPORTUNISTA</text:span><text:span text:style-name="T107"> </text:span><text:span text:style-name="T135">(</text:span><text:span text:style-name="T139">Pelea I</text:span><text:span text:style-name="T140">I</text:span><text:span text:style-name="T139">, </text:span><text:span text:style-name="T141">R</text:span><text:span text:style-name="T140">eflejos I</text:span><text:span text:style-name="T135">)</text:span></text:p>
          <text:p text:style-name="P176"><text:span text:style-name="T42"><text:s text:c="2"/></text:span><text:span text:style-name="T480">Pasiva</text:span></text:p>
          <text:p text:style-name="P81"><text:span text:style-name="T42"><text:tab/></text:span><text:span text:style-name="T399">Cuando un enemigo dentro de tu rango de ataque cuerpo a cuerpo toma una acción que no le entable en duelo cuerpo a cuerpo contra ti, puedes partir tu tirada actual para acometer contra él antes de que tome su acción, y, </text:span><text:span text:style-name="T291">tras finalizar cada una de tus tiradas</text:span><text:span text:style-name="T400">,</text:span><text:span text:style-name="T399"> </text:span><text:span text:style-name="T415">sumas como bonificador tus</text:span><text:span text:style-name="T400"> rangos de </text:span><text:span text:style-name="T175">Reflejos</text:span><text:span text:style-name="T400">.</text:span></text:p>
          <text:p text:style-name="P81"><text:span text:style-name="T101"/></text:p>
          <text:p text:style-name="P130"><text:span text:style-name="T393"><text:tab/></text:span><text:span text:style-name="T211">COSTE DE ENTRENAMIENTO: </text:span><text:span text:style-name="T236">3</text:span><text:span text:style-name="T211"> PP</text:span></text:p>
          <text:p text:style-name="P130"><text:span text:style-name="T171"/></text:p>
          <text:p text:style-name="P32"><text:span text:style-name="T480">IMPROVISA</text:span><text:span text:style-name="T494">DOR</text:span><text:span text:style-name="T42"> </text:span><text:span text:style-name="T71">(</text:span><text:span text:style-name="T74">Pelea IV, Intuición I</text:span><text:span text:style-name="T71">)</text:span></text:p>
          <text:p text:style-name="P163"><text:span text:style-name="T42"><text:s text:c="2"/></text:span><text:span text:style-name="T480">Pasiva</text:span></text:p>
          <text:p text:style-name="P68"><text:span text:style-name="T42"><text:tab/></text:span><text:span text:style-name="T315">Cuando te haces con un arma improvisada, ignoras la dureza aparente del material del que está hecha, pudiendo golpear sin miedo a romperla. Adicionalmente, puedes utilizar Mazas (EXP) para blandirla.</text:span></text:p>
          <text:p text:style-name="P68"><text:span text:style-name="T101"/></text:p>
          <text:p text:style-name="P82"><text:span text:style-name="T317"><text:tab/></text:span><text:span text:style-name="T211">COSTE DE ENTRENAMIENTO: </text:span><text:span text:style-name="T229">2</text:span><text:span text:style-name="T211"> PP</text:span></text:p>
          <text:p text:style-name="P82"><text:span text:style-name="T211"><text:line-break/><text:line-break/><text:tab/></text:span><text:span text:style-name="T302">MONTARAZ</text:span><text:span text:style-name="T187"> </text:span><text:span text:style-name="T211">(</text:span><text:span text:style-name="T227">Pelea V, Supervivencia II o Acrobacias I</text:span><text:span text:style-name="T223">)</text:span></text:p>
          <text:p text:style-name="P175"><text:span text:style-name="T42"><text:s text:c="2"/></text:span><text:span text:style-name="T492">Pasiva</text:span></text:p>
          <text:p text:style-name="P149"><text:span text:style-name="T42"><text:tab/></text:span><text:span text:style-name="T361">Reduces todo negativo impuesto por el entorno en el que te encuentras peleando, pudiendo desarrollarte con naturalidad en lugares escuetos, pedregosos y resbaladizos.</text:span></text:p>
          <text:p text:style-name="P80"><text:span text:style-name="T101"/></text:p>
          <text:p text:style-name="P80"><text:span text:style-name="T211"><text:tab/>COSTE DE ENTRENAMIENTO: </text:span><text:span text:style-name="T227">5</text:span><text:span text:style-name="T225"> </text:span><text:span text:style-name="T211">PP</text:span></text:p>
          <text:h text:style-name="P260" text:outline-level="2"><text:bookmark-start text:name="__RefHeading___Toc40321_3774643960 Copy 1"/>Dureza<text:bookmark-end text:name="__RefHeading___Toc40321_3774643960 Copy 1"/></text:h>
          <text:p text:style-name="P63"><text:span text:style-name="T5"/></text:p>
          <text:p text:style-name="P53"><text:span text:style-name="T100"><text:tab/></text:span><text:span text:style-name="T512">La habilidad de dureza define tu </text:span><text:span text:style-name="T62">habilidad para sufrir castigo sin romper</text:span><text:span text:style-name="T512">; recibir impactos sin perder el aliento, no sufrir heridas al ser alcanzado y mantener tu dolor a ralla para permanecer atento. Los personajes que desarrollan la habilidad de pelea normalmente son </text:span><text:span text:style-name="T62">personas que se exponen al dolor y al peligro de forma recurrente, </text:span><text:span text:style-name="T512">como un combatiente de vanguardia, un herrero que siempre se golpea la mano con el martillo o un buscador de caminos que recibe el tormento de las zarzas del campo día si y día también. </text:span></text:p>
          <text:p text:style-name="P53"><text:span text:style-name="T512"/></text:p>
          <text:p text:style-name="P59"><text:span text:style-name="T42">La habilidad te permite medir esta capacidad para evitar ser herido de gravedad: alguien que ha recibido 99 puñetazos seguidos no va a caer por culpa del centésimo, ya que sabrá como encajar mejor el golpe. </text:span><text:span text:style-name="T50">Adicionalmente, la dureza funciona de forma pasiva: </text:span><text:span text:style-name="T42">cuando alguien recibe el daño suficiente para sufrir una herida leve, el daño que dejaría su aguante en negativo se sufre tras la recuperación del aguante. </text:span><text:span text:style-name="T50">Por cada rango de Dureza, te proteges de uno de estos puntos de daño acarreado. </text:span><text:span text:style-name="T64">También define el número de complicaciones y heridas graves que puedan estar sanándose al mismo tiempo.</text:span></text:p>
          <text:p text:style-name="P53"><text:span text:style-name="T51"/></text:p>
          <text:h text:style-name="P262" text:outline-level="3"><text:bookmark-start text:name="__RefHeading___Toc40308_3774643960 Copy 1 Copy 1"/><text:span text:style-name="T70"><text:tab/></text:span><text:span text:style-name="T476">DOTES</text:span><text:bookmark-end text:name="__RefHeading___Toc40308_3774643960 Copy 1 Copy 1"/></text:h>
          <text:h text:style-name="P263" text:outline-level="4"><text:bookmark-start text:name="__RefHeading___Toc40323_3774643960 Copy 1"/><text:tab/> <text:s text:c="3"/><text:span text:style-name="T559">ACCIONES</text:span><text:bookmark-end text:name="__RefHeading___Toc40323_3774643960 Copy 1"/></text:h>
          <text:p text:style-name="P30"><text:span text:style-name="T478">PROTEGER</text:span><text:span text:style-name="T42"> </text:span><text:span text:style-name="T71">(</text:span><text:span text:style-name="T72">Dureza III, </text:span><text:span text:style-name="T73">Fuerza I</text:span><text:span text:style-name="T71">)</text:span></text:p>
          <text:p text:style-name="P161"><text:span text:style-name="T42"><text:s text:c="2"/></text:span><text:span text:style-name="T478">Acción (rápida)</text:span></text:p>
          <text:p text:style-name="P66"><text:span text:style-name="T42"><text:tab/></text:span><text:span text:style-name="T289">Te desplazas dentro del rango </text:span><text:span text:style-name="T173">cercanía </text:span><text:span text:style-name="T289">y reemplazas a un aliado en todos sus duelos vigentes, desplazándolo detrás tuya y cubriéndolo con tu cuerpo; disminuirás todo daño recibido en tantos puntos como tu rango de Dureza + característica de FIS.</text:span><text:span text:style-name="T290"> </text:span><text:span text:style-name="T289">Los oponentes que aún no hayan atacado en el duelo de tu aliado ahora te atacarán a tí. Puedes partir la tirada con duelo para defenderte, pero si lo haces tu rango pasará a ser sólamente </text:span><text:span text:style-name="T173">al alcance</text:span><text:span text:style-name="T289"> y no podrás reducir el daño recibido.</text:span></text:p>
          <text:p text:style-name="P66"><text:span text:style-name="T101"/></text:p>
          <text:p text:style-name="P66"><text:span text:style-name="T317"><text:tab/></text:span><text:span text:style-name="T211">COSTE DE ENTRENAMIENTO: </text:span><text:span text:style-name="T213">4</text:span><text:span text:style-name="T211"> PP</text:span></text:p>
          <text:p text:style-name="P66"><text:span text:style-name="T211"/></text:p>
          <text:p text:style-name="P66"><text:span text:style-name="T211"/></text:p>
          <text:p text:style-name="P45"><text:span text:style-name="T513">AMURALLAR</text:span><text:span text:style-name="T42"> </text:span><text:span text:style-name="T71">(</text:span><text:span text:style-name="T72">Dureza </text:span><text:span text:style-name="T88">VII</text:span><text:span text:style-name="T71">)</text:span></text:p>
          <text:p text:style-name="P195"><text:span text:style-name="T42"><text:s text:c="2"/></text:span><text:span text:style-name="T478">Acción (rápida)</text:span></text:p>
          <text:p text:style-name="P105"><text:span text:style-name="T42"><text:tab/></text:span><text:span text:style-name="T425">Puedes usar tu propio cuerpo como </text:span><text:span text:style-name="T180">cobertura </text:span><text:span text:style-name="T425">contra ataques en área siempre que te interpongas entre su orígen y su punto de destino, provocando que seas el nuevo centro de estos. Tomar esta acción te permite desplazarte en rango de </text:span><text:span text:style-name="T180">Al Alcance. </text:span></text:p>
          <text:p text:style-name="P105"><text:span text:style-name="T101"/></text:p>
          <text:p text:style-name="P105"><text:span text:style-name="T211"><text:tab/>COSTE DE ENTRENAMIENTO: </text:span><text:span text:style-name="T213">4</text:span><text:span text:style-name="T211"> PP</text:span></text:p>
          <text:p text:style-name="P66"><text:span text:style-name="T171"/></text:p>
          <text:p text:style-name="P66"><text:span text:style-name="T171"/></text:p>
          <text:h text:style-name="P263" text:outline-level="4"><text:bookmark-start text:name="__RefHeading___Toc40325_3774643960 Copy 1"/><text:tab/> <text:s text:c="3"/><text:span text:style-name="T559">ALTERACIONES</text:span><text:bookmark-end text:name="__RefHeading___Toc40325_3774643960 Copy 1"/></text:h>
          <text:p text:style-name="P38"><text:span text:style-name="T506">MORDAZA</text:span><text:span text:style-name="T42"> </text:span><text:span text:style-name="T71">(</text:span><text:span text:style-name="T81">Dureza II, Calma I</text:span><text:span text:style-name="T71">)</text:span></text:p>
          <text:p text:style-name="P186"><text:span text:style-name="T42"><text:s text:c="2"/></text:span><text:span text:style-name="T506">Alteración (1 seis)</text:span></text:p>
          <text:p text:style-name="P94"><text:span text:style-name="T42"><text:tab/></text:span><text:span text:style-name="T414">Si realizas una tirada de Dureza con el objetivo de reducir negativos impuestos por daño, puedes lanzar 1D6 para demorar la entrada en efecto de estos negativos por tantos turnos como su resultado + tus rangos de Calma. Si sufres negativos adicionales, perderás los efectos de Mordaza a no ser que utilices de nuevo la </text:span><text:span text:style-name="T421">a</text:span><text:span text:style-name="T414">lteración, en cuyo caso deberás tomar el valor mínimo entre tu Mordaza actualmente activa y su reactivación. </text:span></text:p>
          <text:p text:style-name="P94"><text:span text:style-name="T101"/></text:p>
          <text:p text:style-name="P94"><text:span text:style-name="T317"><text:tab/></text:span><text:span text:style-name="T211">COSTE DE ENTRENAMIENTO: </text:span><text:span text:style-name="T239">3</text:span><text:span text:style-name="T211"> PP</text:span></text:p>
          <text:p text:style-name="P94"><text:span text:style-name="T211"/></text:p>
          <text:p text:style-name="P94"><text:soft-page-break/><text:span text:style-name="T211"/></text:p>
          <text:p text:style-name="P94"><text:span text:style-name="T211"/></text:p>
          <text:p text:style-name="P237"/>
          <text:p text:style-name="P237"/>
          <text:p text:style-name="P43"><text:span text:style-name="T511">ARMADURA DE MÚSCULO</text:span><text:span text:style-name="T42"> </text:span><text:span text:style-name="T71">(</text:span><text:span text:style-name="T81">Dureza </text:span><text:span text:style-name="T86">V</text:span><text:span text:style-name="T81">, </text:span><text:span text:style-name="T86">Fuerza III</text:span><text:span text:style-name="T71">)</text:span></text:p>
          <text:p text:style-name="P192"><text:span text:style-name="T42"><text:s text:c="2"/></text:span><text:span text:style-name="T506">Alteración (</text:span><text:span text:style-name="T511">2</text:span><text:span text:style-name="T506"> seis)</text:span></text:p>
          <text:p text:style-name="P102"><text:span text:style-name="T42"><text:tab/></text:span><text:span text:style-name="T422">A la hora de </text:span><text:span text:style-name="T423">lanzar Dureza para evitar </text:span><text:span text:style-name="T422">sufrir complicaciones, tras finalizar tu tirada de Dureza, puedes aplicar tus rangos de Fuerza sobre ella.</text:span></text:p>
          <text:p text:style-name="P102"><text:span text:style-name="T101"/></text:p>
          <text:p text:style-name="P102"><text:span text:style-name="T211"><text:tab/>COSTE DE ENTRENAMIENTO: </text:span><text:span text:style-name="T245">2 </text:span><text:span text:style-name="T211">PP</text:span></text:p>
          <text:p text:style-name="P102"><text:span text:style-name="T211"/></text:p>
          <text:p text:style-name="P240"/>
          <text:p text:style-name="P45"><text:span text:style-name="T513">RETRIBUCIÓN</text:span><text:span text:style-name="T42"> </text:span><text:span text:style-name="T71">(</text:span><text:span text:style-name="T81">Dureza </text:span><text:span text:style-name="T86">V</text:span><text:span text:style-name="T88">II</text:span><text:span text:style-name="T81">, </text:span><text:span text:style-name="T86">Fuerza III</text:span><text:span text:style-name="T71">)</text:span></text:p>
          <text:p text:style-name="P195"><text:span text:style-name="T42"><text:s text:c="2"/></text:span><text:span text:style-name="T506">Alteración (</text:span><text:span text:style-name="T513">x</text:span><text:span text:style-name="T506"> seis/</text:span><text:span text:style-name="T513">es</text:span><text:span text:style-name="T506">)</text:span></text:p>
          <text:p text:style-name="P105"><text:span text:style-name="T42"><text:tab/></text:span><text:span text:style-name="T425">Guardas tantos seis como creas pertinente, que podrás utilizar como +D en tu siguiente tirada de ataque contra el oponente que te ha causado la tirada de Dureza.</text:span></text:p>
          <text:p text:style-name="P105"><text:span text:style-name="T101"/></text:p>
          <text:p text:style-name="P105"><text:span text:style-name="T211"><text:tab/>COSTE DE ENTRENAMIENTO: </text:span><text:span text:style-name="T248">7</text:span><text:span text:style-name="T245"> </text:span><text:span text:style-name="T211">PP</text:span></text:p>
          <text:p text:style-name="P94"><text:span text:style-name="T211"/></text:p>
          <text:p text:style-name="P94"><text:span text:style-name="T211"/></text:p>
          <text:p text:style-name="P94"><text:span text:style-name="T211"/></text:p>
          <text:h text:style-name="P263" text:outline-level="4"><text:bookmark-start text:name="__RefHeading___Toc40327_3774643960 Copy 1"/><text:tab/> <text:s text:c="3"/><text:span text:style-name="T559">PASIVAS</text:span><text:bookmark-end text:name="__RefHeading___Toc40327_3774643960 Copy 1"/></text:h>
          <text:p text:style-name="P39"><text:span text:style-name="T507">ENCAJAR EL GOLPE</text:span><text:span text:style-name="T42"> </text:span><text:span text:style-name="T71">(</text:span><text:span text:style-name="T81">Dureza </text:span><text:span text:style-name="T82">III, Resistencia II</text:span><text:span text:style-name="T71">)</text:span></text:p>
          <text:p text:style-name="P187"><text:span text:style-name="T42"><text:s text:c="2"/></text:span><text:span text:style-name="T480">Pasiva</text:span></text:p>
          <text:p text:style-name="P95"><text:span text:style-name="T42"><text:tab/></text:span><text:span text:style-name="T415">Si recibes un ataque del que no puedas defenderte, reduces el daño final sufrido en tantos puntos como tu Característica de FIS entre 2, redondeando hacia abajo. </text:span><text:span text:style-name="T421">No aplicable durante </text:span><text:span text:style-name="T295">PROTEGER.</text:span></text:p>
          <text:p text:style-name="P95"><text:span text:style-name="T101"/></text:p>
          <text:p text:style-name="P95"><text:span text:style-name="T317"><text:tab/></text:span><text:span text:style-name="T211">COSTE DE ENTRENAMIENTO: </text:span><text:span text:style-name="T240">4</text:span><text:span text:style-name="T211"> PP</text:span></text:p>
          <text:p text:style-name="P95"><text:span text:style-name="T211"/></text:p>
          <text:p text:style-name="P105"><text:span text:style-name="T211"/></text:p>
          <text:p text:style-name="P45"><text:span text:style-name="T513">FURIA</text:span><text:span text:style-name="T42"> </text:span><text:span text:style-name="T71">(</text:span><text:span text:style-name="T81">Dureza </text:span><text:span text:style-name="T82">I</text:span><text:span text:style-name="T88">V</text:span><text:span text:style-name="T71">)</text:span></text:p>
          <text:p text:style-name="P195"><text:span text:style-name="T42"><text:s text:c="2"/></text:span><text:span text:style-name="T480">Pasiva</text:span></text:p>
          <text:p text:style-name="P105"><text:span text:style-name="T42"><text:tab/></text:span><text:span text:style-name="T425">Conviertes tu dolor en agresividad. Añades a tu daño final +1 de daño por herida leve que te esté afectando, y +3 por herida grave.</text:span></text:p>
          <text:p text:style-name="P105"><text:span text:style-name="T101"/></text:p>
          <text:p text:style-name="P105"><text:span text:style-name="T211"><text:tab/>COSTE DE ENTRENAMIENTO: </text:span><text:span text:style-name="T248">6</text:span><text:span text:style-name="T211"> PP</text:span></text:p>
          <text:p text:style-name="P95"><text:span text:style-name="T211"/></text:p>
          <text:p text:style-name="P95"><text:span text:style-name="T211"/></text:p>
          <text:p text:style-name="P45"><text:span text:style-name="T513">INQUEBRANTABLE</text:span><text:span text:style-name="T42"> </text:span><text:span text:style-name="T71">(</text:span><text:span text:style-name="T81">Dureza </text:span><text:span text:style-name="T82">I</text:span><text:span text:style-name="T88">V</text:span><text:span text:style-name="T71">)</text:span></text:p>
          <text:p text:style-name="P195"><text:span text:style-name="T42"><text:s text:c="2"/></text:span><text:span text:style-name="T480">Pasiva</text:span></text:p>
          <text:p text:style-name="P105"><text:span text:style-name="T42"><text:tab/></text:span><text:span text:style-name="T425">No puedes entrar en un </text:span><text:span text:style-name="T180">estado alterado </text:span><text:span text:style-name="T425">causado por un golpe a no ser que este venga acompañado de una </text:span><text:span text:style-name="T180">herida grave. </text:span></text:p>
          <text:p text:style-name="P105"><text:span text:style-name="T101"/></text:p>
          <text:p text:style-name="P105"><text:span text:style-name="T211"><text:tab/>COSTE DE ENTRENAMIENTO: </text:span><text:span text:style-name="T248">8</text:span><text:span text:style-name="T211"> PP</text:span></text:p>
          <text:p text:style-name="P95"><text:span text:style-name="T171"/></text:p>
          <text:p text:style-name="P95"><text:span text:style-name="T171"/></text:p>
          <text:p text:style-name="P38"><text:span text:style-name="T507">DURO COMO LA PIEDRA</text:span><text:span text:style-name="T42"> </text:span><text:span text:style-name="T71">(</text:span><text:span text:style-name="T81">Dureza V</text:span><text:span text:style-name="T71">)</text:span></text:p>
          <text:p text:style-name="P186"><text:span text:style-name="T42"><text:s text:c="2"/></text:span><text:span text:style-name="T480">Pasiva</text:span></text:p>
          <text:p text:style-name="P94"><text:span text:style-name="T42"><text:tab/></text:span><text:span text:style-name="T414">Ignoras, a todos los efectos, la primera complicación sufrida en cualquiera de tus partes del cuerpo. Esto aumenta tu umbral de complicaciones en 1, sólo sufriendo negativos tras entrar en la segunda complicación.</text:span></text:p>
          <text:p text:style-name="P94"><text:span text:style-name="T101"/></text:p>
          <text:p text:style-name="P94"><text:span text:style-name="T317"><text:tab/></text:span><text:span text:style-name="T211">COSTE DE ENTRENAMIENTO: </text:span><text:span text:style-name="T239">8</text:span><text:span text:style-name="T211"> PP</text:span></text:p>
          <text:p text:style-name="P94"><text:soft-page-break/><text:span text:style-name="T211"/></text:p>
          <text:p text:style-name="P131"><text:span text:style-name="T171"/></text:p>
          <text:p text:style-name="P39"><text:span text:style-name="T507"/></text:p>
          <text:p text:style-name="P39"><text:span text:style-name="T507">COSTADO DE HIERRO</text:span><text:span text:style-name="T42"> </text:span><text:span text:style-name="T71">(</text:span><text:span text:style-name="T81">Dureza V</text:span><text:span text:style-name="T82">II</text:span><text:span text:style-name="T71">)</text:span></text:p>
          <text:p text:style-name="P187"><text:span text:style-name="T42"><text:s text:c="2"/></text:span><text:span text:style-name="T480">Pasiva</text:span></text:p>
          <text:p text:style-name="P95"><text:span text:style-name="T42"><text:tab/></text:span><text:span text:style-name="T415">Reduces todo el daño sufrido por armas o efectos similares en tantos puntos como tu rango de </text:span><text:span text:style-name="T293">Dureza entre 2, redondeado hacia abajo</text:span><text:span text:style-name="T415">.</text:span></text:p>
          <text:p text:style-name="P95"><text:span text:style-name="T101"/></text:p>
          <text:p text:style-name="P95"><text:span text:style-name="T211"><text:tab/>COSTE DE ENTRENAMIENTO: </text:span><text:span text:style-name="T240">10 </text:span><text:span text:style-name="T211">PP</text:span></text:p>
          <text:p text:style-name="P95"><text:span text:style-name="T171"/></text:p>
          <text:p text:style-name="P95"><text:span text:style-name="T171"/></text:p>
          <text:p text:style-name="P42"><text:span text:style-name="T510">POLVO AL POLVO</text:span><text:span text:style-name="T42"> </text:span><text:span text:style-name="T71">(</text:span><text:span text:style-name="T81">Dureza </text:span><text:span text:style-name="T85">X</text:span><text:span text:style-name="T71">)</text:span></text:p>
          <text:p text:style-name="P191"><text:span text:style-name="T42"><text:s text:c="2"/></text:span><text:span text:style-name="T480">Pasiva</text:span></text:p>
          <text:p text:style-name="P101"><text:span text:style-name="T42"><text:tab/></text:span><text:span text:style-name="T421">Durante combate, nunca sufres los efectos de </text:span><text:span text:style-name="T179">heridas leves. </text:span></text:p>
          <text:p text:style-name="P101"><text:span text:style-name="T101"/></text:p>
          <text:p text:style-name="P101"><text:span text:style-name="T211"><text:tab/>COSTE DE ENTRENAMIENTO: </text:span><text:span text:style-name="T244">4</text:span><text:span text:style-name="T240"> </text:span><text:span text:style-name="T211">PP</text:span></text:p>
          <text:h text:style-name="P260" text:outline-level="2"><text:bookmark-start text:name="__RefHeading___Toc40321_3774643960 Copy 2"/>Inmunidad<text:bookmark-end text:name="__RefHeading___Toc40321_3774643960 Copy 2"/></text:h>
          <text:p text:style-name="P63"><text:span text:style-name="T5"/></text:p>
          <text:p text:style-name="P53"><text:span text:style-name="T100"><text:tab/></text:span><text:span text:style-name="T516">La habilidad de Inmunidad define tu </text:span><text:span text:style-name="T63">habilidad para no sucumbir a estados adversos; </text:span><text:span text:style-name="T516">sobrevivir a enfermedades, crear inmunidad contra venenos y evitar infecciones de las heridas más complicadas. Similar a aquellos que desarrollan la habilidad de Dureza, los personajes que desarrollan una gran inmunidad son </text:span><text:span text:style-name="T63">personas constantemente expuestas a heridas, enfermedades o venenos, </text:span><text:span text:style-name="T516">como un médico de campaña que siempre avanza entre la pestilencia, un cuidador de serpientes constantemente picado por ellas o un granjero de cerdos que, por lo que sea, no gusta de lavarse las manos antes de comer. </text:span></text:p>
          <text:p text:style-name="P53"><text:span text:style-name="T51"/></text:p>
          <text:h text:style-name="P262" text:outline-level="3"><text:bookmark-start text:name="__RefHeading___Toc40308_3774643960 Copy 1 Copy 2"/><text:span text:style-name="T70"><text:tab/></text:span><text:span text:style-name="T476">DOTES</text:span><text:bookmark-end text:name="__RefHeading___Toc40308_3774643960 Copy 1 Copy 2"/></text:h>
          <text:h text:style-name="P263" text:outline-level="4"><text:bookmark-start text:name="__RefHeading___Toc40323_3774643960 Copy 2"/><text:tab/> <text:s text:c="3"/><text:span text:style-name="T559">ACCIONES</text:span><text:bookmark-end text:name="__RefHeading___Toc40323_3774643960 Copy 2"/></text:h>
          <text:p text:style-name="P242"/>
          <text:p text:style-name="P48"><text:span text:style-name="T518">AUTOPURIFICACIÓN</text:span><text:span text:style-name="T91"> </text:span><text:span text:style-name="T71">(</text:span><text:span text:style-name="T87">Inmunidad </text:span><text:span text:style-name="T91">IV</text:span><text:span text:style-name="T87">)</text:span></text:p>
          <text:p text:style-name="P198"><text:span text:style-name="T42"><text:s text:c="2"/></text:span><text:span text:style-name="T518">Acción (Instantánea)</text:span></text:p>
          <text:p text:style-name="P108"><text:span text:style-name="T42"><text:tab/></text:span><text:span text:style-name="T428">Realizas una tirada de Inmunidad inalterable cuyo objetivo es conseguir 6. Por cada 6 obtenido, serás capaz de ignorar los efectos de la ponzoña que te afecte durante 1 turno. Esta continuará progresando, pero no te afectará.</text:span></text:p>
          <text:p text:style-name="P108"><text:span text:style-name="T101"/></text:p>
          <text:p text:style-name="P108"><text:span text:style-name="T394"><text:tab/></text:span><text:span text:style-name="T211">COSTE DE ENTRENAMIENTO: </text:span><text:span text:style-name="T250">7</text:span><text:span text:style-name="T249"> </text:span><text:span text:style-name="T211">PP</text:span></text:p>
          <text:h text:style-name="P263" text:outline-level="4"><text:bookmark-start text:name="__RefHeading___Toc40325_3774643960 Copy 2"/><text:tab/> <text:s text:c="3"/><text:span text:style-name="T559">ALTERACIONES</text:span><text:bookmark-end text:name="__RefHeading___Toc40325_3774643960 Copy 2"/></text:h>
          <text:p text:style-name="P251"/>
          <text:p text:style-name="P47"><text:span text:style-name="T517">SANGRE PURA </text:span><text:span text:style-name="T71">(</text:span><text:span text:style-name="T87">Inmunidad </text:span><text:span text:style-name="T90">III, Dureza II</text:span><text:span text:style-name="T87">)</text:span></text:p>
          <text:p text:style-name="P197"><text:span text:style-name="T42"><text:s text:c="2"/></text:span><text:span text:style-name="T517">Alteración (X seis/es)</text:span></text:p>
          <text:p text:style-name="P107"><text:span text:style-name="T42"><text:tab/></text:span><text:span text:style-name="T427">Por cada seis consumido, reduces la entrada en función del veneno o enfermedad en un turno, una hora o un día, dependiendo de la velocidad de efecto de la ponzoña que te ataca.</text:span></text:p>
          <text:p text:style-name="P107"><text:span text:style-name="T101"/></text:p>
          <text:p text:style-name="P107"><text:span text:style-name="T394"><text:tab/></text:span><text:span text:style-name="T211">COSTE DE ENTRENAMIENTO: </text:span><text:span text:style-name="T249">5 </text:span><text:span text:style-name="T211">PP</text:span></text:p>
          <text:p text:style-name="P107"><text:span text:style-name="T211"/></text:p>
          <text:p text:style-name="P241"/>
          <text:p text:style-name="P47"><text:span text:style-name="T517">DETECCIÓN TEMPRANA</text:span><text:span text:style-name="T42"> </text:span><text:span text:style-name="T71">(</text:span><text:span text:style-name="T87">Inmunidad </text:span><text:span text:style-name="T90">V, Intuición II</text:span><text:span text:style-name="T87">)</text:span></text:p>
          <text:p text:style-name="P197"><text:span text:style-name="T42"><text:s text:c="2"/></text:span><text:span text:style-name="T517">Alteración (1 seis)</text:span></text:p>
          <text:p text:style-name="P107"><text:span text:style-name="T42"><text:tab/></text:span><text:span text:style-name="T427">Descubres, con un buen grado de precisión, todos los síntomas que deberás esperar de la enfermedad o veneno que te está atacando.</text:span></text:p>
          <text:p text:style-name="P107"><text:span text:style-name="T101"/></text:p>
          <text:p text:style-name="P107"><text:span text:style-name="T394"><text:tab/></text:span><text:span text:style-name="T211">COSTE DE ENTRENAMIENTO: </text:span><text:span text:style-name="T249">3 </text:span><text:span text:style-name="T211">PP</text:span></text:p>
          <text:p text:style-name="P107"><text:span text:style-name="T211"/></text:p>
          <text:p text:style-name="P107"><text:span text:style-name="T211"/></text:p>
          <text:h text:style-name="P263" text:outline-level="4"><text:bookmark-start text:name="__RefHeading___Toc40327_3774643960 Copy 2"/><text:tab/> <text:s text:c="3"/><text:span text:style-name="T559">PASIVAS</text:span><text:bookmark-end text:name="__RefHeading___Toc40327_3774643960 Copy 2"/></text:h>
          <text:p text:style-name="P241"/>
          <text:p text:style-name="P48"><text:span text:style-name="T518">EXANGÜINACIÓN</text:span><text:span text:style-name="T42"> </text:span><text:span text:style-name="T71">(</text:span><text:span text:style-name="T87">Inmunidad </text:span><text:span text:style-name="T91">I</text:span><text:span text:style-name="T87">)</text:span></text:p>
          <text:p text:style-name="P198"><text:span text:style-name="T42"><text:s text:c="2"/></text:span><text:span text:style-name="T518">Pasiva</text:span></text:p>
          <text:p text:style-name="P108"><text:span text:style-name="T42"><text:tab/></text:span><text:span text:style-name="T428">En vez de servir de detrimento, toda herida leve te otorga un +1 en tiradas de Inmunidad, y heridas graves un +3.</text:span></text:p>
          <text:p text:style-name="P108"><text:span text:style-name="T101"/></text:p>
          <text:p text:style-name="P108"><text:span text:style-name="T394"><text:tab/></text:span><text:span text:style-name="T211">COSTE DE ENTRENAMIENTO: </text:span><text:span text:style-name="T250">4 </text:span><text:span text:style-name="T211">PP</text:span></text:p>
          <text:p text:style-name="P241"/>
          <text:p text:style-name="P241"><text:soft-page-break/></text:p>
          <text:p text:style-name="P242"><text:tab/></text:p>
          <text:p text:style-name="P48"><text:span text:style-name="T518">ESTÓMAGO DE ACERO</text:span><text:span text:style-name="T42"> </text:span><text:span text:style-name="T71">(</text:span><text:span text:style-name="T91">Inmunidad II, Dureza II)</text:span></text:p>
          <text:p text:style-name="P198"><text:span text:style-name="T42"><text:s text:c="2"/></text:span><text:span text:style-name="T518">Pasiva</text:span></text:p>
          <text:p text:style-name="P108"><text:span text:style-name="T42"><text:tab/></text:span><text:span text:style-name="T428">Contra cualquier veneno o enfermedad que deba de ser digerido para entrar en funcionar, tras finalizar tu tirada de Inmunidad, puedes aplicar tus rangos de Dureza. </text:span></text:p>
          <text:p text:style-name="P108"><text:span text:style-name="T101"/></text:p>
          <text:p text:style-name="P128"><text:span text:style-name="T394"><text:tab/></text:span><text:span text:style-name="T211">COSTE DE ENTRENAMIENTO: </text:span><text:span text:style-name="T250">6</text:span><text:span text:style-name="T249"> </text:span><text:span text:style-name="T211">PP</text:span></text:p>
          <text:p text:style-name="P128"><text:span text:style-name="T211"/></text:p>
          <text:p text:style-name="P242"><text:tab/></text:p>
          <text:p text:style-name="P48"><text:span text:style-name="T518">ESCUDO BIOLÓGICO</text:span><text:span text:style-name="T42"> </text:span><text:span text:style-name="T71">(</text:span><text:span text:style-name="T91">Inmunidad II)</text:span></text:p>
          <text:p text:style-name="P198"><text:span text:style-name="T42"><text:s text:c="2"/></text:span><text:span text:style-name="T518">Pasiva</text:span></text:p>
          <text:p text:style-name="P108"><text:span text:style-name="T42"><text:tab/></text:span><text:span text:style-name="T428">Las tiradas iniciales recurrentes para evitar mayores complicaciones por heridas no tratadas sólo se realizarán hasta que la tirada sea superada 3 veces.</text:span></text:p>
          <text:p text:style-name="P108"><text:span text:style-name="T101"/></text:p>
          <text:p text:style-name="P128"><text:span text:style-name="T394"><text:tab/></text:span><text:span text:style-name="T211">COSTE DE ENTRENAMIENTO: </text:span><text:span text:style-name="T250">4 </text:span><text:span text:style-name="T211">PP</text:span></text:p>
          <text:p text:style-name="P241"/>
          <text:p text:style-name="P241"/>
          <text:p text:style-name="P47"><text:span text:style-name="T517">ADAPTACIÓN</text:span><text:span text:style-name="T42"> </text:span><text:span text:style-name="T71">(</text:span><text:span text:style-name="T87">Inmunidad </text:span><text:span text:style-name="T90">II</text:span><text:span text:style-name="T87">)</text:span></text:p>
          <text:p text:style-name="P197"><text:span text:style-name="T42"><text:s text:c="2"/></text:span><text:span text:style-name="T512">Pasiva</text:span></text:p>
          <text:p text:style-name="P107"><text:span text:style-name="T42"><text:tab/></text:span><text:span text:style-name="T427">Si estás sufriendo efectos adversos únicos por segunda vez (o mayor), añades tu característica de FIS como bonificador a tu tirada de Inmunidad.</text:span></text:p>
          <text:p text:style-name="P107"><text:span text:style-name="T101"/></text:p>
          <text:p text:style-name="P107"><text:span text:style-name="T394"><text:tab/></text:span><text:span text:style-name="T211">COSTE DE ENTRENAMIENTO: </text:span><text:span text:style-name="T249">3 </text:span><text:span text:style-name="T211">PP</text:span></text:p>
          <text:p text:style-name="P107"><text:span text:style-name="T211"/></text:p>
          <text:p text:style-name="P241"/>
          <text:p text:style-name="P47"><text:span text:style-name="T517">PARADA FINAL </text:span><text:span text:style-name="T90">(</text:span><text:span text:style-name="T87">Inmunidad </text:span><text:span text:style-name="T90">III</text:span><text:span text:style-name="T87">)</text:span></text:p>
          <text:p text:style-name="P197"><text:span text:style-name="T42"><text:s text:c="2"/></text:span><text:span text:style-name="T512">Pasiva</text:span></text:p>
          <text:p text:style-name="P107"><text:span text:style-name="T42"><text:tab/></text:span><text:span text:style-name="T427">Tu cuerpo contiene enfermedad y ponzoña dentro suya. No puedes contagiar a otras personas,</text:span></text:p>
          <text:p text:style-name="P107"><text:span text:style-name="T101"/></text:p>
          <text:p text:style-name="P107"><text:span text:style-name="T394"><text:tab/></text:span><text:span text:style-name="T211">COSTE DE ENTRENAMIENTO: </text:span><text:span text:style-name="T249">1 </text:span><text:span text:style-name="T211">PP</text:span></text:p>
          <text:p text:style-name="P107"><text:span text:style-name="T211"/></text:p>
          <text:p text:style-name="P107"><text:span text:style-name="T211"/></text:p>
          <text:p text:style-name="P223"><text:tab/></text:p>
          <text:p text:style-name="P48"><text:span text:style-name="T518">ANTITOXINA</text:span><text:span text:style-name="T42"> </text:span><text:span text:style-name="T71">(</text:span><text:span text:style-name="T87">Inmunidad </text:span><text:span text:style-name="T91">IV)</text:span></text:p>
          <text:p text:style-name="P198"><text:span text:style-name="T42"><text:s text:c="2"/></text:span><text:span text:style-name="T512">Pasiva</text:span></text:p>
          <text:p text:style-name="P108"><text:span text:style-name="T42"><text:tab/></text:span><text:span text:style-name="T428">Reduces cualquier daño a aguante causado por toxicidad en tantos puntos como tu rango de Inmunidad hasta la mitad del daño original. Si sufres este daño por tus propias acciones, como beber una poción o decocción, puedes disminuirlo completamente.</text:span></text:p>
          <text:p text:style-name="P108"><text:span text:style-name="T101"/></text:p>
          <text:p text:style-name="P108"><text:span text:style-name="T394"><text:tab/></text:span><text:span text:style-name="T211">COSTE DE ENTRENAMIENTO: </text:span><text:span text:style-name="T250">4</text:span><text:span text:style-name="T216"> </text:span><text:span text:style-name="T211">PP</text:span></text:p>
          <text:p text:style-name="P159"><text:span text:style-name="T169"/></text:p>
          <text:p text:style-name="P159"><text:span text:style-name="T169"/></text:p>
          <text:p text:style-name="P239"/>
          <text:p text:style-name="P44"><text:span text:style-name="T512">PIEL GRUESA</text:span><text:span text:style-name="T42"> </text:span><text:span text:style-name="T71">(</text:span><text:span text:style-name="T87">Inmunidad V, Dureza III)</text:span></text:p>
          <text:p text:style-name="P194"><text:span text:style-name="T42"><text:s text:c="2"/></text:span><text:span text:style-name="T512">Pasiva</text:span></text:p>
          <text:p text:style-name="P104"><text:span text:style-name="T42"><text:tab/></text:span><text:span text:style-name="T424">Nunca estarás en peligro de morir desangrado, y si debes defenderte de un efecto sólo aplicable a través de heridas, </text:span><text:span text:style-name="T296">podrás lanzar tus rangos de Dureza tras tu tirada final</text:span><text:span text:style-name="T424">.</text:span></text:p>
          <text:p text:style-name="P104"><text:span text:style-name="T101"/></text:p>
          <text:p text:style-name="P104"><text:span text:style-name="T394"><text:tab/></text:span><text:span text:style-name="T211">COSTE DE ENTRENAMIENTO: </text:span><text:span text:style-name="T247">8</text:span><text:span text:style-name="T216"> </text:span><text:span text:style-name="T211">PP</text:span></text:p>
          <text:p text:style-name="P104"><text:span text:style-name="T211"/></text:p>
          <text:p text:style-name="P104"><text:span text:style-name="T211"/></text:p>
          <text:p text:style-name="P104"><text:span text:style-name="T211"/></text:p>
          <text:p text:style-name="P242"/>
          <text:p text:style-name="P242"><text:soft-page-break/></text:p>
          <text:p text:style-name="P48"><text:span text:style-name="T518">FIEBRE ARDIENTE</text:span><text:span text:style-name="T42"> </text:span><text:span text:style-name="T71">(</text:span><text:span text:style-name="T87">Inmunidad V</text:span><text:span text:style-name="T91">III</text:span><text:span text:style-name="T87">, </text:span><text:span text:style-name="T91">Resistencia III, Dureza II</text:span><text:span text:style-name="T87">)</text:span></text:p>
          <text:p text:style-name="P198"><text:span text:style-name="T42"><text:s text:c="2"/></text:span><text:span text:style-name="T512">Pasiva</text:span></text:p>
          <text:p text:style-name="P108"><text:span text:style-name="T42"><text:tab/></text:span><text:span text:style-name="T428">Siempre que estés bajo los efectos de una enfermedad o veneno, ganas +1D a toda tirada dentro de combate.</text:span></text:p>
          <text:p text:style-name="P108"><text:span text:style-name="T101"/></text:p>
          <text:p text:style-name="P108"><text:span text:style-name="T394"><text:tab/></text:span><text:span text:style-name="T211">COSTE DE ENTRENAMIENTO: </text:span><text:span text:style-name="T247">8</text:span><text:span text:style-name="T216"> </text:span><text:span text:style-name="T211">PP</text:span></text:p>
          <text:p text:style-name="P108"><text:span text:style-name="T211"/></text:p>
          <text:p text:style-name="P243"><text:tab/></text:p>
          <text:p text:style-name="P49"><text:span text:style-name="T519">REGENERACIÓN RÁPIDA</text:span><text:span text:style-name="T42"> </text:span><text:span text:style-name="T71">(</text:span><text:span text:style-name="T91">Inmunidad I</text:span><text:span text:style-name="T92">X</text:span><text:span text:style-name="T91">)</text:span></text:p>
          <text:p text:style-name="P199"><text:span text:style-name="T42"><text:s text:c="2"/></text:span><text:span text:style-name="T518">Pasiva</text:span></text:p>
          <text:p text:style-name="P109"><text:span text:style-name="T42"><text:tab/></text:span><text:span text:style-name="T429">Tus heridas graves tratadas cicatrizarán en 3 días.</text:span></text:p>
          <text:p text:style-name="P109"><text:span text:style-name="T101"/></text:p>
          <text:p text:style-name="P129"><text:span text:style-name="T394"><text:tab/></text:span><text:span text:style-name="T211">COSTE DE ENTRENAMIENTO: </text:span><text:span text:style-name="T251">4</text:span><text:span text:style-name="T249"> </text:span><text:span text:style-name="T211">PP</text:span></text:p>
          <text:p text:style-name="P250"><text:span text:style-name="T6"/></text:p>
          <text:h text:style-name="P260" text:outline-level="2"><text:bookmark-start text:name="__RefHeading___Toc40321_3774643960 Copy 3"/>Resistencia<text:bookmark-end text:name="__RefHeading___Toc40321_3774643960 Copy 3"/></text:h>
          <text:p text:style-name="P63"><text:span text:style-name="T5"/></text:p>
          <text:p text:style-name="P53"><text:span text:style-name="T100"><text:tab/></text:span><text:span text:style-name="T520">La habilidad de Resistencia define tu </text:span><text:span text:style-name="T65">capacidad para mantener un ritmo de trabajo sin cansarte; </text:span><text:span text:style-name="T520">correr una maratón, mover cajas constantemente o combatir durante horas. Es una habilidad que normalmente se ve desarrollada por </text:span><text:span text:style-name="T65">personas que trabajan con su cuerpo, que dedican su tiempo al atleticismo o que se extenuan frecuentemente: </text:span><text:span text:style-name="T520">un labriego arando su tierra de sol a sol, un mensajero que no confía en sus corceles para llegar a su destino, o un guerrero de guerrilla capaz de participar en múltiples listes en un sólo día.</text:span></text:p>
          <text:p text:style-name="P53"><text:span text:style-name="T51"/></text:p>
          <text:h text:style-name="P262" text:outline-level="3"><text:bookmark-start text:name="__RefHeading___Toc40308_3774643960 Copy 1 Copy 3"/><text:span text:style-name="T70"><text:tab/></text:span><text:span text:style-name="T476">DOTES</text:span><text:bookmark-end text:name="__RefHeading___Toc40308_3774643960 Copy 1 Copy 3"/></text:h>
          <text:h text:style-name="P263" text:outline-level="4"><text:bookmark-start text:name="__RefHeading___Toc40323_3774643960 Copy 3"/><text:tab/> <text:s text:c="3"/><text:span text:style-name="T559">ACCIONES</text:span><text:bookmark-end text:name="__RefHeading___Toc40323_3774643960 Copy 3"/></text:h>
          <text:p text:style-name="P110"><text:span text:style-name="T223"><text:tab/></text:span><text:span text:style-name="T388">PULSO DE ACERO</text:span><text:span text:style-name="T378"> </text:span><text:span text:style-name="T382">(Resistencia </text:span><text:span text:style-name="T383">V</text:span><text:span text:style-name="T382">)</text:span></text:p>
          <text:p text:style-name="P200"><text:span text:style-name="T42"><text:s text:c="2"/></text:span><text:span text:style-name="T520">Acción (lenta)</text:span></text:p>
          <text:p text:style-name="P136"><text:span text:style-name="T318"><text:tab/></text:span><text:span text:style-name="T324">Te galvanizas ante la sobreexcitación de tu organismo, y añades tus Rangos de Resistencia a tu Aguante Total de forma temporal. Permanecerán hasta que sufras una herida leve.</text:span></text:p>
          <text:p text:style-name="P110"><text:span text:style-name="T224"><text:tab/>COSTE DE ENTRENAMIENTO: </text:span><text:span text:style-name="T252">5 </text:span><text:span text:style-name="T224">PP</text:span></text:p>
          <text:p text:style-name="P110"><text:span text:style-name="T224"/></text:p>
          <text:p text:style-name="P110"><text:span text:style-name="T224"/></text:p>
          <text:h text:style-name="P263" text:outline-level="4"><text:bookmark-start text:name="__RefHeading___Toc40325_3774643960 Copy 3"/><text:tab/> <text:s text:c="3"/><text:span text:style-name="T559">ALTERACIONES</text:span><text:bookmark-end text:name="__RefHeading___Toc40325_3774643960 Copy 3"/></text:h>
          <text:p text:style-name="P110"><text:span text:style-name="T223"><text:tab/></text:span><text:span text:style-name="T387">R</text:span><text:span text:style-name="T388">ESERVA</text:span><text:span text:style-name="T378"> </text:span><text:span text:style-name="T382">(Resistencia II)</text:span></text:p>
          <text:p text:style-name="P200"><text:span text:style-name="T42"><text:s text:c="2"/></text:span><text:span text:style-name="T520">Alteración (X seis/es)</text:span></text:p>
          <text:p text:style-name="P136"><text:span text:style-name="T318"><text:tab/></text:span><text:span text:style-name="T324">Eres capaz de nunca cansarte por completo, dejando siempre algo de energía guardada. Por cada 6 que guardes, los efectos de fallar una tirada de resistencia se retrasarán en tantos turnos/minutos/horas como el resultado.</text:span></text:p>
          <text:p text:style-name="P110"><text:span text:style-name="T224"><text:tab/>COSTE DE ENTRENAMIENTO: 3</text:span><text:span text:style-name="T216"> </text:span><text:span text:style-name="T224">PP</text:span></text:p>
          <text:p text:style-name="P110"><text:span text:style-name="T380"/></text:p>
          <text:p text:style-name="P77"><text:span text:style-name="T211"/></text:p>
          <text:h text:style-name="P263" text:outline-level="4"><text:bookmark-start text:name="__RefHeading___Toc40327_3774643960 Copy 3"/><text:tab/> <text:s text:c="3"/><text:span text:style-name="T559">PASIVAS</text:span><text:bookmark-end text:name="__RefHeading___Toc40327_3774643960 Copy 3"/></text:h>
          <text:p text:style-name="P110"><text:span text:style-name="T223"><text:tab/></text:span><text:span text:style-name="T388">ÁNIMA ARDIENTE</text:span><text:span text:style-name="T378"> </text:span><text:span text:style-name="T382">(Resistencia I)</text:span></text:p>
          <text:p text:style-name="P200"><text:span text:style-name="T42"><text:s text:c="2"/></text:span><text:span text:style-name="T520">Pasiva</text:span></text:p>
          <text:p text:style-name="P136"><text:span text:style-name="T318"><text:tab/></text:span><text:span text:style-name="T324">Puedes quemar aguante para potenciar tus habilidades físicas. Puedes sacrificar X puntos de Aguante Total para otorgarte +XD final en cualquier tirada (se recuperará al descansar una noche). Exclusivamente en combate, podrás consumir X puntos de Aguante (actual) para otorgarte +X final en cualquier tirada. No podrás causarte heridas de esta manera. <text:s/>El máximo de puntos a gastar </text:span><text:span text:style-name="T325">por tirada</text:span><text:span text:style-name="T324"> es igual a tus Rangos de Resistencia.</text:span></text:p>
          <text:p text:style-name="P110"><text:span text:style-name="T395"><text:tab/></text:span><text:span text:style-name="T224">COSTE DE ENTRENAMIENTO: </text:span><text:span text:style-name="T252">1</text:span><text:span text:style-name="T216"> </text:span><text:span text:style-name="T224">PP</text:span></text:p>
          <text:p text:style-name="P28"><text:span text:style-name="T559"/></text:p>
          <text:p text:style-name="Standard"><text:span text:style-name="T7"><text:tab/></text:span><text:span text:style-name="T561">R</text:span><text:span text:style-name="T562">ECUPERACIÓN RÁPIDA</text:span><text:span text:style-name="T561"> </text:span><text:span text:style-name="T574">(Resistencia II)</text:span></text:p>
          <text:p text:style-name="P172"><text:span text:style-name="T42"><text:s text:c="2"/></text:span><text:span text:style-name="T489">Pasiva</text:span></text:p>
          <text:p text:style-name="P118"><text:span text:style-name="T318"><text:tab/></text:span><text:span text:style-name="T319">Puedes utilizar la acción Tomar Aliento como acción partida, pero sólamente recuperarás la mitad de tu aguante total.</text:span></text:p>
          <text:p text:style-name="P96"><text:span text:style-name="T224"><text:tab/>COSTE DE ENTRENAMIENTO: 3</text:span><text:span text:style-name="T216"> </text:span><text:span text:style-name="T224">PP</text:span></text:p>
          <text:p text:style-name="P96"><text:span text:style-name="T224"/></text:p>
          <text:p text:style-name="P103"><text:soft-page-break/><text:span text:style-name="T224"><text:tab/></text:span><text:span text:style-name="T389">TRASNOCHADOR</text:span><text:span text:style-name="T376"> </text:span><text:span text:style-name="T380">(Resistencia II)</text:span></text:p>
          <text:p text:style-name="P193"><text:span text:style-name="T42"><text:s text:c="2"/></text:span><text:span text:style-name="T489">Pasiva</text:span></text:p>
          <text:p text:style-name="P134"><text:span text:style-name="T318"><text:tab/></text:span><text:span text:style-name="T319">Puedes </text:span><text:span text:style-name="T323">optar por pasar una noche en vilo sin sufrir efectos adversos por ello, pero deberás descansar bastante más el día siguiente.</text:span></text:p>
          <text:p text:style-name="P103"><text:span text:style-name="T224"><text:tab/>COSTE DE ENTRENAMIENTO: 3</text:span><text:span text:style-name="T216"> </text:span><text:span text:style-name="T224">PP</text:span></text:p>
          <text:p text:style-name="P96"><text:span text:style-name="T224"/></text:p>
          <text:p text:style-name="P96"><text:span text:style-name="T224"/></text:p>
          <text:p text:style-name="P238"><text:span text:style-name="T7"><text:tab/></text:span><text:span text:style-name="T565">MARCHA FORZADA</text:span><text:span text:style-name="T561"> </text:span><text:span text:style-name="T574">(Resistencia II</text:span><text:span text:style-name="T577">I, Supervivencia II</text:span><text:span text:style-name="T574">)</text:span></text:p>
          <text:p text:style-name="P193"><text:span text:style-name="T42"><text:s text:c="2"/></text:span><text:span text:style-name="T489">Pasiva</text:span></text:p>
          <text:p text:style-name="P134"><text:span text:style-name="T318"><text:tab/></text:span><text:span text:style-name="T323">No puedes sufrir daños al aguante máximo causados por cansancio físico.</text:span></text:p>
          <text:p text:style-name="P103"><text:span text:style-name="T224"><text:tab/>COSTE DE ENTRENAMIENTO: </text:span><text:span text:style-name="T246">5</text:span><text:span text:style-name="T216"> </text:span><text:span text:style-name="T224">PP</text:span></text:p>
          <text:p text:style-name="P96"><text:span text:style-name="T224"/></text:p>
          <text:p text:style-name="P96"><text:span text:style-name="T224"/></text:p>
          <text:p text:style-name="P236"><text:span text:style-name="T7"><text:tab/></text:span><text:span text:style-name="T564">ACORAZADO</text:span><text:span text:style-name="T561"> </text:span><text:span text:style-name="T574">(Resistencia I</text:span><text:span text:style-name="T576">V, Fuerza II</text:span><text:span text:style-name="T574">)</text:span></text:p>
          <text:p text:style-name="P190"><text:span text:style-name="T42"><text:s text:c="2"/></text:span><text:span text:style-name="T489">Pasiva</text:span></text:p>
          <text:p text:style-name="P133"><text:span text:style-name="T318"><text:tab/></text:span><text:span text:style-name="T322">De manera similar a los efectos pasivos de la habilidad Fuerza, reduces los negativos a Aguante causados por tu armadura en tantos puntos como rangos de Resistencia.</text:span></text:p>
          <text:p text:style-name="P100"><text:span text:style-name="T224"><text:tab/>COSTE DE ENTRENAMIENTO: </text:span><text:span text:style-name="T243">6 </text:span><text:span text:style-name="T224">PP</text:span></text:p>
          <text:p text:style-name="P100"><text:span text:style-name="T224"/></text:p>
          <text:p text:style-name="P100"><text:span text:style-name="T224"/></text:p>
          <text:p text:style-name="P103"><text:span text:style-name="T224"><text:tab/></text:span><text:span text:style-name="T389">INFATIGABLE</text:span><text:span text:style-name="T377"> </text:span><text:span text:style-name="T380">(Resistencia </text:span><text:span text:style-name="T381">V</text:span><text:span text:style-name="T380">)</text:span></text:p>
          <text:p text:style-name="P193"><text:span text:style-name="T42"><text:s text:c="2"/></text:span><text:span text:style-name="T489">Pasiva</text:span></text:p>
          <text:p text:style-name="P134"><text:span text:style-name="T318"><text:tab/></text:span><text:span text:style-name="T323">Si tomas una acción que reduce tu propio aguante, podrás disminuir esta reducción en tantos puntos como tu rango de Resistencia hasta un máximo de la mitad del precio original (redondeado hacia abajo).</text:span></text:p>
          <text:p text:style-name="P103"><text:span text:style-name="T224"><text:tab/>COSTE DE ENTRENAMIENTO: </text:span><text:span text:style-name="T246">7</text:span><text:span text:style-name="T216"> </text:span><text:span text:style-name="T224">PP</text:span></text:p>
          <text:p text:style-name="P103"><text:span text:style-name="T224"/></text:p>
          <text:p text:style-name="P100"><text:span text:style-name="T224"/></text:p>
          <text:p text:style-name="P236"><text:span text:style-name="T7"><text:tab/></text:span><text:span text:style-name="T564">SANGRE, DOLOR Y LÁGRIMAS</text:span><text:span text:style-name="T561"> </text:span><text:span text:style-name="T574">(Resistencia </text:span><text:span text:style-name="T576">VI</text:span><text:span text:style-name="T574">)</text:span></text:p>
          <text:p text:style-name="P190"><text:span text:style-name="T42"><text:s text:c="2"/></text:span><text:span text:style-name="T489">Pasiva</text:span></text:p>
          <text:p text:style-name="P133"><text:span text:style-name="T318"><text:tab/></text:span><text:span text:style-name="T322">Tu aguante máximo nunca puede ser inferior a tu valor de Resistencia, y siempre que no sufras daños, tu aguante (si inferior) se reestablece automáticamente a este nivel.</text:span></text:p>
          <text:p text:style-name="P100"><text:span text:style-name="T224"><text:tab/>COSTE DE ENTRENAMIENTO: </text:span><text:span text:style-name="T243">8 </text:span><text:span text:style-name="T224">PP</text:span></text:p>
          <text:p text:style-name="P100"><text:span text:style-name="T224"/></text:p>
          <text:p text:style-name="P96"><text:span text:style-name="T224"/></text:p>
          <text:p text:style-name="P160"><text:span text:style-name="T211"><text:tab/></text:span><text:span text:style-name="T388">FLUJO CONSTANTE</text:span><text:span text:style-name="T386"> </text:span><text:span text:style-name="T379">(Resistencia </text:span><text:span text:style-name="T383">VIII</text:span><text:span text:style-name="T379">)</text:span></text:p>
          <text:p text:style-name="P200"><text:span text:style-name="T42"><text:s text:c="2"/></text:span><text:span text:style-name="T489">Pasiva</text:span></text:p>
          <text:p text:style-name="P136"><text:span text:style-name="T318"><text:tab/></text:span><text:span text:style-name="T324">Por cada acción en combate que tomes de forma satisfactoria, restauras tantos puntos de Aguante como la mitad de tus rangos de Resistencia (redondeando hacia abajo)</text:span></text:p>
          <text:p text:style-name="P110"><text:span text:style-name="T224"><text:tab/>COSTE DE ENTRENAMIENTO: </text:span><text:span text:style-name="T252">6</text:span><text:span text:style-name="T216"> </text:span><text:span text:style-name="T224">PP</text:span></text:p>
          <text:p text:style-name="P110"><text:span text:style-name="T224"/></text:p>
          <text:p text:style-name="P110"><text:span text:style-name="T224"/></text:p>
          <text:p text:style-name="P160"><text:span text:style-name="T211"><text:tab/></text:span><text:span text:style-name="T388">ROMPER LA RUEDA</text:span><text:span text:style-name="T386"> </text:span><text:span text:style-name="T379">(Resistencia </text:span><text:span text:style-name="T383">X</text:span><text:span text:style-name="T379">)</text:span></text:p>
          <text:p text:style-name="P200"><text:span text:style-name="T42"><text:s text:c="2"/></text:span><text:span text:style-name="T489">Pasiva</text:span></text:p>
          <text:p text:style-name="P136"><text:span text:style-name="T318"><text:tab/></text:span><text:span text:style-name="T324">Cada vez que sufras una herida grave, sólamente sufrirás la mitad de daño de aguante hasta que sufras una herida leve. Durante este tiempo, añadirás tus rangos de Resistencia como bonificador a toda tirada.</text:span></text:p>
          <text:p text:style-name="P110"><text:span text:style-name="T224"><text:tab/>COSTE DE ENTRENAMIENTO: </text:span><text:span text:style-name="T252">10</text:span><text:span text:style-name="T216"> </text:span><text:span text:style-name="T224">PP</text:span></text:p>
          <text:h text:style-name="P260" text:outline-level="2"><text:bookmark-start text:name="__RefHeading___Toc40321_3774643960 Copy 4"/>Fuerza<text:bookmark-end text:name="__RefHeading___Toc40321_3774643960 Copy 4"/></text:h>
          <text:p text:style-name="P63"><text:span text:style-name="T5"/></text:p>
          <text:p text:style-name="P53"><text:span text:style-name="T100"><text:tab/></text:span><text:span text:style-name="T521">La habilidad de Fuerza define </text:span><text:span text:style-name="T66">el máximo potencial del que tu cuerpo es capaz; </text:span><text:span text:style-name="T521">portar una cabeza de res al hombro, arrastrar un caballo de vapor hasta el mecánico o arrojar un pedrolo sobre tu cabeza. Es una habilidad que a lo largo de la vida cualquier persona puede llegar a desarrollar, pero generalmente aparece en aquellos que </text:span><text:span text:style-name="T66">trabajan con objetos que requieren de gran fuerza o labores de gran esfuerzo, o quienes están interesados en las proezas de fuerza: </text:span><text:span text:style-name="T521">desde un amansador de corceles hasta un forzudo circense, la Fuerza aparece en muchas disciplinas distintas.</text:span></text:p>
          <text:p text:style-name="P53"><text:span text:style-name="T521"/></text:p>
          <text:p text:style-name="P60"><text:span text:style-name="T42">Ya que Fuerza mide un valor mayormente pasivo, la mayoría de su uso dentro de Dotes aparece en sus relaciones dentro de otros. Es prevalente en habilidades de combate, que se benefician gratamente del poderío de la musculatura de quien está detrás de ellas. </text:span><text:span text:style-name="T50">Adicionalmente, cada punto en Fuerza reduce en -1 el negativo a Aguante por portar armadura, </text:span><text:span text:style-name="T42">ya que el peso parece casi trivial para alguien acostumbrado a portar (o pesar) más de la cuenta. </text:span></text:p>
          <text:p text:style-name="P53"><text:span text:style-name="T51"/></text:p>
          <text:h text:style-name="P262" text:outline-level="3"><text:bookmark-start text:name="__RefHeading___Toc40308_3774643960 Copy 1 Copy 4"/><text:span text:style-name="T70"><text:tab/></text:span><text:span text:style-name="T476">DOTES</text:span><text:bookmark-end text:name="__RefHeading___Toc40308_3774643960 Copy 1 Copy 4"/></text:h>
          <text:h text:style-name="P263" text:outline-level="4"><text:bookmark-start text:name="__RefHeading___Toc40323_3774643960 Copy 4"/><text:tab/> <text:s text:c="3"/><text:span text:style-name="T559">ACCIONES</text:span><text:bookmark-end text:name="__RefHeading___Toc40323_3774643960 Copy 4"/></text:h>
          <text:p text:style-name="P244"><text:span text:style-name="T7"><text:tab/></text:span><text:span text:style-name="T566">ENTRADA FORZOSA</text:span><text:span text:style-name="T561"> </text:span><text:span text:style-name="T574">(</text:span><text:span text:style-name="T578">Fuerza II, Dureza I</text:span><text:span text:style-name="T574">)</text:span></text:p>
          <text:p text:style-name="P201"><text:span text:style-name="T42"><text:s text:c="2"/></text:span><text:span text:style-name="T489">Pasiva</text:span></text:p>
          <text:p text:style-name="P137"><text:span text:style-name="T318"><text:tab/></text:span><text:span text:style-name="T326">Cargas contra un objeto dentro del rango de </text:span><text:span text:style-name="T253">cercanía, </text:span><text:span text:style-name="T326">utilizando tu propio cuerpo como herramienta de rotura. Realizarás una tirada de Fuerza contra la entereza del objeto, que sufrirá daño en cuestión de la diferencia de la tirada. </text:span></text:p>
          <text:p text:style-name="P111"><text:span text:style-name="T224"><text:tab/>COSTE DE ENTRENAMIENTO: </text:span><text:span text:style-name="T253">5 </text:span><text:span text:style-name="T224">PP</text:span></text:p>
          <text:p text:style-name="P111"><text:span text:style-name="T398"/></text:p>
          <text:h text:style-name="P263" text:outline-level="4"><text:bookmark-start text:name="__RefHeading___Toc40327_3774643960 Copy 4"/><text:tab/> <text:s text:c="3"/><text:span text:style-name="T559">PASIVAS</text:span><text:bookmark-end text:name="__RefHeading___Toc40327_3774643960 Copy 4"/></text:h>
          <text:p text:style-name="P246"><text:span text:style-name="T7"><text:tab/></text:span><text:span text:style-name="T568">EL TAMAÑO NO LO ES TODO</text:span><text:span text:style-name="T561"> </text:span><text:span text:style-name="T574">(</text:span><text:span text:style-name="T578">Fuerza </text:span><text:span text:style-name="T579">I</text:span><text:span text:style-name="T580">II)</text:span></text:p>
          <text:p text:style-name="P203"><text:span text:style-name="T42"><text:s text:c="2"/></text:span><text:span text:style-name="T489">Pasiva</text:span></text:p>
          <text:p text:style-name="P139"><text:span text:style-name="T318"><text:tab/></text:span><text:span text:style-name="T328">Puedes blandir armas gigantes (diseñadas para criaturas de un tamaño mayor que tu) con completa normalidad.</text:span></text:p>
          <text:p text:style-name="P113"><text:span text:style-name="T224"><text:tab/>COSTE DE ENTRENAMIENTO: </text:span><text:span text:style-name="T254">5</text:span><text:span text:style-name="T216"> </text:span><text:span text:style-name="T224">PP</text:span></text:p>
          <text:p text:style-name="P28"><text:span text:style-name="T559"/></text:p>
          <text:p text:style-name="P245"><text:span text:style-name="T7"><text:tab/></text:span><text:span text:style-name="T567">MULA DE CARGA</text:span><text:span text:style-name="T561"> </text:span><text:span text:style-name="T574">(</text:span><text:span text:style-name="T578">Fuerza </text:span><text:span text:style-name="T579">IV</text:span><text:span text:style-name="T578">, </text:span><text:span text:style-name="T579">Resistencia II</text:span><text:span text:style-name="T574">)</text:span></text:p>
          <text:p text:style-name="P202"><text:span text:style-name="T42"><text:s text:c="2"/></text:span><text:span text:style-name="T489">Pasiva</text:span></text:p>
          <text:p text:style-name="P138"><text:span text:style-name="T318"><text:tab/></text:span><text:span text:style-name="T327">A la hora de transportar mercancías o víveres en viajes, cuentas como un animal de carga sobre cuánto puedes portar sin cansarte.</text:span></text:p>
          <text:p text:style-name="P112"><text:span text:style-name="T224"><text:tab/>COSTE DE ENTRENAMIENTO: </text:span><text:span text:style-name="T253">8</text:span><text:span text:style-name="T216"> </text:span><text:span text:style-name="T224">PP</text:span></text:p>
          <text:p text:style-name="P28"><text:span text:style-name="T559"/></text:p>
          <text:p text:style-name="P244"><text:span text:style-name="T7"><text:tab/></text:span><text:span text:style-name="T566">FUERZA DESCOMUNAL</text:span><text:span text:style-name="T561"> </text:span><text:span text:style-name="T574">(</text:span><text:span text:style-name="T578">Fuerza VI, POD V</text:span><text:span text:style-name="T574">)</text:span></text:p>
          <text:p text:style-name="P201"><text:span text:style-name="T42"><text:s text:c="2"/></text:span><text:span text:style-name="T489">Pasiva</text:span></text:p>
          <text:p text:style-name="P137"><text:span text:style-name="T318"><text:tab/></text:span><text:span text:style-name="T326">Eres extremadamente más fuerte que la media, contando como un ser de una categoría de peso/tamaño por encima de la tuya a la hora de calcular modificadores de tiradas.</text:span></text:p>
          <text:p text:style-name="P111"><text:span text:style-name="T224"><text:tab/>COSTE DE ENTRENAMIENTO: </text:span><text:span text:style-name="T253">8</text:span><text:span text:style-name="T216"> </text:span><text:span text:style-name="T224">PP</text:span></text:p>
          <text:h text:style-name="P260" text:outline-level="2"><text:bookmark-start text:name="__RefHeading___Toc40321_3774643960 Copy 5"/>Velocidad<text:bookmark-end text:name="__RefHeading___Toc40321_3774643960 Copy 5"/></text:h>
          <text:p text:style-name="P63"><text:span text:style-name="T5"/></text:p>
          <text:p text:style-name="P53"><text:span text:style-name="T100"><text:tab/></text:span><text:span text:style-name="T522">La habilidad de Velocidad define </text:span><text:span text:style-name="T67">la facilidad con la que eres capaz de mover tu cuerpo a altas velocidades, así como tu velocidad punta; </text:span><text:span text:style-name="T522">huir de un oponente que te quiere dar caza o cazar a un oponente que huye. Es una habilidad que la mayoría de adultos no suele desarrollar, pero que suele quedar de forma vestigial de una infancia muy movida: aquellos que la desarrollan suelen ser </text:span><text:span text:style-name="T67">mensajeros, maleantes e incluso algunos combatientes. </text:span><text:span text:style-name="T522">Al fin y al cabo, el ladrón sólo lo es cuando lo atrapan, y una batalla acaba tan pronto como un ataque conecta.</text:span></text:p>
          <text:p text:style-name="P53"><text:span text:style-name="T522"/></text:p>
          <text:p text:style-name="P61"><text:span text:style-name="T42">A mayores de las dotes que ofrece Velocidad, basadas en el movimiento y velocidad de tu sistema nervioso, aumentar tu velocidad también aumenta tu </text:span><text:span text:style-name="T50">turno de acción, </text:span><text:span text:style-name="T42">ayudándote a actuar antes que tus oponentes.</text:span></text:p>
          <text:p text:style-name="P53"><text:span text:style-name="T51"/></text:p>
          <text:h text:style-name="P262" text:outline-level="3"><text:bookmark-start text:name="__RefHeading___Toc40308_3774643960 Copy 1 Copy 5"/><text:span text:style-name="T70"><text:tab/></text:span><text:span text:style-name="T476">DOTES</text:span><text:bookmark-end text:name="__RefHeading___Toc40308_3774643960 Copy 1 Copy 5"/></text:h>
          <text:h text:style-name="P263" text:outline-level="4"><text:bookmark-start text:name="__RefHeading___Toc40323_3774643960 Copy 5"/><text:tab/> <text:s text:c="3"/><text:span text:style-name="T559">ACCIONES</text:span><text:bookmark-end text:name="__RefHeading___Toc40323_3774643960 Copy 5"/></text:h>
          <text:p text:style-name="P51"><text:span text:style-name="T523">ESPRINT</text:span><text:span text:style-name="T42"> </text:span><text:span text:style-name="T71">(</text:span><text:span text:style-name="T89">Velocidad </text:span><text:span text:style-name="T94">II</text:span><text:span text:style-name="T89">)</text:span></text:p>
          <text:p text:style-name="P204"><text:span text:style-name="T42"><text:s text:c="2"/></text:span><text:span text:style-name="T480">Pasiva</text:span></text:p>
          <text:p text:style-name="P114"><text:span text:style-name="T42"><text:tab/></text:span><text:span text:style-name="T431">A la hora de correr en linea recta, puedes desplazarte hasta dentro del rango de </text:span><text:span text:style-name="T182">distancia lejana</text:span><text:span text:style-name="T431">.</text:span></text:p>
          <text:p text:style-name="P114"><text:span text:style-name="T101"/></text:p>
          <text:p text:style-name="P140"><text:span text:style-name="T211"><text:tab/>COSTE DE ENTRENAMIENTO: </text:span><text:span text:style-name="T255">2</text:span><text:span text:style-name="T211"> PP</text:span></text:p>
          <text:p text:style-name="P216"><text:span text:style-name="T6"/></text:p>
          <text:p text:style-name="P51"><text:span text:style-name="T523">CARRERA LIBRE</text:span><text:span text:style-name="T42"> </text:span><text:span text:style-name="T71">(</text:span><text:span text:style-name="T89">Velocidad </text:span><text:span text:style-name="T94">III, Acrobacias II</text:span><text:span text:style-name="T89">)</text:span></text:p>
          <text:p text:style-name="P204"><text:span text:style-name="T42"><text:s text:c="2"/></text:span><text:span text:style-name="T480">Pasiva</text:span></text:p>
          <text:p text:style-name="P114"><text:span text:style-name="T42"><text:tab/></text:span><text:span text:style-name="T431">Siempre que encuentres un obstáculo que no sea más alto que tú, puedes sortearlo pasando por encima de él sin tener que evadirlo a la hora de calcular tus movimientos.</text:span></text:p>
          <text:p text:style-name="P114"><text:span text:style-name="T101"/></text:p>
          <text:p text:style-name="P140"><text:span text:style-name="T211"><text:tab/>COSTE DE ENTRENAMIENTO: </text:span><text:span text:style-name="T255">4</text:span><text:span text:style-name="T211"> PP</text:span></text:p>
          <text:p text:style-name="P248"><text:tab/></text:p>
          <text:p text:style-name="P51"><text:span text:style-name="T523">OBSTÁCULO HUMANO</text:span><text:span text:style-name="T42"> </text:span><text:span text:style-name="T71">(</text:span><text:span text:style-name="T89">Velocidad </text:span><text:span text:style-name="T94">V</text:span><text:span text:style-name="T89">)</text:span></text:p>
          <text:p text:style-name="P204"><text:span text:style-name="T42"><text:s text:c="2"/></text:span><text:span text:style-name="T523">Acción (normal)</text:span></text:p>
          <text:p text:style-name="P114"><text:span text:style-name="T42"><text:tab/></text:span><text:span text:style-name="T431">Si un oponente intenta entablar duelo contigo, puedes </text:span><text:span text:style-name="T182">correr sobre él </text:span><text:span text:style-name="T431">para evitar el duelo, provocando que tu oponente pierda el turno y quede </text:span><text:span text:style-name="T182">confuso. </text:span><text:span text:style-name="T431">Adicionalmente, podrás desplazarte dentro del rango de </text:span><text:span text:style-name="T182">cercanía</text:span><text:span text:style-name="T431"> entorno a susodicho oponente, pudiendo incluso usarlo para lanzarte hacia arriba.</text:span><text:span text:style-name="T182"> </text:span><text:span text:style-name="T431">Deberás superar su entrada en duelo para que estos efectos surtan efecto; si el oponente no pretendía entrar en duelo contigo, simplemente podrás continuar tu movimiento como si hubieses tomado la acción </text:span><text:span text:style-name="T182">correr. </text:span></text:p>
          <text:p text:style-name="P114"><text:span text:style-name="T101"/></text:p>
          <text:p text:style-name="P140"><text:span text:style-name="T255"><text:tab/>COSTE DE ENTRENAMIENTO: </text:span><text:span text:style-name="T248">8</text:span><text:span text:style-name="T255"> PP</text:span></text:p>
          <text:p text:style-name="P140"><text:span text:style-name="T211"/></text:p>
          <text:h text:style-name="P263" text:outline-level="4"><text:bookmark-start text:name="__RefHeading___Toc40325_3774643960 Copy 5"/><text:tab/> <text:s text:c="3"/><text:span text:style-name="T559">ALTERACIONES</text:span><text:bookmark-end text:name="__RefHeading___Toc40325_3774643960 Copy 5"/></text:h>
          <text:p text:style-name="P51"><text:span text:style-name="T523">ATRAPAR</text:span><text:span text:style-name="T42"> </text:span><text:span text:style-name="T71">(</text:span><text:span text:style-name="T89">Velocidad </text:span><text:span text:style-name="T94">I</text:span><text:span text:style-name="T89">)</text:span></text:p>
          <text:p text:style-name="P204"><text:span text:style-name="T42"><text:s text:c="2"/></text:span><text:span text:style-name="T523">Alteración (2 seis)</text:span></text:p>
          <text:p text:style-name="P114"><text:span text:style-name="T42"><text:tab/></text:span><text:span text:style-name="T431">A la hora de perseguir a alguien o algo a toda velocidad, puedes lanzarte hacia tu objetivo siempre que se encuentre en el rango </text:span><text:span text:style-name="T182">al alcance</text:span><text:span text:style-name="T431"> y amarrarte a él.</text:span></text:p>
          <text:p text:style-name="P114"><text:span text:style-name="T101"/></text:p>
          <text:p text:style-name="P216"><text:span text:style-name="T129"><text:tab/>COSTE DE ENTRENAMIENTO: </text:span><text:span text:style-name="T152">5</text:span><text:span text:style-name="T129"> PP</text:span></text:p>
          <text:p text:style-name="P216"><text:soft-page-break/><text:span text:style-name="T129"/></text:p>
          <text:p text:style-name="P51"><text:span text:style-name="T523">TEMERIDAD</text:span><text:span text:style-name="T42"> </text:span><text:span text:style-name="T71">(</text:span><text:span text:style-name="T89">V</text:span><text:span text:style-name="T94">elocidad III)</text:span></text:p>
          <text:p text:style-name="P204"><text:span text:style-name="T42"><text:s text:c="2"/></text:span><text:span text:style-name="T523">Alteración (1 seis)</text:span></text:p>
          <text:p text:style-name="P114"><text:span text:style-name="T42"><text:tab/></text:span><text:span text:style-name="T431">Si encuentras un obstáculo casi insorteable en tu camino, te lanzas contra él. Si este te fuerza a realizar alguna otra tirada para sortearlo, la harás con una tirada completa </text:span><text:span text:style-name="T434">aunque hayas partido la tirada previamente</text:span><text:span text:style-name="T431">, pero si la fallas, las consecuencias serán peores.</text:span></text:p>
          <text:p text:style-name="P114"><text:span text:style-name="T101"/></text:p>
          <text:p text:style-name="P140"><text:span text:style-name="T211"><text:tab/>COSTE DE ENTRENAMIENTO: </text:span><text:span text:style-name="T255">2 </text:span><text:span text:style-name="T211">PP</text:span></text:p>
          <text:p text:style-name="P140"><text:span text:style-name="T211"/></text:p>
          <text:h text:style-name="P263" text:outline-level="4"><text:bookmark-start text:name="__RefHeading___Toc40327_3774643960 Copy 5"/><text:tab/> <text:s text:c="3"/><text:span text:style-name="T559">PASIVAS</text:span><text:bookmark-end text:name="__RefHeading___Toc40327_3774643960 Copy 5"/></text:h>
          <text:p text:style-name="P52"><text:span text:style-name="T524">PASOS RÁPIDOS</text:span><text:span text:style-name="T42"> </text:span><text:span text:style-name="T71">(</text:span><text:span text:style-name="T89">Velocidad </text:span><text:span text:style-name="T95">II</text:span><text:span text:style-name="T89">)</text:span></text:p>
          <text:p text:style-name="P205"><text:span text:style-name="T42"><text:s text:c="2"/></text:span><text:span text:style-name="T480">Pasiva</text:span></text:p>
          <text:p text:style-name="P115"><text:span text:style-name="T42"><text:tab/></text:span><text:span text:style-name="T433">Tus desplazamientos son tan rápidos que cuentas como una criatura de un tamaño menor a la hora de ser alcanzado por ataques a distancia mientras te encuentras en movimiento.</text:span></text:p>
          <text:p text:style-name="P115"><text:span text:style-name="T101"/></text:p>
          <text:p text:style-name="P217"><text:span text:style-name="T129"><text:tab/>COSTE DE ENTRENAMIENTO: </text:span><text:span text:style-name="T154">5</text:span><text:span text:style-name="T153"> </text:span><text:span text:style-name="T129">PP</text:span></text:p>
          <text:p text:style-name="P217"><text:span text:style-name="T129"/></text:p>
          <text:p text:style-name="P51"><text:span text:style-name="T523">DANZA MACABRA</text:span><text:span text:style-name="T42"> </text:span><text:span text:style-name="T71">(</text:span><text:span text:style-name="T89">Velocidad </text:span><text:span text:style-name="T94">III</text:span><text:span text:style-name="T89">)</text:span></text:p>
          <text:p text:style-name="P204"><text:span text:style-name="T42"><text:s text:c="2"/></text:span><text:span text:style-name="T480">Pasiva</text:span></text:p>
          <text:p text:style-name="P114"><text:span text:style-name="T42"><text:tab/></text:span><text:span text:style-name="T431">Cuando derrotas a un oponente en duelo o escapas, puedes desplazarte dentro del rango de </text:span><text:span text:style-name="T182">Al Alcance</text:span><text:span text:style-name="T431">.</text:span></text:p>
          <text:p text:style-name="P114"><text:span text:style-name="T430"/></text:p>
          <text:p text:style-name="P216"><text:span text:style-name="T129"><text:tab/>COSTE DE ENTRENAMIENTO: </text:span><text:span text:style-name="T152">2</text:span><text:span text:style-name="T151"> </text:span><text:span text:style-name="T129">PP</text:span><text:span text:style-name="T6"><text:tab/></text:span></text:p>
          <text:p text:style-name="P252"/>
          <text:p text:style-name="P51"><text:span text:style-name="T523">COMBATE RELÁMPAGO</text:span><text:span text:style-name="T42"> </text:span><text:span text:style-name="T71">(</text:span><text:span text:style-name="T89">Velocidad </text:span><text:span text:style-name="T93">V</text:span><text:span text:style-name="T89">)</text:span></text:p>
          <text:p text:style-name="P204"><text:span text:style-name="T42"><text:s text:c="2"/></text:span><text:span text:style-name="T480">Pasiva</text:span></text:p>
          <text:p text:style-name="P114"><text:span text:style-name="T42"><text:tab/></text:span><text:span text:style-name="T431">A la hora de entablar duelo contra más de un oponente, durante tu primer turno del duelo, podrás añadir la mitad de tus rangos de Velocidad (redondeado hacia abajo) como +D a cada tirada. </text:span><text:span text:style-name="T432">Una vez usada esta pasiva, deberás abandonar todo duelo antes de poder volver a usarla.</text:span></text:p>
          <text:p text:style-name="P114"><text:span text:style-name="T101"/></text:p>
          <text:p text:style-name="P216"><text:span text:style-name="T129"><text:tab/>COSTE DE ENTRENAMIENTO: </text:span><text:span text:style-name="T153">6 </text:span><text:span text:style-name="T129">PP</text:span><text:span text:style-name="T6"><text:tab/></text:span></text:p>
          <text:p text:style-name="P216"><text:span text:style-name="T6"/></text:p>
          <text:p text:style-name="P50"><text:span text:style-name="T522">INERCIA</text:span><text:span text:style-name="T42"> </text:span><text:span text:style-name="T71">(</text:span><text:span text:style-name="T89">Velocidad </text:span><text:span text:style-name="T93">VI, Resistencia II</text:span><text:span text:style-name="T89">)</text:span></text:p>
          <text:p text:style-name="P203"><text:span text:style-name="T42"><text:s text:c="2"/></text:span><text:span text:style-name="T480">Pasiva</text:span></text:p>
          <text:p text:style-name="P113"><text:span text:style-name="T42"><text:tab/></text:span><text:span text:style-name="T430">Cuando tomas cualquier acción que implique un movimiento superior a 10 metros, ganas +1D que se desencadenará en la primera habilidad que utilices una vez dejes de correr.</text:span></text:p>
          <text:p text:style-name="P113"><text:span text:style-name="T101"/></text:p>
          <text:p text:style-name="P215"><text:span text:style-name="T129"><text:tab/>COSTE DE ENTRENAMIENTO: </text:span><text:span text:style-name="T151">4 </text:span><text:span text:style-name="T129">PP</text:span><text:span text:style-name="T6"><text:tab/></text:span></text:p>
          <text:p text:style-name="P214"><text:span text:style-name="T591"/></text:p>
          <text:p text:style-name="P46"><text:span text:style-name="T515">FUGAZ</text:span><text:span text:style-name="T42"> </text:span><text:span text:style-name="T71">(</text:span><text:span text:style-name="T89">Velocidad X)</text:span></text:p>
          <text:p text:style-name="P196"><text:span text:style-name="T42"><text:s text:c="2"/></text:span><text:span text:style-name="T480">Pasiva</text:span></text:p>
          <text:p text:style-name="P106"><text:span text:style-name="T42"><text:tab/></text:span><text:span text:style-name="T181">Al tomar cualquier acción que implique desplazamiento, extiendes su rango al siguiente por encima.</text:span></text:p>
          <text:p text:style-name="P106"><text:span text:style-name="T101"/></text:p>
          <text:p text:style-name="P135"><text:span text:style-name="T211"><text:tab/>COSTE DE ENTRENAMIENTO: </text:span><text:span text:style-name="T248">8</text:span><text:span text:style-name="T211"> PP</text:span></text:p>
          <text:h text:style-name="P260" text:outline-level="2"><text:bookmark-start text:name="__RefHeading___Toc40321_3774643960 Copy 6"/>Acrobacias<text:bookmark-end text:name="__RefHeading___Toc40321_3774643960 Copy 6"/></text:h>
          <text:p text:style-name="P63"><text:span text:style-name="T5"/></text:p>
          <text:p text:style-name="P53"><text:span text:style-name="T100"><text:tab/></text:span><text:span text:style-name="T526">La habilidad de Acrobacias define </text:span><text:span text:style-name="T69">la soltura con la que un personaje es capaz de mover su cuerpo</text:span><text:span text:style-name="T526">, sea para sortear obstáculos como para escabullirse de ataduras. </text:span></text:p>
          <text:p text:style-name="P53"><text:span text:style-name="T51"/></text:p>
          <text:h text:style-name="P262" text:outline-level="3"><text:bookmark-start text:name="__RefHeading___Toc40308_3774643960 Copy 1 Copy 6"/><text:span text:style-name="T70"><text:tab/></text:span><text:span text:style-name="T476">DOTES</text:span><text:bookmark-end text:name="__RefHeading___Toc40308_3774643960 Copy 1 Copy 6"/></text:h>
          <text:h text:style-name="P263" text:outline-level="4"><text:bookmark-start text:name="__RefHeading___Toc40323_3774643960 Copy 6"/><text:tab/> <text:s text:c="3"/><text:span text:style-name="T559">ACCIONES</text:span><text:bookmark-end text:name="__RefHeading___Toc40323_3774643960 Copy 6"/></text:h>
          <text:p text:style-name="P349"><text:span text:style-name="T529">PIRUETA</text:span><text:span text:style-name="T42"> </text:span><text:span text:style-name="T71">(</text:span><text:span text:style-name="T96">Acrobacias II</text:span><text:span text:style-name="T89">)</text:span></text:p>
          <text:p text:style-name="P310"><text:span text:style-name="T42"><text:s text:c="2"/></text:span><text:span text:style-name="T523">Acción (</text:span><text:span text:style-name="T530">instantánea</text:span><text:span text:style-name="T523">)</text:span></text:p>
          <text:p text:style-name="P275"><text:span text:style-name="T42"><text:tab/></text:span><text:span text:style-name="T445">Te apartas de un</text:span><text:span text:style-name="T447">o o varios</text:span><text:span text:style-name="T445"> oponente</text:span><text:span text:style-name="T447">s</text:span><text:span text:style-name="T445"> imponiéndole</text:span><text:span text:style-name="T447">s</text:span><text:span text:style-name="T445"> un negativo de tantos -D como la mitad de tus rangos de Acrobacias, y puedes desplazarte dentro del rango Cercanía. </text:span></text:p>
          <text:p text:style-name="P275"><text:span text:style-name="T101"/></text:p>
          <text:p text:style-name="P369"><text:span text:style-name="T255"><text:tab/>COSTE DE ENTRENAMIENTO: </text:span><text:span text:style-name="T258">3</text:span><text:span text:style-name="T255"> PP</text:span></text:p>
          <text:h text:style-name="P263" text:outline-level="4"><text:bookmark-start text:name="__RefHeading___Toc40325_3774643960 Copy 6"/><text:tab/> <text:s text:c="3"/><text:span text:style-name="T559">ALTERACIONES</text:span><text:bookmark-end text:name="__RefHeading___Toc40325_3774643960 Copy 6"/></text:h>
          <text:p text:style-name="P351"><text:span text:style-name="T7"><text:tab/></text:span><text:span text:style-name="T570">VOLTERETAS Y CABRIOLAS</text:span><text:span text:style-name="T561"> </text:span><text:span text:style-name="T574">(</text:span><text:span text:style-name="T575">Acrobacias </text:span><text:span text:style-name="T582">V</text:span><text:span text:style-name="T575">, </text:span><text:span text:style-name="T582">Reflejos</text:span><text:span text:style-name="T575"> II</text:span><text:span text:style-name="T581">I</text:span><text:span text:style-name="T575">)</text:span></text:p>
          <text:p text:style-name="P308"><text:span text:style-name="T42"><text:s text:c="2"/></text:span><text:span text:style-name="T527">Alteración (1 seis)</text:span></text:p>
          <text:p text:style-name="P367"><text:span text:style-name="T318"><text:tab/></text:span><text:span text:style-name="T330">Integras en tu desplazamiento movimientos completamente innecesarios, pero que te permiten desplazarte con mayor libertad en el aire. Puedes escoger puntos de caída a discrección, y reduces el daño a aguante sufrido por caídas a la mitad.</text:span></text:p>
          <text:p text:style-name="P272"><text:span text:style-name="T395"><text:tab/></text:span><text:span text:style-name="T224">COSTE DE ENTRENAMIENTO: </text:span><text:span text:style-name="T256">2</text:span><text:span text:style-name="T216"> </text:span><text:span text:style-name="T224">PP</text:span></text:p>
          <text:h text:style-name="P263" text:outline-level="4"><text:bookmark-start text:name="__RefHeading___Toc40327_3774643960 Copy 6"/><text:tab/> <text:s text:c="3"/><text:span text:style-name="T559">PASIVAS</text:span><text:bookmark-end text:name="__RefHeading___Toc40327_3774643960 Copy 6"/></text:h>
          <text:p text:style-name="P28"><text:span text:style-name="T559"/></text:p>
          <text:p text:style-name="P253"><text:span text:style-name="T7"><text:tab/></text:span><text:span text:style-name="T563">E</text:span><text:span text:style-name="T569">SCALADA RÁPIDA</text:span><text:span text:style-name="T561"> </text:span><text:span text:style-name="T574">(</text:span><text:span text:style-name="T575">Acrobacias II, Fuerza II</text:span><text:span text:style-name="T581">I</text:span><text:span text:style-name="T575">)</text:span></text:p>
          <text:p text:style-name="P206"><text:span text:style-name="T42"><text:s text:c="2"/></text:span><text:span text:style-name="T489">Pasiva</text:span></text:p>
          <text:p text:style-name="P141"><text:span text:style-name="T318"><text:tab/></text:span><text:span text:style-name="T329">Siempre y cuando la superficie que desees escalar lo permita, eres capaz de subir por ella sin tener que lanzar una tirada, avanzando el doble de rápido que una persona sin esta dote. </text:span></text:p>
          <text:p text:style-name="P116"><text:span text:style-name="T395"><text:tab/></text:span><text:span text:style-name="T224">COSTE DE ENTRENAMIENTO: </text:span><text:span text:style-name="T256">2</text:span><text:span text:style-name="T216"> </text:span><text:span text:style-name="T224">PP</text:span></text:p>
          <text:p text:style-name="P116"><text:span text:style-name="T224"/></text:p>
          <text:p text:style-name="P116"><text:span text:style-name="T395"/></text:p>
          <text:p text:style-name="P233"><text:span text:style-name="T7"><text:tab/></text:span><text:span text:style-name="T563">EN PIE</text:span><text:span text:style-name="T561"> </text:span><text:span text:style-name="T574">(</text:span><text:span text:style-name="T575">Acrobacias III, Fuerza II)</text:span></text:p>
          <text:p text:style-name="P188"><text:span text:style-name="T42"><text:s text:c="2"/></text:span><text:span text:style-name="T489">Pasiva</text:span></text:p>
          <text:p text:style-name="P132"><text:span text:style-name="T318"><text:tab/></text:span><text:span text:style-name="T321">Como parte de cualquier movimiento, puedes levantarte rápidamente empujando contra el suelo.</text:span></text:p>
          <text:p text:style-name="P97"><text:span text:style-name="T224"><text:tab/>COSTE DE ENTRENAMIENTO: 3</text:span><text:span text:style-name="T216"> </text:span><text:span text:style-name="T224">PP</text:span></text:p>
          <text:h text:style-name="P260" text:outline-level="2"><text:bookmark-start text:name="__RefHeading___Toc40321_3774643960 Copy 7"/>Monta<text:bookmark-end text:name="__RefHeading___Toc40321_3774643960 Copy 7"/></text:h>
          <text:p text:style-name="P63"><text:span text:style-name="T5"/></text:p>
          <text:p text:style-name="P53"><text:span text:style-name="T100"><text:tab/></text:span><text:span text:style-name="T525">La habilidad de Monta define</text:span><text:span text:style-name="T68"> tu capacidad para dirigir a un vehículo o bestia que requiera de un esfuerzo físico</text:span><text:span text:style-name="T525">, así como tu destreza a la hora de manejar tu cuerpo a lomos de tu corcel.</text:span><text:span text:style-name="T68"> </text:span><text:span text:style-name="T525">Esta es una habilidad ampliamente desarrollada, especialmente para aquellas personas que residan en la campiña o viajen con asiduidad: un labriego conduciendo a su burro para arar el terreno, un mercader dirigiendo su carreta por la carretera, o un jinete enarbolando su lanza y dejando las praderas atrás con su rápida carga.</text:span></text:p>
          <text:p text:style-name="P53"><text:span text:style-name="T525"/></text:p>
          <text:p text:style-name="P62"><text:span text:style-name="T42">Monta NO sirve para dirigir vehículos propulsados o que no requieren de un esfuerzo físico alguno para desplazarlos, que limitan las habilidades de un posible jinete por las particularidades de cada máquina. </text:span><text:span text:style-name="T50">Si peleando montado, tus rangos de Monta limitarán la cantidad de dados iniciales totales que podrás tirar en tus habilidades de EXP. </text:span></text:p>
          <text:p text:style-name="P53"><text:span text:style-name="T51"/></text:p>
          <text:h text:style-name="P262" text:outline-level="3"><text:bookmark-start text:name="__RefHeading___Toc40308_3774643960 Copy 1 Copy 7"/><text:span text:style-name="T70"><text:tab/></text:span><text:span text:style-name="T476">DOTES</text:span><text:bookmark-end text:name="__RefHeading___Toc40308_3774643960 Copy 1 Copy 7"/></text:h>
          <text:h text:style-name="P263" text:outline-level="4"><text:bookmark-start text:name="__RefHeading___Toc40323_3774643960 Copy 7"/><text:tab/> <text:s text:c="3"/><text:span text:style-name="T559">ACCIONES</text:span><text:bookmark-end text:name="__RefHeading___Toc40323_3774643960 Copy 7"/></text:h>
          <text:p text:style-name="P407"><text:span text:style-name="T6"><text:tab/></text:span><text:span text:style-name="T573">COBERTURA</text:span><text:span text:style-name="T561"> </text:span><text:span text:style-name="T583">(</text:span><text:span text:style-name="T584">Monta </text:span><text:span text:style-name="T588">II</text:span><text:span text:style-name="T585">)</text:span></text:p>
          <text:p text:style-name="P310"><text:span text:style-name="T42"><text:s text:c="2"/></text:span><text:span text:style-name="T527">Alteración (</text:span><text:span text:style-name="T529">instantánea</text:span><text:span text:style-name="T527">)</text:span></text:p>
          <text:p text:style-name="P369"><text:span text:style-name="T318"><text:tab/></text:span><text:span text:style-name="T332">Utilizas a tu montura como cobertura total. Un movimiento poco honorable.</text:span></text:p>
          <text:p text:style-name="P369"><text:span text:style-name="T395"><text:tab/>C</text:span><text:span text:style-name="T436">OSTE DE ENTRENAMIENTO: </text:span><text:span text:style-name="T439">1 </text:span><text:span text:style-name="T436">PP</text:span></text:p>
          <text:p text:style-name="P28"><text:span text:style-name="T559"/></text:p>
          <text:p text:style-name="P412"><text:span text:style-name="T559"><text:tab/></text:span><text:span text:style-name="T571">ATAQUE AL PASO</text:span><text:span text:style-name="T572"> </text:span><text:span text:style-name="T587">(</text:span><text:span text:style-name="T584">Monta </text:span><text:span text:style-name="T586">III</text:span><text:span text:style-name="T584">, </text:span><text:span text:style-name="T586">Arma II,</text:span><text:span text:style-name="T584"> Vínculo/Piloto</text:span><text:span text:style-name="T585">)</text:span></text:p>
          <text:p text:style-name="P309"><text:span text:style-name="T42"><text:s text:c="2"/></text:span><text:span text:style-name="T528">Acción (rápida)</text:span></text:p>
          <text:p text:style-name="P368"><text:span text:style-name="T318"><text:tab/></text:span><text:span text:style-name="T331">Te desplazas en la velocidad estándar de tu corcel, e intentas atacar a un oponente sin establecer duelo con él. Añades a tu daño la característica FIS de tu montura. </text:span></text:p>
          <text:p text:style-name="P368"><text:span text:style-name="T395"><text:tab/>C</text:span><text:span text:style-name="T436">OSTE DE ENTRENAMIENTO: </text:span><text:span text:style-name="T437">3</text:span><text:span text:style-name="T438"> </text:span><text:span text:style-name="T436">PP</text:span></text:p>
          <text:p text:style-name="P28"><text:span text:style-name="T559"/></text:p>
          <text:p text:style-name="P406"><text:span text:style-name="T6"><text:tab/></text:span><text:span text:style-name="T571">CARGA</text:span><text:span text:style-name="T561"> </text:span><text:span text:style-name="T583">(</text:span><text:span text:style-name="T584">Monta </text:span><text:span text:style-name="T586">V</text:span><text:span text:style-name="T584">, Vínculo/Piloto</text:span><text:span text:style-name="T585">)</text:span></text:p>
          <text:p text:style-name="P309"><text:span text:style-name="T42"><text:s text:c="2"/></text:span><text:span text:style-name="T528">Acción (estándar)</text:span></text:p>
          <text:p text:style-name="P368"><text:span text:style-name="T318"><text:tab/></text:span><text:span text:style-name="T331">Arengas a tu corcel o aceleras tu vehículo. Tomas su desplazamiento de velocidad estándar, intentando atropellar a todo quien se encuentre por delante, que deberá superar tu tirada con una forma de esquive o sufrir tanto daño de aguante como la característica FIS de tu montura.</text:span></text:p>
          <text:p text:style-name="P368"><text:span text:style-name="T224"><text:tab/>COSTE DE ENTRENAMIENTO: </text:span><text:span text:style-name="T257">5 </text:span><text:span text:style-name="T224">PP</text:span></text:p>
          <text:h text:style-name="P263" text:outline-level="4"><text:bookmark-start text:name="__RefHeading___Toc40325_3774643960 Copy 7"/><text:tab/> <text:s text:c="3"/><text:span text:style-name="T559">ALTERACIONES</text:span><text:bookmark-end text:name="__RefHeading___Toc40325_3774643960 Copy 7"/></text:h>
          <text:p text:style-name="P28"><text:span text:style-name="T559"/></text:p>
          <text:p text:style-name="P405"><text:span text:style-name="T6"><text:tab/></text:span><text:span text:style-name="T570">VENCIDA</text:span><text:span text:style-name="T561"> </text:span><text:span text:style-name="T583">(</text:span><text:span text:style-name="T584">Monta VI, Arma V, Acrobacias III, Vínculo/Piloto</text:span><text:span text:style-name="T585">)</text:span></text:p>
          <text:p text:style-name="P308"><text:span text:style-name="T42"><text:s text:c="2"/></text:span><text:span text:style-name="T527">Alteración (2 seises)</text:span></text:p>
          <text:p text:style-name="P367"><text:span text:style-name="T318"><text:tab/></text:span><text:span text:style-name="T330">Te descuelgas de tu </text:span><text:span text:style-name="T331">montura</text:span><text:span text:style-name="T330"> momentáneamente para extender tu rango de ataque. En caso de perder un duelo, nunca sufrirás daño.</text:span></text:p>
          <text:p text:style-name="P367"><text:soft-page-break/><text:span text:style-name="T224"><text:tab/>COSTE DE ENTRENAMIENTO: </text:span><text:span text:style-name="T257">5 </text:span><text:span text:style-name="T224">PP</text:span></text:p>
          <text:p text:style-name="P367"><text:span text:style-name="T224"/></text:p>
          <text:h text:style-name="P263" text:outline-level="4"><text:bookmark-start text:name="__RefHeading___Toc40327_3774643960 Copy 7"/><text:tab/> <text:s text:c="3"/><text:span text:style-name="T559">PASIVAS</text:span><text:bookmark-end text:name="__RefHeading___Toc40327_3774643960 Copy 7"/></text:h>
          <text:p text:style-name="P351"><text:span text:style-name="T563"><text:tab/></text:span><text:span text:style-name="T570">VÍNCULO</text:span><text:span text:style-name="T561"> </text:span><text:span text:style-name="T574">(</text:span><text:span text:style-name="T582">Monta III</text:span><text:span text:style-name="T575">)</text:span></text:p>
          <text:p text:style-name="P308"><text:span text:style-name="T42"><text:s text:c="2"/></text:span><text:span text:style-name="T489">Pasiva</text:span></text:p>
          <text:p text:style-name="P367"><text:span text:style-name="T318"><text:tab/></text:span><text:span text:style-name="T330">Tú y tu corcel sois capaces de actuar como una única unidad. Cualquier estado negativo que le afecte será anulado siempre y cuando tú no lo estés sufriendo también. Adicionalmente, muchas acciones de</text:span><text:span text:style-name="T257"> </text:span><text:span text:style-name="T306">monta </text:span><text:span text:style-name="T330">requieren de este vínculo. Deberás tomar esta dote para cada animal que vincules.</text:span></text:p>
          <text:p text:style-name="P272"><text:span text:style-name="T224"><text:tab/>COSTE DE ENTRENAMIENTO: </text:span><text:span text:style-name="T257">1</text:span><text:span text:style-name="T216"> </text:span><text:span text:style-name="T224">PP</text:span></text:p>
          <text:p text:style-name="P272"><text:span text:style-name="T224"/></text:p>
          <text:p text:style-name="P272"><text:span text:style-name="T224"><text:tab/></text:span><text:span text:style-name="T390">PILOTO</text:span><text:span text:style-name="T391"> </text:span><text:span text:style-name="T380">(</text:span><text:span text:style-name="T384">Monta V</text:span><text:span text:style-name="T385">)</text:span></text:p>
          <text:p text:style-name="P308"><text:span text:style-name="T42"><text:s text:c="2"/></text:span><text:span text:style-name="T489">Pasiva</text:span></text:p>
          <text:p text:style-name="P367"><text:span text:style-name="T318"><text:tab/></text:span><text:span text:style-name="T330">Similar a </text:span><text:span text:style-name="T257">Vínculo</text:span><text:span text:style-name="T330">, excepto que para vehículos. Adicionalmente, eres capaz de descubrir errores en el funcionamiento de tu vehículo con precisión. </text:span></text:p>
          <text:p text:style-name="P272"><text:span text:style-name="T224"><text:tab/>COSTE DE ENTRENAMIENTO: </text:span><text:span text:style-name="T257">1</text:span><text:span text:style-name="T216"> </text:span><text:span text:style-name="T224">PP</text:span></text:p>
          <text:p text:style-name="P272"><text:span text:style-name="T224"><text:tab/></text:span></text:p>
          <text:p text:style-name="P212"><text:span text:style-name="T6"/></text:p>
          <text:h text:style-name="P257" text:outline-level="1"><text:bookmark-start text:name="__RefHeading___Toc40304_3774643960 Copy 1 Copy 1"/>Instinto (FIS)<text:bookmark-end text:name="__RefHeading___Toc40304_3774643960 Copy 1 Copy 1"/></text:h>
          <text:p text:style-name="P12"/>
          <text:p text:style-name="P14"><text:span text:style-name="T49"><text:tab/></text:span><text:span text:style-name="T48">Blablabla sobre físico</text:span></text:p>
          <text:p text:style-name="P15"><text:span text:style-name="T48"/></text:p>
          <text:h text:style-name="P261" text:outline-level="2"><text:bookmark-start text:name="__RefHeading___Toc40321_3774643960 Copy 8"/>Tiro<text:bookmark-end text:name="__RefHeading___Toc40321_3774643960 Copy 8"/></text:h>
          <text:p text:style-name="P63"><text:span text:style-name="T5"/></text:p>
          <text:p text:style-name="P53"><text:span text:style-name="T100"><text:tab/></text:span><text:span text:style-name="T492">Tu habilidad de tiro define tu </text:span><text:span text:style-name="T53">capacidad para atinar a un enemigo con cualquier arma o efecto a distancia, </text:span><text:span text:style-name="T492">sea a través de medir con precisión la fuerza necesaria para lanzar un pedrolo a un lobo, la caída de una flecha disparando un arco largo o la velocidad de viaje de una bala saliendo de una pistola de mecha. La habilidad de tiro es muy común entre </text:span><text:span text:style-name="T53">campesinos, cazadores y soldados, </text:span><text:span text:style-name="T492">que dependen de su destreza con un arma a distancia para alimentarse.</text:span></text:p>
          <text:p text:style-name="P53"><text:span text:style-name="T492"/></text:p>
          <text:p text:style-name="P55"><text:span text:style-name="T42">Para la habilidad de tiro, todo arma a distancia es igual: podrás consultar en el </text:span><text:span text:style-name="T98">compañero de partida </text:span><text:span text:style-name="T42">los negativos que se aplican a sus tiradas, que nunca cambiarán sin importar el tipo de arma con la que realices la tirada. Es, a todos los efectos, el símil de </text:span><text:span text:style-name="T98">Pelea (FIS) </text:span><text:span text:style-name="T42">para el combate a distancia. </text:span></text:p>
          <text:p text:style-name="P55"><text:span text:style-name="T42"/></text:p>
          <text:p text:style-name="P57"><text:span text:style-name="T42">Un individuo que se dedique a hacer uso de armas a distancia con ahinco probablemente </text:span><text:span text:style-name="T50">desarrollará una habilidad de arma bajo Experiencia. En ese caso, cada punto en Tiro le otorgará un +1 a cualquier tirada cuyo objetivo sea atinar a un oponente, y podrá seguir haciendo uso de toda dote de acción, alteración o pasiva de Tiro. </text:span></text:p>
          <text:p text:style-name="P53"><text:span text:style-name="T51"/></text:p>
          <text:h text:style-name="P262" text:outline-level="3"><text:bookmark-start text:name="__RefHeading___Toc40308_3774643960 Copy 1 Copy 8"/><text:span text:style-name="T70"><text:tab/></text:span><text:span text:style-name="T476">DOTES</text:span><text:bookmark-end text:name="__RefHeading___Toc40308_3774643960 Copy 1 Copy 8"/></text:h>
          <text:h text:style-name="P263" text:outline-level="4"><text:bookmark-start text:name="__RefHeading___Toc40323_3774643960 Copy 8"/><text:tab/> <text:s text:c="3"/><text:span text:style-name="T559">ACCIONES</text:span><text:bookmark-end text:name="__RefHeading___Toc40323_3774643960 Copy 8"/></text:h>
          <text:p text:style-name="P78"><text:span text:style-name="T300"><text:tab/></text:span><text:span text:style-name="T303">TIRO APUNTADO</text:span><text:span text:style-name="T211">(</text:span><text:span text:style-name="T225">Tiro II</text:span><text:span text:style-name="T223">)</text:span></text:p>
          <text:p text:style-name="P173"><text:span text:style-name="T42"><text:s text:c="2"/></text:span><text:span text:style-name="T487">Acción (</text:span><text:span text:style-name="T490">estándar)</text:span></text:p>
          <text:p text:style-name="P147"><text:span text:style-name="T42"><text:tab/></text:span><text:span text:style-name="T359">Te tomas tu tiempo antes de disparar contra tu oponente, reduciendo toda dificultad de tiro añadida por coberturas o acciones enemigas a la mitad. Si estas dificultades no existen (el oponente se encuentra estático), conviertes tu dado de menor valor en un 6. <text:s/></text:span></text:p>
          <text:p text:style-name="P78"><text:span text:style-name="T101"/></text:p>
          <text:p text:style-name="P78"><text:span text:style-name="T211"><text:tab/>COSTE DE ENTRENAMIENTO: </text:span><text:span text:style-name="T225">2 </text:span><text:span text:style-name="T211">PP</text:span></text:p>
          <text:p text:style-name="P78"><text:span text:style-name="T211"/></text:p>
          <text:p text:style-name="P78"><text:span text:style-name="T211"/></text:p>
          <text:h text:style-name="P263" text:outline-level="4"><text:bookmark-start text:name="__RefHeading___Toc40325_3774643960 Copy 8"/><text:tab/> <text:s text:c="3"/><text:span text:style-name="T559">ALTERACIONES</text:span><text:bookmark-end text:name="__RefHeading___Toc40325_3774643960 Copy 8"/></text:h>
          <text:p text:style-name="P275"><text:span text:style-name="T300"><text:tab/></text:span><text:span text:style-name="T307">PENETRACIÓN </text:span><text:span text:style-name="T211">(</text:span><text:span text:style-name="T225">Tiro </text:span><text:span text:style-name="T258">VII</text:span><text:span text:style-name="T223">)</text:span></text:p>
          <text:p text:style-name="P310"><text:span text:style-name="T42"><text:s text:c="2"/></text:span><text:span text:style-name="T529">Alteración (2 seis)</text:span></text:p>
          <text:p text:style-name="P298"><text:span text:style-name="T42"><text:tab/></text:span><text:span text:style-name="T445">Tu proyectil continúa con su camino tras impactar contra su primer objetivo, pudiendo ocasionar daños a objetivos detrás de él. Adicionalmente, puedes tomar esta alteración para sortear coberturas totales (siempre que sea lógico; una flecha de madera no traspasará una gruesa chapa de metal)</text:span></text:p>
          <text:p text:style-name="P275"><text:span text:style-name="T101"/></text:p>
          <text:p text:style-name="P275"><text:span text:style-name="T211"><text:tab/>COSTE DE ENTRENAMIENTO: </text:span><text:span text:style-name="T258">6</text:span><text:span text:style-name="T225"> </text:span><text:span text:style-name="T211">PP</text:span></text:p>
          <text:p text:style-name="P275"><text:span text:style-name="T211"/></text:p>
          <text:p text:style-name="P275"><text:span text:style-name="T211"/></text:p>
          <text:h text:style-name="P263" text:outline-level="4"><text:bookmark-start text:name="__RefHeading___Toc40327_3774643960 Copy 8"/><text:tab/> <text:s text:c="3"/><text:span text:style-name="T559">PASIVAS</text:span><text:bookmark-end text:name="__RefHeading___Toc40327_3774643960 Copy 8"/></text:h>
          <text:p text:style-name="P79"><text:span text:style-name="T300"><text:tab/></text:span><text:span text:style-name="T303">TERRITORIO ABSOLUTO</text:span><text:span text:style-name="T301"> </text:span><text:span text:style-name="T211">(</text:span><text:span text:style-name="T226">Tiro II, Fuerza I o Velocidad II</text:span><text:span text:style-name="T223">)</text:span></text:p>
          <text:p text:style-name="P174"><text:span text:style-name="T42"><text:s text:c="2"/></text:span><text:span text:style-name="T491">Pasiva</text:span></text:p>
          <text:p text:style-name="P148"><text:span text:style-name="T42"><text:tab/></text:span><text:span text:style-name="T360">Eres capaz de crear el espacio suficiente entre tu oponente y tú a la hora de abrir fuego contra él, no sufriendo negativos de cuerpo a cuerpo a la hora de dispararle.</text:span></text:p>
          <text:p text:style-name="P79"><text:span text:style-name="T101"/></text:p>
          <text:p text:style-name="P79"><text:span text:style-name="T211"><text:tab/>COSTE DE ENTRENAMIENTO: </text:span><text:span text:style-name="T226">3</text:span><text:span text:style-name="T216"> </text:span><text:span text:style-name="T211">PP</text:span></text:p>
          <text:p text:style-name="P79"><text:span text:style-name="T211"/></text:p>
          <text:p text:style-name="P79"><text:span text:style-name="T211"/></text:p>
          <text:p text:style-name="P79"><text:soft-page-break/><text:span text:style-name="T211"/></text:p>
          <text:p text:style-name="P79"><text:span text:style-name="T211"/></text:p>
          <text:p text:style-name="P275"><text:span text:style-name="T300"><text:tab/></text:span><text:span text:style-name="T303">TIRO </text:span><text:span text:style-name="T307">PARTIDO</text:span><text:span text:style-name="T211">(</text:span><text:span text:style-name="T225">Tiro II</text:span><text:span text:style-name="T258">I, Velocidad II</text:span><text:span text:style-name="T223">)</text:span></text:p>
          <text:p text:style-name="P310"><text:span text:style-name="T42"><text:s text:c="2"/></text:span><text:span text:style-name="T529">Pasiva</text:span></text:p>
          <text:p text:style-name="P298"><text:span text:style-name="T42"><text:tab/></text:span><text:span text:style-name="T445">Eliminas el negativo de "inercia de disparo" a la hora de realizar tiradas partidas para atinar a distintos oponentes. <text:s/></text:span></text:p>
          <text:p text:style-name="P275"><text:span text:style-name="T101"/></text:p>
          <text:p text:style-name="P275"><text:span text:style-name="T211"><text:tab/>COSTE DE ENTRENAMIENTO: </text:span><text:span text:style-name="T258">4</text:span><text:span text:style-name="T225"> </text:span><text:span text:style-name="T211">PP</text:span></text:p>
          <text:p text:style-name="P275"><text:span text:style-name="T211"/></text:p>
          <text:p text:style-name="P275"><text:span text:style-name="T211"/></text:p>
          <text:p text:style-name="P275"><text:span text:style-name="T300"><text:tab/></text:span><text:span text:style-name="T307">FRANCOTIRADOR </text:span><text:span text:style-name="T211">(</text:span><text:span text:style-name="T225">Tiro </text:span><text:span text:style-name="T258">V</text:span><text:span text:style-name="T223">)</text:span></text:p>
          <text:p text:style-name="P310"><text:span text:style-name="T42"><text:s text:c="2"/></text:span><text:span text:style-name="T529">Pasiva</text:span></text:p>
          <text:p text:style-name="P298"><text:span text:style-name="T42"><text:tab/></text:span><text:span text:style-name="T445">Aumentas el rango efectivo de tu arma en un 50%. Incompatible con </text:span><text:span text:style-name="T183">Quemarropa.</text:span></text:p>
          <text:p text:style-name="P275"><text:span text:style-name="T101"/></text:p>
          <text:p text:style-name="P275"><text:span text:style-name="T211"><text:tab/>COSTE DE ENTRENAMIENTO: </text:span><text:span text:style-name="T258">4</text:span><text:span text:style-name="T225"> </text:span><text:span text:style-name="T211">PP</text:span></text:p>
          <text:p text:style-name="P275"><text:span text:style-name="T211"/></text:p>
          <text:p text:style-name="P275"><text:span text:style-name="T211"/></text:p>
          <text:p text:style-name="P275"><text:span text:style-name="T211"><text:tab/></text:span><text:span text:style-name="T191">QUEMARROPA </text:span><text:span text:style-name="T211">(</text:span><text:span text:style-name="T225">Tiro </text:span><text:span text:style-name="T258">V</text:span><text:span text:style-name="T223">)</text:span></text:p>
          <text:p text:style-name="P310"><text:span text:style-name="T42"><text:s text:c="2"/></text:span><text:span text:style-name="T529">Pasiva</text:span></text:p>
          <text:p text:style-name="P298"><text:span text:style-name="T42"><text:tab/></text:span><text:span text:style-name="T445">Disminulles el rango efectivo de tu arma en un 50%. Incompatible con </text:span><text:span text:style-name="T183">Francotirador. </text:span></text:p>
          <text:p text:style-name="P275"><text:span text:style-name="T101"/></text:p>
          <text:p text:style-name="P275"><text:span text:style-name="T211"><text:tab/>COSTE DE ENTRENAMIENTO: </text:span><text:span text:style-name="T258">4</text:span><text:span text:style-name="T225"> </text:span><text:span text:style-name="T211">PP</text:span></text:p>
          <text:h text:style-name="P260" text:outline-level="2"><text:bookmark-start text:name="__RefHeading___Toc40321_3774643960 Copy 8 Copy 1"/>Esquiva<text:bookmark-end text:name="__RefHeading___Toc40321_3774643960 Copy 8 Copy 1"/></text:h>
          <text:p text:style-name="P63"><text:span text:style-name="T5"/></text:p>
          <text:p text:style-name="P53"><text:span text:style-name="T100"><text:tab/></text:span><text:span text:style-name="T51">Blablabla sobre pelea</text:span></text:p>
          <text:p text:style-name="P53"><text:span text:style-name="T51"/></text:p>
          <text:h text:style-name="P262" text:outline-level="3"><text:bookmark-start text:name="__RefHeading___Toc40308_3774643960 Copy 1 Copy 8 Copy 1"/><text:span text:style-name="T70"><text:tab/></text:span><text:span text:style-name="T476">DOTES</text:span><text:bookmark-end text:name="__RefHeading___Toc40308_3774643960 Copy 1 Copy 8 Copy 1"/></text:h>
          <text:h text:style-name="P263" text:outline-level="4"><text:bookmark-start text:name="__RefHeading___Toc40323_3774643960 Copy 8 Copy 1"/><text:tab/> <text:s text:c="3"/><text:span text:style-name="T559">ACCIONES</text:span><text:bookmark-end text:name="__RefHeading___Toc40323_3774643960 Copy 8 Copy 1"/></text:h>
          <text:p text:style-name="P31"><text:span text:style-name="T479">ESCABULLIRSE</text:span><text:span text:style-name="T42"> </text:span><text:span text:style-name="T71">(</text:span><text:span text:style-name="T73">Esquiva II</text:span><text:span text:style-name="T71">)</text:span></text:p>
          <text:p text:style-name="P162"><text:span text:style-name="T42"><text:s text:c="2"/></text:span><text:span text:style-name="T478">Acción (rápida)</text:span></text:p>
          <text:p text:style-name="P67"><text:span text:style-name="T42"><text:tab/></text:span><text:span text:style-name="T448">Respondes a tus duelos con tiradas de Esquiva. Abandonarás los duelos aunque pierdas la tirada enfrentada, y los abandonarás impunemente si la superas. En caso de ser más rápido que tu oponente, este deberá partir su tirada para alcanzarte.</text:span></text:p>
          <text:p text:style-name="P67"><text:span text:style-name="T101"/></text:p>
          <text:p text:style-name="P67"><text:span text:style-name="T317"><text:tab/></text:span><text:span text:style-name="T211">COSTE DE ENTRENAMIENTO: </text:span><text:span text:style-name="T214">2</text:span><text:span text:style-name="T211"> PP</text:span></text:p>
          <text:p text:style-name="P67"><text:span text:style-name="T211"/></text:p>
          <text:h text:style-name="P263" text:outline-level="4"><text:bookmark-start text:name="__RefHeading___Toc40325_3774643960 Copy 8 Copy 1"/><text:tab/> <text:s text:c="3"/><text:span text:style-name="T559">ALTERACIONES</text:span><text:bookmark-end text:name="__RefHeading___Toc40325_3774643960 Copy 8 Copy 1"/></text:h>
          <text:p text:style-name="Standard"><text:span text:style-name="T6"><text:tab/></text:span><text:span text:style-name="T12">REPRESALIA</text:span><text:span text:style-name="T108"> </text:span><text:span text:style-name="T129">(</text:span><text:span text:style-name="T136">Esquiva IV, Velocidad III o Reflejos I</text:span><text:span text:style-name="T134">)</text:span></text:p>
          <text:p text:style-name="P174"><text:span text:style-name="T42"><text:s text:c="2"/></text:span><text:span text:style-name="T491">Alteración (X seis/es)</text:span></text:p>
          <text:p text:style-name="P148"><text:span text:style-name="T42"><text:tab/></text:span><text:span text:style-name="T360">Durante tu esquiva, intentas herir a tu oponente con el arma que tengas en tus manos en el momento de esquivar. Sólo podrás tirar tantos dados finales como la cantidad de 6 que hayas invertido en esta habilidad.</text:span></text:p>
          <text:p text:style-name="P79"><text:span text:style-name="T101"/></text:p>
          <text:p text:style-name="P119"><text:span text:style-name="T211"><text:tab/>COSTE DE ENTRENAMIENTO: </text:span><text:span text:style-name="T226">6</text:span><text:span text:style-name="T216"> </text:span><text:span text:style-name="T211">PP</text:span></text:p>
          <text:h text:style-name="P263" text:outline-level="4"><text:bookmark-start text:name="__RefHeading___Toc40327_3774643960 Copy 8 Copy 1"/><text:tab/> <text:s text:c="3"/><text:span text:style-name="T559">PASIVAS</text:span><text:bookmark-end text:name="__RefHeading___Toc40327_3774643960 Copy 8 Copy 1"/></text:h>
          <text:p text:style-name="P352"><text:span text:style-name="T12"><text:tab/></text:span><text:span text:style-name="T18">ERRÁTICO</text:span><text:span text:style-name="T108"> </text:span><text:span text:style-name="T129">(</text:span><text:span text:style-name="T136">Esquiva </text:span><text:span text:style-name="T155">VI</text:span><text:span text:style-name="T136"> , Reflejos I</text:span><text:span text:style-name="T155">II</text:span><text:span text:style-name="T134">)</text:span></text:p>
          <text:p text:style-name="P311"><text:span text:style-name="T42"><text:s text:c="2"/></text:span><text:span text:style-name="T531">Pasiva</text:span></text:p>
          <text:p text:style-name="P299"><text:span text:style-name="T42"><text:tab/></text:span><text:span text:style-name="T449">Tu característica forma de moverte en combate impone a todo ataque de distancia contra ti un -D igual a la mitad de tus rangos en Esquiva que no puede ser contrarrestado. </text:span></text:p>
          <text:p text:style-name="P277"><text:span text:style-name="T101"/></text:p>
          <text:p text:style-name="P370"><text:span text:style-name="T223"><text:tab/>COSTE DE ENTRENAMIENTO: </text:span><text:span text:style-name="T226">6</text:span><text:span text:style-name="T216"> </text:span><text:span text:style-name="T223">PP</text:span></text:p>
          <text:p text:style-name="P352"><text:span text:style-name="T134"/></text:p>
          <text:p text:style-name="P352"><text:span text:style-name="T134"/></text:p>
          <text:h text:style-name="P260" text:outline-level="2"><text:bookmark-start text:name="__RefHeading___Toc40321_3774643960 Copy 8 Copy 2"/>Percepción<text:bookmark-end text:name="__RefHeading___Toc40321_3774643960 Copy 8 Copy 2"/></text:h>
          <text:p text:style-name="P63"><text:span text:style-name="T5"/></text:p>
          <text:p text:style-name="P53"><text:span text:style-name="T100"><text:tab/></text:span><text:span text:style-name="T51">Blablabla sobre pelea</text:span></text:p>
          <text:p text:style-name="P53"><text:span text:style-name="T51"/></text:p>
          <text:h text:style-name="P262" text:outline-level="3"><text:bookmark-start text:name="__RefHeading___Toc40308_3774643960 Copy 1 Copy 8 Copy 2"/><text:span text:style-name="T70"><text:tab/></text:span><text:span text:style-name="T476">DOTES</text:span><text:bookmark-end text:name="__RefHeading___Toc40308_3774643960 Copy 1 Copy 8 Copy 2"/></text:h>
          <text:h text:style-name="P263" text:outline-level="4"><text:bookmark-start text:name="__RefHeading___Toc40323_3774643960 Copy 8 Copy 2"/><text:tab/> <text:s text:c="3"/><text:span text:style-name="T559">ACCIONES</text:span><text:bookmark-end text:name="__RefHeading___Toc40323_3774643960 Copy 8 Copy 2"/></text:h>
          <text:p text:style-name="P211"><text:span text:style-name="T6">Soy</text:span><text:span text:style-name="T558"> </text:span><text:span text:style-name="T6">una dote de ejemplo.</text:span></text:p>
          <text:h text:style-name="P263" text:outline-level="4"><text:bookmark-start text:name="__RefHeading___Toc40325_3774643960 Copy 8 Copy 2"/><text:tab/> <text:s text:c="3"/><text:span text:style-name="T559">ALTERACIONES</text:span><text:bookmark-end text:name="__RefHeading___Toc40325_3774643960 Copy 8 Copy 2"/></text:h>
          <text:p text:style-name="P225"><text:span text:style-name="T6"><text:tab/></text:span><text:span text:style-name="T15">CERTEZA</text:span><text:span text:style-name="T8"> (</text:span><text:span text:style-name="T9">Percepción III</text:span><text:span text:style-name="T8">)</text:span></text:p>
          <text:p text:style-name="P208"><text:span text:style-name="T496">A</text:span><text:span text:style-name="T498">lteración</text:span><text:span text:style-name="T42"> (</text:span><text:span text:style-name="T498">X seis/es</text:span><text:span text:style-name="T42">)</text:span></text:p>
          <text:p text:style-name="P152"><text:span text:style-name="T42"><text:tab/></text:span><text:span text:style-name="T404">Te aseguras de aprender algo sobre qué ha causado tu tirada de Percepción. Los datos a recibir de certezas siempre son escuetos, y en caso de ser posible, tu cuentacuentos debería responderlos con el mínimo de precisión posible.</text:span></text:p>
          <text:p text:style-name="P87"><text:span text:style-name="T101"/></text:p>
          <text:p text:style-name="P124"><text:span text:style-name="T188"><text:tab/></text:span><text:span text:style-name="T232">COSTE DE ENTRENAMIENTO: 2 PP</text:span></text:p>
          <text:h text:style-name="P263" text:outline-level="4"><text:bookmark-start text:name="__RefHeading___Toc40327_3774643960 Copy 8 Copy 2"/><text:tab/> <text:s text:c="3"/><text:span text:style-name="T559">PASIVAS</text:span><text:bookmark-end text:name="__RefHeading___Toc40327_3774643960 Copy 8 Copy 2"/></text:h>
          <text:p text:style-name="P353"><text:span text:style-name="T6"><text:tab/></text:span><text:span text:style-name="T19">SENTIDO AGUDO</text:span><text:span text:style-name="T8"> (</text:span><text:span text:style-name="T9">Percepción II, </text:span><text:span text:style-name="T11">Intuición I</text:span><text:span text:style-name="T8">)</text:span></text:p>
          <text:p text:style-name="P339"><text:span text:style-name="T42">Pasiva</text:span></text:p>
          <text:p text:style-name="P300"><text:span text:style-name="T532"><text:tab/></text:span><text:span text:style-name="T333">Escoges entre </text:span><text:span text:style-name="T308">vista, oído y olfato. </text:span><text:span text:style-name="T333">Cuando realizas una tirada de Percepción que involucre este sentido, </text:span><text:span text:style-name="T308">tras finalizar la tirada, podrás aplicar a mayores tus Rangos de Intuición sobre ella. </text:span></text:p>
          <text:p text:style-name="P300"><text:span text:style-name="T446"/></text:p>
          <text:p text:style-name="P371"><text:span text:style-name="T188"><text:tab/></text:span><text:span text:style-name="T232">COSTE DE ENTRENAMIENTO: 2 PP</text:span></text:p>
          <text:h text:style-name="P260" text:outline-level="2"><text:bookmark-start text:name="__RefHeading___Toc40321_3774643960 Copy 8 Copy 3"/>Investigación<text:bookmark-end text:name="__RefHeading___Toc40321_3774643960 Copy 8 Copy 3"/></text:h>
          <text:p text:style-name="P63"><text:span text:style-name="T5"/></text:p>
          <text:p text:style-name="P53"><text:span text:style-name="T100"><text:tab/></text:span><text:span text:style-name="T51">Blablabla sobre pelea</text:span></text:p>
          <text:p text:style-name="P53"><text:span text:style-name="T51"/></text:p>
          <text:h text:style-name="P262" text:outline-level="3"><text:bookmark-start text:name="__RefHeading___Toc40308_3774643960 Copy 1 Copy 8 Copy 3"/><text:span text:style-name="T70"><text:tab/></text:span><text:span text:style-name="T476">DOTES</text:span><text:bookmark-end text:name="__RefHeading___Toc40308_3774643960 Copy 1 Copy 8 Copy 3"/></text:h>
          <text:h text:style-name="P263" text:outline-level="4"><text:bookmark-start text:name="__RefHeading___Toc40323_3774643960 Copy 8 Copy 3"/><text:tab/> <text:s text:c="3"/><text:span text:style-name="T559">ACCIONES</text:span><text:bookmark-end text:name="__RefHeading___Toc40323_3774643960 Copy 8 Copy 3"/></text:h>
          <text:p text:style-name="P211"><text:span text:style-name="T6">Soy</text:span><text:span text:style-name="T558"> </text:span><text:span text:style-name="T6">una dote de ejemplo.</text:span></text:p>
          <text:h text:style-name="P263" text:outline-level="4"><text:bookmark-start text:name="__RefHeading___Toc40325_3774643960 Copy 8 Copy 3"/><text:tab/> <text:s text:c="3"/><text:span text:style-name="T559">ALTERACIONES</text:span><text:bookmark-end text:name="__RefHeading___Toc40325_3774643960 Copy 8 Copy 3"/></text:h>
          <text:p text:style-name="P233"><text:span text:style-name="T6"><text:tab/></text:span><text:span text:style-name="T15">CERTEZA</text:span><text:span text:style-name="T8"> (</text:span><text:span text:style-name="T10">Investigación</text:span><text:span text:style-name="T9"> III</text:span><text:span text:style-name="T8">)</text:span></text:p>
          <text:p text:style-name="P209"><text:span text:style-name="T496">A</text:span><text:span text:style-name="T498">lteración</text:span><text:span text:style-name="T42"> (</text:span><text:span text:style-name="T498">X seis/es</text:span><text:span text:style-name="T42">)</text:span></text:p>
          <text:p text:style-name="P156"><text:span text:style-name="T42"><text:tab/></text:span><text:span text:style-name="T404">Te aseguras de aprender algo sobre qué ha causado tu tirada de </text:span><text:span text:style-name="T416">Investigación</text:span><text:span text:style-name="T404">. Los datos a recibir de certezas siempre son escuetos, y en caso de ser posible, tu cuentacuentos debería responderlos con el mínimo de precisión posible.</text:span></text:p>
          <text:p text:style-name="P97"><text:span text:style-name="T101"/></text:p>
          <text:p text:style-name="P132"><text:span text:style-name="T188"><text:tab/></text:span><text:span text:style-name="T232">COSTE DE ENTRENAMIENTO: 2 PP</text:span></text:p>
          <text:h text:style-name="P263" text:outline-level="4"><text:bookmark-start text:name="__RefHeading___Toc40327_3774643960 Copy 8 Copy 3"/><text:tab/> <text:s text:c="3"/><text:span text:style-name="T559">PASIVAS</text:span><text:bookmark-end text:name="__RefHeading___Toc40327_3774643960 Copy 8 Copy 3"/></text:h>
          <text:p text:style-name="P132"><text:span text:style-name="T171"/></text:p>
          <text:p text:style-name="P40"><text:span text:style-name="T508">SOSPECHA</text:span><text:span text:style-name="T42"> </text:span><text:span text:style-name="T71">(</text:span><text:span text:style-name="T83">Investigación IV, Percepción II o Intuición I</text:span><text:span text:style-name="T71">)</text:span></text:p>
          <text:p text:style-name="P188"><text:span text:style-name="T42"><text:s text:c="2"/></text:span><text:span text:style-name="T480">Pasiva</text:span></text:p>
          <text:p text:style-name="P97"><text:span text:style-name="T42"><text:tab/></text:span><text:span text:style-name="T416">Tu experiencia en investigaciones puede hacerte saber que algo que has percibido está fuera de lugar, </text:span><text:span text:style-name="T294">haciéndote saber cuándo es posible descubrir algo con una tirada de investigación</text:span><text:span text:style-name="T416">.</text:span></text:p>
          <text:p text:style-name="P97"><text:span text:style-name="T101"/></text:p>
          <text:p text:style-name="P97"><text:span text:style-name="T317"><text:tab/></text:span><text:span text:style-name="T211">COSTE DE ENTRENAMIENTO: </text:span><text:span text:style-name="T241">5</text:span><text:span text:style-name="T211"> PP</text:span></text:p>
          <text:p text:style-name="P97"><text:span text:style-name="T169"/></text:p>
          <text:h text:style-name="P260" text:outline-level="2"><text:bookmark-start text:name="__RefHeading___Toc40321_3774643960 Copy 8 Copy 4"/>Orientación<text:bookmark-end text:name="__RefHeading___Toc40321_3774643960 Copy 8 Copy 4"/></text:h>
          <text:p text:style-name="P63"><text:span text:style-name="T5"/></text:p>
          <text:p text:style-name="P53"><text:span text:style-name="T100"><text:tab/></text:span><text:span text:style-name="T51">Blablabla sobre pelea</text:span></text:p>
          <text:p text:style-name="P53"><text:span text:style-name="T51"/></text:p>
          <text:h text:style-name="P262" text:outline-level="3"><text:bookmark-start text:name="__RefHeading___Toc40308_3774643960 Copy 1 Copy 8 Copy 4"/><text:span text:style-name="T70"><text:tab/></text:span><text:span text:style-name="T476">DOTES</text:span><text:bookmark-end text:name="__RefHeading___Toc40308_3774643960 Copy 1 Copy 8 Copy 4"/></text:h>
          <text:h text:style-name="P263" text:outline-level="4"><text:bookmark-start text:name="__RefHeading___Toc40323_3774643960 Copy 8 Copy 4"/><text:tab/> <text:s text:c="3"/><text:span text:style-name="T559">ACCIONES</text:span><text:bookmark-end text:name="__RefHeading___Toc40323_3774643960 Copy 8 Copy 4"/></text:h>
          <text:p text:style-name="P211"><text:span text:style-name="T6">Soy</text:span><text:span text:style-name="T558"> </text:span><text:span text:style-name="T6">una dote de ejemplo.</text:span></text:p>
          <text:h text:style-name="P263" text:outline-level="4"><text:bookmark-start text:name="__RefHeading___Toc40325_3774643960 Copy 8 Copy 4"/><text:tab/> <text:s text:c="3"/><text:span text:style-name="T559">ALTERACIONES</text:span><text:bookmark-end text:name="__RefHeading___Toc40325_3774643960 Copy 8 Copy 4"/></text:h>
          <text:p text:style-name="P211"><text:span text:style-name="T6">Soy</text:span><text:span text:style-name="T558"> </text:span><text:span text:style-name="T6">una dote de ejemplo.</text:span></text:p>
          <text:h text:style-name="P263" text:outline-level="4"><text:bookmark-start text:name="__RefHeading___Toc40327_3774643960 Copy 8 Copy 4"/><text:tab/> <text:s text:c="3"/><text:span text:style-name="T559">PASIVAS</text:span><text:bookmark-end text:name="__RefHeading___Toc40327_3774643960 Copy 8 Copy 4"/></text:h>
          <text:p text:style-name="P350"><text:span text:style-name="T533">FIJACIÓN</text:span><text:span text:style-name="T42"> </text:span><text:span text:style-name="T71">(</text:span><text:span text:style-name="T97">Orientación III</text:span><text:span text:style-name="T71">)</text:span></text:p>
          <text:p text:style-name="P312"><text:span text:style-name="T42"><text:s text:c="2"/></text:span><text:span text:style-name="T480">Pasiva</text:span></text:p>
          <text:p text:style-name="P278"><text:span text:style-name="T42"><text:tab/></text:span><text:span text:style-name="T450">Tomas un objetivo que puedas ver. Siempre sabrás en qué dirección se encuentra.</text:span></text:p>
          <text:p text:style-name="P278"><text:span text:style-name="T101"/></text:p>
          <text:p text:style-name="P278"><text:span text:style-name="T317"><text:tab/></text:span><text:span text:style-name="T211">COSTE DE ENTRENAMIENTO: </text:span><text:span text:style-name="T259">3 </text:span><text:span text:style-name="T211">PP</text:span></text:p>
          <text:h text:style-name="P260" text:outline-level="2"><text:bookmark-start text:name="__RefHeading___Toc40321_3774643960 Copy 8 Copy 5"/>Reflejos<text:bookmark-end text:name="__RefHeading___Toc40321_3774643960 Copy 8 Copy 5"/></text:h>
          <text:p text:style-name="P63"><text:span text:style-name="T5"/></text:p>
          <text:p text:style-name="P53"><text:span text:style-name="T100"><text:tab/></text:span><text:span text:style-name="T51">Blablabla sobre pelea</text:span></text:p>
          <text:p text:style-name="P53"><text:span text:style-name="T51"/></text:p>
          <text:h text:style-name="P262" text:outline-level="3"><text:bookmark-start text:name="__RefHeading___Toc40308_3774643960 Copy 1 Copy 8 Copy 5"/><text:span text:style-name="T70"><text:tab/></text:span><text:span text:style-name="T476">DOTES</text:span><text:bookmark-end text:name="__RefHeading___Toc40308_3774643960 Copy 1 Copy 8 Copy 5"/></text:h>
          <text:h text:style-name="P263" text:outline-level="4"><text:bookmark-start text:name="__RefHeading___Toc40323_3774643960 Copy 8 Copy 5"/><text:tab/> <text:s text:c="3"/><text:span text:style-name="T559">ACCIONES</text:span><text:bookmark-end text:name="__RefHeading___Toc40323_3774643960 Copy 8 Copy 5"/></text:h>
          <text:p text:style-name="P354"><text:span text:style-name="T6"><text:tab/></text:span><text:span text:style-name="T20">SENTIDO DEL PELIGRO</text:span><text:span text:style-name="T8"> (</text:span><text:span text:style-name="T29">Reflejos II, </text:span><text:span text:style-name="T31">Intuición I</text:span><text:span text:style-name="T8">)</text:span></text:p>
          <text:p text:style-name="P266">Acción (instantánea)</text:p>
          <text:p text:style-name="P301"><text:span text:style-name="T42"><text:tab/></text:span><text:span text:style-name="T451">Eres capaz de percatarte si estás siendo objetivo de un ataque o te encuentras en un área de efecto de un efecto dañino. </text:span></text:p>
          <text:p text:style-name="P279"><text:span text:style-name="T101"/></text:p>
          <text:p text:style-name="P416"><text:span text:style-name="T6"><text:tab/>COSTE DE ENTRENAMIENTO: </text:span><text:span text:style-name="T589">4</text:span><text:span text:style-name="T6"> PP</text:span></text:p>
          <text:h text:style-name="P263" text:outline-level="4"><text:bookmark-start text:name="__RefHeading___Toc40325_3774643960 Copy 8 Copy 5"/><text:tab/> <text:s text:c="3"/><text:span text:style-name="T559">ALTERACIONES</text:span><text:bookmark-end text:name="__RefHeading___Toc40325_3774643960 Copy 8 Copy 5"/></text:h>
          <text:p text:style-name="P229"><text:span text:style-name="T6"><text:tab/></text:span><text:span text:style-name="T16">NUEVE VIDAS</text:span><text:span text:style-name="T8"> (</text:span><text:span text:style-name="T29">Reflejos III</text:span><text:span text:style-name="T8">)</text:span></text:p>
          <text:p text:style-name="P219">Alteración (X seis/es)</text:p>
          <text:p text:style-name="P154"><text:span text:style-name="T42"><text:tab/></text:span><text:span text:style-name="T414">A la hora de utilizar reflejos para evadir daño, puedes guardar tus seises y lanzarlos como si se tratasen de dados explotados, tomando el valor final como una disminución a el daño final sufrido por el efecto que causó la tirada.</text:span></text:p>
          <text:p text:style-name="P94"><text:span text:style-name="T101"/></text:p>
          <text:p text:style-name="P220"><text:tab/>COSTE DE ENTRENAMIENTO: <text:span text:style-name="T589">4</text:span> PP</text:p>
          <text:h text:style-name="P263" text:outline-level="4"><text:bookmark-start text:name="__RefHeading___Toc40327_3774643960 Copy 8 Copy 5"/><text:tab/> <text:s text:c="3"/><text:span text:style-name="T559">PASIVAS</text:span><text:bookmark-end text:name="__RefHeading___Toc40327_3774643960 Copy 8 Copy 5"/></text:h>
          <text:p text:style-name="P354"><text:span text:style-name="T6"><text:tab/></text:span><text:span text:style-name="T20">ALERTA</text:span><text:span text:style-name="T8"> (</text:span><text:span text:style-name="T29">Reflejos </text:span><text:span text:style-name="T31">VIII, Intuición II</text:span><text:span text:style-name="T8">)</text:span></text:p>
          <text:p text:style-name="P266">Pasiva</text:p>
          <text:p text:style-name="P301"><text:span text:style-name="T42"><text:tab/></text:span><text:span text:style-name="T451">Nunca puedes ser tomado por sorpresa. Te percatas de cualquier acción entorno a ti que te afecte de forma directa antes de que te afecte, permitiéndote reaccionar.</text:span></text:p>
          <text:p text:style-name="P279"><text:span text:style-name="T101"/></text:p>
          <text:p text:style-name="P416"><text:span text:style-name="T6"><text:tab/>COSTE DE ENTRENAMIENTO: </text:span><text:span text:style-name="T593">7 </text:span><text:span text:style-name="T6">PP</text:span></text:p>
          <text:h text:style-name="P260" text:outline-level="2"><text:bookmark-start text:name="__RefHeading___Toc40321_3774643960 Copy 8 Copy 6"/>Intuición<text:bookmark-end text:name="__RefHeading___Toc40321_3774643960 Copy 8 Copy 6"/></text:h>
          <text:p text:style-name="P63"><text:span text:style-name="T5"/></text:p>
          <text:p text:style-name="P53"><text:span text:style-name="T100"><text:tab/></text:span><text:span text:style-name="T497">Tu habilidad de Intuición define tu capacidad para </text:span><text:span text:style-name="T55">medir situaciones a través de procesos subconscientes e involuntarios, </text:span><text:span text:style-name="T497">como detectar la peligrosidad del veneno de una serpiente aunque no conozcas su especie, o el estado de un pedregal que, pese a que parezca seguro, amenaza con caer en avalancha contra ti. Esta es una </text:span><text:span text:style-name="T55">habilidad pasiva</text:span><text:span text:style-name="T497"> de la que todo ser humano es capaz, pero es más prevalente en </text:span><text:span text:style-name="T55">personas que han vivido situaciones peligrosas, que son extremadamente sabias o que se han sometido a muchos ambientes distintos durante su vida. </text:span></text:p>
          <text:p text:style-name="P53"><text:span text:style-name="T55"/></text:p>
          <text:p text:style-name="P56"><text:span text:style-name="T42">La habilidad de intuición te permite prevenir eventos que aún no han sucedido, pudiendo adelantarte a su posible resultado antes de siquiera iniciarlos. </text:span><text:span text:style-name="T50">La intuición es cercana a la adivinación, </text:span><text:span text:style-name="T42">y es tarea de tu cuentacuentos el darle uso a su posible tirada.</text:span></text:p>
          <text:p text:style-name="P53"><text:span text:style-name="T51"/></text:p>
          <text:h text:style-name="P262" text:outline-level="3"><text:bookmark-start text:name="__RefHeading___Toc40308_3774643960 Copy 1 Copy 8 Copy 6"/><text:span text:style-name="T70"><text:tab/></text:span><text:span text:style-name="T476">DOTES</text:span><text:bookmark-end text:name="__RefHeading___Toc40308_3774643960 Copy 1 Copy 8 Copy 6"/></text:h>
          <text:h text:style-name="P263" text:outline-level="4"><text:bookmark-start text:name="__RefHeading___Toc40323_3774643960 Copy 8 Copy 6"/><text:tab/> <text:s text:c="3"/><text:span text:style-name="T559">ACCIONES</text:span><text:bookmark-end text:name="__RefHeading___Toc40323_3774643960 Copy 8 Copy 6"/></text:h>
          <text:p text:style-name="Standard"><text:span text:style-name="T6"><text:tab/></text:span><text:span text:style-name="T14">INSTINTO DE SUPERVIVENCIA</text:span><text:span text:style-name="T8"> (</text:span><text:span text:style-name="T27">Intuición II, Supervivencia I</text:span><text:span text:style-name="T8">)</text:span></text:p>
          <text:p text:style-name="P207"><text:span text:style-name="T496">A</text:span><text:span text:style-name="T42">cción (Instantánea)</text:span></text:p>
          <text:p text:style-name="P151"><text:span text:style-name="T42"><text:tab/></text:span><text:span text:style-name="T402">Jugzas brevemente tu situación actual para cerciorarte sobre si te encuentras en peligro inminente. Una vez utilizada, disfrutas de sus beneficios hasta el comienzo de la siguiente ronda o hasta que tu situación haya cambiado lo suficiente.</text:span></text:p>
          <text:p text:style-name="P86"><text:span text:style-name="T101"/></text:p>
          <text:p text:style-name="P221"><text:tab/>COSTE DE ENTRENAMIENTO: 2 PP</text:p>
          <text:p text:style-name="P221"/>
          <text:p text:style-name="P235"><text:span text:style-name="T6"><text:tab/></text:span><text:span text:style-name="T17">DETECTAR LEY</text:span><text:span text:style-name="T8"> (</text:span><text:span text:style-name="T27">Intuición I</text:span><text:span text:style-name="T30">II</text:span><text:span text:style-name="T8">)</text:span></text:p>
          <text:p text:style-name="P210"><text:span text:style-name="T496">A</text:span><text:span text:style-name="T42">cción (Instantánea)</text:span></text:p>
          <text:p text:style-name="P158"><text:span text:style-name="T42"><text:tab/></text:span><text:span text:style-name="T419">Te concentras en la canalización de la ley entorno a ti, buscando encontrar alguna "perturbación", permitiéndote conocer posibles perturbaciones de la ley local.</text:span></text:p>
          <text:p text:style-name="P99"><text:span text:style-name="T101"/></text:p>
          <text:p text:style-name="P222"><text:tab/>COSTE DE ENTRENAMIENTO: <text:span text:style-name="T592">5</text:span> PP</text:p>
          <text:p text:style-name="P221"/>
          <text:p text:style-name="P235"><text:span text:style-name="T6"><text:tab/></text:span><text:span text:style-name="T17">BUSCAR PRESENCIA</text:span><text:span text:style-name="T8"> (</text:span><text:span text:style-name="T27">Intuición I</text:span><text:span text:style-name="T30">V</text:span><text:span text:style-name="T27">, </text:span><text:span text:style-name="T30">Percepción II</text:span><text:span text:style-name="T8">)</text:span></text:p>
          <text:p text:style-name="P210"><text:span text:style-name="T496">A</text:span><text:span text:style-name="T42">cción (Instantánea)</text:span></text:p>
          <text:p text:style-name="P158"><text:span text:style-name="T42"><text:tab/></text:span><text:span text:style-name="T419">Intentas percatarte de alguna presencia, física o espiritual, en tus inmediaciones. En caso de que esta exista, podrás realizar una tirada de Percepción aunque por motivos normales no puedas "sentir" a esta presencia.</text:span></text:p>
          <text:p text:style-name="P99"><text:span text:style-name="T101"/></text:p>
          <text:p text:style-name="P222"><text:tab/>COSTE DE ENTRENAMIENTO: <text:span text:style-name="T592">6</text:span> PP</text:p>
          <text:p text:style-name="P123"><text:span text:style-name="T232"/></text:p>
          <text:p text:style-name="P224"><text:span text:style-name="T6"><text:tab/></text:span><text:span text:style-name="T14">ARBITRAJE</text:span><text:span text:style-name="T8"> (</text:span><text:span text:style-name="T27">Intuición VI, Investigación II</text:span><text:span text:style-name="T8">)</text:span></text:p>
          <text:p text:style-name="P207"><text:span text:style-name="T496">A</text:span><text:span text:style-name="T42">cción (Instantánea)</text:span></text:p>
          <text:p text:style-name="P151"><text:span text:style-name="T42"><text:tab/></text:span><text:span text:style-name="T402">Mides rápidamente tus posibilidades de lograr el objetivo que te propongas, sea derrotar a un oponente desconocido, escalar la cara oculta de una montaña sin que la puedas ver o que al fondo de una gruta oscura haya algo que detenga tu caida. El cuentacuentos deberá responderte con tanta precisión como encuentre necesario. Si intentas arbitrar un evento múltiples veces, podrás llegar a autoengañarte, consiguiendo arbitrajes completamente opuestos a la realidad.</text:span></text:p>
          <text:p text:style-name="P151"><text:span text:style-name="T403"/></text:p>
          <text:p text:style-name="P221"><text:soft-page-break/><text:tab/>COSTE DE ENTRENAMIENTO: 5 PP</text:p>
          <text:p text:style-name="P235"><text:span text:style-name="T6"/></text:p>
          <text:p text:style-name="P235"><text:span text:style-name="T6"><text:tab/></text:span><text:span text:style-name="T17">DETECTAR FICCIÓN</text:span><text:span text:style-name="T8"> (</text:span><text:span text:style-name="T27">Intuición I</text:span><text:span text:style-name="T30">X</text:span><text:span text:style-name="T8">)</text:span></text:p>
          <text:p text:style-name="P210"><text:span text:style-name="T496">A</text:span><text:span text:style-name="T42">cción (Instantánea)</text:span></text:p>
          <text:p text:style-name="P158"><text:span text:style-name="T42"><text:tab/></text:span><text:span text:style-name="T419">Te percatas instantáneamente de si hay un efecto de ficción vigente entorno a ti, así como de qué puede estar causando y una prodecendia relativa.</text:span></text:p>
          <text:p text:style-name="P99"><text:span text:style-name="T101"/></text:p>
          <text:p text:style-name="P222"><text:tab/>COSTE DE ENTRENAMIENTO: <text:span text:style-name="T592">2</text:span> PP</text:p>
          <text:p text:style-name="P221"><text:tab/></text:p>
          <text:h text:style-name="P263" text:outline-level="4"><text:bookmark-start text:name="__RefHeading___Toc40325_3774643960 Copy 8 Copy 6"/><text:tab/> <text:s text:c="3"/><text:span text:style-name="T559">ALTERACIONES</text:span><text:bookmark-end text:name="__RefHeading___Toc40325_3774643960 Copy 8 Copy 6"/></text:h>
          <text:p text:style-name="P225"><text:span text:style-name="T6"><text:tab/></text:span><text:span text:style-name="T15">CERTEZA</text:span><text:span text:style-name="T8"> (</text:span><text:span text:style-name="T27">Intuición II</text:span><text:span text:style-name="T28">I</text:span><text:span text:style-name="T8">)</text:span></text:p>
          <text:p text:style-name="P208"><text:span text:style-name="T496">A</text:span><text:span text:style-name="T498">lteración</text:span><text:span text:style-name="T42"> (</text:span><text:span text:style-name="T498">X seis/es</text:span><text:span text:style-name="T42">)</text:span></text:p>
          <text:p text:style-name="P152"><text:span text:style-name="T42"><text:tab/></text:span><text:span text:style-name="T404">Te aseguras de aprender algo sobre qué ha causado tu tirada de Intuición. Los datos a recibir de certezas siempre son escuetos, y en caso de ser posible, tu cuentacuentos debería responderlos con el mínimo de precisión posible.</text:span></text:p>
          <text:p text:style-name="P87"><text:span text:style-name="T101"/></text:p>
          <text:p text:style-name="P124"><text:span text:style-name="T188"><text:tab/></text:span><text:span text:style-name="T232">COSTE DE ENTRENAMIENTO: 2 PP</text:span></text:p>
          <text:h text:style-name="P263" text:outline-level="4"><text:bookmark-start text:name="__RefHeading___Toc40327_3774643960 Copy 8 Copy 6"/><text:tab/> <text:s text:c="3"/><text:span text:style-name="T559">PASIVAS</text:span><text:bookmark-end text:name="__RefHeading___Toc40327_3774643960 Copy 8 Copy 6"/></text:h>
          <text:p text:style-name="Standard"><text:span text:style-name="T6"><text:tab/></text:span><text:span text:style-name="T13">SENTIDO DEL PELIGRO</text:span><text:span text:style-name="T108"> </text:span><text:span text:style-name="T129">(</text:span><text:span text:style-name="T144">Intuición III, Reflejos I</text:span><text:span text:style-name="T134">)</text:span></text:p>
          <text:p text:style-name="P178"><text:span text:style-name="T42"><text:s text:c="2"/></text:span><text:span text:style-name="T496">Pasiva</text:span></text:p>
          <text:p text:style-name="P150"><text:span text:style-name="T42"><text:tab/></text:span><text:span text:style-name="T401">Tienes una capacidad de respuesta inexplicable a peligros que no puedes esperarte. Para defenderte de ellos, </text:span><text:span text:style-name="T292">tras finalizar la tirada</text:span><text:span text:style-name="T401"> que los inicie, podrás aplicar sobre ella tus rangos de Intuición.</text:span></text:p>
          <text:p text:style-name="P85"><text:span text:style-name="T101"/></text:p>
          <text:p text:style-name="P122"><text:span text:style-name="T211"><text:tab/>COSTE DE ENTRENAMIENTO: </text:span><text:span text:style-name="T232">2</text:span><text:span text:style-name="T216"> </text:span><text:span text:style-name="T211">PP</text:span></text:p>
          <text:p text:style-name="P122"><text:span text:style-name="T211"/></text:p>
          <text:p text:style-name="Standard"><text:span text:style-name="T135"><text:tab/></text:span><text:span text:style-name="T38">SEXTO SENTIDO</text:span><text:span text:style-name="T37"> </text:span><text:span text:style-name="T39">(Intuición V)</text:span></text:p>
          <text:p text:style-name="P179"><text:span text:style-name="T42"><text:s text:c="2"/></text:span><text:span text:style-name="T496">Pasiva</text:span></text:p>
          <text:p text:style-name="P151"><text:span text:style-name="T42"><text:tab/></text:span><text:span text:style-name="T402">Eres imposible de sorprender, negando todo negativo a acciones por encontrarte sorprendido.</text:span></text:p>
          <text:p text:style-name="P86"><text:span text:style-name="T101"/></text:p>
          <text:p text:style-name="P123"><text:span text:style-name="T211"><text:tab/>COSTE DE ENTRENAMIENTO: </text:span><text:span text:style-name="T231">4</text:span><text:span text:style-name="T216"> </text:span><text:span text:style-name="T211">PP</text:span></text:p>
          <text:h text:style-name="P260" text:outline-level="2"><text:bookmark-start text:name="__RefHeading___Toc40321_3774643960 Copy 8 Copy 7"/>Sigilo<text:bookmark-end text:name="__RefHeading___Toc40321_3774643960 Copy 8 Copy 7"/></text:h>
          <text:p text:style-name="P63"><text:span text:style-name="T5"/></text:p>
          <text:p text:style-name="P53"><text:span text:style-name="T100"><text:tab/></text:span><text:span text:style-name="T54">Una tirada de Sigilo siempre se hace contra una tirada de Percepción</text:span></text:p>
          <text:p text:style-name="P53"><text:span text:style-name="T51"/></text:p>
          <text:h text:style-name="P262" text:outline-level="3"><text:bookmark-start text:name="__RefHeading___Toc40308_3774643960 Copy 1 Copy 8 Copy 7"/><text:span text:style-name="T70"><text:tab/></text:span><text:span text:style-name="T476">DOTES</text:span><text:bookmark-end text:name="__RefHeading___Toc40308_3774643960 Copy 1 Copy 8 Copy 7"/></text:h>
          <text:h text:style-name="P263" text:outline-level="4"><text:bookmark-start text:name="__RefHeading___Toc40323_3774643960 Copy 8 Copy 7"/><text:tab/> <text:s text:c="3"/><text:span text:style-name="T559">ACCIONES</text:span><text:bookmark-end text:name="__RefHeading___Toc40323_3774643960 Copy 8 Copy 7"/></text:h>
          <text:p text:style-name="Standard"><text:span text:style-name="T6"><text:tab/></text:span><text:span text:style-name="T111">ASESINATO</text:span><text:span text:style-name="T106"> </text:span><text:span text:style-name="T129">(</text:span><text:span text:style-name="T142">Supervivencia II, Orientación I</text:span><text:span text:style-name="T129">)</text:span></text:p>
          <text:p text:style-name="P177"><text:span text:style-name="T42"><text:s text:c="2"/></text:span><text:span text:style-name="T480">Pasiva</text:span></text:p>
          <text:p text:style-name="P84"><text:span text:style-name="T42"><text:tab/></text:span><text:span text:style-name="T400">Atacas a un oponente que no espere un ataque con tu habilidad de ataque de preferencia. </text:span><text:span text:style-name="T291">Tras finalizar tu tirada</text:span><text:span text:style-name="T400">, podrás aplicar sobre ella tus rangos de Sigilo, y podrás usar </text:span><text:span text:style-name="T175">alteraciones </text:span><text:span text:style-name="T400">de sigilo además de las pertinentes a tu habilidad utilizada.</text:span></text:p>
          <text:p text:style-name="P84"><text:span text:style-name="T101"/></text:p>
          <text:p text:style-name="P121"><text:span text:style-name="T317"><text:tab/></text:span><text:span text:style-name="T211">COSTE DE ENTRENAMIENTO: </text:span><text:span text:style-name="T215">5</text:span><text:span text:style-name="T211"> PP</text:span></text:p>
          <text:h text:style-name="P263" text:outline-level="4"><text:bookmark-start text:name="__RefHeading___Toc40325_3774643960 Copy 8 Copy 7"/><text:tab/> <text:s text:c="3"/><text:span text:style-name="T559">ALTERACIONES</text:span><text:bookmark-end text:name="__RefHeading___Toc40325_3774643960 Copy 8 Copy 7"/></text:h>
          <text:p text:style-name="Standard"><text:span text:style-name="T6"><text:tab/></text:span><text:span text:style-name="T111">SILENCIAR</text:span><text:span text:style-name="T106"> </text:span><text:span text:style-name="T129">(</text:span><text:span text:style-name="T142">S</text:span><text:span text:style-name="T143">igilo II, Intuición I</text:span><text:span text:style-name="T129">)</text:span></text:p>
          <text:p text:style-name="P177"><text:span text:style-name="T42"><text:s text:c="2"/></text:span><text:span text:style-name="T495">Alteración (X seis/es)</text:span></text:p>
          <text:p text:style-name="P84"><text:span text:style-name="T42"><text:tab/></text:span><text:span text:style-name="T400">Haces todo lo posible por atenuar el ruido causado por tus acciones en la medida de lo posible, reduciendo cualquier tirada que sirva para encontrarte por ruido en tantos dados como 6 invertidos en esta alteración.</text:span></text:p>
          <text:p text:style-name="P84"><text:span text:style-name="T101"/></text:p>
          <text:p text:style-name="P121"><text:span text:style-name="T317"><text:tab/></text:span><text:span text:style-name="T211">COSTE DE ENTRENAMIENTO: </text:span><text:span text:style-name="T230">4</text:span><text:span text:style-name="T211"> PP</text:span></text:p>
          <text:p text:style-name="P121"><text:span text:style-name="T211"/></text:p>
          <text:p text:style-name="P356"><text:span text:style-name="T6"><text:tab/></text:span><text:span text:style-name="T119">INCONSPICUO</text:span><text:span text:style-name="T106"> </text:span><text:span text:style-name="T129">(</text:span><text:span text:style-name="T142">S</text:span><text:span text:style-name="T143">igilo </text:span><text:span text:style-name="T157">V</text:span><text:span text:style-name="T143">, </text:span><text:span text:style-name="T157">Actuación</text:span><text:span text:style-name="T143"> I</text:span><text:span text:style-name="T157">I</text:span><text:span text:style-name="T129">)</text:span></text:p>
          <text:p text:style-name="P314"><text:span text:style-name="T42"><text:s text:c="2"/></text:span><text:span text:style-name="T495">Alteración (</text:span><text:span text:style-name="T535">2</text:span><text:span text:style-name="T495"> seises)</text:span></text:p>
          <text:p text:style-name="P281"><text:span text:style-name="T42"><text:tab/></text:span><text:span text:style-name="T453">Es casi imposible vincularte con tus acciones tomadas en sigilo siempre que te encuentres en un entorno que te permita pasar desapercibido, como una plaza repleta de gente o un bosque con abundante vida animal.</text:span></text:p>
          <text:p text:style-name="P281"><text:span text:style-name="T101"/></text:p>
          <text:p text:style-name="P374"><text:span text:style-name="T211"><text:tab/>COSTE DE ENTRENAMIENTO: </text:span><text:span text:style-name="T230">4</text:span><text:span text:style-name="T211"> PP</text:span></text:p>
          <text:h text:style-name="P263" text:outline-level="4"><text:bookmark-start text:name="__RefHeading___Toc40327_3774643960 Copy 8 Copy 7"/><text:tab/> <text:s text:c="3"/><text:span text:style-name="T559">PASIVAS</text:span><text:bookmark-end text:name="__RefHeading___Toc40327_3774643960 Copy 8 Copy 7"/></text:h>
          <text:p text:style-name="P355"><text:span text:style-name="T6"><text:tab/></text:span><text:span text:style-name="T118">SOMBRAS Y ESPEJOS</text:span><text:span text:style-name="T106"> </text:span><text:span text:style-name="T129">(</text:span><text:span text:style-name="T142">S</text:span><text:span text:style-name="T143">igilo </text:span><text:span text:style-name="T156">V</text:span><text:span text:style-name="T129">)</text:span></text:p>
          <text:p text:style-name="P313"><text:span text:style-name="T42"><text:s text:c="2"/></text:span><text:span text:style-name="T534">Pasiva</text:span></text:p>
          <text:p text:style-name="P280"><text:span text:style-name="T42"><text:tab/></text:span><text:span text:style-name="T452">Siempre y cuando no tomes acciones que causarían una tirada de Percepción para desvelarte, cualquier tirada para encontrarte de forma activa sufre un -D igual a la mitad de tus rangos de Sigilo. </text:span></text:p>
          <text:p text:style-name="P280"><text:span text:style-name="T101"/></text:p>
          <text:p text:style-name="P372"><text:span text:style-name="T393"><text:tab/></text:span><text:span text:style-name="T171">COSTE DE ENTRENAMIENTO: </text:span><text:span text:style-name="T440">4</text:span><text:span text:style-name="T171"> PP</text:span></text:p>
          <text:p text:style-name="P83"><text:span text:style-name="T286"/></text:p>
          <text:h text:style-name="P260" text:outline-level="2"><text:bookmark-start text:name="__RefHeading___Toc40321_3774643960 Copy 8 Copy 8"/>Supervivencia<text:bookmark-end text:name="__RefHeading___Toc40321_3774643960 Copy 8 Copy 8"/></text:h>
          <text:p text:style-name="P63"><text:span text:style-name="T5"/></text:p>
          <text:p text:style-name="P53"><text:span text:style-name="T100"><text:tab/></text:span><text:span text:style-name="T51">Blablabla sobre pelea</text:span></text:p>
          <text:p text:style-name="P53"><text:span text:style-name="T51"/></text:p>
          <text:h text:style-name="P262" text:outline-level="3"><text:bookmark-start text:name="__RefHeading___Toc40308_3774643960 Copy 1 Copy 8 Copy 8"/><text:span text:style-name="T70"><text:tab/></text:span><text:span text:style-name="T476">DOTES</text:span><text:bookmark-end text:name="__RefHeading___Toc40308_3774643960 Copy 1 Copy 8 Copy 8"/></text:h>
          <text:h text:style-name="P263" text:outline-level="4"><text:bookmark-start text:name="__RefHeading___Toc40323_3774643960 Copy 8 Copy 8"/><text:tab/> <text:s text:c="3"/><text:span text:style-name="T559">ACCIONES</text:span><text:bookmark-end text:name="__RefHeading___Toc40323_3774643960 Copy 8 Copy 8"/></text:h>
          <text:p text:style-name="P228"><text:span text:style-name="T6"><text:tab/></text:span><text:span text:style-name="T116">MANO VERDE</text:span><text:span text:style-name="T106"> </text:span><text:span text:style-name="T129">(</text:span><text:span text:style-name="T142">Supervivencia II</text:span><text:span text:style-name="T147">I</text:span><text:span text:style-name="T142">, </text:span><text:span text:style-name="T147">Intuición</text:span><text:span text:style-name="T142"> I</text:span><text:span text:style-name="T129">) </text:span><text:span text:style-name="T157">A MOVER A ANEXO 2</text:span></text:p>
          <text:p text:style-name="P184"><text:span text:style-name="T42"><text:s text:c="2"/></text:span><text:span text:style-name="T505">Acción</text:span></text:p>
          <text:p text:style-name="P92"><text:span text:style-name="T42"><text:tab/></text:span><text:span text:style-name="T412">Escoges un material que conozcas y se encuentre presente en el área en la que te encuentras. Cuando sales a forrajear, te aseguras de encontrar este material en una cantidad igual a la mitad de tus rangos de Supervivencia, pero tu cantidad recogida por tirada se verá reducida en 50%</text:span></text:p>
          <text:p text:style-name="P92"><text:span text:style-name="T101"/></text:p>
          <text:p text:style-name="P127"><text:span text:style-name="T320"><text:tab/></text:span><text:span text:style-name="T234">COSTE DE ENTRENAMIENTO: 2 PP</text:span></text:p>
          <text:h text:style-name="P263" text:outline-level="4"><text:bookmark-start text:name="__RefHeading___Toc40325_3774643960 Copy 8 Copy 8"/><text:tab/> <text:s text:c="3"/><text:span text:style-name="T559">ALTERACIONES</text:span><text:bookmark-end text:name="__RefHeading___Toc40325_3774643960 Copy 8 Copy 8"/></text:h>
          <text:p text:style-name="P356"><text:span text:style-name="T6"><text:tab/></text:span><text:span text:style-name="T117">SOSTENIBILIDAD</text:span><text:span text:style-name="T106"> </text:span><text:span text:style-name="T129">(</text:span><text:span text:style-name="T142">Supervivencia II</text:span><text:span text:style-name="T129">) <text:s/></text:span><text:span text:style-name="T157">A MOVER A ANEXO 2</text:span></text:p>
          <text:p text:style-name="P185"><text:span text:style-name="T42"><text:s text:c="2"/></text:span><text:span text:style-name="T505">Alteración (2 seises)</text:span></text:p>
          <text:p text:style-name="P93"><text:span text:style-name="T42"><text:tab/></text:span><text:span text:style-name="T413">Te aseguras de que </text:span><text:span text:style-name="T414">t</text:span><text:span text:style-name="T413">u recolección es sostenible, esparciendo semillas o permitiendo la supervivencia de crías. El área no verá su fertilidad reducida por tus acciones.</text:span></text:p>
          <text:p text:style-name="P93"><text:span text:style-name="T101"/></text:p>
          <text:p text:style-name="P213"><text:span text:style-name="T103"><text:tab/></text:span><text:span text:style-name="T147">COSTE DE ENTRENAMIENTO: </text:span><text:span text:style-name="T148">6</text:span><text:span text:style-name="T147"> PP</text:span><text:span text:style-name="T6"><text:tab/></text:span></text:p>
          <text:h text:style-name="P263" text:outline-level="4"><text:bookmark-start text:name="__RefHeading___Toc40327_3774643960 Copy 8 Copy 8"/><text:tab/> <text:s text:c="3"/><text:span text:style-name="T559">PASIVAS</text:span><text:bookmark-end text:name="__RefHeading___Toc40327_3774643960 Copy 8 Copy 8"/></text:h>
          <text:p text:style-name="P356"><text:span text:style-name="T6"><text:tab/></text:span><text:span text:style-name="T112">FORRAJE</text:span><text:span text:style-name="T106"> </text:span><text:span text:style-name="T129">(</text:span><text:span text:style-name="T142">Supervivencia R. II, Orientación R. I</text:span><text:span text:style-name="T129">) <text:s/></text:span><text:span text:style-name="T157">A MOVER A ANEXO 2</text:span></text:p>
          <text:p text:style-name="P177"><text:span text:style-name="T42"><text:s text:c="2"/></text:span><text:span text:style-name="T480">Pasiva</text:span></text:p>
          <text:p text:style-name="P84"><text:span text:style-name="T42"><text:tab/></text:span><text:span text:style-name="T314">Siempre que te encuentres en la naturaleza, eres capaz de encontrar comida y bebida suficiente ti y hasta tantas personas como tu característica de INS. </text:span></text:p>
          <text:p text:style-name="P84"><text:span text:style-name="T101"/></text:p>
          <text:p text:style-name="P121"><text:span text:style-name="T317"><text:tab/></text:span><text:span text:style-name="T211">COSTE DE ENTRENAMIENTO: </text:span><text:span text:style-name="T215">5</text:span><text:span text:style-name="T211"> PP</text:span></text:p>
          <text:p text:style-name="P212"><text:span text:style-name="T6"/></text:p>
          <text:h text:style-name="P257" text:outline-level="1"><text:bookmark-start text:name="__RefHeading___Toc40304_3774643960 Copy 1 Copy 2"/>Estilo (EST)<text:bookmark-end text:name="__RefHeading___Toc40304_3774643960 Copy 1 Copy 2"/></text:h>
          <text:p text:style-name="P12"/>
          <text:p text:style-name="P14"><text:span text:style-name="T49"><text:tab/></text:span><text:span text:style-name="T48">Blablabla sobre físico</text:span></text:p>
          <text:p text:style-name="P15"><text:span text:style-name="T48"/></text:p>
          <text:h text:style-name="P261" text:outline-level="2"><text:bookmark-start text:name="__RefHeading___Toc40321_3774643960 Copy 9"/>Perspicacia<text:bookmark-end text:name="__RefHeading___Toc40321_3774643960 Copy 9"/></text:h>
          <text:p text:style-name="P63"><text:span text:style-name="T5"/></text:p>
          <text:p text:style-name="P53"><text:span text:style-name="T100"><text:tab/></text:span><text:span text:style-name="T51">Blablabla sobre pelea</text:span></text:p>
          <text:p text:style-name="P53"><text:span text:style-name="T51"/></text:p>
          <text:h text:style-name="P262" text:outline-level="3"><text:bookmark-start text:name="__RefHeading___Toc40308_3774643960 Copy 1 Copy 9"/><text:span text:style-name="T70"><text:tab/></text:span><text:span text:style-name="T476">DOTES</text:span><text:bookmark-end text:name="__RefHeading___Toc40308_3774643960 Copy 1 Copy 9"/></text:h>
          <text:h text:style-name="P263" text:outline-level="4"><text:bookmark-start text:name="__RefHeading___Toc40323_3774643960 Copy 9"/><text:tab/> <text:s text:c="3"/><text:span text:style-name="T559">ACCIONES</text:span><text:bookmark-end text:name="__RefHeading___Toc40323_3774643960 Copy 9"/></text:h>
          <text:p text:style-name="P211"><text:span text:style-name="T6">Soy</text:span><text:span text:style-name="T558"> </text:span><text:span text:style-name="T6">una dote de ejemplo.</text:span></text:p>
          <text:h text:style-name="P263" text:outline-level="4"><text:bookmark-start text:name="__RefHeading___Toc40325_3774643960 Copy 9"/><text:tab/> <text:s text:c="3"/><text:span text:style-name="T559">ALTERACIONES</text:span><text:bookmark-end text:name="__RefHeading___Toc40325_3774643960 Copy 9"/></text:h>
          <text:p text:style-name="P225"><text:span text:style-name="T6"><text:tab/></text:span><text:span text:style-name="T15">CERTEZA</text:span><text:span text:style-name="T8"> (</text:span><text:span text:style-name="T28">Perspicacia III)</text:span></text:p>
          <text:p text:style-name="P208"><text:span text:style-name="T496">A</text:span><text:span text:style-name="T498">lteración</text:span><text:span text:style-name="T42"> (</text:span><text:span text:style-name="T498">X seis/es</text:span><text:span text:style-name="T42">)</text:span></text:p>
          <text:p text:style-name="P152"><text:span text:style-name="T42"><text:tab/></text:span><text:span text:style-name="T404">Te aseguras de aprender algo sobre qué ha causado tu tirada de Perspicacia. Los datos a recibir de certezas siempre son escuetos, y en caso de ser posible, tu cuentacuentos debería responderlos con el mínimo de precisión posible.</text:span></text:p>
          <text:p text:style-name="P87"><text:span text:style-name="T101"/></text:p>
          <text:p text:style-name="P124"><text:span text:style-name="T188"><text:tab/></text:span><text:span text:style-name="T232">COSTE DE ENTRENAMIENTO: 2 PP</text:span></text:p>
          <text:h text:style-name="P263" text:outline-level="4"><text:bookmark-start text:name="__RefHeading___Toc40327_3774643960 Copy 9"/><text:tab/> <text:s text:c="3"/><text:span text:style-name="T559">PASIVAS</text:span><text:bookmark-end text:name="__RefHeading___Toc40327_3774643960 Copy 9"/></text:h>
          <text:p text:style-name="P357"><text:span text:style-name="T6"><text:tab/></text:span><text:span text:style-name="T21">BANDERA ROJA</text:span><text:span text:style-name="T8"> (</text:span><text:span text:style-name="T28">Perspicacia I)</text:span></text:p>
          <text:p text:style-name="P340"><text:span text:style-name="T42">Pasiva</text:span></text:p>
          <text:p text:style-name="P302"><text:span text:style-name="T42"><text:tab/></text:span><text:span text:style-name="T454">Eres capaz de saber cuando hay algo relativamente obvio fuera de lugar, aunque no sepas lo qué. El cuentacuentos deberá de avisarte, teniendo en cuenta tu conocimiento previo. </text:span></text:p>
          <text:p text:style-name="P282"><text:span text:style-name="T101"/></text:p>
          <text:p text:style-name="P375"><text:span text:style-name="T188"><text:tab/></text:span><text:span text:style-name="T232">COSTE DE ENTRENAMIENTO: 2 PP</text:span></text:p>
          <text:p text:style-name="P375"><text:span text:style-name="T232"/></text:p>
          <text:p text:style-name="P357"><text:span text:style-name="T6"><text:tab/></text:span><text:span text:style-name="T21">SABIDURÍA DE LOS SIGLOS</text:span><text:span text:style-name="T8"> (</text:span><text:span text:style-name="T28">Perspicacia </text:span><text:span text:style-name="T32">V, Conducta II</text:span><text:span text:style-name="T28">)</text:span></text:p>
          <text:p text:style-name="P340"><text:span text:style-name="T42">Pasiva</text:span></text:p>
          <text:p text:style-name="P302"><text:span text:style-name="T42"><text:tab/></text:span><text:span text:style-name="T454">Eres capaz de hacerte una idea de la moralidad de una persona simplemente observándole durante un minuto, siempre que se encuentre interactuando con otra persona y no esté realizando una actuación. </text:span></text:p>
          <text:p text:style-name="P282"><text:span text:style-name="T101"/></text:p>
          <text:p text:style-name="P375"><text:span text:style-name="T188"><text:tab/></text:span><text:span text:style-name="T232">COSTE DE ENTRENAMIENTO: </text:span><text:span text:style-name="T260">6</text:span><text:span text:style-name="T232"> PP</text:span></text:p>
          <text:p text:style-name="P375"><text:span text:style-name="T232"/></text:p>
          <text:p text:style-name="P357"><text:span text:style-name="T6"><text:tab/></text:span><text:span text:style-name="T21">A TRAVÉS DEL HUMO</text:span><text:span text:style-name="T8"> (</text:span><text:span text:style-name="T28">Perspicacia </text:span><text:span text:style-name="T32">VII, Calma III</text:span><text:span text:style-name="T28">)</text:span></text:p>
          <text:p text:style-name="P340"><text:span text:style-name="T42">Pasiva</text:span></text:p>
          <text:p text:style-name="P302"><text:span text:style-name="T42"><text:tab/></text:span><text:span text:style-name="T454">Te percatas inmediatamente cuando alguien se encuentra actuando. </text:span></text:p>
          <text:p text:style-name="P282"><text:span text:style-name="T101"/></text:p>
          <text:p text:style-name="P375"><text:span text:style-name="T188"><text:tab/></text:span><text:span text:style-name="T232">COSTE DE ENTRENAMIENTO: </text:span><text:span text:style-name="T260">8</text:span><text:span text:style-name="T232"> PP</text:span></text:p>
          <text:h text:style-name="P260" text:outline-level="2"><text:bookmark-start text:name="__RefHeading___Toc40321_3774643960 Copy 9 Copy 2"/>Empatía<text:bookmark-end text:name="__RefHeading___Toc40321_3774643960 Copy 9 Copy 2"/></text:h>
          <text:p text:style-name="P63"><text:span text:style-name="T5"/></text:p>
          <text:p text:style-name="P53"><text:span text:style-name="T100"><text:tab/></text:span><text:span text:style-name="T499">Tu habilidad de Empatia define tu capacidad para </text:span><text:span text:style-name="T56">entender y conectar con otras personas cercanas a ti</text:span><text:span text:style-name="T499">, facilitando la creación de relaciones y dándote a conocer las necesidades, deseos y carencias de aquellas personas cercanas a ti. La empatía, pese a ser una habilidad que todo humano puede desarrollar con naturaleza, suele encontrarse en </text:span><text:span text:style-name="T56">mercaderes, embaucadores y líderes, </text:span><text:span text:style-name="T499">que dependen de su capacidad de entender a las personas frente a ellos para llevar a cabo su actividad con normalidad. </text:span></text:p>
          <text:p text:style-name="P53"><text:span text:style-name="T51"/></text:p>
          <text:h text:style-name="P262" text:outline-level="3"><text:bookmark-start text:name="__RefHeading___Toc40308_3774643960 Copy 1 Copy 9 Copy 1"/><text:span text:style-name="T70"><text:tab/></text:span><text:span text:style-name="T476">DOTES</text:span><text:bookmark-end text:name="__RefHeading___Toc40308_3774643960 Copy 1 Copy 9 Copy 1"/></text:h>
          <text:h text:style-name="P263" text:outline-level="4"><text:bookmark-start text:name="__RefHeading___Toc40323_3774643960 Copy 9 Copy 1"/><text:tab/> <text:s text:c="3"/><text:span text:style-name="T559">ACCIONES</text:span><text:bookmark-end text:name="__RefHeading___Toc40323_3774643960 Copy 9 Copy 1"/></text:h>
          <text:p text:style-name="P358"><text:span text:style-name="T22"><text:tab/>CONEXIÓN</text:span><text:span text:style-name="T8"> (</text:span><text:span text:style-name="T33">Empatía III</text:span><text:span text:style-name="T32">, </text:span><text:span text:style-name="T33">Actuación II</text:span><text:span text:style-name="T28">)</text:span></text:p>
          <text:p text:style-name="P343"><text:span text:style-name="T42">Acción (lenta)</text:span></text:p>
          <text:p text:style-name="P303"><text:span text:style-name="T42"><text:tab/></text:span><text:span text:style-name="T455">Realizas una tirada de Empatía contra Percepción, que si superada te permitirá entrar en un estado emocional similar al de tu objetivo. Añadirás un bonificador a toda tirada de Estilo contra él hasta que este estado cambie. Si fallas esta tirada, no podrás realizarla de nuevo contra este objetivo. </text:span></text:p>
          <text:p text:style-name="P283"><text:span text:style-name="T101"/></text:p>
          <text:p text:style-name="P376"><text:bookmark-start text:name="__RefHeading___Toc40321_3774643960 Copy 9 Copy 1 Copy 1"/><text:span text:style-name="T188"><text:tab/></text:span><text:span text:style-name="T232">COSTE DE ENTRENAMIENTO: </text:span><text:span text:style-name="T261">5</text:span><text:span text:style-name="T232"> PP</text:span><text:bookmark-end text:name="__RefHeading___Toc40321_3774643960 Copy 9 Copy 1 Copy 1"/></text:p>
          <text:h text:style-name="P263" text:outline-level="4"><text:bookmark-start text:name="__RefHeading___Toc40325_3774643960 Copy 9 Copy 1"/><text:tab/> <text:s text:c="3"/><text:span text:style-name="T559">ALTERACIONES</text:span><text:bookmark-end text:name="__RefHeading___Toc40325_3774643960 Copy 9 Copy 1"/></text:h>
          <text:p text:style-name="P358"><text:span text:style-name="T22"><text:tab/>CODAZO</text:span><text:span text:style-name="T8"> (</text:span><text:span text:style-name="T33">Empatía IV</text:span><text:span text:style-name="T32">, </text:span><text:span text:style-name="T33">Actuación III</text:span><text:span text:style-name="T28">)</text:span></text:p>
          <text:p text:style-name="P343"><text:span text:style-name="T42">Acción (1 seis)</text:span></text:p>
          <text:p text:style-name="P303"><text:span text:style-name="T42"><text:tab/></text:span><text:span text:style-name="T455">Cambias tu registro al conversar con tu objetivo, buscando empujarle hacia un estado de ánimo distinto a tu elección. </text:span></text:p>
          <text:p text:style-name="P283"><text:span text:style-name="T101"/></text:p>
          <text:p text:style-name="P376"><text:bookmark-start text:name="__RefHeading___Toc40321_3774643960 Copy 9 Copy 1 Copy 1 Copy 1"/><text:span text:style-name="T188"><text:tab/></text:span><text:span text:style-name="T232">COSTE DE ENTRENAMIENTO: </text:span><text:span text:style-name="T261">3</text:span><text:span text:style-name="T232"> PP</text:span><text:bookmark-end text:name="__RefHeading___Toc40321_3774643960 Copy 9 Copy 1 Copy 1 Copy 1"/></text:p>
          <text:h text:style-name="P263" text:outline-level="4"><text:bookmark-start text:name="__RefHeading___Toc40327_3774643960 Copy 9 Copy 1"/><text:tab/> <text:s text:c="3"/><text:span text:style-name="T559">PASIVAS</text:span><text:bookmark-end text:name="__RefHeading___Toc40327_3774643960 Copy 9 Copy 1"/></text:h>
          <text:p text:style-name="P358"><text:span text:style-name="T6"><text:tab/></text:span><text:span text:style-name="T22">NATURALEZA GREGARIA</text:span><text:span text:style-name="T8"> (</text:span><text:span text:style-name="T33">Empatía II)</text:span></text:p>
          <text:p text:style-name="P341"><text:span text:style-name="T42">Pasiva</text:span></text:p>
          <text:p text:style-name="P303"><text:span text:style-name="T42"><text:tab/></text:span><text:span text:style-name="T454">E</text:span><text:span text:style-name="T455">ntiendes automáticamente el estado de ánimo más probable de cualquier persona en tu entorno, excepto si está actuando; te darás cuenta de que está ocultando su estado de ánimo real. </text:span></text:p>
          <text:p text:style-name="P283"><text:span text:style-name="T101"/></text:p>
          <text:p text:style-name="P376"><text:bookmark-start text:name="__RefHeading___Toc40321_3774643960 Copy 9 Copy 1"/><text:span text:style-name="T188"><text:tab/></text:span><text:span text:style-name="T232">COSTE DE ENTRENAMIENTO: </text:span><text:span text:style-name="T261">2</text:span><text:span text:style-name="T232"> PP</text:span><text:bookmark-end text:name="__RefHeading___Toc40321_3774643960 Copy 9 Copy 1"/></text:p>
          <text:p text:style-name="P376"><text:span text:style-name="T232"/></text:p>
          <text:p text:style-name="P379"><text:span text:style-name="T232"><text:tab/></text:span><text:span text:style-name="T310">GESTICULACIÓN</text:span><text:span text:style-name="T192"> </text:span><text:span text:style-name="T334">(</text:span><text:span text:style-name="T335">Empatía IV)</text:span></text:p>
          <text:p text:style-name="P347"><text:span text:style-name="T42">Pasiva</text:span></text:p>
          <text:p text:style-name="P306"><text:span text:style-name="T42"><text:tab/></text:span><text:span text:style-name="T458">No requieres de hablar para transmitir conceptos simples; sólamente con mover tus manos es suficiente.</text:span></text:p>
          <text:p text:style-name="P286"><text:span text:style-name="T101"/></text:p>
          <text:p text:style-name="P379"><text:bookmark-start text:name="__RefHeading___Toc40321_3774643960 Copy 9 Copy 1 Copy 2 Copy 1 Copy 2 Copy 3 Copy 1 Copy 1 Copy 1"/><text:span text:style-name="T188"><text:tab/></text:span><text:span text:style-name="T232">COSTE DE ENTRENAMIENTO: </text:span><text:span text:style-name="T264">5</text:span><text:span text:style-name="T263"> </text:span><text:span text:style-name="T232">PP</text:span><text:bookmark-end text:name="__RefHeading___Toc40321_3774643960 Copy 9 Copy 1 Copy 2 Copy 1 Copy 2 Copy 3 Copy 1 Copy 1 Copy 1"/></text:p>
          <text:h text:style-name="P260" text:outline-level="2"><text:bookmark-start text:name="__RefHeading___Toc40321_3774643960 Copy 9 Copy 3"/>Influencia<text:bookmark-end text:name="__RefHeading___Toc40321_3774643960 Copy 9 Copy 3"/></text:h>
          <text:p text:style-name="P63"><text:span text:style-name="T5"/></text:p>
          <text:p text:style-name="P53"><text:span text:style-name="T100"><text:tab/></text:span><text:span text:style-name="T51">Blablabla sobre pelea</text:span></text:p>
          <text:p text:style-name="P53"><text:span text:style-name="T51"/></text:p>
          <text:h text:style-name="P262" text:outline-level="3"><text:bookmark-start text:name="__RefHeading___Toc40308_3774643960 Copy 1 Copy 9 Copy 2"/><text:span text:style-name="T70"><text:tab/></text:span><text:span text:style-name="T476">DOTES</text:span><text:bookmark-end text:name="__RefHeading___Toc40308_3774643960 Copy 1 Copy 9 Copy 2"/></text:h>
          <text:h text:style-name="P263" text:outline-level="4"><text:bookmark-start text:name="__RefHeading___Toc40323_3774643960 Copy 9 Copy 2"/><text:tab/> <text:s text:c="3"/><text:span text:style-name="T559">ACCIONES</text:span><text:bookmark-end text:name="__RefHeading___Toc40323_3774643960 Copy 9 Copy 2"/></text:h>
          <text:p text:style-name="P211"><text:span text:style-name="T6">Soy</text:span><text:span text:style-name="T558"> </text:span><text:span text:style-name="T6">una dote de ejemplo.</text:span></text:p>
          <text:h text:style-name="P263" text:outline-level="4"><text:bookmark-start text:name="__RefHeading___Toc40325_3774643960 Copy 9 Copy 2"/><text:tab/> <text:s text:c="3"/><text:span text:style-name="T559">ALTERACIONES</text:span><text:bookmark-end text:name="__RefHeading___Toc40325_3774643960 Copy 9 Copy 2"/></text:h>
          <text:p text:style-name="P359"><text:span text:style-name="T6"><text:tab/></text:span><text:span text:style-name="T23">RAZÓN INFRANQUEABLE </text:span><text:span text:style-name="T27">(</text:span><text:span text:style-name="T34">Influencia IV</text:span><text:span text:style-name="T33">)</text:span></text:p>
          <text:p text:style-name="P344"><text:span text:style-name="T42">Alteración (2 seis)</text:span></text:p>
          <text:p text:style-name="P304"><text:span text:style-name="T42"><text:tab/></text:span><text:span text:style-name="T456">Podrás influenciar incluso a aquellas personas que no están dispuestas a escucharte.</text:span></text:p>
          <text:p text:style-name="P284"><text:span text:style-name="T101"/></text:p>
          <text:p text:style-name="P377"><text:bookmark-start text:name="__RefHeading___Toc40321_3774643960 Copy 9 Copy 1 Copy 2 Copy 1"/><text:span text:style-name="T188"><text:tab/></text:span><text:span text:style-name="T232">COSTE DE ENTRENAMIENTO: </text:span><text:span text:style-name="T262">4 </text:span><text:span text:style-name="T232">PP</text:span><text:bookmark-end text:name="__RefHeading___Toc40321_3774643960 Copy 9 Copy 1 Copy 2 Copy 1"/></text:p>
          <text:h text:style-name="P263" text:outline-level="4"><text:bookmark-start text:name="__RefHeading___Toc40327_3774643960 Copy 9 Copy 2"/><text:tab/> <text:s text:c="3"/><text:span text:style-name="T559">PASIVAS</text:span><text:bookmark-end text:name="__RefHeading___Toc40327_3774643960 Copy 9 Copy 2"/></text:h>
          <text:p text:style-name="P359"><text:span text:style-name="T6"><text:tab/></text:span><text:span text:style-name="T23">PROTAGONISTA </text:span><text:span text:style-name="T27">(</text:span><text:span text:style-name="T34">Influencia V</text:span><text:span text:style-name="T33">)</text:span></text:p>
          <text:p text:style-name="P342"><text:span text:style-name="T42">Pasiva</text:span></text:p>
          <text:p text:style-name="P304"><text:span text:style-name="T42"><text:tab/></text:span><text:span text:style-name="T456">Podrás utilizar tu estadísitca de POD en vez de EST a la hora de lanzar tiradas de Influencia. </text:span></text:p>
          <text:p text:style-name="P284"><text:span text:style-name="T101"/></text:p>
          <text:p text:style-name="P377"><text:bookmark-start text:name="__RefHeading___Toc40321_3774643960 Copy 9 Copy 1 Copy 2"/><text:span text:style-name="T188"><text:tab/></text:span><text:span text:style-name="T232">COSTE DE ENTRENAMIENTO: </text:span><text:span text:style-name="T262">3</text:span><text:span text:style-name="T232"> PP</text:span><text:bookmark-end text:name="__RefHeading___Toc40321_3774643960 Copy 9 Copy 1 Copy 2"/></text:p>
          <text:h text:style-name="P260" text:outline-level="2"><text:bookmark-start text:name="__RefHeading___Toc40321_3774643960 Copy 9 Copy 4"/>Actuación<text:bookmark-end text:name="__RefHeading___Toc40321_3774643960 Copy 9 Copy 4"/></text:h>
          <text:p text:style-name="P63"><text:span text:style-name="T5"/></text:p>
          <text:p text:style-name="P53"><text:span text:style-name="T100"><text:tab/></text:span><text:span text:style-name="T51">Blablabla sobre pelea</text:span></text:p>
          <text:p text:style-name="P53"><text:span text:style-name="T51"/></text:p>
          <text:h text:style-name="P262" text:outline-level="3"><text:bookmark-start text:name="__RefHeading___Toc40308_3774643960 Copy 1 Copy 9 Copy 3"/><text:span text:style-name="T70"><text:tab/></text:span><text:span text:style-name="T476">DOTES</text:span><text:bookmark-end text:name="__RefHeading___Toc40308_3774643960 Copy 1 Copy 9 Copy 3"/></text:h>
          <text:h text:style-name="P263" text:outline-level="4"><text:bookmark-start text:name="__RefHeading___Toc40323_3774643960 Copy 9 Copy 3"/><text:tab/> <text:s text:c="3"/><text:span text:style-name="T559">ACCIONES</text:span><text:bookmark-end text:name="__RefHeading___Toc40323_3774643960 Copy 9 Copy 3"/></text:h>
          <text:p text:style-name="P211"><text:span text:style-name="T6">Soy</text:span><text:span text:style-name="T558"> </text:span><text:span text:style-name="T6">una dote de ejemplo.</text:span></text:p>
          <text:h text:style-name="P263" text:outline-level="4"><text:bookmark-start text:name="__RefHeading___Toc40325_3774643960 Copy 9 Copy 3"/><text:tab/> <text:s text:c="3"/><text:span text:style-name="T559">ALTERACIONES</text:span><text:bookmark-end text:name="__RefHeading___Toc40325_3774643960 Copy 9 Copy 3"/></text:h>
          <text:p text:style-name="P360"><text:span text:style-name="T6"><text:tab/></text:span><text:span text:style-name="T24">ELUDIR ATENCIÓN</text:span><text:span text:style-name="T23"> </text:span><text:span text:style-name="T27">(</text:span><text:span text:style-name="T35">Actuación III)</text:span></text:p>
          <text:p text:style-name="P345"><text:span text:style-name="T42">Alteración (2 seis)</text:span></text:p>
          <text:p text:style-name="P305"><text:span text:style-name="T42"><text:tab/></text:span><text:span text:style-name="T457">Rediriges la atención sobre tí a otra persona u evento.</text:span></text:p>
          <text:p text:style-name="P285"><text:span text:style-name="T101"/></text:p>
          <text:p text:style-name="P378"><text:bookmark-start text:name="__RefHeading___Toc40321_3774643960 Copy 9 Copy 1 Copy 2 Copy 1 Copy 1"/><text:span text:style-name="T188"><text:tab/></text:span><text:span text:style-name="T232">COSTE DE ENTRENAMIENTO: </text:span><text:span text:style-name="T263">3</text:span><text:span text:style-name="T262"> </text:span><text:span text:style-name="T232">PP</text:span><text:bookmark-end text:name="__RefHeading___Toc40321_3774643960 Copy 9 Copy 1 Copy 2 Copy 1 Copy 1"/></text:p>
          <text:h text:style-name="P263" text:outline-level="4"><text:bookmark-start text:name="__RefHeading___Toc40327_3774643960 Copy 9 Copy 3"/><text:tab/> <text:s text:c="3"/><text:span text:style-name="T559">PASIVAS</text:span><text:bookmark-end text:name="__RefHeading___Toc40327_3774643960 Copy 9 Copy 3"/></text:h>
          <text:p text:style-name="P360"><text:span text:style-name="T6"><text:tab/></text:span><text:span text:style-name="T24">OLVIDABLE</text:span><text:span text:style-name="T23"> </text:span><text:span text:style-name="T27">(</text:span><text:span text:style-name="T35">Actuación II, Aspecto II</text:span><text:span text:style-name="T33">)</text:span></text:p>
          <text:p text:style-name="P346"><text:span text:style-name="T42">Pasiva</text:span></text:p>
          <text:p text:style-name="P305"><text:span text:style-name="T42"><text:tab/></text:span><text:span text:style-name="T457">Eres capaz de hacerte pasar por alguien de muy poca relevancia, como un siervo o un campesino, sin levantar sospecha alguna. Normalmente, la gente no será capaz de recordar haberse cruzado contigo. Incompatible con </text:span><text:span text:style-name="T184">Célebre (Aspecto)</text:span><text:span text:style-name="T457">. </text:span></text:p>
          <text:p text:style-name="P285"><text:span text:style-name="T101"/></text:p>
          <text:p text:style-name="P378"><text:bookmark-start text:name="__RefHeading___Toc40321_3774643960 Copy 9 Copy 1 Copy 2 Copy 1 Copy 2"/><text:span text:style-name="T188"><text:tab/></text:span><text:span text:style-name="T232">COSTE DE ENTRENAMIENTO: </text:span><text:span text:style-name="T262">4 </text:span><text:span text:style-name="T232">PP</text:span><text:bookmark-end text:name="__RefHeading___Toc40321_3774643960 Copy 9 Copy 1 Copy 2 Copy 1 Copy 2"/></text:p>
          <text:p text:style-name="P378"><text:span text:style-name="T232"/></text:p>
          <text:p text:style-name="P360"><text:span text:style-name="T6"><text:tab/></text:span><text:span text:style-name="T24">MÁSCARA NATURAL</text:span><text:span text:style-name="T23"> </text:span><text:span text:style-name="T27">(</text:span><text:span text:style-name="T35">Actuación V, </text:span><text:span text:style-name="T36">Etiqueta</text:span><text:span text:style-name="T35"> III</text:span><text:span text:style-name="T33">)</text:span></text:p>
          <text:p text:style-name="P346"><text:span text:style-name="T42">Pasiva</text:span></text:p>
          <text:p text:style-name="P305"><text:span text:style-name="T42"><text:tab/></text:span><text:span text:style-name="T457">Nunca levantas sospecha, y la gente toma tu palabra sobre tus acciones o actos sin dudar de ella a no ser que tengan una razón clara para hacerlo.</text:span></text:p>
          <text:p text:style-name="P305"><text:span text:style-name="T403"/></text:p>
          <text:p text:style-name="P378"><text:bookmark-start text:name="__RefHeading___Toc40321_3774643960 Copy 9 Copy 1 Copy 2 Copy 1 Copy 2 Copy 1"/><text:span text:style-name="T188"><text:tab/></text:span><text:span text:style-name="T232">COSTE DE ENTRENAMIENTO: </text:span><text:span text:style-name="T263">6 </text:span><text:span text:style-name="T232">PP</text:span><text:bookmark-end text:name="__RefHeading___Toc40321_3774643960 Copy 9 Copy 1 Copy 2 Copy 1 Copy 2 Copy 1"/></text:p>
          <text:h text:style-name="P260" text:outline-level="2"><text:bookmark-start text:name="__RefHeading___Toc40321_3774643960 Copy 9 Copy 5"/>Calma<text:bookmark-end text:name="__RefHeading___Toc40321_3774643960 Copy 9 Copy 5"/></text:h>
          <text:p text:style-name="P63"><text:span text:style-name="T5"/></text:p>
          <text:p text:style-name="P53"><text:span text:style-name="T100"><text:tab/></text:span><text:span text:style-name="T51">Blablabla sobre pelea</text:span></text:p>
          <text:p text:style-name="P53"><text:span text:style-name="T51"/></text:p>
          <text:h text:style-name="P262" text:outline-level="3"><text:bookmark-start text:name="__RefHeading___Toc40308_3774643960 Copy 1 Copy 9 Copy 4"/><text:span text:style-name="T70"><text:tab/></text:span><text:span text:style-name="T476">DOTES</text:span><text:bookmark-end text:name="__RefHeading___Toc40308_3774643960 Copy 1 Copy 9 Copy 4"/></text:h>
          <text:h text:style-name="P263" text:outline-level="4"><text:bookmark-start text:name="__RefHeading___Toc40323_3774643960 Copy 9 Copy 4"/><text:tab/> <text:s text:c="3"/><text:span text:style-name="T559">ACCIONES</text:span><text:bookmark-end text:name="__RefHeading___Toc40323_3774643960 Copy 9 Copy 4"/></text:h>
          <text:p text:style-name="P211"><text:span text:style-name="T6">Soy</text:span><text:span text:style-name="T558"> </text:span><text:span text:style-name="T6">una dote de ejemplo.</text:span></text:p>
          <text:h text:style-name="P263" text:outline-level="4"><text:bookmark-start text:name="__RefHeading___Toc40325_3774643960 Copy 9 Copy 4"/><text:tab/> <text:s text:c="3"/><text:span text:style-name="T559">ALTERACIONES</text:span><text:bookmark-end text:name="__RefHeading___Toc40325_3774643960 Copy 9 Copy 4"/></text:h>
          <text:p text:style-name="P408"><text:span text:style-name="T6"><text:tab/></text:span><text:span text:style-name="T24">RECAPACITACIÓN</text:span><text:span text:style-name="T23"> </text:span><text:span text:style-name="T27">(</text:span><text:span text:style-name="T35">Calma IV)</text:span></text:p>
          <text:p text:style-name="P346"><text:span text:style-name="T42">Alteración (2 seises)</text:span></text:p>
          <text:p text:style-name="P305"><text:span text:style-name="T42"><text:tab/></text:span><text:span text:style-name="T457">Apelas a el carácter moral del objetivo de tu tirada, provocando que deje de lado sus emociones momentáneamente. Si sus acciones contradicen a su moralidad, se detendrá de inmediato. </text:span></text:p>
          <text:p text:style-name="P285"><text:span text:style-name="T101"/></text:p>
          <text:p text:style-name="P378"><text:bookmark-start text:name="__RefHeading___Toc40321_3774643960 Copy 9 Copy 1 Copy 2 Copy 1 Copy 2 Copy 2 Copy 1"/><text:span text:style-name="T188"><text:tab/></text:span><text:span text:style-name="T232">COSTE DE ENTRENAMIENTO: </text:span><text:span text:style-name="T263">4</text:span><text:span text:style-name="T262"> </text:span><text:span text:style-name="T232">PP</text:span><text:bookmark-end text:name="__RefHeading___Toc40321_3774643960 Copy 9 Copy 1 Copy 2 Copy 1 Copy 2 Copy 2 Copy 1"/></text:p>
          <text:h text:style-name="P263" text:outline-level="4"><text:bookmark-start text:name="__RefHeading___Toc40327_3774643960 Copy 9 Copy 4"/><text:tab/> <text:s text:c="3"/><text:span text:style-name="T559">PASIVAS</text:span><text:bookmark-end text:name="__RefHeading___Toc40327_3774643960 Copy 9 Copy 4"/></text:h>
          <text:p text:style-name="P360"><text:span text:style-name="T6"><text:tab/></text:span><text:span text:style-name="T24">DESESCALADA</text:span><text:span text:style-name="T23"> </text:span><text:span text:style-name="T27">(</text:span><text:span text:style-name="T35">Calma III, Conducta I)</text:span></text:p>
          <text:p text:style-name="P346"><text:span text:style-name="T42">Pasiva</text:span></text:p>
          <text:p text:style-name="P305"><text:span text:style-name="T42"><text:tab/></text:span><text:span text:style-name="T457">Tu presencia como mediador es más eficaz de lo normal, abriendo opciones de diálogo donde muchos ya llegarían a los puños. Te das cuenta de cuándo una situación está a punto de llegar a la violencia, y puedes actuar una última vez antes de que lo haga. </text:span></text:p>
          <text:p text:style-name="P285"><text:span text:style-name="T101"/></text:p>
          <text:p text:style-name="P378"><text:bookmark-start text:name="__RefHeading___Toc40321_3774643960 Copy 9 Copy 1 Copy 2 Copy 1 Copy 2 Copy 2"/><text:span text:style-name="T188"><text:tab/></text:span><text:span text:style-name="T232">COSTE DE ENTRENAMIENTO: </text:span><text:span text:style-name="T263">5</text:span><text:span text:style-name="T262"> </text:span><text:span text:style-name="T232">PP</text:span><text:bookmark-end text:name="__RefHeading___Toc40321_3774643960 Copy 9 Copy 1 Copy 2 Copy 1 Copy 2 Copy 2"/></text:p>
          <text:p text:style-name="P378"><text:span text:style-name="T232"/></text:p>
          <text:p text:style-name="P378"><text:span text:style-name="T232"><text:tab/></text:span><text:span text:style-name="T309">PRESENCIA RELAJANTE</text:span><text:span text:style-name="T192"> </text:span><text:span text:style-name="T232">(</text:span><text:span text:style-name="T263">Calma V, Empatía II</text:span><text:span text:style-name="T261">)</text:span></text:p>
          <text:p text:style-name="P346"><text:span text:style-name="T42">Pasiva</text:span></text:p>
          <text:p text:style-name="P305"><text:span text:style-name="T42"><text:tab/></text:span><text:span text:style-name="T457">La gente se siente a gusto a tu alrededor. Como norma general, nunca serás objetivo de violencia en caso de que existan otras opciones para que el instigador alcance su objetivo a la hora de interactuar contigo. </text:span></text:p>
          <text:p text:style-name="P285"><text:span text:style-name="T101"/></text:p>
          <text:p text:style-name="P408"><text:bookmark-start text:name="__RefHeading___Toc40321_3774643960 Copy 9 Copy 1 Copy 2 Copy 1 Copy 2 Copy 3"/><text:span text:style-name="T168"><text:tab/></text:span><text:span text:style-name="T158">COSTE DE ENTRENAMIENTO: </text:span><text:span text:style-name="T159">7 </text:span><text:span text:style-name="T158">PP</text:span><text:bookmark-end text:name="__RefHeading___Toc40321_3774643960 Copy 9 Copy 1 Copy 2 Copy 1 Copy 2 Copy 3"/></text:p>
          <text:h text:style-name="P260" text:outline-level="2"><text:bookmark-start text:name="__RefHeading___Toc40321_3774643960 Copy 9 Copy 7"/>Etiqueta<text:bookmark-end text:name="__RefHeading___Toc40321_3774643960 Copy 9 Copy 7"/></text:h>
          <text:p text:style-name="P63"><text:span text:style-name="T5"/></text:p>
          <text:p text:style-name="P53"><text:span text:style-name="T100"><text:tab/></text:span><text:span text:style-name="T51">Blablabla sobre pelea</text:span></text:p>
          <text:p text:style-name="P53"><text:span text:style-name="T51"/></text:p>
          <text:h text:style-name="P262" text:outline-level="3"><text:bookmark-start text:name="__RefHeading___Toc40308_3774643960 Copy 1 Copy 9 Copy 6"/><text:span text:style-name="T70"><text:tab/></text:span><text:span text:style-name="T476">DOTES</text:span><text:bookmark-end text:name="__RefHeading___Toc40308_3774643960 Copy 1 Copy 9 Copy 6"/></text:h>
          <text:h text:style-name="P263" text:outline-level="4"><text:bookmark-start text:name="__RefHeading___Toc40323_3774643960 Copy 9 Copy 6"/><text:tab/> <text:s text:c="3"/><text:span text:style-name="T559">ACCIONES</text:span><text:bookmark-end text:name="__RefHeading___Toc40323_3774643960 Copy 9 Copy 6"/></text:h>
          <text:p text:style-name="P211"><text:span text:style-name="T6">Soy</text:span><text:span text:style-name="T558"> </text:span><text:span text:style-name="T6">una dote de ejemplo.</text:span></text:p>
          <text:h text:style-name="P263" text:outline-level="4"><text:bookmark-start text:name="__RefHeading___Toc40325_3774643960 Copy 9 Copy 6"/><text:tab/> <text:s text:c="3"/><text:span text:style-name="T559">ALTERACIONES</text:span><text:bookmark-end text:name="__RefHeading___Toc40325_3774643960 Copy 9 Copy 6"/></text:h>
          <text:p text:style-name="P211"><text:span text:style-name="T6">Soy</text:span><text:span text:style-name="T558"> </text:span><text:span text:style-name="T6">una dote de ejemplo.</text:span></text:p>
          <text:h text:style-name="P263" text:outline-level="4"><text:bookmark-start text:name="__RefHeading___Toc40327_3774643960 Copy 9 Copy 6"/><text:tab/> <text:s text:c="3"/><text:span text:style-name="T559">PASIVAS</text:span><text:bookmark-end text:name="__RefHeading___Toc40327_3774643960 Copy 9 Copy 6"/></text:h>
          <text:p text:style-name="P379"><text:span text:style-name="T232"><text:tab/></text:span><text:span text:style-name="T310">ASIMILACIÓN</text:span><text:span text:style-name="T192"> </text:span><text:span text:style-name="T232">(</text:span><text:span text:style-name="T264">Etiqueta III, Perspicacia I)</text:span></text:p>
          <text:p text:style-name="P347"><text:span text:style-name="T42">Pasiva</text:span></text:p>
          <text:p text:style-name="P306"><text:span text:style-name="T42"><text:tab/></text:span><text:span text:style-name="T458">Eres capaz de entender e integrar con rapidez las costumbres culturales de un grupo de personas con el que no hayas interactuado nunca, así como sus dinámicas y normas sociales.</text:span></text:p>
          <text:p text:style-name="P286"><text:span text:style-name="T101"/></text:p>
          <text:p text:style-name="P379"><text:bookmark-start text:name="__RefHeading___Toc40321_3774643960 Copy 9 Copy 1 Copy 2 Copy 1 Copy 2 Copy 3 Copy 1"/><text:span text:style-name="T188"><text:tab/></text:span><text:span text:style-name="T232">COSTE DE ENTRENAMIENTO: </text:span><text:span text:style-name="T264">5</text:span><text:span text:style-name="T263"> </text:span><text:span text:style-name="T232">PP</text:span><text:bookmark-end text:name="__RefHeading___Toc40321_3774643960 Copy 9 Copy 1 Copy 2 Copy 1 Copy 2 Copy 3 Copy 1"/></text:p>
          <text:h text:style-name="P260" text:outline-level="2"><text:bookmark-start text:name="__RefHeading___Toc40321_3774643960 Copy 9 Copy 8"/>Aspecto<text:bookmark-end text:name="__RefHeading___Toc40321_3774643960 Copy 9 Copy 8"/></text:h>
          <text:p text:style-name="P63"><text:span text:style-name="T5"/></text:p>
          <text:p text:style-name="P53"><text:span text:style-name="T100"><text:tab/></text:span><text:span text:style-name="T51">Blablabla sobre pelea</text:span></text:p>
          <text:p text:style-name="P53"><text:span text:style-name="T51"/></text:p>
          <text:h text:style-name="P262" text:outline-level="3"><text:bookmark-start text:name="__RefHeading___Toc40308_3774643960 Copy 1 Copy 9 Copy 7"/><text:span text:style-name="T70"><text:tab/></text:span><text:span text:style-name="T476">DOTES</text:span><text:bookmark-end text:name="__RefHeading___Toc40308_3774643960 Copy 1 Copy 9 Copy 7"/></text:h>
          <text:h text:style-name="P263" text:outline-level="4"><text:bookmark-start text:name="__RefHeading___Toc40323_3774643960 Copy 9 Copy 7"/><text:tab/> <text:s text:c="3"/><text:span text:style-name="T559">ACCIONES</text:span><text:bookmark-end text:name="__RefHeading___Toc40323_3774643960 Copy 9 Copy 7"/></text:h>
          <text:p text:style-name="P211"><text:span text:style-name="T6">Soy</text:span><text:span text:style-name="T558"> </text:span><text:span text:style-name="T6">una dote de ejemplo.</text:span></text:p>
          <text:h text:style-name="P263" text:outline-level="4"><text:bookmark-start text:name="__RefHeading___Toc40325_3774643960 Copy 9 Copy 7"/><text:tab/> <text:s text:c="3"/><text:span text:style-name="T559">ALTERACIONES</text:span><text:bookmark-end text:name="__RefHeading___Toc40325_3774643960 Copy 9 Copy 7"/></text:h>
          <text:p text:style-name="P211"><text:span text:style-name="T6">Soy</text:span><text:span text:style-name="T558"> </text:span><text:span text:style-name="T6">una dote de ejemplo.</text:span></text:p>
          <text:h text:style-name="P263" text:outline-level="4"><text:bookmark-start text:name="__RefHeading___Toc40327_3774643960 Copy 9 Copy 7"/><text:tab/> <text:s text:c="3"/><text:span text:style-name="T559">PASIVAS</text:span><text:bookmark-end text:name="__RefHeading___Toc40327_3774643960 Copy 9 Copy 7"/></text:h>
          <text:p text:style-name="P360"><text:span text:style-name="T6"><text:tab/></text:span><text:span text:style-name="T24">CÉLEBRE</text:span><text:span text:style-name="T23"> </text:span><text:span text:style-name="T27">(</text:span><text:span text:style-name="T35">Aspecto II, Influencia II</text:span><text:span text:style-name="T33">)</text:span></text:p>
          <text:p text:style-name="P346"><text:span text:style-name="T42">Pasiva</text:span></text:p>
          <text:p text:style-name="P305"><text:span text:style-name="T42"><text:tab/></text:span><text:span text:style-name="T457">Eres muy difícil de olvidar, y tus acciones pasadas repercuten con mayor longevidad y extensión. </text:span></text:p>
          <text:p text:style-name="P285"><text:span text:style-name="T101"/></text:p>
          <text:p text:style-name="P378"><text:bookmark-start text:name="__RefHeading___Toc40321_3774643960 Copy 9 Copy 1 Copy 2 Copy 1 Copy 3"/><text:span text:style-name="T188"><text:tab/></text:span><text:span text:style-name="T232">COSTE DE ENTRENAMIENTO: </text:span><text:span text:style-name="T262">4 </text:span><text:span text:style-name="T232">PP</text:span><text:bookmark-end text:name="__RefHeading___Toc40321_3774643960 Copy 9 Copy 1 Copy 2 Copy 1 Copy 3"/></text:p>
          <text:h text:style-name="P260" text:outline-level="2"><text:bookmark-start text:name="__RefHeading___Toc40321_3774643960 Copy 9 Copy 10"/>Espectáculo<text:bookmark-end text:name="__RefHeading___Toc40321_3774643960 Copy 9 Copy 10"/></text:h>
          <text:p text:style-name="P63"><text:span text:style-name="T5"/></text:p>
          <text:p text:style-name="P53"><text:span text:style-name="T100"><text:tab/></text:span><text:span text:style-name="T51">Blablabla sobre pelea</text:span></text:p>
          <text:p text:style-name="P53"><text:span text:style-name="T51"/></text:p>
          <text:h text:style-name="P262" text:outline-level="3"><text:bookmark-start text:name="__RefHeading___Toc40308_3774643960 Copy 1 Copy 9 Copy 9"/><text:span text:style-name="T70"><text:tab/></text:span><text:span text:style-name="T476">DOTES</text:span><text:bookmark-end text:name="__RefHeading___Toc40308_3774643960 Copy 1 Copy 9 Copy 9"/></text:h>
          <text:h text:style-name="P263" text:outline-level="4"><text:bookmark-start text:name="__RefHeading___Toc40323_3774643960 Copy 9 Copy 9"/><text:tab/> <text:s text:c="3"/><text:span text:style-name="T559">ACCIONES</text:span><text:bookmark-end text:name="__RefHeading___Toc40323_3774643960 Copy 9 Copy 9"/></text:h>
          <text:p text:style-name="P409"><text:span text:style-name="T6"><text:tab/></text:span><text:span text:style-name="T25">DISTRAER</text:span><text:span text:style-name="T120"> </text:span><text:span text:style-name="T104">(</text:span><text:span text:style-name="T105">Espectáculo III)</text:span></text:p>
          <text:p text:style-name="P348"><text:span text:style-name="T42">Acción (instantánea)</text:span></text:p>
          <text:p text:style-name="P306"><text:span text:style-name="T42"><text:tab/></text:span><text:span text:style-name="T458">Eres capaz de entrometerte en los quehaceres de otra persona, imponiéndole un negativo igual a tus rangos de Espectáculo en cualquier acción no dirigida hacia ti. </text:span></text:p>
          <text:p text:style-name="P286"><text:span text:style-name="T101"/></text:p>
          <text:p text:style-name="P379"><text:bookmark-start text:name="__RefHeading___Toc40321_3774643960 Copy 9 Copy 1 Copy 2 Copy 1 Copy 2 Copy 3 Copy 1 Copy 1 Copy 2 Copy 1"/><text:span text:style-name="T188"><text:tab/></text:span><text:span text:style-name="T232">COSTE DE ENTRENAMIENTO: </text:span><text:span text:style-name="T264">6 </text:span><text:span text:style-name="T232">PP</text:span><text:bookmark-end text:name="__RefHeading___Toc40321_3774643960 Copy 9 Copy 1 Copy 2 Copy 1 Copy 2 Copy 3 Copy 1 Copy 1 Copy 2 Copy 1"/></text:p>
          <text:h text:style-name="P263" text:outline-level="4"><text:bookmark-start text:name="__RefHeading___Toc40325_3774643960 Copy 9 Copy 9"/><text:tab/> <text:s text:c="3"/><text:span text:style-name="T559">ALTERACIONES</text:span><text:bookmark-end text:name="__RefHeading___Toc40325_3774643960 Copy 9 Copy 9"/></text:h>
          <text:p text:style-name="P409"><text:span text:style-name="T6"><text:tab/></text:span><text:span text:style-name="T25">EMBAUCAR</text:span><text:span text:style-name="T120"> </text:span><text:span text:style-name="T104">(</text:span><text:span text:style-name="T105">Espectáculo IV)</text:span></text:p>
          <text:p text:style-name="P348"><text:span text:style-name="T42">Alteración (2 seis)</text:span></text:p>
          <text:p text:style-name="P306"><text:span text:style-name="T42"><text:tab/></text:span><text:span text:style-name="T458">Tu objetivo quedará </text:span><text:span text:style-name="T185">Embaucado </text:span><text:span text:style-name="T458">por ti. </text:span></text:p>
          <text:p text:style-name="P286"><text:span text:style-name="T101"/></text:p>
          <text:p text:style-name="P379"><text:bookmark-start text:name="__RefHeading___Toc40321_3774643960 Copy 9 Copy 1 Copy 2 Copy 1 Copy 2 Copy 3 Copy 1 Copy 1 Copy 2"/><text:span text:style-name="T188"><text:tab/></text:span><text:span text:style-name="T232">COSTE DE ENTRENAMIENTO: </text:span><text:span text:style-name="T264">5 </text:span><text:span text:style-name="T232">PP</text:span><text:bookmark-end text:name="__RefHeading___Toc40321_3774643960 Copy 9 Copy 1 Copy 2 Copy 1 Copy 2 Copy 3 Copy 1 Copy 1 Copy 2"/></text:p>
          <text:h text:style-name="P263" text:outline-level="4"><text:bookmark-start text:name="__RefHeading___Toc40327_3774643960 Copy 9 Copy 9"/><text:tab/> <text:s text:c="3"/><text:span text:style-name="T559">PASIVAS</text:span><text:bookmark-end text:name="__RefHeading___Toc40327_3774643960 Copy 9 Copy 9"/></text:h>
          <text:p text:style-name="P379"><text:span text:style-name="T232"><text:tab/></text:span><text:span text:style-name="T310">LEY DE LA ATRACCIÓN </text:span><text:span text:style-name="T334">(</text:span><text:span text:style-name="T335">Espectáculo III, Actuación I)</text:span></text:p>
          <text:p text:style-name="P347"><text:span text:style-name="T42">Pasiva</text:span></text:p>
          <text:p text:style-name="P306"><text:span text:style-name="T42"><text:tab/></text:span><text:span text:style-name="T458">Individuos atraídos a ti sufrirán un negativo igual a tu característica de FIS.</text:span></text:p>
          <text:p text:style-name="P286"><text:span text:style-name="T101"/></text:p>
          <text:p text:style-name="P379"><text:bookmark-start text:name="__RefHeading___Toc40321_3774643960 Copy 9 Copy 1 Copy 2 Copy 1 Copy 2 Copy 3 Copy 1 Copy 1"/><text:span text:style-name="T188"><text:tab/></text:span><text:span text:style-name="T232">COSTE DE ENTRENAMIENTO: </text:span><text:span text:style-name="T264">4</text:span><text:span text:style-name="T263"> </text:span><text:span text:style-name="T232">PP</text:span><text:bookmark-end text:name="__RefHeading___Toc40321_3774643960 Copy 9 Copy 1 Copy 2 Copy 1 Copy 2 Copy 3 Copy 1 Copy 1"/></text:p>
          <text:p text:style-name="P212"><text:span text:style-name="T6"/></text:p>
          <text:h text:style-name="P257" text:outline-level="1"><text:bookmark-start text:name="__RefHeading___Toc40304_3774643960 Copy 1 Copy 2 Copy 1"/>Experiencia (EXP)<text:bookmark-end text:name="__RefHeading___Toc40304_3774643960 Copy 1 Copy 2 Copy 1"/></text:h>
          <text:p text:style-name="P12"/>
          <text:p text:style-name="P14"><text:span text:style-name="T49"><text:tab/></text:span><text:span text:style-name="T48">Blablabla sobre físico</text:span></text:p>
          <text:p text:style-name="P15"><text:span text:style-name="T48"/></text:p>
          <text:h text:style-name="P261" text:outline-level="2"><text:bookmark-start text:name="__RefHeading___Toc40321_3774643960 Copy 9 Copy 11"/>Esgrima<text:bookmark-end text:name="__RefHeading___Toc40321_3774643960 Copy 9 Copy 11"/></text:h>
          <text:p text:style-name="P63"><text:span text:style-name="T5"/></text:p>
          <text:p text:style-name="P53"><text:span text:style-name="T100"><text:tab/></text:span><text:span text:style-name="T501">Tu habilidad de Esgrima define tu </text:span><text:span text:style-name="T58">capacidad para desenvolverte en combate con armas compuestas por un pomo y un filo, como espadas o dagas. </text:span><text:span text:style-name="T501">Estas armas viven firmemente en la dicotomía de la elegancia y la bajeza, siendo las favoritas tanto de </text:span><text:span text:style-name="T58">nobles espadachines como sucios ladrones</text:span><text:span text:style-name="T501">, que, pese a que actuen de maneras completamente opuestas en batalla, su objetivo es el mismo: enterrar la punta de su arma en tu corazón. </text:span></text:p>
          <text:p text:style-name="P53"><text:span text:style-name="T501"/></text:p>
          <text:p text:style-name="P58"><text:span text:style-name="T42">Pese a que las formas de combate de cada una de estas armas pueden diferir, un espadachín entrenado en esgrima se siente a gusto con cualquiera de ellas, pudiendo desenvolver sus habilidades con extrema pericia. </text:span><text:span text:style-name="T59">Los espadachines suelen tratarse de individuos ágiles y móviles en el campo de batalla </text:span><text:span text:style-name="T502">que favorecen el uso de un solo arma en combate, </text:span><text:span text:style-name="T59">siendo formidables duelistas en combate singular que buscan acabar un combate en un solo golpe. </text:span><text:span text:style-name="T502">Rara vez desaprovechan la oportunidad de herir a su oponente.</text:span></text:p>
          <text:p text:style-name="P53"><text:span text:style-name="T51"/></text:p>
          <text:h text:style-name="P262" text:outline-level="3"><text:bookmark-start text:name="__RefHeading___Toc40308_3774643960 Copy 1 Copy 9 Copy 10"/><text:span text:style-name="T70"><text:tab/></text:span><text:span text:style-name="T476">DOTES</text:span><text:bookmark-end text:name="__RefHeading___Toc40308_3774643960 Copy 1 Copy 9 Copy 10"/></text:h>
          <text:h text:style-name="P263" text:outline-level="4"><text:bookmark-start text:name="__RefHeading___Toc40323_3774643960 Copy 9 Copy 10"/><text:tab/> <text:s text:c="3"/><text:span text:style-name="T559">ACCIONES</text:span><text:bookmark-end text:name="__RefHeading___Toc40323_3774643960 Copy 9 Copy 10"/></text:h>
          <text:p text:style-name="P35"><text:span text:style-name="T483">G</text:span><text:span text:style-name="T500">OLPE DE POMO</text:span><text:span text:style-name="T42"> </text:span><text:span text:style-name="T71">(</text:span><text:span text:style-name="T77">Esgrima II,</text:span><text:span text:style-name="T75"> Pelea I, </text:span><text:span text:style-name="T77">Velocidad I</text:span><text:span text:style-name="T75">)</text:span></text:p>
          <text:p text:style-name="P166"><text:span text:style-name="T42"><text:s text:c="2"/></text:span><text:span text:style-name="T481">Acción (</text:span><text:span text:style-name="T483">Instantánea</text:span><text:span text:style-name="T481">)</text:span></text:p>
          <text:p text:style-name="P71"><text:span text:style-name="T42"><text:tab/></text:span><text:span text:style-name="T351">Atizas a tu oponente con el pomo de tu arma, intentando aprovechar su aparente debilidad, quien se defenderá con una tirada de Dureza. Recibirá un negativo a toda acción igual a la diferencia entre ambas tiradas </text:span><text:span text:style-name="T355">hasta el comienzo de la siguiente ronda</text:span><text:span text:style-name="T351">.</text:span></text:p>
          <text:p text:style-name="P71"><text:span text:style-name="T101"/></text:p>
          <text:p text:style-name="P71"><text:span text:style-name="T317"><text:tab/></text:span><text:span text:style-name="T211">COSTE DE ENTRENAMIENTO: </text:span><text:span text:style-name="T217">3</text:span><text:span text:style-name="T211">PP</text:span></text:p>
          <text:p text:style-name="P71"><text:span text:style-name="T211"/></text:p>
          <text:p text:style-name="P71"><text:span text:style-name="T211"/></text:p>
          <text:p text:style-name="P36"><text:span text:style-name="T485">T</text:span><text:span text:style-name="T500">AJO RÁPIDO</text:span><text:span text:style-name="T42"> </text:span><text:span text:style-name="T71">(</text:span><text:span text:style-name="T77">Esgrima II</text:span><text:span text:style-name="T78">I</text:span><text:span text:style-name="T77">,</text:span><text:span text:style-name="T75"> </text:span><text:span text:style-name="T77">Velocidad I</text:span><text:span text:style-name="T78">II</text:span><text:span text:style-name="T75">)</text:span></text:p>
          <text:p text:style-name="P168"><text:span text:style-name="T42"><text:s text:c="2"/></text:span><text:span text:style-name="T481">Acción (</text:span><text:span text:style-name="T485">Rápida</text:span><text:span text:style-name="T481">)</text:span></text:p>
          <text:p text:style-name="P73"><text:span text:style-name="T42"><text:tab/></text:span><text:span text:style-name="T353">Aprovechas la diferencia de velocidad entre un oponente más lento y tú para golpearle sin peligro a que se refienda inmediatamente. Realizas un ataque de forma normal sin posibilidad de defensa por parte de tu enemigo. El daño final de este ataque siempre será la mitad del daño base de tu arma. Si tu oponente es más rápido que tu, continuarás el duelo con normalidad, pero no podrás aprovechar los 6 de tu tirada. </text:span></text:p>
          <text:p text:style-name="P73"><text:span text:style-name="T101"/></text:p>
          <text:p text:style-name="P73"><text:span text:style-name="T211"><text:tab/>COSTE DE ENTRENAMIENTO: </text:span><text:span text:style-name="T219">2</text:span><text:span text:style-name="T211">PP</text:span></text:p>
          <text:p text:style-name="P73"><text:span text:style-name="T211"/></text:p>
          <text:p text:style-name="P91"><text:span text:style-name="T211"/></text:p>
          <text:p text:style-name="P37"><text:span text:style-name="T503">GOLPE MAESTRO</text:span><text:span text:style-name="T42"> </text:span><text:span text:style-name="T71">(</text:span><text:span text:style-name="T77">Esgrima I</text:span><text:span text:style-name="T80">V</text:span><text:span text:style-name="T75">)</text:span></text:p>
          <text:p text:style-name="P183"><text:span text:style-name="T42"><text:s text:c="2"/></text:span><text:span text:style-name="T481">Acción (</text:span><text:span text:style-name="T485">Rápida</text:span><text:span text:style-name="T481">)</text:span></text:p>
          <text:p text:style-name="P91"><text:span text:style-name="T42"><text:tab/></text:span><text:span text:style-name="T411">Intentas aprovechar la inercia del ataque de tu oponente para asestar un impacto definitivo de alto riesgo contra él. Realizarás tu tirada de Esgrima y explotarás tantos 6 como quieras, guardando el resto. Si el resultado de esta tirada supera la del enemigo, duplicarás el número de 6 que hayas decidido guardar, pudiendo aplicar alteraciones a posteriori. Si eres derrotado en el duelo, tu enemigo disfrutará de este efecto. </text:span></text:p>
          <text:p text:style-name="P91"><text:span text:style-name="T101"/></text:p>
          <text:p text:style-name="P91"><text:span text:style-name="T211"><text:tab/>COSTE DE ENTRENAMIENTO: </text:span><text:span text:style-name="T233">6</text:span><text:span text:style-name="T211">PP</text:span></text:p>
          <text:p text:style-name="P91"><text:span text:style-name="T211"/></text:p>
          <text:p text:style-name="P73"><text:span text:style-name="T211"/></text:p>
          <text:p text:style-name="P75"><text:span text:style-name="T298"><text:tab/></text:span><text:span text:style-name="T304">GUARDIA ALTA</text:span><text:span text:style-name="T297"> </text:span><text:span text:style-name="T211">(</text:span><text:span text:style-name="T216">Esgrima </text:span><text:span text:style-name="T221">IV</text:span><text:span text:style-name="T218">, </text:span><text:span text:style-name="T221">Intuición II</text:span><text:span text:style-name="T212">)</text:span></text:p>
          <text:p text:style-name="P170"><text:span text:style-name="T42"><text:s text:c="2"/></text:span><text:span text:style-name="T487">Acción (Instantánea)</text:span></text:p>
          <text:p text:style-name="P145"><text:soft-page-break/><text:span text:style-name="T42"><text:tab/></text:span><text:span text:style-name="T356">Cuando te encuentres en duelo contra más de un enemigo, te concentras en tu defensa. Recibirás un bonificador igual a tu Rango de Esgrima + Característica de INS a toda tu tirada dentro del duelo, pero en caso de ganar un duelo, el máximo de daño que podrás causar a cada oponente es el daño final de tu arma. </text:span></text:p>
          <text:p text:style-name="P75"><text:span text:style-name="T101"/></text:p>
          <text:p text:style-name="P75"><text:span text:style-name="T211"><text:tab/>COSTE DE ENTRENAMIENTO: </text:span><text:span text:style-name="T221">5</text:span><text:span text:style-name="T216"> </text:span><text:span text:style-name="T211">PP</text:span></text:p>
          <text:p text:style-name="P75"><text:span text:style-name="T211"/></text:p>
          <text:h text:style-name="P263" text:outline-level="4"><text:bookmark-start text:name="__RefHeading___Toc40325_3774643960 Copy 9 Copy 10"/><text:tab/> <text:s text:c="3"/><text:span text:style-name="T559">ALTERACIONES</text:span><text:bookmark-end text:name="__RefHeading___Toc40325_3774643960 Copy 9 Copy 10"/></text:h>
          <text:p text:style-name="P34"><text:span text:style-name="T500">CONTRAATAQUE</text:span><text:span text:style-name="T42"> </text:span><text:span text:style-name="T71">(</text:span><text:span text:style-name="T76">Esgrima V, </text:span><text:span text:style-name="T79">Reflejos II</text:span><text:span text:style-name="T75">)</text:span></text:p>
          <text:p text:style-name="P165"><text:span text:style-name="T42"><text:s text:c="2"/></text:span><text:span text:style-name="T481">A</text:span><text:span text:style-name="T482">lteración</text:span><text:span text:style-name="T481"> (</text:span><text:span text:style-name="T482">X seis/es</text:span><text:span text:style-name="T481">)</text:span></text:p>
          <text:p text:style-name="P142"><text:span text:style-name="T42"><text:tab/></text:span><text:span text:style-name="T101">Aprovechas el ataque de tu oponente para preparar tu siguiente ataque contra él en vuestro duelo. Por cada seis consumido, recibirás +1D en tu siguiente tirada de duelo siempre que no sea interrumpido. </text:span></text:p>
          <text:p text:style-name="P70"><text:span text:style-name="T101"/></text:p>
          <text:p text:style-name="P70"><text:span text:style-name="T317"><text:tab/></text:span><text:span text:style-name="T211">COSTE DE ENTRENAMIENTO: </text:span><text:span text:style-name="T220">5</text:span><text:span text:style-name="T216"> </text:span><text:span text:style-name="T211">PP</text:span></text:p>
          <text:p text:style-name="P70"><text:span text:style-name="T211"/></text:p>
          <text:p text:style-name="P72"><text:span text:style-name="T211"><text:tab/></text:span><text:span text:style-name="T189">CORTAR TENDÓN</text:span><text:span text:style-name="T297"> </text:span><text:span text:style-name="T211">(</text:span><text:span text:style-name="T216">Esgrima V</text:span><text:span text:style-name="T218">I, Medicina III</text:span><text:span text:style-name="T212">)</text:span></text:p>
          <text:p text:style-name="P167"><text:span text:style-name="T42"><text:s text:c="2"/></text:span><text:span text:style-name="T481">A</text:span><text:span text:style-name="T482">lteración</text:span><text:span text:style-name="T481"> (</text:span><text:span text:style-name="T484">2</text:span><text:span text:style-name="T482"> seises</text:span><text:span text:style-name="T481">)</text:span></text:p>
          <text:p text:style-name="P143"><text:span text:style-name="T42"><text:tab/></text:span><text:span text:style-name="T352">Apuntas a los tendones de tu oponente, intentando causar daños permanentes sobre ellos. Si tu ataque conecta y hiere a tu oponente, este deberá superar una tirada de Dureza contra el daño a Aguante recibido o sufrir un negativo permanente (con carácter de herida grave pero que no cuenta como una) a toda acción de combate o acciones basadas en FIS.</text:span></text:p>
          <text:p text:style-name="P72"><text:span text:style-name="T101"/></text:p>
          <text:p text:style-name="P72"><text:span text:style-name="T211"><text:tab/>COSTE DE ENTRENAMIENTO: </text:span><text:span text:style-name="T220">7</text:span><text:span text:style-name="T216"> </text:span><text:span text:style-name="T211">PP</text:span></text:p>
          <text:p text:style-name="P72"><text:span text:style-name="T211"/></text:p>
          <text:p text:style-name="P74"><text:span text:style-name="T211"><text:tab/></text:span><text:span text:style-name="T189">EJECUCIÓN</text:span><text:span text:style-name="T297"> </text:span><text:span text:style-name="T211">(</text:span><text:span text:style-name="T216">Esgrima </text:span><text:span text:style-name="T220">VIII</text:span><text:span text:style-name="T218">, </text:span><text:span text:style-name="T220">Fuerza III</text:span><text:span text:style-name="T212">)</text:span></text:p>
          <text:p text:style-name="P169"><text:span text:style-name="T42"><text:s text:c="2"/></text:span><text:span text:style-name="T481">A</text:span><text:span text:style-name="T482">lteración</text:span><text:span text:style-name="T481"> (</text:span><text:span text:style-name="T486">5</text:span><text:span text:style-name="T482"> seises</text:span><text:span text:style-name="T481">)</text:span></text:p>
          <text:p text:style-name="P144"><text:span text:style-name="T42"><text:tab/></text:span><text:span text:style-name="T354">Atacas a tu oponente con la intención de acabar con él. Si ganas el duelo, tu oponente deberá realizar una tirada de Dureza contra el resultado de tu tirada de duelo. Si la falla (y es posible para tu arma), atacas a uno de sus puntos vitales y acabas con él inmediatamente.</text:span></text:p>
          <text:p text:style-name="P74"><text:span text:style-name="T101"/></text:p>
          <text:p text:style-name="P74"><text:span text:style-name="T211"><text:tab/>COSTE DE ENTRENAMIENTO: </text:span><text:span text:style-name="T218">10</text:span><text:span text:style-name="T216"> </text:span><text:span text:style-name="T211">PP</text:span></text:p>
          <text:p text:style-name="P74"><text:span text:style-name="T211"/></text:p>
          <text:h text:style-name="P263" text:outline-level="4"><text:bookmark-start text:name="__RefHeading___Toc40327_3774643960 Copy 9 Copy 10"/><text:tab/> <text:s text:c="3"/><text:span text:style-name="T559">PASIVAS</text:span><text:bookmark-end text:name="__RefHeading___Toc40327_3774643960 Copy 9 Copy 10"/></text:h>
          <text:p text:style-name="P88"><text:span text:style-name="T211"><text:tab/></text:span><text:span text:style-name="T190">ARMA PREDILECTA</text:span><text:span text:style-name="T297"> </text:span><text:span text:style-name="T211">(</text:span><text:span text:style-name="T216">Esgrima </text:span><text:span text:style-name="T220">I</text:span><text:span text:style-name="T212">)</text:span></text:p>
          <text:p text:style-name="P180"><text:span text:style-name="T42"><text:s text:c="2"/></text:span><text:span text:style-name="T501">Pasiva</text:span></text:p>
          <text:p text:style-name="P153"><text:span text:style-name="T42"><text:tab/></text:span><text:span text:style-name="T405">Te especializas en el uso de un arma específica recogida bajo el abanico de Esgrima. Cuando la utilizas, cuentas con un +1D </text:span><text:span text:style-name="T406">final</text:span><text:span text:style-name="T405"> a toda tirada con ella, pero sufres -2 EXP a la hora de utilizar cualquier otro arma y -1 FIS a la hora de utilizar </text:span><text:span text:style-name="T176">Pelea</text:span><text:span text:style-name="T405">. </text:span><text:span text:style-name="T407">Siempre puedes rescindir de esta dote volviendo a pagar su precio, eliminándola o cambiándola por otro arma distinta.</text:span></text:p>
          <text:p text:style-name="P88"><text:span text:style-name="T101"/></text:p>
          <text:p text:style-name="P88"><text:span text:style-name="T394"><text:tab/></text:span><text:span text:style-name="T211">COSTE DE ENTRENAMIENTO: </text:span><text:span text:style-name="T237">3</text:span><text:span text:style-name="T216"> </text:span><text:span text:style-name="T211">PP</text:span></text:p>
          <text:p text:style-name="P88"><text:span text:style-name="T171"/></text:p>
          <text:p text:style-name="P88"><text:span text:style-name="T171"/></text:p>
          <text:p text:style-name="P227"><text:span text:style-name="T559"><text:tab/></text:span><text:span text:style-name="T115">CAPA Y PUÑAL</text:span><text:span text:style-name="T107"> </text:span><text:span text:style-name="T135">(</text:span><text:span text:style-name="T146">Esgrima II</text:span><text:span text:style-name="T145">)</text:span></text:p>
          <text:p text:style-name="P182"><text:span text:style-name="T42"><text:s text:c="2"/></text:span><text:span text:style-name="T480">Pasiva</text:span></text:p>
          <text:p text:style-name="P90"><text:span text:style-name="T42"><text:tab/></text:span><text:span text:style-name="T408">Siempre y cuando </text:span><text:span text:style-name="T409">sólo blandas un arma singular basada en Esgrima </text:span><text:span text:style-name="T410">y</text:span><text:span text:style-name="T409"> </text:span><text:span text:style-name="T410">te encuentres en duelo singular</text:span><text:span text:style-name="T409">, </text:span><text:span text:style-name="T410">conviertes tu dado final más bajo en un 6. </text:span></text:p>
          <text:p text:style-name="P90"><text:span text:style-name="T101"/></text:p>
          <text:p text:style-name="P126"><text:span text:style-name="T394"><text:tab/></text:span><text:span text:style-name="T211">COSTE DE ENTRENAMIENTO: </text:span><text:span text:style-name="T238">5</text:span><text:span text:style-name="T211"> PP</text:span></text:p>
          <text:p text:style-name="P28"><text:span text:style-name="T559"/></text:p>
          <text:p text:style-name="Standard"><text:span text:style-name="T6"><text:tab/></text:span><text:span text:style-name="T113">BAILE DEL ESPADACHÍN</text:span><text:span text:style-name="T106"> </text:span><text:span text:style-name="T129">(</text:span><text:span text:style-name="T130">Esgrima </text:span><text:span text:style-name="T133">IV</text:span><text:span text:style-name="T131">, </text:span><text:span text:style-name="T133">Acrobacias I</text:span><text:span text:style-name="T132">)</text:span></text:p>
          <text:p text:style-name="P171"><text:soft-page-break/><text:span text:style-name="T42"><text:s text:c="2"/></text:span><text:span text:style-name="T501">Pasiva</text:span></text:p>
          <text:p text:style-name="P146"><text:span text:style-name="T42"><text:tab/></text:span><text:span text:style-name="T357">Debido a tu forma de moverte en combate, todo ataque a distancia realizado contra ti cuando te encuentres entablando un duelo cuerpo a cuerpo sufrirá de un negativo igual tu Rango de Esgrima + Rango de Acrobacias. </text:span></text:p>
          <text:p text:style-name="P76"><text:span text:style-name="T101"/></text:p>
          <text:p text:style-name="P117"><text:span text:style-name="T211"><text:tab/>COSTE DE ENTRENAMIENTO: </text:span><text:span text:style-name="T222">3</text:span><text:span text:style-name="T216"> </text:span><text:span text:style-name="T211">PP</text:span></text:p>
          <text:h text:style-name="P260" text:outline-level="2"><text:bookmark-start text:name="__RefHeading___Toc40321_3774643960 Copy 9 Copy 11 Copy 2"/>Hachas<text:bookmark-end text:name="__RefHeading___Toc40321_3774643960 Copy 9 Copy 11 Copy 2"/></text:h>
          <text:p text:style-name="P63"><text:span text:style-name="T5"/></text:p>
          <text:p text:style-name="P53"><text:span text:style-name="T100"><text:tab/></text:span><text:span text:style-name="T51">Blablabla sobre pelea</text:span></text:p>
          <text:p text:style-name="P53"><text:span text:style-name="T51"/></text:p>
          <text:h text:style-name="P262" text:outline-level="3"><text:bookmark-start text:name="__RefHeading___Toc40308_3774643960 Copy 1 Copy 9 Copy 10 Copy 1"/><text:span text:style-name="T70"><text:tab/></text:span><text:span text:style-name="T476">DOTES</text:span><text:bookmark-end text:name="__RefHeading___Toc40308_3774643960 Copy 1 Copy 9 Copy 10 Copy 1"/></text:h>
          <text:h text:style-name="P263" text:outline-level="4"><text:bookmark-start text:name="__RefHeading___Toc40323_3774643960 Copy 9 Copy 10 Copy 1"/><text:tab/> <text:s text:c="3"/><text:span text:style-name="T559">ACCIONES</text:span><text:bookmark-end text:name="__RefHeading___Toc40323_3774643960 Copy 9 Copy 10 Copy 1"/></text:h>
          <text:p text:style-name="P362"><text:span text:style-name="T559"><text:tab/></text:span><text:span text:style-name="T122">INTERCAMBIO</text:span><text:span text:style-name="T107"> </text:span><text:span text:style-name="T135">(</text:span><text:span text:style-name="T160">Hachas I</text:span><text:span text:style-name="T161">)</text:span></text:p>
          <text:p text:style-name="P317"><text:span text:style-name="T42"><text:s text:c="2"/></text:span><text:span text:style-name="T536">Alteración (</text:span><text:span text:style-name="T537">rápida</text:span><text:span text:style-name="T536">)</text:span></text:p>
          <text:p text:style-name="P289"><text:span text:style-name="T42"><text:tab/></text:span><text:span text:style-name="T461">Abandonas toda defensa para atinar a tu oponente. Te aseguras de que tu ataque le alcanzará (siempre que no esté esquivando, si no que combatiendo en duelo), pero su ataque también te alcanzará a ti. </text:span></text:p>
          <text:p text:style-name="P289"><text:span text:style-name="T101"/></text:p>
          <text:p text:style-name="P380"><text:span text:style-name="T394"><text:tab/></text:span><text:span text:style-name="T211">COSTE DE ENTRENAMIENTO: </text:span><text:span text:style-name="T267">2</text:span><text:span text:style-name="T211"> PP</text:span></text:p>
          <text:p text:style-name="P380"><text:span text:style-name="T211"/></text:p>
          <text:p text:style-name="P364"><text:span text:style-name="T559"><text:tab/></text:span><text:span text:style-name="T124">TRABADO </text:span><text:span text:style-name="T135">(</text:span><text:span text:style-name="T160">Hachas I</text:span><text:span text:style-name="T163">II</text:span><text:span text:style-name="T161">)</text:span></text:p>
          <text:p text:style-name="P319"><text:span text:style-name="T42"><text:s text:c="2"/></text:span><text:span text:style-name="T536">Alteración (</text:span><text:span text:style-name="T537">rápida</text:span><text:span text:style-name="T536">)</text:span></text:p>
          <text:p text:style-name="P291"><text:span text:style-name="T42"><text:tab/></text:span><text:span text:style-name="T464">Atrapas el arma de tu oponente con tu hacha, restringiendo su habilidad de uso con ella. Si ganas el duelo, ambos deberéis utilizar la habilidad Pelea para lanzar vuestros ataques hasta que tú decidas destrabar armas o tu oponente gane un duelo.</text:span></text:p>
          <text:p text:style-name="P291"><text:span text:style-name="T101"/></text:p>
          <text:p text:style-name="P382"><text:span text:style-name="T394"><text:tab/></text:span><text:span text:style-name="T211">COSTE DE ENTRENAMIENTO: </text:span><text:span text:style-name="T269">5</text:span><text:span text:style-name="T211"> PP</text:span></text:p>
          <text:p text:style-name="P417"><text:span text:style-name="T559"/></text:p>
          <text:h text:style-name="P263" text:outline-level="4"><text:bookmark-start text:name="__RefHeading___Toc40325_3774643960 Copy 9 Copy 10 Copy 1"/><text:tab/> <text:s text:c="3"/><text:span text:style-name="T559">ALTERACIONES</text:span><text:bookmark-end text:name="__RefHeading___Toc40325_3774643960 Copy 9 Copy 10 Copy 1"/></text:h>
          <text:p text:style-name="P361"><text:span text:style-name="T559"><text:tab/></text:span><text:span text:style-name="T121">ATRAVESAR ARMADURA</text:span><text:span text:style-name="T107"> </text:span><text:span text:style-name="T135">(</text:span><text:span text:style-name="T160">Hachas I, Fuerza III</text:span><text:span text:style-name="T145">)</text:span></text:p>
          <text:p text:style-name="P316"><text:span text:style-name="T42"><text:s text:c="2"/></text:span><text:span text:style-name="T536">Alteración (2 seis)</text:span></text:p>
          <text:p text:style-name="P288"><text:span text:style-name="T42"><text:tab/></text:span><text:span text:style-name="T460">Atraviesas toda armadura blanda o natural, y añades como daño </text:span><text:span text:style-name="T461">base</text:span><text:span text:style-name="T460"> cualquier bonificador previo a atravesar susodichas armaduras. </text:span></text:p>
          <text:p text:style-name="P288"><text:span text:style-name="T460"/></text:p>
          <text:p text:style-name="P381"><text:span text:style-name="T396"><text:tab/></text:span><text:span text:style-name="T266">COSTE DE ENTRENAMIENTO: </text:span><text:span text:style-name="T268">4</text:span><text:span text:style-name="T266"> PP</text:span></text:p>
          <text:p text:style-name="P288"><text:span text:style-name="T460"/></text:p>
          <text:p text:style-name="P288"><text:span text:style-name="T460"/></text:p>
          <text:p text:style-name="P363"><text:span text:style-name="T559"><text:tab/></text:span><text:span text:style-name="T123">DESBARATAR DEFENSAS</text:span><text:span text:style-name="T107"> </text:span><text:span text:style-name="T135">(</text:span><text:span text:style-name="T160">Hachas I</text:span><text:span text:style-name="T162">II, Percepción I</text:span><text:span text:style-name="T161">)</text:span></text:p>
          <text:p text:style-name="P318"><text:span text:style-name="T42"><text:s text:c="2"/></text:span><text:span text:style-name="T536">Alteración (</text:span><text:span text:style-name="T538">2 seis</text:span><text:span text:style-name="T536">)</text:span></text:p>
          <text:p text:style-name="P290"><text:span text:style-name="T42"><text:tab/></text:span><text:span text:style-name="T462">Te concentras en aniquilar las defensas de un oponente que se mantiene defensivo, neutralizando toda acción que haya tomado cuyo objetivo sea defenderse.</text:span></text:p>
          <text:p text:style-name="P290"><text:span text:style-name="T101"/></text:p>
          <text:p text:style-name="P381"><text:span text:style-name="T396"><text:tab/></text:span><text:span text:style-name="T266">COSTE DE ENTRENAMIENTO: </text:span><text:span text:style-name="T268">3</text:span><text:span text:style-name="T266"> PP</text:span></text:p>
          <text:p text:style-name="P288"><text:span text:style-name="T101"/></text:p>
          <text:p text:style-name="P363"><text:span text:style-name="T559"><text:tab/></text:span><text:span text:style-name="T123">HERIR</text:span><text:span text:style-name="T107"> </text:span><text:span text:style-name="T135">(</text:span><text:span text:style-name="T160">Hachas </text:span><text:span text:style-name="T162">VI</text:span><text:span text:style-name="T161">)</text:span></text:p>
          <text:p text:style-name="P318"><text:span text:style-name="T42"><text:s text:c="2"/></text:span><text:span text:style-name="T536">Alteración (</text:span><text:span text:style-name="T538">x seis/es</text:span><text:span text:style-name="T536">)</text:span></text:p>
          <text:p text:style-name="P290"><text:span text:style-name="T42"><text:tab/></text:span><text:span text:style-name="T462">Guardas todos los dados que quieras. Si tu ataque causa una herida al oponente, sea leve o grave, lanzarás tus dados guardados, y el oponente sufrirá tantas heridas leves como su resultado final </text:span><text:span text:style-name="T463">tras sufrir todos los daños de tu ataque</text:span><text:span text:style-name="T462">. </text:span></text:p>
          <text:p text:style-name="P290"><text:span text:style-name="T101"/></text:p>
          <text:p text:style-name="P381"><text:soft-page-break/><text:span text:style-name="T396"><text:tab/></text:span><text:span text:style-name="T266">COSTE DE ENTRENAMIENTO: </text:span><text:span text:style-name="T268">8</text:span><text:span text:style-name="T266"> PP</text:span></text:p>
          <text:h text:style-name="P263" text:outline-level="4"><text:bookmark-start text:name="__RefHeading___Toc40327_3774643960 Copy 9 Copy 10 Copy 1"/><text:tab/> <text:s text:c="3"/><text:span text:style-name="T559">PASIVAS</text:span><text:bookmark-end text:name="__RefHeading___Toc40327_3774643960 Copy 9 Copy 10 Copy 1"/></text:h>
          <text:p text:style-name="P362"><text:span text:style-name="T559"><text:tab/></text:span><text:span text:style-name="T122">DESTROZO</text:span><text:span text:style-name="T107"> </text:span><text:span text:style-name="T135">(</text:span><text:span text:style-name="T160">Hachas I</text:span><text:span text:style-name="T161">II</text:span><text:span text:style-name="T160">, Fuerza I</text:span><text:span text:style-name="T161">I</text:span><text:span text:style-name="T145">)</text:span></text:p>
          <text:p text:style-name="P317"><text:span text:style-name="T42"><text:s text:c="2"/></text:span><text:span text:style-name="T537">Pasiva</text:span></text:p>
          <text:p text:style-name="P289"><text:span text:style-name="T42"><text:tab/></text:span><text:span text:style-name="T461">Duplicas todo daño causado a la hora de romper objetos, escudos y armaduras. </text:span></text:p>
          <text:p text:style-name="P289"><text:span text:style-name="T101"/></text:p>
          <text:p text:style-name="P380"><text:bookmark-start text:name="__RefHeading___Toc40321_3774643960 Copy 9 Copy 11 Copy 1"/><text:span text:style-name="T394"><text:tab/></text:span><text:span text:style-name="T211">COSTE DE ENTRENAMIENTO: </text:span><text:span text:style-name="T266">3</text:span><text:span text:style-name="T211"> PP</text:span><text:bookmark-end text:name="__RefHeading___Toc40321_3774643960 Copy 9 Copy 11 Copy 1"/></text:p>
          <text:h text:style-name="P260" text:outline-level="2"><text:bookmark-start text:name="__RefHeading___Toc40321_3774643960 Copy 9 Copy 11 Copy 3"/>Mazas<text:bookmark-end text:name="__RefHeading___Toc40321_3774643960 Copy 9 Copy 11 Copy 3"/></text:h>
          <text:p text:style-name="P63"><text:span text:style-name="T5"/></text:p>
          <text:p text:style-name="P53"><text:span text:style-name="T100"><text:tab/></text:span><text:span text:style-name="T51">Blablabla sobre pelea</text:span></text:p>
          <text:p text:style-name="P53"><text:span text:style-name="T51"/></text:p>
          <text:h text:style-name="P262" text:outline-level="3"><text:bookmark-start text:name="__RefHeading___Toc40308_3774643960 Copy 1 Copy 9 Copy 10 Copy 2"/><text:span text:style-name="T70"><text:tab/></text:span><text:span text:style-name="T476">DOTES</text:span><text:bookmark-end text:name="__RefHeading___Toc40308_3774643960 Copy 1 Copy 9 Copy 10 Copy 2"/></text:h>
          <text:h text:style-name="P263" text:outline-level="4"><text:bookmark-start text:name="__RefHeading___Toc40323_3774643960 Copy 9 Copy 10 Copy 2"/><text:tab/> <text:s text:c="3"/><text:span text:style-name="T559">ACCIONES</text:span><text:bookmark-end text:name="__RefHeading___Toc40323_3774643960 Copy 9 Copy 10 Copy 2"/></text:h>
          <text:p text:style-name="P418"><text:span text:style-name="T559"><text:tab/></text:span><text:span text:style-name="T127">APALEAR</text:span><text:span text:style-name="T135">(</text:span><text:span text:style-name="T164">Mazas I</text:span><text:span text:style-name="T161">)</text:span></text:p>
          <text:p text:style-name="P323"><text:span text:style-name="T42"><text:s text:c="2"/></text:span><text:span text:style-name="T536">A</text:span><text:span text:style-name="T539">cción</text:span><text:span text:style-name="T536"> (</text:span><text:span text:style-name="T537">rápida</text:span><text:span text:style-name="T536">)</text:span></text:p>
          <text:p text:style-name="P295"><text:span text:style-name="T42"><text:tab/></text:span><text:span text:style-name="T467">Aporreas a un mismo enemigo tantas veces como quieras, pudiendo partir tu tirada para atacar múltiples veces al mismo objetivo. En caso de perder uno de los duelos, todos los siguientes serán cancelados.</text:span></text:p>
          <text:p text:style-name="P295"><text:span text:style-name="T101"/></text:p>
          <text:p text:style-name="P386"><text:span text:style-name="T394"><text:tab/></text:span><text:span text:style-name="T171">COSTE DE ENTRENAMIENTO: </text:span><text:span text:style-name="T441">2</text:span><text:span text:style-name="T171"> PP</text:span></text:p>
          <text:p text:style-name="P28"><text:span text:style-name="T559"/></text:p>
          <text:p text:style-name="P365"><text:span text:style-name="T559"><text:tab/></text:span><text:span text:style-name="T125">ROMPER</text:span><text:span text:style-name="T135">(</text:span><text:span text:style-name="T164">Mazas IV</text:span><text:span text:style-name="T161">)</text:span></text:p>
          <text:p text:style-name="P320"><text:span text:style-name="T42"><text:s text:c="2"/></text:span><text:span text:style-name="T536">A</text:span><text:span text:style-name="T539">cción</text:span><text:span text:style-name="T536"> (</text:span><text:span text:style-name="T537">rápida</text:span><text:span text:style-name="T536">)</text:span></text:p>
          <text:p text:style-name="P292"><text:span text:style-name="T42"><text:tab/></text:span><text:span text:style-name="T465">Escoges un objeto que tu oponente mantenga, como su arma o armadura, y concentras tu ataque en deshabilitarlo o romperlo. Si vences el duelo, causarás daño de entereza contra el objeto, pudiendo mellarlo o romperlo en el proceso. </text:span></text:p>
          <text:p text:style-name="P292"><text:span text:style-name="T101"/></text:p>
          <text:p text:style-name="P383"><text:span text:style-name="T394"><text:tab/></text:span><text:span text:style-name="T211">COSTE DE ENTRENAMIENTO: </text:span><text:span text:style-name="T269">5</text:span><text:span text:style-name="T211"> PP</text:span></text:p>
          <text:h text:style-name="P263" text:outline-level="4"><text:bookmark-start text:name="__RefHeading___Toc40325_3774643960 Copy 9 Copy 10 Copy 2"/><text:tab/> <text:s text:c="3"/><text:span text:style-name="T559">ALTERACIONES</text:span><text:bookmark-end text:name="__RefHeading___Toc40325_3774643960 Copy 9 Copy 10 Copy 2"/></text:h>
          <text:p text:style-name="P365"><text:span text:style-name="T559"><text:tab/></text:span><text:span text:style-name="T125">ACOGOTAR</text:span><text:span text:style-name="T124"> </text:span><text:span text:style-name="T135">(</text:span><text:span text:style-name="T164">Mazas II</text:span><text:span text:style-name="T161">)</text:span></text:p>
          <text:p text:style-name="P320"><text:span text:style-name="T42"><text:s text:c="2"/></text:span><text:span text:style-name="T536">Alteración (</text:span><text:span text:style-name="T539">x seis/es</text:span><text:span text:style-name="T536">)</text:span></text:p>
          <text:p text:style-name="P292"><text:span text:style-name="T42"><text:tab/></text:span><text:span text:style-name="T465">Si tu ataque hiere a tu oponente, tirarás los dados que hayas dedicado a esta alteración. El resultado será un negativo a toda acción para tu oponente, que sufrirá durante el siguiente turno. </text:span></text:p>
          <text:p text:style-name="P292"><text:span text:style-name="T101"/></text:p>
          <text:p text:style-name="P383"><text:span text:style-name="T394"><text:tab/></text:span><text:span text:style-name="T211">COSTE DE ENTRENAMIENTO: </text:span><text:span text:style-name="T270">2</text:span><text:span text:style-name="T211"> PP</text:span></text:p>
          <text:p text:style-name="P366"><text:span text:style-name="T135"/></text:p>
          <text:p text:style-name="P366"><text:span text:style-name="T559"><text:tab/></text:span><text:span text:style-name="T126">GOLPE BAJO </text:span><text:span text:style-name="T135">(</text:span><text:span text:style-name="T164">Mazas I</text:span><text:span text:style-name="T166">II</text:span><text:span text:style-name="T161">)</text:span></text:p>
          <text:p text:style-name="P322"><text:span text:style-name="T42"><text:s text:c="2"/></text:span><text:span text:style-name="T536">A</text:span><text:span text:style-name="T541">lteración (1 seis</text:span><text:span text:style-name="T536">)</text:span></text:p>
          <text:p text:style-name="P294"><text:span text:style-name="T42"><text:tab/></text:span><text:span text:style-name="T466">Vapuleas a tu objetivo en un punto específicamente doloroso, y conviertes todo el daño de aguante en un negativo a toda acción durante el siguiente turno de tu oponente. Si este daño es dos veces el aguante total de tu oponente, este quedará </text:span><text:span text:style-name="T186">incapacitado </text:span><text:span text:style-name="T466">durante un turno. </text:span></text:p>
          <text:p text:style-name="P294"><text:span text:style-name="T101"/></text:p>
          <text:p text:style-name="P385"><text:span text:style-name="T394"><text:tab/></text:span><text:span text:style-name="T211">COSTE DE ENTRENAMIENTO: </text:span><text:span text:style-name="T269">5</text:span><text:span text:style-name="T211"> PP</text:span></text:p>
          <text:p text:style-name="P385"><text:span text:style-name="T211"/></text:p>
          <text:p text:style-name="P385"><text:span text:style-name="T211"/></text:p>
          <text:p text:style-name="P385"><text:span text:style-name="T211"/></text:p>
          <text:p text:style-name="P385"><text:span text:style-name="T211"/></text:p>
          <text:p text:style-name="P385"><text:span text:style-name="T211"/></text:p>
          <text:p text:style-name="P385"><text:soft-page-break/><text:span text:style-name="T211"/></text:p>
          <text:h text:style-name="P263" text:outline-level="4"><text:bookmark-start text:name="__RefHeading___Toc40327_3774643960 Copy 9 Copy 10 Copy 2"/><text:tab/> <text:s text:c="3"/><text:span text:style-name="T559">PASIVAS</text:span><text:bookmark-end text:name="__RefHeading___Toc40327_3774643960 Copy 9 Copy 10 Copy 2"/></text:h>
          <text:p text:style-name="P410"><text:span text:style-name="T6"><text:tab/></text:span><text:span text:style-name="T26">BUENAS INTENCIONES</text:span><text:span text:style-name="T124"> </text:span><text:span text:style-name="T129">(</text:span><text:span text:style-name="T165">Mazas</text:span><text:span text:style-name="T160"> </text:span><text:span text:style-name="T167">II)</text:span></text:p>
          <text:p text:style-name="P321"><text:span text:style-name="T42"><text:s text:c="2"/></text:span><text:span text:style-name="T540">Pasiva</text:span></text:p>
          <text:p text:style-name="P293"><text:span text:style-name="T42"><text:tab/></text:span><text:span text:style-name="T468">Puedes controlar con relativa facilidad el daño que causas a tu oponente, siendo capaz de evitar herirlo al golpear, aunque su aguante siempre se verá disminuído. </text:span></text:p>
          <text:p text:style-name="P293"><text:span text:style-name="T101"/></text:p>
          <text:p text:style-name="P384"><text:span text:style-name="T394"><text:tab/></text:span><text:span text:style-name="T211">COSTE DE ENTRENAMIENTO: </text:span><text:span text:style-name="T272">2</text:span><text:span text:style-name="T211"> PP</text:span></text:p>
          <text:p text:style-name="P384"><text:span text:style-name="T211"/></text:p>
          <text:p text:style-name="P387"><text:span text:style-name="T211"><text:tab/></text:span><text:span text:style-name="T194">CONTROL DE MASAS</text:span><text:span text:style-name="T311"> </text:span><text:span text:style-name="T211">(</text:span><text:span text:style-name="T271">Mazas</text:span><text:span text:style-name="T266"> </text:span><text:span text:style-name="T271">V, Soldadesca I</text:span><text:span text:style-name="T267">)</text:span></text:p>
          <text:p text:style-name="P324"><text:span text:style-name="T42"><text:s text:c="2"/></text:span><text:span text:style-name="T540">Pasiva</text:span></text:p>
          <text:p text:style-name="P387"><text:span text:style-name="T211"><text:tab/></text:span><text:span text:style-name="T336">Al dividir tu tirada para entablar duelo con múltiples objetivos, puedes sacrificar tu capacidad de causar heridas (pero seguirás dañando aguante) para añadir a tus dados iniciales un +D igual a tu rango de Mazas.</text:span></text:p>
          <text:p text:style-name="P387"><text:span text:style-name="T271"><text:tab/></text:span><text:span text:style-name="T211">COSTE DE ENTRENAMIENTO: </text:span><text:span text:style-name="T271">8</text:span><text:span text:style-name="T211"> PP</text:span></text:p>
          <text:h text:style-name="P260" text:outline-level="2"><text:bookmark-start text:name="__RefHeading___Toc40321_3774643960 Copy 9 Copy 11 Copy 4"/>Lanzas<text:bookmark-end text:name="__RefHeading___Toc40321_3774643960 Copy 9 Copy 11 Copy 4"/></text:h>
          <text:p text:style-name="P63"><text:span text:style-name="T5"/></text:p>
          <text:p text:style-name="P53"><text:span text:style-name="T100"><text:tab/></text:span><text:span text:style-name="T51">Blablabla sobre pelea</text:span></text:p>
          <text:p text:style-name="P53"><text:span text:style-name="T51"/></text:p>
          <text:h text:style-name="P262" text:outline-level="3"><text:bookmark-start text:name="__RefHeading___Toc40308_3774643960 Copy 1 Copy 9 Copy 10 Copy 3"/><text:span text:style-name="T70"><text:tab/></text:span><text:span text:style-name="T476">DOTES</text:span><text:bookmark-end text:name="__RefHeading___Toc40308_3774643960 Copy 1 Copy 9 Copy 10 Copy 3"/></text:h>
          <text:h text:style-name="P263" text:outline-level="4"><text:bookmark-start text:name="__RefHeading___Toc40323_3774643960 Copy 9 Copy 10 Copy 3"/><text:tab/> <text:s text:c="3"/><text:span text:style-name="T559">ACCIONES</text:span><text:bookmark-end text:name="__RefHeading___Toc40323_3774643960 Copy 9 Copy 10 Copy 3"/></text:h>
          <text:p text:style-name="P390"><text:span text:style-name="T211"><text:tab/></text:span><text:span text:style-name="T197">ENASTAR</text:span><text:span text:style-name="T311"> </text:span><text:span text:style-name="T211">(</text:span><text:span text:style-name="T273">Lanzas II</text:span><text:span text:style-name="T267">)</text:span></text:p>
          <text:p text:style-name="P327"><text:span text:style-name="T42"><text:s text:c="2"/></text:span><text:span text:style-name="T543">Acción (instantánea)</text:span></text:p>
          <text:p text:style-name="P390"><text:span text:style-name="T211"><text:tab/></text:span><text:span text:style-name="T338">Te preparas para entablar duelo con un oponente que se acerca hacia ti, iniciando el primer encuentro con un bonificador igual a tu rango de Lanzas siempre que el oponente se haya desplazado dentro del rango Cercanía. No es necesario definir a un oponente para tomar esta acción; tu primer atacante siempre será quien la reciba. </text:span></text:p>
          <text:p text:style-name="P390"><text:span text:style-name="T271"><text:tab/></text:span><text:span text:style-name="T211">COSTE DE ENTRENAMIENTO: </text:span><text:span text:style-name="T274">3</text:span><text:span text:style-name="T211"> PP</text:span></text:p>
          <text:p text:style-name="P390"><text:span text:style-name="T211"/></text:p>
          <text:p text:style-name="P391"><text:span text:style-name="T211"><text:tab/></text:span><text:span text:style-name="T197">E</text:span><text:span text:style-name="T198">STOCADA </text:span><text:span text:style-name="T211">(</text:span><text:span text:style-name="T273">Lanzas I</text:span><text:span text:style-name="T275">V</text:span><text:span text:style-name="T267">)</text:span></text:p>
          <text:p text:style-name="P328"><text:span text:style-name="T42"><text:s text:c="2"/></text:span><text:span text:style-name="T543">Acción (</text:span><text:span text:style-name="T544">rápida</text:span><text:span text:style-name="T543">)</text:span></text:p>
          <text:p text:style-name="P391"><text:span text:style-name="T211"><text:tab/></text:span><text:span text:style-name="T275">Atacas a un oponente con el que no te encuentres en duelo desde fuera de su rango de defensa, pudiendo atacar impunemente aunque seas derrotado en duelo. </text:span></text:p>
          <text:p text:style-name="P391"><text:span text:style-name="T271"><text:tab/></text:span><text:span text:style-name="T211">COSTE DE ENTRENAMIENTO: </text:span><text:span text:style-name="T275">5</text:span><text:span text:style-name="T211">PP</text:span></text:p>
          <text:h text:style-name="P263" text:outline-level="4"><text:bookmark-start text:name="__RefHeading___Toc40325_3774643960 Copy 9 Copy 10 Copy 3"/><text:tab/> <text:s text:c="3"/><text:span text:style-name="T559">ALTERACIONES</text:span><text:bookmark-end text:name="__RefHeading___Toc40325_3774643960 Copy 9 Copy 10 Copy 3"/></text:h>
          <text:p text:style-name="P389"><text:span text:style-name="T211"><text:tab/></text:span><text:span text:style-name="T196">DESPLAZAR</text:span><text:span text:style-name="T311"> </text:span><text:span text:style-name="T211">(</text:span><text:span text:style-name="T273">Lanzas II</text:span><text:span text:style-name="T274">I</text:span><text:span text:style-name="T267">)</text:span></text:p>
          <text:p text:style-name="P326"><text:span text:style-name="T42"><text:s text:c="2"/></text:span><text:span text:style-name="T542">Alteración (2 seis)</text:span></text:p>
          <text:p text:style-name="P389"><text:span text:style-name="T211"><text:tab/></text:span><text:span text:style-name="T339">Engatillas a tu oponente con la punta de tu lanza. Podrás desplazarte en un rango de cercanía, y tu oponente deberá desplazarse contigo siempre que lo estés empujando o sufrir tantas heridas leves como el daño base de tu arma. </text:span></text:p>
          <text:p text:style-name="P389"><text:span text:style-name="T271"><text:tab/></text:span><text:span text:style-name="T211">COSTE DE ENTRENAMIENTO: </text:span><text:span text:style-name="T274">3</text:span><text:span text:style-name="T211"> PP</text:span></text:p>
          <text:p text:style-name="P389"><text:span text:style-name="T211"/></text:p>
          <text:p text:style-name="P391"><text:span text:style-name="T211"><text:tab/></text:span><text:span text:style-name="T198">APUNTAR </text:span><text:span text:style-name="T211">(</text:span><text:span text:style-name="T273">Lanzas </text:span><text:span text:style-name="T275">VII</text:span><text:span text:style-name="T267">)</text:span></text:p>
          <text:p text:style-name="P328"><text:span text:style-name="T42"><text:s text:c="2"/></text:span><text:span text:style-name="T542">Alteración (</text:span><text:span text:style-name="T544">1</text:span><text:span text:style-name="T542"> seis)</text:span></text:p>
          <text:p text:style-name="P391"><text:span text:style-name="T211"><text:tab/></text:span><text:span text:style-name="T275">Escoges a voluntad qué parte del cuerpo de tu enemigo golpeas.</text:span></text:p>
          <text:p text:style-name="P391"><text:span text:style-name="T271"><text:tab/></text:span><text:span text:style-name="T211">COSTE DE ENTRENAMIENTO: </text:span><text:span text:style-name="T275">8</text:span><text:span text:style-name="T211"> PP</text:span></text:p>
          <text:p text:style-name="P391"><text:span text:style-name="T211"/></text:p>
          <text:p text:style-name="P391"><text:span text:style-name="T211"/></text:p>
          <text:p text:style-name="P391"><text:span text:style-name="T211"/></text:p>
          <text:p text:style-name="P391"><text:span text:style-name="T211"/></text:p>
          <text:p text:style-name="P391"><text:soft-page-break/><text:span text:style-name="T211"/></text:p>
          <text:h text:style-name="P263" text:outline-level="4"><text:bookmark-start text:name="__RefHeading___Toc40327_3774643960 Copy 9 Copy 10 Copy 3"/><text:tab/> <text:s text:c="3"/><text:span text:style-name="T559">PASIVAS</text:span><text:bookmark-end text:name="__RefHeading___Toc40327_3774643960 Copy 9 Copy 10 Copy 3"/></text:h>
          <text:p text:style-name="P388"><text:span text:style-name="T211"><text:tab/></text:span><text:span text:style-name="T195">EL PALO MÁS LARGO</text:span><text:span text:style-name="T311"> </text:span><text:span text:style-name="T211">(</text:span><text:span text:style-name="T273">Lanzas II</text:span><text:span text:style-name="T267">)</text:span></text:p>
          <text:p text:style-name="P325"><text:span text:style-name="T42"><text:s text:c="2"/></text:span><text:span text:style-name="T540">Pasiva</text:span></text:p>
          <text:p text:style-name="P388"><text:span text:style-name="T211"><text:tab/></text:span><text:span text:style-name="T337">Si ya te encontrabas en un duelo iniciado, sin importar la velocidad de las acciones de los involucrados, tu acción siempre ocurrirá primero. </text:span></text:p>
          <text:p text:style-name="P388"><text:span text:style-name="T271"><text:tab/></text:span><text:span text:style-name="T211">COSTE DE ENTRENAMIENTO: </text:span><text:span text:style-name="T273">3</text:span><text:span text:style-name="T211"> PP</text:span></text:p>
          <text:p text:style-name="P388"><text:span text:style-name="T211"/></text:p>
          <text:p text:style-name="P391"><text:span text:style-name="T211"><text:tab/></text:span><text:span text:style-name="T198">A RALLA </text:span><text:span text:style-name="T211">(</text:span><text:span text:style-name="T273">Lanzas </text:span><text:span text:style-name="T275">VI</text:span><text:span text:style-name="T267">)</text:span></text:p>
          <text:p text:style-name="P328"><text:span text:style-name="T42"><text:s text:c="2"/></text:span><text:span text:style-name="T543">Acción (</text:span><text:span text:style-name="T544">rápida</text:span><text:span text:style-name="T543">)</text:span></text:p>
          <text:p text:style-name="P391"><text:span text:style-name="T211"><text:tab/></text:span><text:span text:style-name="T340">Cuando te encuentres en duelo contra más de un oponente, estos sufren un negativo a sus tiradas igual a tus rangos en Lanzas. </text:span></text:p>
          <text:p text:style-name="P392"><text:span text:style-name="T271"><text:tab/></text:span><text:span text:style-name="T211">COSTE DE ENTRENAMIENTO: </text:span><text:span text:style-name="T275">6 </text:span><text:span text:style-name="T211">PP</text:span></text:p>
          <text:h text:style-name="P260" text:outline-level="2"><text:bookmark-start text:name="__RefHeading___Toc40321_3774643960 Copy 9 Copy 11 Copy 5"/>Arcos<text:bookmark-end text:name="__RefHeading___Toc40321_3774643960 Copy 9 Copy 11 Copy 5"/></text:h>
          <text:p text:style-name="P63"><text:span text:style-name="T5"/></text:p>
          <text:p text:style-name="P53"><text:span text:style-name="T100"><text:tab/></text:span><text:span text:style-name="T51">Blablabla sobre pelea</text:span></text:p>
          <text:p text:style-name="P53"><text:span text:style-name="T51"/></text:p>
          <text:h text:style-name="P262" text:outline-level="3"><text:bookmark-start text:name="__RefHeading___Toc40308_3774643960 Copy 1 Copy 9 Copy 10 Copy 4"/><text:span text:style-name="T70"><text:tab/></text:span><text:span text:style-name="T476">DOTES</text:span><text:bookmark-end text:name="__RefHeading___Toc40308_3774643960 Copy 1 Copy 9 Copy 10 Copy 4"/></text:h>
          <text:h text:style-name="P263" text:outline-level="4"><text:bookmark-start text:name="__RefHeading___Toc40323_3774643960 Copy 9 Copy 10 Copy 4"/><text:tab/> <text:s text:c="3"/><text:span text:style-name="T559">ACCIONES</text:span><text:bookmark-end text:name="__RefHeading___Toc40323_3774643960 Copy 9 Copy 10 Copy 4"/></text:h>
          <text:p text:style-name="P393"><text:span text:style-name="T211"><text:tab/></text:span><text:span text:style-name="T199">DISPARO RÁPIDO </text:span><text:span text:style-name="T211">(</text:span><text:span text:style-name="T276">Arcos II, Velocidad I</text:span><text:span text:style-name="T267">)</text:span></text:p>
          <text:p text:style-name="P329"><text:span text:style-name="T42"><text:s text:c="2"/></text:span><text:span text:style-name="T545">Acción</text:span><text:span text:style-name="T542"> (</text:span><text:span text:style-name="T546">rápida</text:span><text:span text:style-name="T542">)</text:span></text:p>
          <text:p text:style-name="P393"><text:span text:style-name="T317"><text:tab/></text:span><text:span text:style-name="T341">Te preparas para disparar más de una flecha (hasta un total igual a tu rango de Velocidad), cuya cantidad debes decidir al iniciar esta acción. Por cada flecha disparada, sufrirás un -1D en toda tirada. </text:span></text:p>
          <text:p text:style-name="P393"><text:span text:style-name="T271"><text:tab/></text:span><text:span text:style-name="T211">COSTE DE ENTRENAMIENTO: </text:span><text:span text:style-name="T274">3</text:span><text:span text:style-name="T211"> PP</text:span></text:p>
          <text:p text:style-name="P393"><text:span text:style-name="T211"/></text:p>
          <text:p text:style-name="P394"><text:span text:style-name="T211"><text:tab/></text:span><text:span text:style-name="T200">TIRO PARADÓJICO</text:span><text:span text:style-name="T199"> </text:span><text:span text:style-name="T211">(</text:span><text:span text:style-name="T276">Arcos </text:span><text:span text:style-name="T277">VII</text:span><text:span text:style-name="T267">)</text:span></text:p>
          <text:p text:style-name="P330"><text:span text:style-name="T42"><text:s text:c="2"/></text:span><text:span text:style-name="T545">Acción</text:span><text:span text:style-name="T542"> (</text:span><text:span text:style-name="T546">rápida</text:span><text:span text:style-name="T542">)</text:span></text:p>
          <text:p text:style-name="P394"><text:span text:style-name="T317"><text:tab/></text:span><text:span text:style-name="T342">Disparas una flecha que, aprovechando rebotes y movimientos en el aire, es capaz de golpear tras coberturas totales.</text:span></text:p>
          <text:p text:style-name="P394"><text:span text:style-name="T271"><text:tab/></text:span><text:span text:style-name="T211">COSTE DE ENTRENAMIENTO: </text:span><text:span text:style-name="T277">9</text:span><text:span text:style-name="T211"> PP</text:span></text:p>
          <text:h text:style-name="P263" text:outline-level="4"><text:bookmark-start text:name="__RefHeading___Toc40325_3774643960 Copy 9 Copy 10 Copy 4"/><text:tab/> <text:s text:c="3"/><text:span text:style-name="T559">ALTERACIONES</text:span><text:bookmark-end text:name="__RefHeading___Toc40325_3774643960 Copy 9 Copy 10 Copy 4"/></text:h>
          <text:p text:style-name="P395"><text:span text:style-name="T211"><text:tab/></text:span><text:span text:style-name="T202">ESPINA </text:span><text:span text:style-name="T211">(</text:span><text:span text:style-name="T276">Arcos </text:span><text:span text:style-name="T277">V, </text:span><text:span text:style-name="T278">Tiro V</text:span><text:span text:style-name="T267">)</text:span></text:p>
          <text:p text:style-name="P331"><text:span text:style-name="T42"><text:s text:c="2"/></text:span><text:span text:style-name="T545">A</text:span><text:span text:style-name="T547">lteración (2 seis</text:span><text:span text:style-name="T542">)</text:span></text:p>
          <text:p text:style-name="P395"><text:span text:style-name="T317"><text:tab/></text:span><text:span text:style-name="T343">Si tu disparo causa una herida, la flecha quedará clavada en tu objetivo, imponiendo un negativo a toda acción de -1D hasta que sea retirada. Retirarla causará tantas heridas leves como tu rango de Tiro.</text:span></text:p>
          <text:p text:style-name="P395"><text:span text:style-name="T271"><text:tab/></text:span><text:span text:style-name="T211">COSTE DE ENTRENAMIENTO: </text:span><text:span text:style-name="T278">5</text:span><text:span text:style-name="T211">PP</text:span></text:p>
          <text:h text:style-name="P263" text:outline-level="4"><text:bookmark-start text:name="__RefHeading___Toc40327_3774643960 Copy 9 Copy 10 Copy 4"/><text:tab/> <text:s text:c="3"/><text:span text:style-name="T559">PASIVAS</text:span><text:bookmark-end text:name="__RefHeading___Toc40327_3774643960 Copy 9 Copy 10 Copy 4"/></text:h>
          <text:p text:style-name="P394"><text:span text:style-name="T211"><text:tab/></text:span><text:span text:style-name="T200">CÁLCULO DE INERCIA</text:span><text:span text:style-name="T199"> </text:span><text:span text:style-name="T211">(</text:span><text:span text:style-name="T276">Arcos </text:span><text:span text:style-name="T277">II, Instinto I</text:span><text:span text:style-name="T267">)</text:span></text:p>
          <text:p text:style-name="P330"><text:span text:style-name="T42"><text:s text:c="2"/></text:span><text:span text:style-name="T546">Pasiva</text:span></text:p>
          <text:p text:style-name="P394"><text:span text:style-name="T317"><text:tab/></text:span><text:span text:style-name="T342">No sufres negativos por desplazarte, saltar o caer y disparar en el mismo turno. </text:span></text:p>
          <text:p text:style-name="P394"><text:span text:style-name="T271"><text:tab/></text:span><text:span text:style-name="T211">COSTE DE ENTRENAMIENTO: </text:span><text:span text:style-name="T277">2</text:span><text:span text:style-name="T211"> PP</text:span></text:p>
          <text:p text:style-name="P394"><text:span text:style-name="T211"/></text:p>
          <text:p text:style-name="P396"><text:span text:style-name="T211"><text:tab/></text:span><text:span text:style-name="T203">A MANO</text:span><text:span text:style-name="T199"> </text:span><text:span text:style-name="T211">(</text:span><text:span text:style-name="T279">Arcos III</text:span><text:span text:style-name="T267">)</text:span></text:p>
          <text:p text:style-name="P332"><text:span text:style-name="T42"><text:s text:c="2"/></text:span><text:span text:style-name="T546">Pasiva</text:span></text:p>
          <text:p text:style-name="P396"><text:span text:style-name="T317"><text:tab/></text:span><text:span text:style-name="T344">Portas tu arco sin dificultad aunque no lo estés utilizando de forma activa. Tu primero disparo con él después de empuñarlo ocurrirá en velocidad </text:span><text:span text:style-name="T279">instantánea. </text:span></text:p>
          <text:p text:style-name="P396"><text:span text:style-name="T271"><text:tab/></text:span><text:span text:style-name="T211">COSTE DE ENTRENAMIENTO: </text:span><text:span text:style-name="T279">4</text:span><text:span text:style-name="T211"> PP</text:span></text:p>
          <text:p text:style-name="P394"><text:soft-page-break/><text:span text:style-name="T211"/></text:p>
          <text:p text:style-name="P394"><text:span text:style-name="T211"><text:tab/></text:span><text:span text:style-name="T201">MULTITAREA</text:span><text:span text:style-name="T199"> </text:span><text:span text:style-name="T211">(</text:span><text:span text:style-name="T276">Arcos </text:span><text:span text:style-name="T277">V, Velocidad III</text:span><text:span text:style-name="T267">)</text:span></text:p>
          <text:p text:style-name="P330"><text:span text:style-name="T42"><text:s text:c="2"/></text:span><text:span text:style-name="T546">Pasiva</text:span></text:p>
          <text:p text:style-name="P394"><text:span text:style-name="T317"><text:tab/></text:span><text:span text:style-name="T342">Al partir tu tirada, cualquier disparo con arco que realices contará con un bonificador final igual al número de rangos asociados que poseas en las demás habilidades utilizadas. <text:s/></text:span></text:p>
          <text:p text:style-name="P394"><text:span text:style-name="T271"><text:tab/></text:span><text:span text:style-name="T211">COSTE DE ENTRENAMIENTO: </text:span><text:span text:style-name="T278">4</text:span><text:span text:style-name="T211"> PP</text:span></text:p>
          <text:h text:style-name="P260" text:outline-level="2"><text:bookmark-start text:name="__RefHeading___Toc40321_3774643960 Copy 9 Copy 11 Copy 6"/>Armas de mano<text:bookmark-end text:name="__RefHeading___Toc40321_3774643960 Copy 9 Copy 11 Copy 6"/></text:h>
          <text:p text:style-name="P63"><text:span text:style-name="T5"/></text:p>
          <text:p text:style-name="P53"><text:span text:style-name="T100"><text:tab/></text:span><text:span text:style-name="T51">Blablabla sobre pelea</text:span></text:p>
          <text:p text:style-name="P53"><text:span text:style-name="T51"/></text:p>
          <text:h text:style-name="P262" text:outline-level="3"><text:bookmark-start text:name="__RefHeading___Toc40308_3774643960 Copy 1 Copy 9 Copy 10 Copy 5"/><text:span text:style-name="T70"><text:tab/></text:span><text:span text:style-name="T476">DOTES</text:span><text:bookmark-end text:name="__RefHeading___Toc40308_3774643960 Copy 1 Copy 9 Copy 10 Copy 5"/></text:h>
          <text:h text:style-name="P263" text:outline-level="4"><text:bookmark-start text:name="__RefHeading___Toc40323_3774643960 Copy 9 Copy 10 Copy 5"/><text:tab/> <text:s text:c="3"/><text:span text:style-name="T559">ACCIONES</text:span><text:bookmark-end text:name="__RefHeading___Toc40323_3774643960 Copy 9 Copy 10 Copy 5"/></text:h>
          <text:p text:style-name="P397"><text:span text:style-name="T211"><text:tab/></text:span><text:span text:style-name="T204">VACIAR CARGADOR </text:span><text:span text:style-name="T211">(</text:span><text:span text:style-name="T280">Armas de mano I</text:span><text:span text:style-name="T267">)</text:span></text:p>
          <text:p text:style-name="P333"><text:span text:style-name="T42"><text:s text:c="2"/></text:span><text:span text:style-name="T543">Acción (</text:span><text:span text:style-name="T544">rápida</text:span><text:span text:style-name="T543">)</text:span></text:p>
          <text:p text:style-name="P397"><text:span text:style-name="T211"><text:tab/></text:span><text:span text:style-name="T345">Accionas tu arma tantas veces como balas queden en tu cargador. Cada bala disparada aumentará el daño del arma en tanto como su base y aplicará sus efectos (si nos tiene), pero impondrá un negativo a la tirada de -1. </text:span></text:p>
          <text:p text:style-name="P397"><text:span text:style-name="T271"><text:tab/></text:span><text:span text:style-name="T211">COSTE DE ENTRENAMIENTO: </text:span><text:span text:style-name="T280">5</text:span><text:span text:style-name="T275"> </text:span><text:span text:style-name="T211">PP</text:span></text:p>
          <text:p text:style-name="P397"><text:span text:style-name="T211"/></text:p>
          <text:p text:style-name="P398"><text:span text:style-name="T211"><text:tab/></text:span><text:span text:style-name="T205">FUEGO DE COBERTURA </text:span><text:span text:style-name="T211">(</text:span><text:span text:style-name="T280">Armas de mano </text:span><text:span text:style-name="T281">II</text:span><text:span text:style-name="T267">)</text:span></text:p>
          <text:p text:style-name="P334"><text:span text:style-name="T42"><text:s text:c="2"/></text:span><text:span text:style-name="T549">Acción (instantánea</text:span><text:span text:style-name="T543">)</text:span></text:p>
          <text:p text:style-name="P398"><text:span text:style-name="T211"><text:tab/></text:span><text:span text:style-name="T281">Disparas hacia un oponente con intención de suprimirlo. Este sufrirá un negativo a toda acción igual al daño base de tu disparo hasta el siguiente turno, no incluido. <text:s/></text:span></text:p>
          <text:p text:style-name="P398"><text:span text:style-name="T271"><text:tab/></text:span><text:span text:style-name="T211">COSTE DE ENTRENAMIENTO: </text:span><text:span text:style-name="T281">2 </text:span><text:span text:style-name="T211">PP</text:span></text:p>
          <text:h text:style-name="P263" text:outline-level="4"><text:bookmark-start text:name="__RefHeading___Toc40325_3774643960 Copy 9 Copy 10 Copy 5"/><text:tab/> <text:s text:c="3"/><text:span text:style-name="T559">ALTERACIONES</text:span><text:bookmark-end text:name="__RefHeading___Toc40325_3774643960 Copy 9 Copy 10 Copy 5"/></text:h>
          <text:p text:style-name="P398"><text:span text:style-name="T211"><text:tab/></text:span><text:span text:style-name="T205">DISPARO VITAL </text:span><text:span text:style-name="T211">(</text:span><text:span text:style-name="T280">Armas de mano </text:span><text:span text:style-name="T281">V</text:span><text:span text:style-name="T267">)</text:span></text:p>
          <text:p text:style-name="P334"><text:span text:style-name="T42"><text:s text:c="2"/></text:span><text:span text:style-name="T549">Alteración</text:span><text:span text:style-name="T543"> (</text:span><text:span text:style-name="T549">2 seis</text:span><text:span text:style-name="T543">)</text:span></text:p>
          <text:p text:style-name="P398"><text:span text:style-name="T211"><text:tab/></text:span><text:span text:style-name="T281">Apuntas a un área vital de tu oponente, que comenzará a sufrir una herida leve por turno hasta que reciba primeros auxilios. </text:span></text:p>
          <text:p text:style-name="P398"><text:span text:style-name="T271"><text:tab/></text:span><text:span text:style-name="T211">COSTE DE ENTRENAMIENTO: </text:span><text:span text:style-name="T281">8</text:span><text:span text:style-name="T275"> </text:span><text:span text:style-name="T211">PP</text:span></text:p>
          <text:h text:style-name="P263" text:outline-level="4"><text:bookmark-start text:name="__RefHeading___Toc40327_3774643960 Copy 9 Copy 10 Copy 5"/><text:tab/> <text:s text:c="3"/><text:span text:style-name="T559">PASIVAS</text:span><text:bookmark-end text:name="__RefHeading___Toc40327_3774643960 Copy 9 Copy 10 Copy 5"/></text:h>
          <text:p text:style-name="P397"><text:span text:style-name="T211"><text:tab/></text:span><text:span text:style-name="T204">MANO A MANO </text:span><text:span text:style-name="T211">(</text:span><text:span text:style-name="T280">Armas de mano II, Pelea I</text:span><text:span text:style-name="T267">)</text:span></text:p>
          <text:p text:style-name="P333"><text:span text:style-name="T42"><text:s text:c="2"/></text:span><text:span text:style-name="T548">Pasiva</text:span></text:p>
          <text:p text:style-name="P397"><text:span text:style-name="T211"><text:tab/></text:span><text:span text:style-name="T345">Cuando dispares a un oponente dentro del rango Al Alcance, puedes decidir ignorar la distancia funcional de tu arma, pero sólo podrás lanzar tantos dados como tus rangos de Pelea. Tu tirada también contará como defensa para duelo. </text:span></text:p>
          <text:p text:style-name="P397"><text:span text:style-name="T271"><text:tab/></text:span><text:span text:style-name="T211">COSTE DE ENTRENAMIENTO: </text:span><text:span text:style-name="T280">5</text:span><text:span text:style-name="T275"> </text:span><text:span text:style-name="T211">PP</text:span></text:p>
          <text:p text:style-name="P397"><text:span text:style-name="T211"/></text:p>
          <text:p text:style-name="P397"><text:span text:style-name="T211"/></text:p>
          <text:p text:style-name="P397"><text:span text:style-name="T211"/></text:p>
          <text:p text:style-name="P397"><text:span text:style-name="T211"/></text:p>
          <text:p text:style-name="P397"><text:soft-page-break/><text:span text:style-name="T211"/></text:p>
          <text:p text:style-name="P397"><text:span text:style-name="T211"><text:tab/></text:span><text:span text:style-name="T204">CARGA RÁPIDA </text:span><text:span text:style-name="T211">(</text:span><text:span text:style-name="T280">Armas de mano IV, Velocidad III</text:span><text:span text:style-name="T267">)</text:span></text:p>
          <text:p text:style-name="P333"><text:span text:style-name="T42"><text:s text:c="2"/></text:span><text:span text:style-name="T548">Pasiva</text:span></text:p>
          <text:p text:style-name="P397"><text:span text:style-name="T211"><text:tab/></text:span><text:span text:style-name="T345">Si tu arma se encuentra descargada, puedes disparar con ella una única vez en velocidad </text:span><text:span text:style-name="T280">estándar.</text:span></text:p>
          <text:p text:style-name="P397"><text:span text:style-name="T271"><text:tab/></text:span><text:span text:style-name="T211">COSTE DE ENTRENAMIENTO: </text:span><text:span text:style-name="T280">2</text:span><text:span text:style-name="T275"> </text:span><text:span text:style-name="T211">PP</text:span></text:p>
          <text:p text:style-name="P397"><text:span text:style-name="T211"/></text:p>
          <text:p text:style-name="P397"><text:span text:style-name="T211"><text:tab/></text:span><text:span text:style-name="T204">AKIMBO </text:span><text:span text:style-name="T211">(</text:span><text:span text:style-name="T280">Armas de mano VII</text:span><text:span text:style-name="T267">)</text:span></text:p>
          <text:p text:style-name="P333"><text:span text:style-name="T42"><text:s text:c="2"/></text:span><text:span text:style-name="T548">Pasiva</text:span></text:p>
          <text:p text:style-name="P397"><text:span text:style-name="T211"><text:tab/></text:span><text:span text:style-name="T345">Puedes empuñar dos armas de mano al mismo tiempo. No sufrirás negativos a la hora de dispararlas, pero sólo podrás usar la mitad de tus Rangos de Armas de mano. </text:span></text:p>
          <text:p text:style-name="P397"><text:span text:style-name="T271"><text:tab/></text:span><text:span text:style-name="T211">COSTE DE ENTRENAMIENTO: </text:span><text:span text:style-name="T280">2</text:span><text:span text:style-name="T275"> </text:span><text:span text:style-name="T211">PP</text:span></text:p>
          <text:h text:style-name="P260" text:outline-level="2"><text:bookmark-start text:name="__RefHeading___Toc40321_3774643960 Copy 9 Copy 11 Copy 7"/>Armas de hombro<text:bookmark-end text:name="__RefHeading___Toc40321_3774643960 Copy 9 Copy 11 Copy 7"/></text:h>
          <text:p text:style-name="P63"><text:span text:style-name="T5"/></text:p>
          <text:p text:style-name="P53"><text:span text:style-name="T100"><text:tab/></text:span><text:span text:style-name="T51">Blablabla sobre pelea</text:span></text:p>
          <text:p text:style-name="P53"><text:span text:style-name="T51"/></text:p>
          <text:h text:style-name="P262" text:outline-level="3"><text:bookmark-start text:name="__RefHeading___Toc40308_3774643960 Copy 1 Copy 9 Copy 10 Copy 6"/><text:span text:style-name="T70"><text:tab/></text:span><text:span text:style-name="T476">DOTES</text:span><text:bookmark-end text:name="__RefHeading___Toc40308_3774643960 Copy 1 Copy 9 Copy 10 Copy 6"/></text:h>
          <text:h text:style-name="P263" text:outline-level="4"><text:bookmark-start text:name="__RefHeading___Toc40323_3774643960 Copy 9 Copy 10 Copy 6"/><text:tab/> <text:s text:c="3"/><text:span text:style-name="T559">ACCIONES</text:span><text:bookmark-end text:name="__RefHeading___Toc40323_3774643960 Copy 9 Copy 10 Copy 6"/></text:h>
          <text:p text:style-name="P399"><text:span text:style-name="T211"><text:tab/></text:span><text:span text:style-name="T206">ADQUIRIR OBJETIVO</text:span><text:span text:style-name="T204"> </text:span><text:span text:style-name="T211">(</text:span><text:span text:style-name="T280">Armas de </text:span><text:span text:style-name="T282">Hombro</text:span><text:span text:style-name="T280"> I, </text:span><text:span text:style-name="T282">Percepción I</text:span><text:span text:style-name="T267">)</text:span></text:p>
          <text:p text:style-name="P335"><text:span text:style-name="T42"><text:s text:c="2"/></text:span><text:span text:style-name="T543">Acción (</text:span><text:span text:style-name="T550">Instantáneo</text:span><text:span text:style-name="T543">)</text:span></text:p>
          <text:p text:style-name="P399"><text:span text:style-name="T211"><text:tab/></text:span><text:span text:style-name="T346">Comienzas a apuntar y seguir a un objetivo. Todo disparo hecho contra él disfrutará de un bonificador igual a tus rangos de Armas de Hombro + rangos de Percepción. </text:span><text:span text:style-name="T347">Dejarás de seguir a este objetivo cuando se oculte tras una cobertura total, tomes acción contra otro oponente o tomes una acción no relacionada a tu visión. </text:span></text:p>
          <text:p text:style-name="P399"><text:span text:style-name="T271"><text:tab/></text:span><text:span text:style-name="T211">COSTE DE ENTRENAMIENTO: </text:span><text:span text:style-name="T282">2</text:span><text:span text:style-name="T275"> </text:span><text:span text:style-name="T211">PP</text:span></text:p>
          <text:h text:style-name="P263" text:outline-level="4"><text:bookmark-start text:name="__RefHeading___Toc40325_3774643960 Copy 9 Copy 10 Copy 6"/><text:tab/> <text:s text:c="3"/><text:span text:style-name="T559">ALTERACIONES</text:span><text:bookmark-end text:name="__RefHeading___Toc40325_3774643960 Copy 9 Copy 10 Copy 6"/></text:h>
          <text:p text:style-name="P401"><text:span text:style-name="T211"><text:tab/></text:span><text:span text:style-name="T208">CONTROLAR RETROCESO</text:span><text:span text:style-name="T204"> </text:span><text:span text:style-name="T211">(</text:span><text:span text:style-name="T280">Armas de </text:span><text:span text:style-name="T282">Hombro</text:span><text:span text:style-name="T280"> </text:span><text:span text:style-name="T284">III</text:span><text:span text:style-name="T283">,</text:span><text:span text:style-name="T280"> </text:span><text:span text:style-name="T284">Fuerza II</text:span><text:span text:style-name="T267">)</text:span></text:p>
          <text:p text:style-name="P337"><text:span text:style-name="T42"><text:s text:c="2"/></text:span><text:span text:style-name="T551">Alteración</text:span><text:span text:style-name="T543"> (</text:span><text:span text:style-name="T551">x seis/es</text:span><text:span text:style-name="T543">)</text:span></text:p>
          <text:p text:style-name="P401"><text:span text:style-name="T211"><text:tab/></text:span><text:span text:style-name="T284">Guardas tus seis para tu siguiente disparo, que contará con ellos como un +D.</text:span></text:p>
          <text:p text:style-name="P401"><text:span text:style-name="T271"><text:tab/></text:span><text:span text:style-name="T211">COSTE DE ENTRENAMIENTO: </text:span><text:span text:style-name="T284">3</text:span><text:span text:style-name="T275"> </text:span><text:span text:style-name="T211">PP</text:span></text:p>
          <text:p text:style-name="P28"><text:span text:style-name="T559"/></text:p>
          <text:p text:style-name="P400"><text:span text:style-name="T211"><text:tab/></text:span><text:span text:style-name="T207">DISPARO MORTAL</text:span><text:span text:style-name="T204"> </text:span><text:span text:style-name="T211">(</text:span><text:span text:style-name="T280">Armas de </text:span><text:span text:style-name="T282">Hombro</text:span><text:span text:style-name="T280"> </text:span><text:span text:style-name="T283">VIII,</text:span><text:span text:style-name="T280"> </text:span><text:span text:style-name="T282">Percepción </text:span><text:span text:style-name="T283">V</text:span><text:span text:style-name="T267">)</text:span></text:p>
          <text:p text:style-name="P336"><text:span text:style-name="T42"><text:s text:c="2"/></text:span><text:span text:style-name="T551">Alteración</text:span><text:span text:style-name="T543"> (</text:span><text:span text:style-name="T551">x seis/es</text:span><text:span text:style-name="T543">)</text:span></text:p>
          <text:p text:style-name="P400"><text:span text:style-name="T211"><text:tab/></text:span><text:span text:style-name="T348">Si tu disparo hiere a tu enemigo, le causarás tantas heridas graves como dados hayas dedicado a esta alteración.</text:span></text:p>
          <text:p text:style-name="P400"><text:span text:style-name="T271"><text:tab/></text:span><text:span text:style-name="T211">COSTE DE ENTRENAMIENTO: </text:span><text:span text:style-name="T283">8</text:span><text:span text:style-name="T275"> </text:span><text:span text:style-name="T211">PP</text:span></text:p>
          <text:h text:style-name="P263" text:outline-level="4"><text:bookmark-start text:name="__RefHeading___Toc40327_3774643960 Copy 9 Copy 10 Copy 6"/><text:tab/> <text:s text:c="3"/><text:span text:style-name="T559">PASIVAS</text:span><text:bookmark-end text:name="__RefHeading___Toc40327_3774643960 Copy 9 Copy 10 Copy 6"/></text:h>
          <text:p text:style-name="P296"><text:span text:style-name="T207"><text:tab/></text:span><text:span text:style-name="T208">AMENAZA </text:span><text:span text:style-name="T211">(</text:span><text:span text:style-name="T284">Armas de Hombro II</text:span><text:span text:style-name="T267">)</text:span></text:p>
          <text:p text:style-name="P337"><text:span text:style-name="T42"><text:s text:c="2"/></text:span><text:span text:style-name="T552">Pasiva</text:span></text:p>
          <text:p text:style-name="P401"><text:span text:style-name="T211"><text:tab/></text:span><text:span text:style-name="T349">Todo oponente cuya acción se encuentre por debajo de la tuya en velocidad sufrirá un negativo igual a tu rango de Armas de Hombro al tomar acciones contra ti. </text:span></text:p>
          <text:p text:style-name="P401"><text:span text:style-name="T271"><text:tab/></text:span><text:span text:style-name="T211">COSTE DE ENTRENAMIENTO: </text:span><text:span text:style-name="T284">4 </text:span><text:span text:style-name="T211">PP</text:span></text:p>
          <text:p text:style-name="P401"><text:span text:style-name="T211"/></text:p>
          <text:p text:style-name="P401"><text:span text:style-name="T211"><text:tab/></text:span><text:span text:style-name="T312">PLANTAR RODILLA</text:span><text:span text:style-name="T208"> </text:span><text:span text:style-name="T211">(</text:span><text:span text:style-name="T284">Armas de Hombro II</text:span><text:span text:style-name="T267">)</text:span></text:p>
          <text:p text:style-name="P337"><text:span text:style-name="T42"><text:s text:c="2"/></text:span><text:span text:style-name="T552">Pasiva</text:span></text:p>
          <text:p text:style-name="P401"><text:span text:style-name="T211"><text:tab/></text:span><text:span text:style-name="T284">Si no te has desplazado en tu anterior turno, reduces el negativo final impuesto a cualquier disparo en tanto como tus rangos de Armas de Hombro. </text:span></text:p>
          <text:p text:style-name="P401"><text:span text:style-name="T271"><text:tab/></text:span><text:span text:style-name="T211">COSTE DE ENTRENAMIENTO: </text:span><text:span text:style-name="T284">4 </text:span><text:span text:style-name="T211">PP</text:span></text:p>
          <text:h text:style-name="P260" text:outline-level="2"><text:bookmark-start text:name="__RefHeading___Toc40321_3774643960 Copy 9 Copy 11 Copy 8"/>Proyección<text:bookmark-end text:name="__RefHeading___Toc40321_3774643960 Copy 9 Copy 11 Copy 8"/></text:h>
          <text:p text:style-name="P63"><text:span text:style-name="T5"/></text:p>
          <text:p text:style-name="P53"><text:span text:style-name="T100"><text:tab/></text:span><text:span text:style-name="T51">Blablabla sobre pelea</text:span></text:p>
          <text:p text:style-name="P53"><text:span text:style-name="T51"/></text:p>
          <text:h text:style-name="P262" text:outline-level="3"><text:bookmark-start text:name="__RefHeading___Toc40308_3774643960 Copy 1 Copy 9 Copy 10 Copy 7"/><text:span text:style-name="T70"><text:tab/></text:span><text:span text:style-name="T476">DOTES</text:span><text:bookmark-end text:name="__RefHeading___Toc40308_3774643960 Copy 1 Copy 9 Copy 10 Copy 7"/></text:h>
          <text:h text:style-name="P263" text:outline-level="4"><text:bookmark-start text:name="__RefHeading___Toc40323_3774643960 Copy 9 Copy 10 Copy 7"/><text:tab/> <text:s text:c="3"/><text:span text:style-name="T559">ACCIONES</text:span><text:bookmark-end text:name="__RefHeading___Toc40323_3774643960 Copy 9 Copy 10 Copy 7"/></text:h>
          <text:p text:style-name="P211"><text:span text:style-name="T6">Soy</text:span><text:span text:style-name="T558"> </text:span><text:span text:style-name="T6">una dote de ejemplo.</text:span></text:p>
          <text:h text:style-name="P263" text:outline-level="4"><text:bookmark-start text:name="__RefHeading___Toc40325_3774643960 Copy 9 Copy 10 Copy 7"/><text:tab/> <text:s text:c="3"/><text:span text:style-name="T559">ALTERACIONES</text:span><text:bookmark-end text:name="__RefHeading___Toc40325_3774643960 Copy 9 Copy 10 Copy 7"/></text:h>
          <text:p text:style-name="P211"><text:span text:style-name="T6">Soy</text:span><text:span text:style-name="T558"> </text:span><text:span text:style-name="T6">una dote de ejemplo.</text:span></text:p>
          <text:h text:style-name="P263" text:outline-level="4"><text:bookmark-start text:name="__RefHeading___Toc40327_3774643960 Copy 9 Copy 10 Copy 7"/><text:tab/> <text:s text:c="3"/><text:span text:style-name="T559">PASIVAS</text:span><text:bookmark-end text:name="__RefHeading___Toc40327_3774643960 Copy 9 Copy 10 Copy 7"/></text:h>
          <text:p text:style-name="P287"><text:span text:style-name="T211"><text:tab/></text:span><text:span text:style-name="T193">HOMBROS FUERTES</text:span><text:span text:style-name="T297"> </text:span><text:span text:style-name="T211">(</text:span><text:span text:style-name="T265">Proyección II)</text:span></text:p>
          <text:p text:style-name="P315"><text:span text:style-name="T42"><text:s text:c="2"/></text:span><text:span text:style-name="T501">Pasiva</text:span></text:p>
          <text:p text:style-name="P307"><text:span text:style-name="T42"><text:tab/></text:span><text:span text:style-name="T459">Cualquier proyección que haga uso de tu cuerpo verá su rango aumentado en tantos metros como tu característica de FIS x5. </text:span></text:p>
          <text:p text:style-name="P287"><text:span text:style-name="T101"/></text:p>
          <text:p text:style-name="P287"><text:span text:style-name="T394"><text:tab/></text:span><text:span text:style-name="T211">COSTE DE ENTRENAMIENTO: </text:span><text:span text:style-name="T237">3</text:span><text:span text:style-name="T216"> </text:span><text:span text:style-name="T211">PP</text:span></text:p>
          <text:h text:style-name="P260" text:outline-level="2"><text:bookmark-start text:name="__RefHeading___Toc40321_3774643960 Copy 9 Copy 11 Copy 9"/>Desarmado<text:bookmark-end text:name="__RefHeading___Toc40321_3774643960 Copy 9 Copy 11 Copy 9"/></text:h>
          <text:p text:style-name="P63"><text:span text:style-name="T5"/></text:p>
          <text:p text:style-name="P53"><text:span text:style-name="T100"><text:tab/></text:span><text:span text:style-name="T51">Blablabla sobre pelea</text:span></text:p>
          <text:p text:style-name="P53"><text:span text:style-name="T51"/></text:p>
          <text:h text:style-name="P262" text:outline-level="3"><text:bookmark-start text:name="__RefHeading___Toc40308_3774643960 Copy 1 Copy 9 Copy 10 Copy 8"/><text:span text:style-name="T70"><text:tab/></text:span><text:span text:style-name="T476">DOTES</text:span><text:bookmark-end text:name="__RefHeading___Toc40308_3774643960 Copy 1 Copy 9 Copy 10 Copy 8"/></text:h>
          <text:h text:style-name="P263" text:outline-level="4"><text:bookmark-start text:name="__RefHeading___Toc40323_3774643960 Copy 9 Copy 10 Copy 8"/><text:tab/> <text:s text:c="3"/><text:span text:style-name="T559">ACCIONES</text:span><text:bookmark-end text:name="__RefHeading___Toc40323_3774643960 Copy 9 Copy 10 Copy 8"/></text:h>
          <text:p text:style-name="Standard"><text:span text:style-name="T6"><text:tab/></text:span><text:span text:style-name="T109">B</text:span><text:span text:style-name="T111">ARRIDO</text:span><text:span text:style-name="T129">(</text:span><text:span text:style-name="T138">Desarmado</text:span><text:span text:style-name="T136"> </text:span><text:span text:style-name="T137">II</text:span><text:span text:style-name="T134">)</text:span></text:p>
          <text:p text:style-name="P175"><text:span text:style-name="T42"><text:s text:c="2"/></text:span><text:span text:style-name="T487">Acción (</text:span><text:span text:style-name="T492">rápida</text:span><text:span text:style-name="T490">)</text:span></text:p>
          <text:p text:style-name="P149"><text:span text:style-name="T42"><text:tab/></text:span><text:span text:style-name="T361">Atacas a las piernas de tu oponente, intentando lanzarle al suelo. Si vences en tu duelo y es físicamente posible, tu oponente caerá de bruces. Sólo podrás causar un máximo del 100% de tu daño Desarmado al realizar esta maniobra. </text:span></text:p>
          <text:p text:style-name="P80"><text:span text:style-name="T101"/></text:p>
          <text:p text:style-name="P120"><text:span text:style-name="T211"><text:tab/>COSTE DE ENTRENAMIENTO: </text:span><text:span text:style-name="T225">2 </text:span><text:span text:style-name="T211">PP</text:span></text:p>
          <text:h text:style-name="P263" text:outline-level="4"><text:bookmark-start text:name="__RefHeading___Toc40325_3774643960 Copy 9 Copy 10 Copy 8"/><text:tab/> <text:s text:c="3"/><text:span text:style-name="T559">ALTERACIONES</text:span><text:bookmark-end text:name="__RefHeading___Toc40325_3774643960 Copy 9 Copy 10 Copy 8"/></text:h>
          <text:p text:style-name="P211"><text:span text:style-name="T6">Soy</text:span><text:span text:style-name="T558"> </text:span><text:span text:style-name="T6">una dote de ejemplo.</text:span></text:p>
          <text:h text:style-name="P263" text:outline-level="4"><text:bookmark-start text:name="__RefHeading___Toc40327_3774643960 Copy 9 Copy 10 Copy 8"/><text:tab/> <text:s text:c="3"/><text:span text:style-name="T559">PASIVAS</text:span><text:bookmark-end text:name="__RefHeading___Toc40327_3774643960 Copy 9 Copy 10 Copy 8"/></text:h>
          <text:p text:style-name="P211"><text:span text:style-name="T6">Soy</text:span><text:span text:style-name="T558"> </text:span><text:span text:style-name="T6">una dote de ejemplo.</text:span></text:p>
          <text:h text:style-name="P260" text:outline-level="2"><text:bookmark-start text:name="__RefHeading___Toc40321_3774643960 Copy 9 Copy 11 Copy 10"/>Medicina<text:bookmark-end text:name="__RefHeading___Toc40321_3774643960 Copy 9 Copy 11 Copy 10"/></text:h>
          <text:p text:style-name="P63"><text:span text:style-name="T5"/></text:p>
          <text:p text:style-name="P53"><text:span text:style-name="T100"><text:tab/></text:span><text:span text:style-name="T51">Blablabla sobre pelea</text:span></text:p>
          <text:p text:style-name="P53"><text:span text:style-name="T51"/></text:p>
          <text:h text:style-name="P262" text:outline-level="3"><text:bookmark-start text:name="__RefHeading___Toc40308_3774643960 Copy 1 Copy 9 Copy 10 Copy 9"/><text:span text:style-name="T70"><text:tab/></text:span><text:span text:style-name="T476">DOTES</text:span><text:bookmark-end text:name="__RefHeading___Toc40308_3774643960 Copy 1 Copy 9 Copy 10 Copy 9"/></text:h>
          <text:h text:style-name="P263" text:outline-level="4"><text:bookmark-start text:name="__RefHeading___Toc40323_3774643960 Copy 9 Copy 10 Copy 9"/><text:tab/> <text:s text:c="3"/><text:span text:style-name="T559">ACCIONES</text:span><text:bookmark-end text:name="__RefHeading___Toc40323_3774643960 Copy 9 Copy 10 Copy 9"/></text:h>
          <text:p text:style-name="P414"><text:tab/><text:span text:style-name="T470">PRIMEROS AUXILIOS </text:span><text:span text:style-name="T471">(</text:span><text:span text:style-name="T472">Medicina III, Pelea II</text:span><text:span text:style-name="T473">)</text:span></text:p>
          <text:p text:style-name="P337"><text:span text:style-name="T42"><text:s text:c="2"/></text:span><text:span text:style-name="T552">Acción (lento)</text:span></text:p>
          <text:p text:style-name="P401"><text:span text:style-name="T211"><text:tab/></text:span><text:span text:style-name="T284">Actúas sobre heridas y debilitaciones de tu objetivo, reduciéndolas a la mitad durante tantos turnos como tu rango de Medicina.</text:span></text:p>
          <text:p text:style-name="P401"><text:span text:style-name="T271"><text:tab/></text:span><text:span text:style-name="T211">COSTE DE ENTRENAMIENTO: </text:span><text:span text:style-name="T284">2 </text:span><text:span text:style-name="T211">PP</text:span></text:p>
          <text:p text:style-name="P249"/>
          <text:p text:style-name="P296"><text:span text:style-name="T207"><text:tab/></text:span><text:span text:style-name="T208">MATALEONES </text:span><text:span text:style-name="T211">(</text:span><text:span text:style-name="T284">Medicina III, Pelea II</text:span><text:span text:style-name="T267">)</text:span></text:p>
          <text:p text:style-name="P337"><text:span text:style-name="T42"><text:s text:c="2"/></text:span><text:span text:style-name="T552">Acción (normal)</text:span></text:p>
          <text:p text:style-name="P401"><text:span text:style-name="T211"><text:tab/></text:span><text:span text:style-name="T284">Intentas estrangular a un oponente, a quien deberás superar en duelo tantos turnos seguidos como su característica de FIS para noquearlo. Cada herida grave reduce el número de turnos en 1. </text:span></text:p>
          <text:p text:style-name="P401"><text:span text:style-name="T271"><text:tab/></text:span><text:span text:style-name="T211">COSTE DE ENTRENAMIENTO: </text:span><text:span text:style-name="T284">4 </text:span><text:span text:style-name="T211">PP</text:span></text:p>
          <text:h text:style-name="P263" text:outline-level="4"><text:bookmark-start text:name="__RefHeading___Toc40325_3774643960 Copy 9 Copy 10 Copy 9"/><text:tab/> <text:s text:c="3"/><text:span text:style-name="T559">ALTERACIONES</text:span><text:bookmark-end text:name="__RefHeading___Toc40325_3774643960 Copy 9 Copy 10 Copy 9"/></text:h>
          <text:p text:style-name="P296"><text:span text:style-name="T207"><text:tab/></text:span><text:span text:style-name="T208">DESINFECCIÓN </text:span><text:span text:style-name="T211">(</text:span><text:span text:style-name="T284">Medicina II</text:span><text:span text:style-name="T267">)</text:span></text:p>
          <text:p text:style-name="P337"><text:span text:style-name="T42"><text:s text:c="2"/></text:span><text:span text:style-name="T552">Alteración (1 seis)</text:span></text:p>
          <text:p text:style-name="P401"><text:span text:style-name="T211"><text:tab/></text:span><text:span text:style-name="T349">En caso de fallar una tirada de Medicina para cerrar una herida grave, te aseguras de que tu objetivo no tenga que realizar una tirada de Inmunidad para sufrir complicaciones el día siguiente.</text:span></text:p>
          <text:p text:style-name="P401"><text:span text:style-name="T397"><text:tab/></text:span><text:span text:style-name="T171">COSTE DE ENTRENAMIENTO: </text:span><text:span text:style-name="T442">2 </text:span><text:span text:style-name="T171">PP</text:span></text:p>
          <text:p text:style-name="P401"><text:span text:style-name="T171"/></text:p>
          <text:p text:style-name="P296"><text:span text:style-name="T207"><text:tab/></text:span><text:span text:style-name="T312">PUNTOS DE CIERRE</text:span><text:span text:style-name="T208"> </text:span><text:span text:style-name="T211">(</text:span><text:span text:style-name="T284">Medicina III</text:span><text:span text:style-name="T267">)</text:span></text:p>
          <text:p text:style-name="P337"><text:span text:style-name="T42"><text:s text:c="2"/></text:span><text:span text:style-name="T552">Alteración (x seis/es)</text:span></text:p>
          <text:p text:style-name="P401"><text:span text:style-name="T211"><text:tab/></text:span><text:span text:style-name="T349">Te aseguras de cerrar bien una herida. En caso de heridas leves, el objetivo de esta alteración deberá recibir daño de aguante X veces antes de que se abran. En caso de heridas graves, X heridas leves antes de que se abran.</text:span></text:p>
          <text:p text:style-name="P401"><text:span text:style-name="T397"><text:tab/></text:span><text:span text:style-name="T171">COSTE DE ENTRENAMIENTO: </text:span><text:span text:style-name="T442">4 </text:span><text:span text:style-name="T171">PP</text:span></text:p>
          <text:p text:style-name="P28"><text:span text:style-name="T559"/></text:p>
          <text:p text:style-name="P296"><text:span text:style-name="T207"><text:tab/></text:span><text:span text:style-name="T208">ADRENALINA </text:span><text:span text:style-name="T211">(</text:span><text:span text:style-name="T284">Medicina V</text:span><text:span text:style-name="T267">)</text:span></text:p>
          <text:p text:style-name="P337"><text:span text:style-name="T42"><text:s text:c="2"/></text:span><text:span text:style-name="T552">Alteración (2 seis)</text:span></text:p>
          <text:p text:style-name="P401"><text:span text:style-name="T211"><text:tab/></text:span><text:span text:style-name="T284">Fomentas la generación de adrenalina en el cuerpo de tu objetivo, quien podrá obviar todo daño causado por heridas durante tantos turnos como la mitad de tu rango de Medicina.</text:span></text:p>
          <text:p text:style-name="P401"><text:span text:style-name="T397"><text:tab/></text:span><text:span text:style-name="T171">COSTE DE ENTRENAMIENTO: </text:span><text:span text:style-name="T442">4 </text:span><text:span text:style-name="T171">PP</text:span></text:p>
          <text:p text:style-name="P249"/>
          <text:p text:style-name="P249"><text:soft-page-break/></text:p>
          <text:h text:style-name="P263" text:outline-level="4"><text:bookmark-start text:name="__RefHeading___Toc40327_3774643960 Copy 9 Copy 10 Copy 9"/><text:tab/> <text:s text:c="3"/><text:span text:style-name="T559">PASIVAS</text:span><text:bookmark-end text:name="__RefHeading___Toc40327_3774643960 Copy 9 Copy 10 Copy 9"/></text:h>
          <text:p text:style-name="P296"><text:span text:style-name="T207"><text:tab/></text:span><text:span text:style-name="T312">DETECTAR ENFERMEDAD</text:span><text:span text:style-name="T208"> </text:span><text:span text:style-name="T211">(</text:span><text:span text:style-name="T284">Medicina IV</text:span><text:span text:style-name="T267">)</text:span></text:p>
          <text:p text:style-name="P337"><text:span text:style-name="T42"><text:s text:c="2"/></text:span><text:span text:style-name="T552">Pasiva</text:span></text:p>
          <text:p text:style-name="P401"><text:span text:style-name="T211"><text:tab/></text:span><text:span text:style-name="T349">De un vistazo, eres capaz de analizar si una persona se encuentra enferma, y, en caso de que sea así, las características básicas de esta enfermedad.</text:span></text:p>
          <text:p text:style-name="P401"><text:span text:style-name="T397"><text:tab/></text:span><text:span text:style-name="T171">COSTE DE ENTRENAMIENTO: </text:span><text:span text:style-name="T442">5 </text:span><text:span text:style-name="T171">PP</text:span></text:p>
          <text:p text:style-name="P401"><text:span text:style-name="T171"/></text:p>
          <text:p text:style-name="P296"><text:span text:style-name="T207"><text:tab/></text:span><text:span text:style-name="T312">BUENAS PRÁCTICAS </text:span><text:span text:style-name="T211">(</text:span><text:span text:style-name="T284">Medicina VI</text:span><text:span text:style-name="T267">)</text:span></text:p>
          <text:p text:style-name="P337"><text:span text:style-name="T42"><text:s text:c="2"/></text:span><text:span text:style-name="T552">Pasiva</text:span></text:p>
          <text:p text:style-name="P401"><text:span text:style-name="T211"><text:tab/></text:span><text:span text:style-name="T284">El resultado mínimo de un dado de Medicina será siempre 3.</text:span></text:p>
          <text:p text:style-name="P401"><text:span text:style-name="T397"><text:tab/></text:span><text:span text:style-name="T171">COSTE DE ENTRENAMIENTO: </text:span><text:span text:style-name="T442">5 </text:span><text:span text:style-name="T171">PP</text:span></text:p>
          <text:h text:style-name="P260" text:outline-level="2"><text:bookmark-start text:name="__RefHeading___Toc40321_3774643960 Copy 9 Copy 11 Copy 11"/>Soldadesca<text:bookmark-end text:name="__RefHeading___Toc40321_3774643960 Copy 9 Copy 11 Copy 11"/></text:h>
          <text:p text:style-name="P63"><text:span text:style-name="T5"/></text:p>
          <text:p text:style-name="P53"><text:span text:style-name="T100"><text:tab/></text:span><text:span text:style-name="T51">Blablabla sobre pelea</text:span></text:p>
          <text:p text:style-name="P53"><text:span text:style-name="T51"/></text:p>
          <text:h text:style-name="P262" text:outline-level="3"><text:bookmark-start text:name="__RefHeading___Toc40308_3774643960 Copy 1 Copy 9 Copy 10 Copy 10"/><text:span text:style-name="T70"><text:tab/></text:span><text:span text:style-name="T476">DOTES</text:span><text:bookmark-end text:name="__RefHeading___Toc40308_3774643960 Copy 1 Copy 9 Copy 10 Copy 10"/></text:h>
          <text:h text:style-name="P263" text:outline-level="4"><text:bookmark-start text:name="__RefHeading___Toc40323_3774643960 Copy 9 Copy 10 Copy 10"/><text:tab/> <text:s text:c="3"/><text:span text:style-name="T559">ACCIONES</text:span><text:bookmark-end text:name="__RefHeading___Toc40323_3774643960 Copy 9 Copy 10 Copy 10"/></text:h>
          <text:p text:style-name="P297"><text:span text:style-name="T207"><text:tab/></text:span><text:span text:style-name="T313">EVACUACIÓN </text:span><text:span text:style-name="T211">(</text:span><text:span text:style-name="T285">Soldadesca I)</text:span></text:p>
          <text:p text:style-name="P338"><text:span text:style-name="T42"><text:s text:c="2"/></text:span><text:span text:style-name="T553">Acción (lenta)</text:span></text:p>
          <text:p text:style-name="P402"><text:span text:style-name="T211"><text:tab/></text:span><text:span text:style-name="T350">Preparas una retirada general. En el siguiente turno, todos tus aliados podrán desplazarse hacia ti, abandonando duelos sin sufrir represalias.</text:span></text:p>
          <text:p text:style-name="P402"><text:span text:style-name="T397"><text:tab/></text:span><text:span text:style-name="T171">COSTE DE ENTRENAMIENTO: </text:span><text:span text:style-name="T442">5 </text:span><text:span text:style-name="T171">PP</text:span></text:p>
          <text:p text:style-name="P419"><text:span text:style-name="T6"/></text:p>
          <text:h text:style-name="P263" text:outline-level="4"><text:bookmark-start text:name="__RefHeading___Toc40325_3774643960 Copy 9 Copy 10 Copy 10"/><text:tab/> <text:s text:c="3"/><text:span text:style-name="T559">ALTERACIONES</text:span><text:bookmark-end text:name="__RefHeading___Toc40325_3774643960 Copy 9 Copy 10 Copy 10"/></text:h>
          <text:p text:style-name="P211"><text:span text:style-name="T6">Soy</text:span><text:span text:style-name="T558"> </text:span><text:span text:style-name="T6">una dote de ejemplo.</text:span></text:p>
          <text:p text:style-name="P211"><text:span text:style-name="T6"/></text:p>
          <text:h text:style-name="P263" text:outline-level="4"><text:bookmark-start text:name="__RefHeading___Toc40327_3774643960 Copy 9 Copy 10 Copy 10"/><text:tab/> <text:s text:c="3"/><text:span text:style-name="T559">PASIVAS</text:span><text:bookmark-end text:name="__RefHeading___Toc40327_3774643960 Copy 9 Copy 10 Copy 10"/></text:h>
          <text:p text:style-name="P297"><text:span text:style-name="T207"><text:tab/></text:span><text:span text:style-name="T313">FLANQUEO</text:span><text:span text:style-name="T312"> </text:span><text:span text:style-name="T211">(</text:span><text:span text:style-name="T285">Soldadesca I</text:span><text:span text:style-name="T267">)</text:span></text:p>
          <text:p text:style-name="P338"><text:span text:style-name="T42"><text:s text:c="2"/></text:span><text:span text:style-name="T552">Pasiva</text:span></text:p>
          <text:p text:style-name="P402"><text:span text:style-name="T211"><text:tab/></text:span><text:span text:style-name="T350">Cuando entablas duelo con un oponente ya en duelo o contra un objeto, añades a cada tirada en el duelo tus rangos de Soldadesca.</text:span></text:p>
          <text:p text:style-name="P402"><text:span text:style-name="T397"><text:tab/></text:span><text:span text:style-name="T171">COSTE DE ENTRENAMIENTO: </text:span><text:span text:style-name="T443">2</text:span><text:span text:style-name="T442"> </text:span><text:span text:style-name="T171">PP</text:span></text:p>
          <text:p text:style-name="P402"><text:span text:style-name="T171"/></text:p>
          <text:p text:style-name="P297"><text:span text:style-name="T207"><text:tab/></text:span><text:span text:style-name="T313">MURO DE ESCUDOS</text:span><text:span text:style-name="T312"> </text:span><text:span text:style-name="T211">(</text:span><text:span text:style-name="T285">Soldadesca II</text:span><text:span text:style-name="T267">)</text:span></text:p>
          <text:p text:style-name="P338"><text:span text:style-name="T42"><text:s text:c="2"/></text:span><text:span text:style-name="T552">Pasiva</text:span></text:p>
          <text:p text:style-name="P402"><text:span text:style-name="T211"><text:tab/></text:span><text:span text:style-name="T285">Si cuentas con uno o más aliados portando un escudo dentro del rango Cuerpo a Cuerpo, añades a toda tirada en duelo tus rangos de Soldadesca.</text:span></text:p>
          <text:p text:style-name="P402"><text:span text:style-name="T397"><text:tab/></text:span><text:span text:style-name="T171">COSTE DE ENTRENAMIENTO: </text:span><text:span text:style-name="T443">1</text:span><text:span text:style-name="T442"> </text:span><text:span text:style-name="T171">PP</text:span></text:p>
          <text:p text:style-name="P402"><text:span text:style-name="T171"/></text:p>
          <text:p text:style-name="P297"><text:span text:style-name="T207"><text:tab/></text:span><text:span text:style-name="T209">YUNQUE Y MARTILLO</text:span><text:span text:style-name="T208"> </text:span><text:span text:style-name="T211">(</text:span><text:span text:style-name="T285">Soldadesca IV)</text:span></text:p>
          <text:p text:style-name="P338"><text:span text:style-name="T42"><text:s text:c="2"/></text:span><text:span text:style-name="T552">Pasiva</text:span></text:p>
          <text:p text:style-name="P402"><text:span text:style-name="T211"><text:tab/></text:span><text:span text:style-name="T350">Cuando atacas a un oponente cuyo movimiento esté restringido o que recientemente haya perdido un duelo, añades a tu tirada tus rangos de Soldadesca.</text:span></text:p>
          <text:p text:style-name="P402"><text:span text:style-name="T397"><text:tab/></text:span><text:span text:style-name="T171">COSTE DE ENTRENAMIENTO: </text:span><text:span text:style-name="T442">5 </text:span><text:span text:style-name="T171">PP</text:span></text:p>
          <text:p text:style-name="P247"/>
          <text:p text:style-name="P402"><text:span text:style-name="T444"/></text:p>
          <text:p text:style-name="P231"><text:span text:style-name="T6"/></text:p>
          <text:p text:style-name="P247"><text:soft-page-break/>muro de escudos</text:p>
        </text:section>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Bahnschrift Light" svg:font-family="'Bahnschrift Light'" style:font-family-generic="swiss" style:font-pitch="variable"/>
    <style:font-face style:name="Bahnschrift Light Condensed" svg:font-family="'Bahnschrift Light Condensed'" style:font-family-generic="swiss" style:font-pitch="variable"/>
    <style:font-face style:name="Bahnschrift Light Condensed1" svg:font-family="'Bahnschrift Light Condensed'" style:font-adornments="Light Condensed" style:font-family-generic="swiss" style:font-pitch="variable"/>
    <style:font-face style:name="Bahnschrift Light SemiCondensed" svg:font-family="'Bahnschrift Light SemiCondensed'" style:font-adornments="Light SemiCondensed" style:font-family-generic="swiss" style:font-pitch="variable"/>
    <style:font-face style:name="Bahnschrift Light1" svg:font-family="'Bahnschrift Light'" style:font-adornments="Light" style:font-family-generic="swiss" style:font-pitch="variable"/>
    <style:font-face style:name="Bahnschrift SemiBold" svg:font-family="'Bahnschrift SemiBold'" style:font-family-generic="swiss" style:font-pitch="variable"/>
    <style:font-face style:name="Bahnschrift SemiCondensed" svg:font-family="'Bahnschrift Semi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face style:name="Tahoma" svg:font-family="Tahoma"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text-properties style:font-name="Bahnschrift Light SemiCondensed" fo:font-family="'Bahnschrift Light SemiCondensed'" style:font-style-name="Light SemiCondensed" style:font-family-generic="swiss" style:font-pitch="variable" fo:font-size="10.5pt" fo:font-weight="250"/>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text-properties style:font-name="Bahnschrift Light Condensed1" fo:font-family="'Bahnschrift Light Condensed'" style:font-style-name="Light Condensed" style:font-family-generic="swiss" style:font-pitch="variable" fo:font-size="10pt" fo:font-weight="25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text-properties style:font-name="Bahnschrift Light1" fo:font-family="'Bahnschrift Light'" style:font-style-name="Light" style:font-family-generic="swiss" style:font-pitch="variable" fo:font-size="8pt" fo:font-weight="250"/>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text-properties style:font-name="Bahnschrift Light1" fo:font-family="'Bahnschrift Light'" style:font-style-name="Light" style:font-family-generic="swiss" style:font-pitch="variable" fo:font-size="6pt" fo:font-weight="25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Bahnschrift Light" fo:language="zxx" fo:country="none" fo:font-style="italic" fo:font-weight="normal" officeooo:rsid="0002823b" officeooo:paragraph-rsid="0002823b" style:language-asian="zxx" style:country-asian="none" style:font-style-asian="italic" style:font-weight-asian="normal" style:language-complex="zxx" style:country-complex="none" style:font-style-complex="italic" style:font-weight-complex="normal"/>
    </style:style>
    <style:style style:name="MT1" style:family="text">
      <style:text-properties officeooo:rsid="004b49cc"/>
    </style:style>
    <style:style style:name="MT2" style:family="text">
      <style:text-properties officeooo:rsid="00569d46"/>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4"/><text:page-number text:select-page="current">68</text:page-number><text:bookmark-end text:name="PageNumWizard_FOOTER_Default Page Style4"/></text:p>
        <text:p text:style-name="MP1">Génesis (0.<text:span text:style-name="MT1">3</text:span>) – <text:span text:style-name="MT2">Anexo I (0.1)</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1T17:06:18.674000000</meta:creation-date>
    <dc:date>2025-07-31T01:13:56.136000000</dc:date>
    <meta:editing-duration>P5DT12H24M37S</meta:editing-duration>
    <meta:editing-cycles>225</meta:editing-cycles>
    <meta:generator>LibreOffice/7.6.2.1$Windows_X86_64 LibreOffice_project/56f7684011345957bbf33a7ee678afaf4d2ba333</meta:generator>
    <dc:creator>Mark</dc:creator>
    <meta:print-date>2025-06-16T20:41:55.488000000</meta:print-date>
    <meta:printed-by>PDF files: Mark</meta:printed-by>
    <meta:document-statistic meta:table-count="0" meta:image-count="0" meta:object-count="0" meta:page-count="68" meta:paragraph-count="1229" meta:word-count="11004" meta:character-count="67985" meta:non-whitespace-character-count="56506"/>
  </office:meta>
</office:document-meta>
</file>